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6" style:family="table-cell" style:parent-style-name="Default" style:data-style-name="N2">
      <style:table-cell-properties fo:background-color="transparent" fo:border="0.74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0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including-emulator-traditiona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 TC</text:p>
          </table:table-cell>
          <table:table-cell table:style-name="ce1" office:value-type="float" office:value="68" calcext:value-type="float">
            <text:p>68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Id_Index</text:p>
          </table:table-cell>
          <table:table-cell table:style-name="ce1" office:value-type="string" calcext:value-type="string">
            <text:p>ExecTime(s)</text:p>
          </table:table-cell>
          <table:table-cell table:style-name="ce1" office:value-type="string" calcext:value-type="string">
            <text:p>Mutant</text:p>
          </table:table-cell>
          <table:table-cell table:style-name="ce1" office:value-type="string" calcext:value-type="string">
            <text:p>Cumulative Time (s)</text:p>
          </table:table-cell>
          <table:table-cell table:style-name="ce6" office:value-type="string" calcext:value-type="string">
            <text:p>Time/TC</text:p>
          </table:table-cell>
          <table:table-cell table:style-name="ce6" office:value-type="string" calcext:value-type="string">
            <text:p>SUM(Time/TC)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ORIGINAL_PROGRAM</text:p>
          </table:table-cell>
          <table:table-cell table:style-name="ce1" table:formula="of:=[.B3]" office:value-type="float" office:value="170" calcext:value-type="float">
            <text:p>170</text:p>
          </table:table-cell>
          <table:table-cell table:style-name="ce6" table:formula="of:=[.B3]/[.$B$1]" office:value-type="float" office:value="2.5" calcext:value-type="float">
            <text:p>2,50</text:p>
          </table:table-cell>
          <table:table-cell table:style-name="ce6" table:formula="of:=[.E3]" office:value-type="float" office:value="2.5" calcext:value-type="float">
            <text:p>2,5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enteredImageSpan_0_BinaryMutator</text:p>
          </table:table-cell>
          <table:table-cell table:style-name="ce1" table:formula="of:=[.D3]+[.B4]" office:value-type="float" office:value="340" calcext:value-type="float">
            <text:p>340</text:p>
          </table:table-cell>
          <table:table-cell table:style-name="ce6" table:formula="of:=[.B4]/[.$B$1]" office:value-type="float" office:value="2.5" calcext:value-type="float">
            <text:p>2,50</text:p>
          </table:table-cell>
          <table:table-cell table:style-name="ce6" table:formula="of:=[.F3]+[.E4]" office:value-type="float" office:value="5" calcext:value-type="float">
            <text:p>5,0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CenteredImageSpan_1_BinaryMutator</text:p>
          </table:table-cell>
          <table:table-cell table:style-name="ce1" table:formula="of:=[.D4]+[.B5]" office:value-type="float" office:value="508" calcext:value-type="float">
            <text:p>508</text:p>
          </table:table-cell>
          <table:table-cell table:style-name="ce6" table:formula="of:=[.B5]/[.$B$1]" office:value-type="float" office:value="2.47058823529412" calcext:value-type="float">
            <text:p>2,47</text:p>
          </table:table-cell>
          <table:table-cell table:style-name="ce6" table:formula="of:=[.F4]+[.E5]" office:value-type="float" office:value="7.47058823529412" calcext:value-type="float">
            <text:p>7,47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enteredImageSpan_2_BinaryMutator</text:p>
          </table:table-cell>
          <table:table-cell table:style-name="ce1" table:formula="of:=[.D5]+[.B6]" office:value-type="float" office:value="678" calcext:value-type="float">
            <text:p>678</text:p>
          </table:table-cell>
          <table:table-cell table:style-name="ce6" table:formula="of:=[.B6]/[.$B$1]" office:value-type="float" office:value="2.5" calcext:value-type="float">
            <text:p>2,50</text:p>
          </table:table-cell>
          <table:table-cell table:style-name="ce6" table:formula="of:=[.F5]+[.E6]" office:value-type="float" office:value="9.97058823529412" calcext:value-type="float">
            <text:p>9,9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3_BinaryMutator</text:p>
          </table:table-cell>
          <table:table-cell table:style-name="ce1" table:formula="of:=[.D6]+[.B7]" office:value-type="float" office:value="847" calcext:value-type="float">
            <text:p>847</text:p>
          </table:table-cell>
          <table:table-cell table:style-name="ce6" table:formula="of:=[.B7]/[.$B$1]" office:value-type="float" office:value="2.48529411764706" calcext:value-type="float">
            <text:p>2,49</text:p>
          </table:table-cell>
          <table:table-cell table:style-name="ce6" table:formula="of:=[.F6]+[.E7]" office:value-type="float" office:value="12.4558823529412" calcext:value-type="float">
            <text:p>12,4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CenteredImageSpan_4_BinaryMutator</text:p>
          </table:table-cell>
          <table:table-cell table:style-name="ce1" table:formula="of:=[.D7]+[.B8]" office:value-type="float" office:value="1015" calcext:value-type="float">
            <text:p>1015</text:p>
          </table:table-cell>
          <table:table-cell table:style-name="ce6" table:formula="of:=[.B8]/[.$B$1]" office:value-type="float" office:value="2.47058823529412" calcext:value-type="float">
            <text:p>2,47</text:p>
          </table:table-cell>
          <table:table-cell table:style-name="ce6" table:formula="of:=[.F7]+[.E8]" office:value-type="float" office:value="14.9264705882353" calcext:value-type="float">
            <text:p>14,9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CenteredImageSpan_5_BinaryMutator</text:p>
          </table:table-cell>
          <table:table-cell table:style-name="ce1" table:formula="of:=[.D8]+[.B9]" office:value-type="float" office:value="1183" calcext:value-type="float">
            <text:p>1183</text:p>
          </table:table-cell>
          <table:table-cell table:style-name="ce6" table:formula="of:=[.B9]/[.$B$1]" office:value-type="float" office:value="2.47058823529412" calcext:value-type="float">
            <text:p>2,47</text:p>
          </table:table-cell>
          <table:table-cell table:style-name="ce6" table:formula="of:=[.F8]+[.E9]" office:value-type="float" office:value="17.3970588235294" calcext:value-type="float">
            <text:p>17,40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6_BinaryMutator</text:p>
          </table:table-cell>
          <table:table-cell table:style-name="ce1" table:formula="of:=[.D9]+[.B10]" office:value-type="float" office:value="1352" calcext:value-type="float">
            <text:p>1352</text:p>
          </table:table-cell>
          <table:table-cell table:style-name="ce6" table:formula="of:=[.B10]/[.$B$1]" office:value-type="float" office:value="2.48529411764706" calcext:value-type="float">
            <text:p>2,49</text:p>
          </table:table-cell>
          <table:table-cell table:style-name="ce6" table:formula="of:=[.F9]+[.E10]" office:value-type="float" office:value="19.8823529411765" calcext:value-type="float">
            <text:p>19,8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7_BinaryMutator</text:p>
          </table:table-cell>
          <table:table-cell table:style-name="ce1" table:formula="of:=[.D10]+[.B11]" office:value-type="float" office:value="1521" calcext:value-type="float">
            <text:p>1521</text:p>
          </table:table-cell>
          <table:table-cell table:style-name="ce6" table:formula="of:=[.B11]/[.$B$1]" office:value-type="float" office:value="2.48529411764706" calcext:value-type="float">
            <text:p>2,49</text:p>
          </table:table-cell>
          <table:table-cell table:style-name="ce6" table:formula="of:=[.F10]+[.E11]" office:value-type="float" office:value="22.3676470588235" calcext:value-type="float">
            <text:p>22,37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8_BinaryMutator</text:p>
          </table:table-cell>
          <table:table-cell table:style-name="ce1" table:formula="of:=[.D11]+[.B12]" office:value-type="float" office:value="1690" calcext:value-type="float">
            <text:p>1690</text:p>
          </table:table-cell>
          <table:table-cell table:style-name="ce6" table:formula="of:=[.B12]/[.$B$1]" office:value-type="float" office:value="2.48529411764706" calcext:value-type="float">
            <text:p>2,49</text:p>
          </table:table-cell>
          <table:table-cell table:style-name="ce6" table:formula="of:=[.F11]+[.E12]" office:value-type="float" office:value="24.8529411764706" calcext:value-type="float">
            <text:p>24,85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CenteredImageSpan_9_BinaryMutator</text:p>
          </table:table-cell>
          <table:table-cell table:style-name="ce1" table:formula="of:=[.D12]+[.B13]" office:value-type="float" office:value="1862" calcext:value-type="float">
            <text:p>1862</text:p>
          </table:table-cell>
          <table:table-cell table:style-name="ce6" table:formula="of:=[.B13]/[.$B$1]" office:value-type="float" office:value="2.52941176470588" calcext:value-type="float">
            <text:p>2,53</text:p>
          </table:table-cell>
          <table:table-cell table:style-name="ce6" table:formula="of:=[.F12]+[.E13]" office:value-type="float" office:value="27.3823529411765" calcext:value-type="float">
            <text:p>27,38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10_BinaryMutator</text:p>
          </table:table-cell>
          <table:table-cell table:style-name="ce1" table:formula="of:=[.D13]+[.B14]" office:value-type="float" office:value="2031" calcext:value-type="float">
            <text:p>2031</text:p>
          </table:table-cell>
          <table:table-cell table:style-name="ce6" table:formula="of:=[.B14]/[.$B$1]" office:value-type="float" office:value="2.48529411764706" calcext:value-type="float">
            <text:p>2,49</text:p>
          </table:table-cell>
          <table:table-cell table:style-name="ce6" table:formula="of:=[.F13]+[.E14]" office:value-type="float" office:value="29.8676470588235" calcext:value-type="float">
            <text:p>29,87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11_BinaryMutator</text:p>
          </table:table-cell>
          <table:table-cell table:style-name="ce1" table:formula="of:=[.D14]+[.B15]" office:value-type="float" office:value="2200" calcext:value-type="float">
            <text:p>2200</text:p>
          </table:table-cell>
          <table:table-cell table:style-name="ce6" table:formula="of:=[.B15]/[.$B$1]" office:value-type="float" office:value="2.48529411764706" calcext:value-type="float">
            <text:p>2,49</text:p>
          </table:table-cell>
          <table:table-cell table:style-name="ce6" table:formula="of:=[.F14]+[.E15]" office:value-type="float" office:value="32.3529411764706" calcext:value-type="float">
            <text:p>32,3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enteredImageSpan_12_BinaryMutator</text:p>
          </table:table-cell>
          <table:table-cell table:style-name="ce1" table:formula="of:=[.D15]+[.B16]" office:value-type="float" office:value="2370" calcext:value-type="float">
            <text:p>2370</text:p>
          </table:table-cell>
          <table:table-cell table:style-name="ce6" table:formula="of:=[.B16]/[.$B$1]" office:value-type="float" office:value="2.5" calcext:value-type="float">
            <text:p>2,50</text:p>
          </table:table-cell>
          <table:table-cell table:style-name="ce6" table:formula="of:=[.F15]+[.E16]" office:value-type="float" office:value="34.8529411764706" calcext:value-type="float">
            <text:p>34,85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13_BinaryMutator</text:p>
          </table:table-cell>
          <table:table-cell table:style-name="ce1" table:formula="of:=[.D16]+[.B17]" office:value-type="float" office:value="2539" calcext:value-type="float">
            <text:p>2539</text:p>
          </table:table-cell>
          <table:table-cell table:style-name="ce6" table:formula="of:=[.B17]/[.$B$1]" office:value-type="float" office:value="2.48529411764706" calcext:value-type="float">
            <text:p>2,49</text:p>
          </table:table-cell>
          <table:table-cell table:style-name="ce6" table:formula="of:=[.F16]+[.E17]" office:value-type="float" office:value="37.3382352941176" calcext:value-type="float">
            <text:p>37,3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14_BinaryMutator</text:p>
          </table:table-cell>
          <table:table-cell table:style-name="ce1" table:formula="of:=[.D17]+[.B18]" office:value-type="float" office:value="2708" calcext:value-type="float">
            <text:p>2708</text:p>
          </table:table-cell>
          <table:table-cell table:style-name="ce6" table:formula="of:=[.B18]/[.$B$1]" office:value-type="float" office:value="2.48529411764706" calcext:value-type="float">
            <text:p>2,49</text:p>
          </table:table-cell>
          <table:table-cell table:style-name="ce6" table:formula="of:=[.F17]+[.E18]" office:value-type="float" office:value="39.8235294117647" calcext:value-type="float">
            <text:p>39,82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enteredImageSpan_15_BinaryMutator</text:p>
          </table:table-cell>
          <table:table-cell table:style-name="ce1" table:formula="of:=[.D18]+[.B19]" office:value-type="float" office:value="2877" calcext:value-type="float">
            <text:p>2877</text:p>
          </table:table-cell>
          <table:table-cell table:style-name="ce6" table:formula="of:=[.B19]/[.$B$1]" office:value-type="float" office:value="2.48529411764706" calcext:value-type="float">
            <text:p>2,49</text:p>
          </table:table-cell>
          <table:table-cell table:style-name="ce6" table:formula="of:=[.F18]+[.E19]" office:value-type="float" office:value="42.3088235294118" calcext:value-type="float">
            <text:p>42,31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enteredImageSpan_16_BinaryMutator</text:p>
          </table:table-cell>
          <table:table-cell table:style-name="ce1" table:formula="of:=[.D19]+[.B20]" office:value-type="float" office:value="3047" calcext:value-type="float">
            <text:p>3047</text:p>
          </table:table-cell>
          <table:table-cell table:style-name="ce6" table:formula="of:=[.B20]/[.$B$1]" office:value-type="float" office:value="2.5" calcext:value-type="float">
            <text:p>2,50</text:p>
          </table:table-cell>
          <table:table-cell table:style-name="ce6" table:formula="of:=[.F19]+[.E20]" office:value-type="float" office:value="44.8088235294118" calcext:value-type="float">
            <text:p>44,81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MorphRectangleToCircle_0_BinaryMutator</text:p>
          </table:table-cell>
          <table:table-cell table:style-name="ce1" table:formula="of:=[.D20]+[.B21]" office:value-type="float" office:value="3216" calcext:value-type="float">
            <text:p>3216</text:p>
          </table:table-cell>
          <table:table-cell table:style-name="ce6" table:formula="of:=[.B21]/[.$B$1]" office:value-type="float" office:value="2.48529411764706" calcext:value-type="float">
            <text:p>2,49</text:p>
          </table:table-cell>
          <table:table-cell table:style-name="ce6" table:formula="of:=[.F20]+[.E21]" office:value-type="float" office:value="47.2941176470588" calcext:value-type="float">
            <text:p>47,29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MorphRectangleToCircle_1_BinaryMutator</text:p>
          </table:table-cell>
          <table:table-cell table:style-name="ce1" table:formula="of:=[.D21]+[.B22]" office:value-type="float" office:value="3385" calcext:value-type="float">
            <text:p>3385</text:p>
          </table:table-cell>
          <table:table-cell table:style-name="ce6" table:formula="of:=[.B22]/[.$B$1]" office:value-type="float" office:value="2.48529411764706" calcext:value-type="float">
            <text:p>2,49</text:p>
          </table:table-cell>
          <table:table-cell table:style-name="ce6" table:formula="of:=[.F21]+[.E22]" office:value-type="float" office:value="49.7794117647059" calcext:value-type="float">
            <text:p>49,78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pinningImageButton_0_BinaryMutator</text:p>
          </table:table-cell>
          <table:table-cell table:style-name="ce1" table:formula="of:=[.D22]+[.B23]" office:value-type="float" office:value="3554" calcext:value-type="float">
            <text:p>3554</text:p>
          </table:table-cell>
          <table:table-cell table:style-name="ce6" table:formula="of:=[.B23]/[.$B$1]" office:value-type="float" office:value="2.48529411764706" calcext:value-type="float">
            <text:p>2,49</text:p>
          </table:table-cell>
          <table:table-cell table:style-name="ce6" table:formula="of:=[.F22]+[.E23]" office:value-type="float" office:value="52.2647058823529" calcext:value-type="float">
            <text:p>52,26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pinningImageButton_1_BinaryMutator</text:p>
          </table:table-cell>
          <table:table-cell table:style-name="ce1" table:formula="of:=[.D23]+[.B24]" office:value-type="float" office:value="3723" calcext:value-type="float">
            <text:p>3723</text:p>
          </table:table-cell>
          <table:table-cell table:style-name="ce6" table:formula="of:=[.B24]/[.$B$1]" office:value-type="float" office:value="2.48529411764706" calcext:value-type="float">
            <text:p>2,49</text:p>
          </table:table-cell>
          <table:table-cell table:style-name="ce6" table:formula="of:=[.F23]+[.E24]" office:value-type="float" office:value="54.75" calcext:value-type="float">
            <text:p>54,75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mplenoteEditText_0_BinaryMutator</text:p>
          </table:table-cell>
          <table:table-cell table:style-name="ce1" table:formula="of:=[.D24]+[.B25]" office:value-type="float" office:value="3893" calcext:value-type="float">
            <text:p>3893</text:p>
          </table:table-cell>
          <table:table-cell table:style-name="ce6" table:formula="of:=[.B25]/[.$B$1]" office:value-type="float" office:value="2.5" calcext:value-type="float">
            <text:p>2,50</text:p>
          </table:table-cell>
          <table:table-cell table:style-name="ce6" table:formula="of:=[.F24]+[.E25]" office:value-type="float" office:value="57.25" calcext:value-type="float">
            <text:p>57,25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mplenoteEditText_1_BinaryMutator</text:p>
          </table:table-cell>
          <table:table-cell table:style-name="ce1" table:formula="of:=[.D25]+[.B26]" office:value-type="float" office:value="4063" calcext:value-type="float">
            <text:p>4063</text:p>
          </table:table-cell>
          <table:table-cell table:style-name="ce6" table:formula="of:=[.B26]/[.$B$1]" office:value-type="float" office:value="2.5" calcext:value-type="float">
            <text:p>2,50</text:p>
          </table:table-cell>
          <table:table-cell table:style-name="ce6" table:formula="of:=[.F25]+[.E26]" office:value-type="float" office:value="59.75" calcext:value-type="float">
            <text:p>59,75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SimplenoteEditText_2_BinaryMutator</text:p>
          </table:table-cell>
          <table:table-cell table:style-name="ce1" table:formula="of:=[.D26]+[.B27]" office:value-type="float" office:value="4235" calcext:value-type="float">
            <text:p>4235</text:p>
          </table:table-cell>
          <table:table-cell table:style-name="ce6" table:formula="of:=[.B27]/[.$B$1]" office:value-type="float" office:value="2.52941176470588" calcext:value-type="float">
            <text:p>2,53</text:p>
          </table:table-cell>
          <table:table-cell table:style-name="ce6" table:formula="of:=[.F26]+[.E27]" office:value-type="float" office:value="62.2794117647059" calcext:value-type="float">
            <text:p>62,28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EditText_3_BinaryMutator</text:p>
          </table:table-cell>
          <table:table-cell table:style-name="ce1" table:formula="of:=[.D27]+[.B28]" office:value-type="float" office:value="4403" calcext:value-type="float">
            <text:p>4403</text:p>
          </table:table-cell>
          <table:table-cell table:style-name="ce6" table:formula="of:=[.B28]/[.$B$1]" office:value-type="float" office:value="2.47058823529412" calcext:value-type="float">
            <text:p>2,47</text:p>
          </table:table-cell>
          <table:table-cell table:style-name="ce6" table:formula="of:=[.F27]+[.E28]" office:value-type="float" office:value="64.75" calcext:value-type="float">
            <text:p>64,75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EditText_4_BinaryMutator</text:p>
          </table:table-cell>
          <table:table-cell table:style-name="ce1" table:formula="of:=[.D28]+[.B29]" office:value-type="float" office:value="4572" calcext:value-type="float">
            <text:p>4572</text:p>
          </table:table-cell>
          <table:table-cell table:style-name="ce6" table:formula="of:=[.B29]/[.$B$1]" office:value-type="float" office:value="2.48529411764706" calcext:value-type="float">
            <text:p>2,49</text:p>
          </table:table-cell>
          <table:table-cell table:style-name="ce6" table:formula="of:=[.F28]+[.E29]" office:value-type="float" office:value="67.2352941176471" calcext:value-type="float">
            <text:p>67,24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mplenoteEditText_5_BinaryMutator</text:p>
          </table:table-cell>
          <table:table-cell table:style-name="ce1" table:formula="of:=[.D29]+[.B30]" office:value-type="float" office:value="4742" calcext:value-type="float">
            <text:p>4742</text:p>
          </table:table-cell>
          <table:table-cell table:style-name="ce6" table:formula="of:=[.B30]/[.$B$1]" office:value-type="float" office:value="2.5" calcext:value-type="float">
            <text:p>2,50</text:p>
          </table:table-cell>
          <table:table-cell table:style-name="ce6" table:formula="of:=[.F29]+[.E30]" office:value-type="float" office:value="69.7352941176471" calcext:value-type="float">
            <text:p>69,74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EditText_6_BinaryMutator</text:p>
          </table:table-cell>
          <table:table-cell table:style-name="ce1" table:formula="of:=[.D30]+[.B31]" office:value-type="float" office:value="4911" calcext:value-type="float">
            <text:p>4911</text:p>
          </table:table-cell>
          <table:table-cell table:style-name="ce6" table:formula="of:=[.B31]/[.$B$1]" office:value-type="float" office:value="2.48529411764706" calcext:value-type="float">
            <text:p>2,49</text:p>
          </table:table-cell>
          <table:table-cell table:style-name="ce6" table:formula="of:=[.F30]+[.E31]" office:value-type="float" office:value="72.2205882352941" calcext:value-type="float">
            <text:p>72,22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mplenoteEditText_7_BinaryMutator</text:p>
          </table:table-cell>
          <table:table-cell table:style-name="ce1" table:formula="of:=[.D31]+[.B32]" office:value-type="float" office:value="5081" calcext:value-type="float">
            <text:p>5081</text:p>
          </table:table-cell>
          <table:table-cell table:style-name="ce6" table:formula="of:=[.B32]/[.$B$1]" office:value-type="float" office:value="2.5" calcext:value-type="float">
            <text:p>2,50</text:p>
          </table:table-cell>
          <table:table-cell table:style-name="ce6" table:formula="of:=[.F31]+[.E32]" office:value-type="float" office:value="74.7205882352941" calcext:value-type="float">
            <text:p>74,72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MorphCircleToRectangle_0_BinaryMutator</text:p>
          </table:table-cell>
          <table:table-cell table:style-name="ce1" table:formula="of:=[.D32]+[.B33]" office:value-type="float" office:value="5252" calcext:value-type="float">
            <text:p>5252</text:p>
          </table:table-cell>
          <table:table-cell table:style-name="ce6" table:formula="of:=[.B33]/[.$B$1]" office:value-type="float" office:value="2.51470588235294" calcext:value-type="float">
            <text:p>2,51</text:p>
          </table:table-cell>
          <table:table-cell table:style-name="ce6" table:formula="of:=[.F32]+[.E33]" office:value-type="float" office:value="77.2352941176471" calcext:value-type="float">
            <text:p>77,24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MorphCircleToRectangle_1_BinaryMutator</text:p>
          </table:table-cell>
          <table:table-cell table:style-name="ce1" table:formula="of:=[.D33]+[.B34]" office:value-type="float" office:value="5422" calcext:value-type="float">
            <text:p>5422</text:p>
          </table:table-cell>
          <table:table-cell table:style-name="ce6" table:formula="of:=[.B34]/[.$B$1]" office:value-type="float" office:value="2.5" calcext:value-type="float">
            <text:p>2,50</text:p>
          </table:table-cell>
          <table:table-cell table:style-name="ce6" table:formula="of:=[.F33]+[.E34]" office:value-type="float" office:value="79.7352941176471" calcext:value-type="float">
            <text:p>79,74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_0_BinaryMutator</text:p>
          </table:table-cell>
          <table:table-cell table:style-name="ce1" table:formula="of:=[.D34]+[.B35]" office:value-type="float" office:value="5594" calcext:value-type="float">
            <text:p>5594</text:p>
          </table:table-cell>
          <table:table-cell table:style-name="ce6" table:formula="of:=[.B35]/[.$B$1]" office:value-type="float" office:value="2.52941176470588" calcext:value-type="float">
            <text:p>2,53</text:p>
          </table:table-cell>
          <table:table-cell table:style-name="ce6" table:formula="of:=[.F34]+[.E35]" office:value-type="float" office:value="82.2647058823529" calcext:value-type="float">
            <text:p>82,26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_1_BinaryMutator</text:p>
          </table:table-cell>
          <table:table-cell table:style-name="ce1" table:formula="of:=[.D35]+[.B36]" office:value-type="float" office:value="5766" calcext:value-type="float">
            <text:p>5766</text:p>
          </table:table-cell>
          <table:table-cell table:style-name="ce6" table:formula="of:=[.B36]/[.$B$1]" office:value-type="float" office:value="2.52941176470588" calcext:value-type="float">
            <text:p>2,53</text:p>
          </table:table-cell>
          <table:table-cell table:style-name="ce6" table:formula="of:=[.F35]+[.E36]" office:value-type="float" office:value="84.7941176470588" calcext:value-type="float">
            <text:p>84,79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_2_BinaryMutator</text:p>
          </table:table-cell>
          <table:table-cell table:style-name="ce1" table:formula="of:=[.D36]+[.B37]" office:value-type="float" office:value="5937" calcext:value-type="float">
            <text:p>5937</text:p>
          </table:table-cell>
          <table:table-cell table:style-name="ce6" table:formula="of:=[.B37]/[.$B$1]" office:value-type="float" office:value="2.51470588235294" calcext:value-type="float">
            <text:p>2,51</text:p>
          </table:table-cell>
          <table:table-cell table:style-name="ce6" table:formula="of:=[.F36]+[.E37]" office:value-type="float" office:value="87.3088235294118" calcext:value-type="float">
            <text:p>87,31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_3_BinaryMutator</text:p>
          </table:table-cell>
          <table:table-cell table:style-name="ce1" table:formula="of:=[.D37]+[.B38]" office:value-type="float" office:value="6108" calcext:value-type="float">
            <text:p>6108</text:p>
          </table:table-cell>
          <table:table-cell table:style-name="ce6" table:formula="of:=[.B38]/[.$B$1]" office:value-type="float" office:value="2.51470588235294" calcext:value-type="float">
            <text:p>2,51</text:p>
          </table:table-cell>
          <table:table-cell table:style-name="ce6" table:formula="of:=[.F37]+[.E38]" office:value-type="float" office:value="89.8235294117647" calcext:value-type="float">
            <text:p>89,82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_4_BinaryMutator</text:p>
          </table:table-cell>
          <table:table-cell table:style-name="ce1" table:formula="of:=[.D38]+[.B39]" office:value-type="float" office:value="6277" calcext:value-type="float">
            <text:p>6277</text:p>
          </table:table-cell>
          <table:table-cell table:style-name="ce6" table:formula="of:=[.B39]/[.$B$1]" office:value-type="float" office:value="2.48529411764706" calcext:value-type="float">
            <text:p>2,49</text:p>
          </table:table-cell>
          <table:table-cell table:style-name="ce6" table:formula="of:=[.F38]+[.E39]" office:value-type="float" office:value="92.3088235294118" calcext:value-type="float">
            <text:p>92,31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_5_BinaryMutator</text:p>
          </table:table-cell>
          <table:table-cell table:style-name="ce1" table:formula="of:=[.D39]+[.B40]" office:value-type="float" office:value="6446" calcext:value-type="float">
            <text:p>6446</text:p>
          </table:table-cell>
          <table:table-cell table:style-name="ce6" table:formula="of:=[.B40]/[.$B$1]" office:value-type="float" office:value="2.48529411764706" calcext:value-type="float">
            <text:p>2,49</text:p>
          </table:table-cell>
          <table:table-cell table:style-name="ce6" table:formula="of:=[.F39]+[.E40]" office:value-type="float" office:value="94.7941176470588" calcext:value-type="float">
            <text:p>94,79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_6_BinaryMutator</text:p>
          </table:table-cell>
          <table:table-cell table:style-name="ce1" table:formula="of:=[.D40]+[.B41]" office:value-type="float" office:value="6615" calcext:value-type="float">
            <text:p>6615</text:p>
          </table:table-cell>
          <table:table-cell table:style-name="ce6" table:formula="of:=[.B41]/[.$B$1]" office:value-type="float" office:value="2.48529411764706" calcext:value-type="float">
            <text:p>2,49</text:p>
          </table:table-cell>
          <table:table-cell table:style-name="ce6" table:formula="of:=[.F40]+[.E41]" office:value-type="float" office:value="97.2794117647059" calcext:value-type="float">
            <text:p>97,28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Note_7_BinaryMutator</text:p>
          </table:table-cell>
          <table:table-cell table:style-name="ce1" table:formula="of:=[.D41]+[.B42]" office:value-type="float" office:value="6789" calcext:value-type="float">
            <text:p>6789</text:p>
          </table:table-cell>
          <table:table-cell table:style-name="ce6" table:formula="of:=[.B42]/[.$B$1]" office:value-type="float" office:value="2.55882352941176" calcext:value-type="float">
            <text:p>2,56</text:p>
          </table:table-cell>
          <table:table-cell table:style-name="ce6" table:formula="of:=[.F41]+[.E42]" office:value-type="float" office:value="99.8382352941177" calcext:value-type="float">
            <text:p>99,84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_8_BinaryMutator</text:p>
          </table:table-cell>
          <table:table-cell table:style-name="ce1" table:formula="of:=[.D42]+[.B43]" office:value-type="float" office:value="6958" calcext:value-type="float">
            <text:p>6958</text:p>
          </table:table-cell>
          <table:table-cell table:style-name="ce6" table:formula="of:=[.B43]/[.$B$1]" office:value-type="float" office:value="2.48529411764706" calcext:value-type="float">
            <text:p>2,49</text:p>
          </table:table-cell>
          <table:table-cell table:style-name="ce6" table:formula="of:=[.F42]+[.E43]" office:value-type="float" office:value="102.323529411765" calcext:value-type="float">
            <text:p>102,32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_9_BinaryMutator</text:p>
          </table:table-cell>
          <table:table-cell table:style-name="ce1" table:formula="of:=[.D43]+[.B44]" office:value-type="float" office:value="7129" calcext:value-type="float">
            <text:p>7129</text:p>
          </table:table-cell>
          <table:table-cell table:style-name="ce6" table:formula="of:=[.B44]/[.$B$1]" office:value-type="float" office:value="2.51470588235294" calcext:value-type="float">
            <text:p>2,51</text:p>
          </table:table-cell>
          <table:table-cell table:style-name="ce6" table:formula="of:=[.F43]+[.E44]" office:value-type="float" office:value="104.838235294118" calcext:value-type="float">
            <text:p>104,84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ThemeUtils_0_BinaryMutator</text:p>
          </table:table-cell>
          <table:table-cell table:style-name="ce1" table:formula="of:=[.D44]+[.B45]" office:value-type="float" office:value="7300" calcext:value-type="float">
            <text:p>7300</text:p>
          </table:table-cell>
          <table:table-cell table:style-name="ce6" table:formula="of:=[.B45]/[.$B$1]" office:value-type="float" office:value="2.51470588235294" calcext:value-type="float">
            <text:p>2,51</text:p>
          </table:table-cell>
          <table:table-cell table:style-name="ce6" table:formula="of:=[.F44]+[.E45]" office:value-type="float" office:value="107.352941176471" calcext:value-type="float">
            <text:p>107,35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utoBullet_0_BinaryMutator</text:p>
          </table:table-cell>
          <table:table-cell table:style-name="ce1" table:formula="of:=[.D45]+[.B46]" office:value-type="float" office:value="7470" calcext:value-type="float">
            <text:p>7470</text:p>
          </table:table-cell>
          <table:table-cell table:style-name="ce6" table:formula="of:=[.B46]/[.$B$1]" office:value-type="float" office:value="2.5" calcext:value-type="float">
            <text:p>2,50</text:p>
          </table:table-cell>
          <table:table-cell table:style-name="ce6" table:formula="of:=[.F45]+[.E46]" office:value-type="float" office:value="109.852941176471" calcext:value-type="float">
            <text:p>109,85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utoBullet_1_BinaryMutator</text:p>
          </table:table-cell>
          <table:table-cell table:style-name="ce1" table:formula="of:=[.D46]+[.B47]" office:value-type="float" office:value="7638" calcext:value-type="float">
            <text:p>7638</text:p>
          </table:table-cell>
          <table:table-cell table:style-name="ce6" table:formula="of:=[.B47]/[.$B$1]" office:value-type="float" office:value="2.47058823529412" calcext:value-type="float">
            <text:p>2,47</text:p>
          </table:table-cell>
          <table:table-cell table:style-name="ce6" table:formula="of:=[.F46]+[.E47]" office:value-type="float" office:value="112.323529411765" calcext:value-type="float">
            <text:p>112,3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utoBullet_2_BinaryMutator</text:p>
          </table:table-cell>
          <table:table-cell table:style-name="ce1" table:formula="of:=[.D47]+[.B48]" office:value-type="float" office:value="7806" calcext:value-type="float">
            <text:p>7806</text:p>
          </table:table-cell>
          <table:table-cell table:style-name="ce6" table:formula="of:=[.B48]/[.$B$1]" office:value-type="float" office:value="2.47058823529412" calcext:value-type="float">
            <text:p>2,47</text:p>
          </table:table-cell>
          <table:table-cell table:style-name="ce6" table:formula="of:=[.F47]+[.E48]" office:value-type="float" office:value="114.794117647059" calcext:value-type="float">
            <text:p>114,79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IconResizer_0_BinaryMutator</text:p>
          </table:table-cell>
          <table:table-cell table:style-name="ce1" table:formula="of:=[.D48]+[.B49]" office:value-type="float" office:value="7975" calcext:value-type="float">
            <text:p>7975</text:p>
          </table:table-cell>
          <table:table-cell table:style-name="ce6" table:formula="of:=[.B49]/[.$B$1]" office:value-type="float" office:value="2.48529411764706" calcext:value-type="float">
            <text:p>2,49</text:p>
          </table:table-cell>
          <table:table-cell table:style-name="ce6" table:formula="of:=[.F48]+[.E49]" office:value-type="float" office:value="117.279411764706" calcext:value-type="float">
            <text:p>117,28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conResizer_1_BinaryMutator</text:p>
          </table:table-cell>
          <table:table-cell table:style-name="ce1" table:formula="of:=[.D49]+[.B50]" office:value-type="float" office:value="8143" calcext:value-type="float">
            <text:p>8143</text:p>
          </table:table-cell>
          <table:table-cell table:style-name="ce6" table:formula="of:=[.B50]/[.$B$1]" office:value-type="float" office:value="2.47058823529412" calcext:value-type="float">
            <text:p>2,47</text:p>
          </table:table-cell>
          <table:table-cell table:style-name="ce6" table:formula="of:=[.F49]+[.E50]" office:value-type="float" office:value="119.75" calcext:value-type="float">
            <text:p>119,75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conResizer_2_BinaryMutator</text:p>
          </table:table-cell>
          <table:table-cell table:style-name="ce1" table:formula="of:=[.D50]+[.B51]" office:value-type="float" office:value="8310" calcext:value-type="float">
            <text:p>8310</text:p>
          </table:table-cell>
          <table:table-cell table:style-name="ce6" table:formula="of:=[.B51]/[.$B$1]" office:value-type="float" office:value="2.45588235294118" calcext:value-type="float">
            <text:p>2,46</text:p>
          </table:table-cell>
          <table:table-cell table:style-name="ce6" table:formula="of:=[.F50]+[.E51]" office:value-type="float" office:value="122.205882352941" calcext:value-type="float">
            <text:p>122,21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conResizer_3_BinaryMutator</text:p>
          </table:table-cell>
          <table:table-cell table:style-name="ce1" table:formula="of:=[.D51]+[.B52]" office:value-type="float" office:value="8477" calcext:value-type="float">
            <text:p>8477</text:p>
          </table:table-cell>
          <table:table-cell table:style-name="ce6" table:formula="of:=[.B52]/[.$B$1]" office:value-type="float" office:value="2.45588235294118" calcext:value-type="float">
            <text:p>2,46</text:p>
          </table:table-cell>
          <table:table-cell table:style-name="ce6" table:formula="of:=[.F51]+[.E52]" office:value-type="float" office:value="124.661764705882" calcext:value-type="float">
            <text:p>124,66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IconResizer_4_BinaryMutator</text:p>
          </table:table-cell>
          <table:table-cell table:style-name="ce1" table:formula="of:=[.D52]+[.B53]" office:value-type="float" office:value="8647" calcext:value-type="float">
            <text:p>8647</text:p>
          </table:table-cell>
          <table:table-cell table:style-name="ce6" table:formula="of:=[.B53]/[.$B$1]" office:value-type="float" office:value="2.5" calcext:value-type="float">
            <text:p>2,50</text:p>
          </table:table-cell>
          <table:table-cell table:style-name="ce6" table:formula="of:=[.F52]+[.E53]" office:value-type="float" office:value="127.161764705882" calcext:value-type="float">
            <text:p>127,16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conResizer_5_BinaryMutator</text:p>
          </table:table-cell>
          <table:table-cell table:style-name="ce1" table:formula="of:=[.D53]+[.B54]" office:value-type="float" office:value="8815" calcext:value-type="float">
            <text:p>8815</text:p>
          </table:table-cell>
          <table:table-cell table:style-name="ce6" table:formula="of:=[.B54]/[.$B$1]" office:value-type="float" office:value="2.47058823529412" calcext:value-type="float">
            <text:p>2,47</text:p>
          </table:table-cell>
          <table:table-cell table:style-name="ce6" table:formula="of:=[.F53]+[.E54]" office:value-type="float" office:value="129.632352941176" calcext:value-type="float">
            <text:p>129,63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conResizer_6_BinaryMutator</text:p>
          </table:table-cell>
          <table:table-cell table:style-name="ce1" table:formula="of:=[.D54]+[.B55]" office:value-type="float" office:value="8982" calcext:value-type="float">
            <text:p>8982</text:p>
          </table:table-cell>
          <table:table-cell table:style-name="ce6" table:formula="of:=[.B55]/[.$B$1]" office:value-type="float" office:value="2.45588235294118" calcext:value-type="float">
            <text:p>2,46</text:p>
          </table:table-cell>
          <table:table-cell table:style-name="ce6" table:formula="of:=[.F54]+[.E55]" office:value-type="float" office:value="132.088235294118" calcext:value-type="float">
            <text:p>132,09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IconResizer_7_BinaryMutator</text:p>
          </table:table-cell>
          <table:table-cell table:style-name="ce1" table:formula="of:=[.D55]+[.B56]" office:value-type="float" office:value="9147" calcext:value-type="float">
            <text:p>9147</text:p>
          </table:table-cell>
          <table:table-cell table:style-name="ce6" table:formula="of:=[.B56]/[.$B$1]" office:value-type="float" office:value="2.42647058823529" calcext:value-type="float">
            <text:p>2,43</text:p>
          </table:table-cell>
          <table:table-cell table:style-name="ce6" table:formula="of:=[.F55]+[.E56]" office:value-type="float" office:value="134.514705882353" calcext:value-type="float">
            <text:p>134,51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conResizer_8_BinaryMutator</text:p>
          </table:table-cell>
          <table:table-cell table:style-name="ce1" table:formula="of:=[.D56]+[.B57]" office:value-type="float" office:value="9315" calcext:value-type="float">
            <text:p>9315</text:p>
          </table:table-cell>
          <table:table-cell table:style-name="ce6" table:formula="of:=[.B57]/[.$B$1]" office:value-type="float" office:value="2.47058823529412" calcext:value-type="float">
            <text:p>2,47</text:p>
          </table:table-cell>
          <table:table-cell table:style-name="ce6" table:formula="of:=[.F56]+[.E57]" office:value-type="float" office:value="136.985294117647" calcext:value-type="float">
            <text:p>136,99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conResizer_9_BinaryMutator</text:p>
          </table:table-cell>
          <table:table-cell table:style-name="ce1" table:formula="of:=[.D57]+[.B58]" office:value-type="float" office:value="9482" calcext:value-type="float">
            <text:p>9482</text:p>
          </table:table-cell>
          <table:table-cell table:style-name="ce6" table:formula="of:=[.B58]/[.$B$1]" office:value-type="float" office:value="2.45588235294118" calcext:value-type="float">
            <text:p>2,46</text:p>
          </table:table-cell>
          <table:table-cell table:style-name="ce6" table:formula="of:=[.F57]+[.E58]" office:value-type="float" office:value="139.441176470588" calcext:value-type="float">
            <text:p>139,44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conResizer_10_BinaryMutator</text:p>
          </table:table-cell>
          <table:table-cell table:style-name="ce1" table:formula="of:=[.D58]+[.B59]" office:value-type="float" office:value="9649" calcext:value-type="float">
            <text:p>9649</text:p>
          </table:table-cell>
          <table:table-cell table:style-name="ce6" table:formula="of:=[.B59]/[.$B$1]" office:value-type="float" office:value="2.45588235294118" calcext:value-type="float">
            <text:p>2,46</text:p>
          </table:table-cell>
          <table:table-cell table:style-name="ce6" table:formula="of:=[.F58]+[.E59]" office:value-type="float" office:value="141.897058823529" calcext:value-type="float">
            <text:p>141,90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IconResizer_11_BinaryMutator</text:p>
          </table:table-cell>
          <table:table-cell table:style-name="ce1" table:formula="of:=[.D59]+[.B60]" office:value-type="float" office:value="9818" calcext:value-type="float">
            <text:p>9818</text:p>
          </table:table-cell>
          <table:table-cell table:style-name="ce6" table:formula="of:=[.B60]/[.$B$1]" office:value-type="float" office:value="2.48529411764706" calcext:value-type="float">
            <text:p>2,49</text:p>
          </table:table-cell>
          <table:table-cell table:style-name="ce6" table:formula="of:=[.F59]+[.E60]" office:value-type="float" office:value="144.382352941177" calcext:value-type="float">
            <text:p>144,38</text:p>
          </table:table-cell>
          <table:table-cell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conResizer_12_BinaryMutator</text:p>
          </table:table-cell>
          <table:table-cell table:style-name="ce1" table:formula="of:=[.D60]+[.B61]" office:value-type="float" office:value="9985" calcext:value-type="float">
            <text:p>9985</text:p>
          </table:table-cell>
          <table:table-cell table:style-name="ce6" table:formula="of:=[.B61]/[.$B$1]" office:value-type="float" office:value="2.45588235294118" calcext:value-type="float">
            <text:p>2,46</text:p>
          </table:table-cell>
          <table:table-cell table:style-name="ce6" table:formula="of:=[.F60]+[.E61]" office:value-type="float" office:value="146.838235294118" calcext:value-type="float">
            <text:p>146,84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conResizer_13_BinaryMutator</text:p>
          </table:table-cell>
          <table:table-cell table:style-name="ce1" table:formula="of:=[.D61]+[.B62]" office:value-type="float" office:value="10153" calcext:value-type="float">
            <text:p>10153</text:p>
          </table:table-cell>
          <table:table-cell table:style-name="ce6" table:formula="of:=[.B62]/[.$B$1]" office:value-type="float" office:value="2.47058823529412" calcext:value-type="float">
            <text:p>2,47</text:p>
          </table:table-cell>
          <table:table-cell table:style-name="ce6" table:formula="of:=[.F61]+[.E62]" office:value-type="float" office:value="149.308823529412" calcext:value-type="float">
            <text:p>149,31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conResizer_14_BinaryMutator</text:p>
          </table:table-cell>
          <table:table-cell table:style-name="ce1" table:formula="of:=[.D62]+[.B63]" office:value-type="float" office:value="10320" calcext:value-type="float">
            <text:p>10320</text:p>
          </table:table-cell>
          <table:table-cell table:style-name="ce6" table:formula="of:=[.B63]/[.$B$1]" office:value-type="float" office:value="2.45588235294118" calcext:value-type="float">
            <text:p>2,46</text:p>
          </table:table-cell>
          <table:table-cell table:style-name="ce6" table:formula="of:=[.F62]+[.E63]" office:value-type="float" office:value="151.764705882353" calcext:value-type="float">
            <text:p>151,76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UndoBarController_0_LengthyGUIListenerOperatorMutator</text:p>
          </table:table-cell>
          <table:table-cell table:style-name="ce1" table:formula="of:=[.D63]+[.B64]" office:value-type="float" office:value="10488" calcext:value-type="float">
            <text:p>10488</text:p>
          </table:table-cell>
          <table:table-cell table:style-name="ce6" table:formula="of:=[.B64]/[.$B$1]" office:value-type="float" office:value="2.47058823529412" calcext:value-type="float">
            <text:p>2,47</text:p>
          </table:table-cell>
          <table:table-cell table:style-name="ce6" table:formula="of:=[.F63]+[.E64]" office:value-type="float" office:value="154.235294117647" calcext:value-type="float">
            <text:p>154,2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SearchTokenizer_0_BinaryMutator</text:p>
          </table:table-cell>
          <table:table-cell table:style-name="ce1" table:formula="of:=[.D64]+[.B65]" office:value-type="float" office:value="10660" calcext:value-type="float">
            <text:p>10660</text:p>
          </table:table-cell>
          <table:table-cell table:style-name="ce6" table:formula="of:=[.B65]/[.$B$1]" office:value-type="float" office:value="2.52941176470588" calcext:value-type="float">
            <text:p>2,53</text:p>
          </table:table-cell>
          <table:table-cell table:style-name="ce6" table:formula="of:=[.F64]+[.E65]" office:value-type="float" office:value="156.764705882353" calcext:value-type="float">
            <text:p>156,76</text:p>
          </table:table-cell>
          <table:table-cell table:number-columns-repeated="10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SimplenoteLinkify_0_NullIntentOperatorMutator</text:p>
          </table:table-cell>
          <table:table-cell table:style-name="ce1" table:formula="of:=[.D65]+[.B66]" office:value-type="float" office:value="10831" calcext:value-type="float">
            <text:p>10831</text:p>
          </table:table-cell>
          <table:table-cell table:style-name="ce6" table:formula="of:=[.B66]/[.$B$1]" office:value-type="float" office:value="2.51470588235294" calcext:value-type="float">
            <text:p>2,51</text:p>
          </table:table-cell>
          <table:table-cell table:style-name="ce6" table:formula="of:=[.F65]+[.E66]" office:value-type="float" office:value="159.279411764706" calcext:value-type="float">
            <text:p>159,28</text:p>
          </table:table-cell>
          <table:table-cell table:number-columns-repeated="101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Linkify_1_InvalidKeyIntentOperatorMutator</text:p>
          </table:table-cell>
          <table:table-cell table:style-name="ce1" table:formula="of:=[.D66]+[.B67]" office:value-type="float" office:value="10999" calcext:value-type="float">
            <text:p>10999</text:p>
          </table:table-cell>
          <table:table-cell table:style-name="ce6" table:formula="of:=[.B67]/[.$B$1]" office:value-type="float" office:value="2.47058823529412" calcext:value-type="float">
            <text:p>2,47</text:p>
          </table:table-cell>
          <table:table-cell table:style-name="ce6" table:formula="of:=[.F66]+[.E67]" office:value-type="float" office:value="161.75" calcext:value-type="float">
            <text:p>161,7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mplenoteLinkify_2_RandomActionIntentDefinitionOperatorMutator</text:p>
          </table:table-cell>
          <table:table-cell table:style-name="ce1" table:formula="of:=[.D67]+[.B68]" office:value-type="float" office:value="11169" calcext:value-type="float">
            <text:p>11169</text:p>
          </table:table-cell>
          <table:table-cell table:style-name="ce6" table:formula="of:=[.B68]/[.$B$1]" office:value-type="float" office:value="2.5" calcext:value-type="float">
            <text:p>2,50</text:p>
          </table:table-cell>
          <table:table-cell table:style-name="ce6" table:formula="of:=[.F67]+[.E68]" office:value-type="float" office:value="164.25" calcext:value-type="float">
            <text:p>164,25</text:p>
          </table:table-cell>
          <table:table-cell table:number-columns-repeated="101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Linkify_3_NullValueIntentPutExtraOperatorMutator</text:p>
          </table:table-cell>
          <table:table-cell table:style-name="ce1" table:formula="of:=[.D68]+[.B69]" office:value-type="float" office:value="11338" calcext:value-type="float">
            <text:p>11338</text:p>
          </table:table-cell>
          <table:table-cell table:style-name="ce6" table:formula="of:=[.B69]/[.$B$1]" office:value-type="float" office:value="2.48529411764706" calcext:value-type="float">
            <text:p>2,49</text:p>
          </table:table-cell>
          <table:table-cell table:style-name="ce6" table:formula="of:=[.F68]+[.E69]" office:value-type="float" office:value="166.735294117647" calcext:value-type="float">
            <text:p>166,74</text:p>
          </table:table-cell>
          <table:table-cell table:number-columns-repeated="101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mplenoteLinkify_4_IntentPayloadReplacementOperatorMutator</text:p>
          </table:table-cell>
          <table:table-cell table:style-name="ce1" table:formula="of:=[.D69]+[.B70]" office:value-type="float" office:value="11508" calcext:value-type="float">
            <text:p>11508</text:p>
          </table:table-cell>
          <table:table-cell table:style-name="ce6" table:formula="of:=[.B70]/[.$B$1]" office:value-type="float" office:value="2.5" calcext:value-type="float">
            <text:p>2,50</text:p>
          </table:table-cell>
          <table:table-cell table:style-name="ce6" table:formula="of:=[.F69]+[.E70]" office:value-type="float" office:value="169.235294117647" calcext:value-type="float">
            <text:p>169,24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mplenoteLinkify_5_RandomActionIntentDefinitionOperatorMutator</text:p>
          </table:table-cell>
          <table:table-cell table:style-name="ce1" table:formula="of:=[.D70]+[.B71]" office:value-type="float" office:value="11678" calcext:value-type="float">
            <text:p>11678</text:p>
          </table:table-cell>
          <table:table-cell table:style-name="ce6" table:formula="of:=[.B71]/[.$B$1]" office:value-type="float" office:value="2.5" calcext:value-type="float">
            <text:p>2,50</text:p>
          </table:table-cell>
          <table:table-cell table:style-name="ce6" table:formula="of:=[.F70]+[.E71]" office:value-type="float" office:value="171.735294117647" calcext:value-type="float">
            <text:p>171,74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SimplenoteLinkify_6_NullValueIntentPutExtraOperatorMutator</text:p>
          </table:table-cell>
          <table:table-cell table:style-name="ce1" table:formula="of:=[.D71]+[.B72]" office:value-type="float" office:value="11869" calcext:value-type="float">
            <text:p>11869</text:p>
          </table:table-cell>
          <table:table-cell table:style-name="ce6" table:formula="of:=[.B72]/[.$B$1]" office:value-type="float" office:value="2.80882352941176" calcext:value-type="float">
            <text:p>2,81</text:p>
          </table:table-cell>
          <table:table-cell table:style-name="ce6" table:formula="of:=[.F71]+[.E72]" office:value-type="float" office:value="174.544117647059" calcext:value-type="float">
            <text:p>174,54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SimplenoteLinkify_7_IntentPayloadReplacementOperatorMutator</text:p>
          </table:table-cell>
          <table:table-cell table:style-name="ce1" table:formula="of:=[.D72]+[.B73]" office:value-type="float" office:value="12040" calcext:value-type="float">
            <text:p>12040</text:p>
          </table:table-cell>
          <table:table-cell table:style-name="ce6" table:formula="of:=[.B73]/[.$B$1]" office:value-type="float" office:value="2.51470588235294" calcext:value-type="float">
            <text:p>2,51</text:p>
          </table:table-cell>
          <table:table-cell table:style-name="ce6" table:formula="of:=[.F72]+[.E73]" office:value-type="float" office:value="177.058823529412" calcext:value-type="float">
            <text:p>177,06</text:p>
          </table:table-cell>
          <table:table-cell table:number-columns-repeated="101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Linkify_8_RandomActionIntentDefinitionOperatorMutator</text:p>
          </table:table-cell>
          <table:table-cell table:style-name="ce1" table:formula="of:=[.D73]+[.B74]" office:value-type="float" office:value="12208" calcext:value-type="float">
            <text:p>12208</text:p>
          </table:table-cell>
          <table:table-cell table:style-name="ce6" table:formula="of:=[.B74]/[.$B$1]" office:value-type="float" office:value="2.47058823529412" calcext:value-type="float">
            <text:p>2,47</text:p>
          </table:table-cell>
          <table:table-cell table:style-name="ce6" table:formula="of:=[.F73]+[.E74]" office:value-type="float" office:value="179.529411764706" calcext:value-type="float">
            <text:p>179,53</text:p>
          </table:table-cell>
          <table:table-cell table:number-columns-repeated="101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Linkify_9_NullValueIntentPutExtraOperatorMutator</text:p>
          </table:table-cell>
          <table:table-cell table:style-name="ce1" table:formula="of:=[.D74]+[.B75]" office:value-type="float" office:value="12376" calcext:value-type="float">
            <text:p>12376</text:p>
          </table:table-cell>
          <table:table-cell table:style-name="ce6" table:formula="of:=[.B75]/[.$B$1]" office:value-type="float" office:value="2.47058823529412" calcext:value-type="float">
            <text:p>2,47</text:p>
          </table:table-cell>
          <table:table-cell table:style-name="ce6" table:formula="of:=[.F74]+[.E75]" office:value-type="float" office:value="182" calcext:value-type="float">
            <text:p>182,00</text:p>
          </table:table-cell>
          <table:table-cell table:number-columns-repeated="101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Linkify_10_IntentPayloadReplacementOperatorMutator</text:p>
          </table:table-cell>
          <table:table-cell table:style-name="ce1" table:formula="of:=[.D75]+[.B76]" office:value-type="float" office:value="12544" calcext:value-type="float">
            <text:p>12544</text:p>
          </table:table-cell>
          <table:table-cell table:style-name="ce6" table:formula="of:=[.B76]/[.$B$1]" office:value-type="float" office:value="2.47058823529412" calcext:value-type="float">
            <text:p>2,47</text:p>
          </table:table-cell>
          <table:table-cell table:style-name="ce6" table:formula="of:=[.F75]+[.E76]" office:value-type="float" office:value="184.470588235294" calcext:value-type="float">
            <text:p>184,47</text:p>
          </table:table-cell>
          <table:table-cell table:number-columns-repeated="101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Linkify_11_RandomActionIntentDefinitionOperatorMutator</text:p>
          </table:table-cell>
          <table:table-cell table:style-name="ce1" table:formula="of:=[.D76]+[.B77]" office:value-type="float" office:value="12713" calcext:value-type="float">
            <text:p>12713</text:p>
          </table:table-cell>
          <table:table-cell table:style-name="ce6" table:formula="of:=[.B77]/[.$B$1]" office:value-type="float" office:value="2.48529411764706" calcext:value-type="float">
            <text:p>2,49</text:p>
          </table:table-cell>
          <table:table-cell table:style-name="ce6" table:formula="of:=[.F76]+[.E77]" office:value-type="float" office:value="186.955882352941" calcext:value-type="float">
            <text:p>186,96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SimplenoteLinkify_12_NullValueIntentPutExtraOperatorMutator</text:p>
          </table:table-cell>
          <table:table-cell table:style-name="ce1" table:formula="of:=[.D77]+[.B78]" office:value-type="float" office:value="12885" calcext:value-type="float">
            <text:p>12885</text:p>
          </table:table-cell>
          <table:table-cell table:style-name="ce6" table:formula="of:=[.B78]/[.$B$1]" office:value-type="float" office:value="2.52941176470588" calcext:value-type="float">
            <text:p>2,53</text:p>
          </table:table-cell>
          <table:table-cell table:style-name="ce6" table:formula="of:=[.F77]+[.E78]" office:value-type="float" office:value="189.485294117647" calcext:value-type="float">
            <text:p>189,4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Linkify_13_IntentPayloadReplacementOperatorMutator</text:p>
          </table:table-cell>
          <table:table-cell table:style-name="ce1" table:formula="of:=[.D78]+[.B79]" office:value-type="float" office:value="13054" calcext:value-type="float">
            <text:p>13054</text:p>
          </table:table-cell>
          <table:table-cell table:style-name="ce6" table:formula="of:=[.B79]/[.$B$1]" office:value-type="float" office:value="2.48529411764706" calcext:value-type="float">
            <text:p>2,49</text:p>
          </table:table-cell>
          <table:table-cell table:style-name="ce6" table:formula="of:=[.F78]+[.E79]" office:value-type="float" office:value="191.970588235294" calcext:value-type="float">
            <text:p>191,97</text:p>
          </table:table-cell>
          <table:table-cell table:number-columns-repeated="101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SimplenoteLinkify_14_RandomActionIntentDefinitionOperatorMutator</text:p>
          </table:table-cell>
          <table:table-cell table:style-name="ce1" table:formula="of:=[.D79]+[.B80]" office:value-type="float" office:value="13227" calcext:value-type="float">
            <text:p>13227</text:p>
          </table:table-cell>
          <table:table-cell table:style-name="ce6" table:formula="of:=[.B80]/[.$B$1]" office:value-type="float" office:value="2.54411764705882" calcext:value-type="float">
            <text:p>2,54</text:p>
          </table:table-cell>
          <table:table-cell table:style-name="ce6" table:formula="of:=[.F79]+[.E80]" office:value-type="float" office:value="194.514705882353" calcext:value-type="float">
            <text:p>194,51</text:p>
          </table:table-cell>
          <table:table-cell table:number-columns-repeated="1018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SimplenoteLinkify_15_RandomActionIntentDefinitionOperatorMutator</text:p>
          </table:table-cell>
          <table:table-cell table:style-name="ce1" table:formula="of:=[.D80]+[.B81]" office:value-type="float" office:value="13399" calcext:value-type="float">
            <text:p>13399</text:p>
          </table:table-cell>
          <table:table-cell table:style-name="ce6" table:formula="of:=[.B81]/[.$B$1]" office:value-type="float" office:value="2.52941176470588" calcext:value-type="float">
            <text:p>2,53</text:p>
          </table:table-cell>
          <table:table-cell table:style-name="ce6" table:formula="of:=[.F80]+[.E81]" office:value-type="float" office:value="197.044117647059" calcext:value-type="float">
            <text:p>197,04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LinkTokenizer_0_BinaryMutator</text:p>
          </table:table-cell>
          <table:table-cell table:style-name="ce1" table:formula="of:=[.D81]+[.B82]" office:value-type="float" office:value="13569" calcext:value-type="float">
            <text:p>13569</text:p>
          </table:table-cell>
          <table:table-cell table:style-name="ce6" table:formula="of:=[.B82]/[.$B$1]" office:value-type="float" office:value="2.5" calcext:value-type="float">
            <text:p>2,50</text:p>
          </table:table-cell>
          <table:table-cell table:style-name="ce6" table:formula="of:=[.F81]+[.E82]" office:value-type="float" office:value="199.544117647059" calcext:value-type="float">
            <text:p>199,54</text:p>
          </table:table-cell>
          <table:table-cell table:number-columns-repeated="101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earchSnippetFormatter_0_BinaryMutator</text:p>
          </table:table-cell>
          <table:table-cell table:style-name="ce1" table:formula="of:=[.D82]+[.B83]" office:value-type="float" office:value="13737" calcext:value-type="float">
            <text:p>13737</text:p>
          </table:table-cell>
          <table:table-cell table:style-name="ce6" table:formula="of:=[.B83]/[.$B$1]" office:value-type="float" office:value="2.47058823529412" calcext:value-type="float">
            <text:p>2,47</text:p>
          </table:table-cell>
          <table:table-cell table:style-name="ce6" table:formula="of:=[.F82]+[.E83]" office:value-type="float" office:value="202.014705882353" calcext:value-type="float">
            <text:p>202,01</text:p>
          </table:table-cell>
          <table:table-cell table:number-columns-repeated="1018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earchSnippetFormatter_1_BinaryMutator</text:p>
          </table:table-cell>
          <table:table-cell table:style-name="ce1" table:formula="of:=[.D83]+[.B84]" office:value-type="float" office:value="13906" calcext:value-type="float">
            <text:p>13906</text:p>
          </table:table-cell>
          <table:table-cell table:style-name="ce6" table:formula="of:=[.B84]/[.$B$1]" office:value-type="float" office:value="2.48529411764706" calcext:value-type="float">
            <text:p>2,49</text:p>
          </table:table-cell>
          <table:table-cell table:style-name="ce6" table:formula="of:=[.F83]+[.E84]" office:value-type="float" office:value="204.5" calcext:value-type="float">
            <text:p>204,50</text:p>
          </table:table-cell>
          <table:table-cell table:number-columns-repeated="101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SimplenoteProgressDialogFragment_0_LengthyGUICreationOperatorMutator</text:p>
          </table:table-cell>
          <table:table-cell table:style-name="ce1" table:formula="of:=[.D84]+[.B85]" office:value-type="float" office:value="14077" calcext:value-type="float">
            <text:p>14077</text:p>
          </table:table-cell>
          <table:table-cell table:style-name="ce6" table:formula="of:=[.B85]/[.$B$1]" office:value-type="float" office:value="2.51470588235294" calcext:value-type="float">
            <text:p>2,51</text:p>
          </table:table-cell>
          <table:table-cell table:style-name="ce6" table:formula="of:=[.F84]+[.E85]" office:value-type="float" office:value="207.014705882353" calcext:value-type="float">
            <text:p>207,01</text:p>
          </table:table-cell>
          <table:table-cell table:number-columns-repeated="101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SimplenoteProgressDialogFragment_1_InvalidViewFocusOperatorMutator</text:p>
          </table:table-cell>
          <table:table-cell table:style-name="ce1" table:formula="of:=[.D85]+[.B86]" office:value-type="float" office:value="14248" calcext:value-type="float">
            <text:p>14248</text:p>
          </table:table-cell>
          <table:table-cell table:style-name="ce6" table:formula="of:=[.B86]/[.$B$1]" office:value-type="float" office:value="2.51470588235294" calcext:value-type="float">
            <text:p>2,51</text:p>
          </table:table-cell>
          <table:table-cell table:style-name="ce6" table:formula="of:=[.F85]+[.E86]" office:value-type="float" office:value="209.529411764706" calcext:value-type="float">
            <text:p>209,53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ProgressDialogFragment_2_ViewComponentNotVisibleOperatorMutator</text:p>
          </table:table-cell>
          <table:table-cell table:style-name="ce1" table:formula="of:=[.D86]+[.B87]" office:value-type="float" office:value="14417" calcext:value-type="float">
            <text:p>14417</text:p>
          </table:table-cell>
          <table:table-cell table:style-name="ce6" table:formula="of:=[.B87]/[.$B$1]" office:value-type="float" office:value="2.48529411764706" calcext:value-type="float">
            <text:p>2,49</text:p>
          </table:table-cell>
          <table:table-cell table:style-name="ce6" table:formula="of:=[.F86]+[.E87]" office:value-type="float" office:value="212.014705882353" calcext:value-type="float">
            <text:p>212,01</text:p>
          </table:table-cell>
          <table:table-cell table:number-columns-repeated="101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hareButtonAdapter_0_InvalidViewFocusOperatorMutator</text:p>
          </table:table-cell>
          <table:table-cell table:style-name="ce1" table:formula="of:=[.D87]+[.B88]" office:value-type="float" office:value="14583" calcext:value-type="float">
            <text:p>14583</text:p>
          </table:table-cell>
          <table:table-cell table:style-name="ce6" table:formula="of:=[.B88]/[.$B$1]" office:value-type="float" office:value="2.44117647058824" calcext:value-type="float">
            <text:p>2,44</text:p>
          </table:table-cell>
          <table:table-cell table:style-name="ce6" table:formula="of:=[.F87]+[.E88]" office:value-type="float" office:value="214.455882352941" calcext:value-type="float">
            <text:p>214,46</text:p>
          </table:table-cell>
          <table:table-cell table:number-columns-repeated="101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hareButtonAdapter_1_ViewComponentNotVisibleOperatorMutator</text:p>
          </table:table-cell>
          <table:table-cell table:style-name="ce1" table:formula="of:=[.D88]+[.B89]" office:value-type="float" office:value="14749" calcext:value-type="float">
            <text:p>14749</text:p>
          </table:table-cell>
          <table:table-cell table:style-name="ce6" table:formula="of:=[.B89]/[.$B$1]" office:value-type="float" office:value="2.44117647058824" calcext:value-type="float">
            <text:p>2,44</text:p>
          </table:table-cell>
          <table:table-cell table:style-name="ce6" table:formula="of:=[.F88]+[.E89]" office:value-type="float" office:value="216.897058823529" calcext:value-type="float">
            <text:p>216,90</text:p>
          </table:table-cell>
          <table:table-cell table:number-columns-repeated="1018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WidgetUtils_0_NullIntentOperatorMutator</text:p>
          </table:table-cell>
          <table:table-cell table:style-name="ce1" table:formula="of:=[.D89]+[.B90]" office:value-type="float" office:value="14921" calcext:value-type="float">
            <text:p>14921</text:p>
          </table:table-cell>
          <table:table-cell table:style-name="ce6" table:formula="of:=[.B90]/[.$B$1]" office:value-type="float" office:value="2.52941176470588" calcext:value-type="float">
            <text:p>2,53</text:p>
          </table:table-cell>
          <table:table-cell table:style-name="ce6" table:formula="of:=[.F89]+[.E90]" office:value-type="float" office:value="219.426470588235" calcext:value-type="float">
            <text:p>219,43</text:p>
          </table:table-cell>
          <table:table-cell table:number-columns-repeated="101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idgetUtils_1_RandomActionIntentDefinitionOperatorMutator</text:p>
          </table:table-cell>
          <table:table-cell table:style-name="ce1" table:formula="of:=[.D90]+[.B91]" office:value-type="float" office:value="15089" calcext:value-type="float">
            <text:p>15089</text:p>
          </table:table-cell>
          <table:table-cell table:style-name="ce6" table:formula="of:=[.B91]/[.$B$1]" office:value-type="float" office:value="2.47058823529412" calcext:value-type="float">
            <text:p>2,47</text:p>
          </table:table-cell>
          <table:table-cell table:style-name="ce6" table:formula="of:=[.F90]+[.E91]" office:value-type="float" office:value="221.897058823529" calcext:value-type="float">
            <text:p>221,90</text:p>
          </table:table-cell>
          <table:table-cell table:number-columns-repeated="101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idgetUtils_2_RandomActionIntentDefinitionOperatorMutator</text:p>
          </table:table-cell>
          <table:table-cell table:style-name="ce1" table:formula="of:=[.D91]+[.B92]" office:value-type="float" office:value="15259" calcext:value-type="float">
            <text:p>15259</text:p>
          </table:table-cell>
          <table:table-cell table:style-name="ce6" table:formula="of:=[.B92]/[.$B$1]" office:value-type="float" office:value="2.5" calcext:value-type="float">
            <text:p>2,50</text:p>
          </table:table-cell>
          <table:table-cell table:style-name="ce6" table:formula="of:=[.F91]+[.E92]" office:value-type="float" office:value="224.397058823529" calcext:value-type="float">
            <text:p>224,40</text:p>
          </table:table-cell>
          <table:table-cell table:number-columns-repeated="101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idgetUtils_3_NullValueIntentPutExtraOperatorMutator</text:p>
          </table:table-cell>
          <table:table-cell table:style-name="ce1" table:formula="of:=[.D92]+[.B93]" office:value-type="float" office:value="15429" calcext:value-type="float">
            <text:p>15429</text:p>
          </table:table-cell>
          <table:table-cell table:style-name="ce6" table:formula="of:=[.B93]/[.$B$1]" office:value-type="float" office:value="2.5" calcext:value-type="float">
            <text:p>2,50</text:p>
          </table:table-cell>
          <table:table-cell table:style-name="ce6" table:formula="of:=[.F92]+[.E93]" office:value-type="float" office:value="226.897058823529" calcext:value-type="float">
            <text:p>226,90</text:p>
          </table:table-cell>
          <table:table-cell table:number-columns-repeated="1018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idgetUtils_4_IntentPayloadReplacementOperatorMutator</text:p>
          </table:table-cell>
          <table:table-cell table:style-name="ce1" table:formula="of:=[.D93]+[.B94]" office:value-type="float" office:value="15598" calcext:value-type="float">
            <text:p>15598</text:p>
          </table:table-cell>
          <table:table-cell table:style-name="ce6" table:formula="of:=[.B94]/[.$B$1]" office:value-type="float" office:value="2.48529411764706" calcext:value-type="float">
            <text:p>2,49</text:p>
          </table:table-cell>
          <table:table-cell table:style-name="ce6" table:formula="of:=[.F93]+[.E94]" office:value-type="float" office:value="229.382352941177" calcext:value-type="float">
            <text:p>229,38</text:p>
          </table:table-cell>
          <table:table-cell table:number-columns-repeated="101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idgetUtils_5_RandomActionIntentDefinitionOperatorMutator</text:p>
          </table:table-cell>
          <table:table-cell table:style-name="ce1" table:formula="of:=[.D94]+[.B95]" office:value-type="float" office:value="15766" calcext:value-type="float">
            <text:p>15766</text:p>
          </table:table-cell>
          <table:table-cell table:style-name="ce6" table:formula="of:=[.B95]/[.$B$1]" office:value-type="float" office:value="2.47058823529412" calcext:value-type="float">
            <text:p>2,47</text:p>
          </table:table-cell>
          <table:table-cell table:style-name="ce6" table:formula="of:=[.F94]+[.E95]" office:value-type="float" office:value="231.852941176471" calcext:value-type="float">
            <text:p>231,85</text:p>
          </table:table-cell>
          <table:table-cell table:number-columns-repeated="1018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WidgetUtils_6_NullIntentOperatorMutator</text:p>
          </table:table-cell>
          <table:table-cell table:style-name="ce1" table:formula="of:=[.D95]+[.B96]" office:value-type="float" office:value="15937" calcext:value-type="float">
            <text:p>15937</text:p>
          </table:table-cell>
          <table:table-cell table:style-name="ce6" table:formula="of:=[.B96]/[.$B$1]" office:value-type="float" office:value="2.51470588235294" calcext:value-type="float">
            <text:p>2,51</text:p>
          </table:table-cell>
          <table:table-cell table:style-name="ce6" table:formula="of:=[.F95]+[.E96]" office:value-type="float" office:value="234.367647058824" calcext:value-type="float">
            <text:p>234,37</text:p>
          </table:table-cell>
          <table:table-cell table:number-columns-repeated="101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WidgetUtils_7_RandomActionIntentDefinitionOperatorMutator</text:p>
          </table:table-cell>
          <table:table-cell table:style-name="ce1" table:formula="of:=[.D96]+[.B97]" office:value-type="float" office:value="16109" calcext:value-type="float">
            <text:p>16109</text:p>
          </table:table-cell>
          <table:table-cell table:style-name="ce6" table:formula="of:=[.B97]/[.$B$1]" office:value-type="float" office:value="2.52941176470588" calcext:value-type="float">
            <text:p>2,53</text:p>
          </table:table-cell>
          <table:table-cell table:style-name="ce6" table:formula="of:=[.F96]+[.E97]" office:value-type="float" office:value="236.897058823529" calcext:value-type="float">
            <text:p>236,90</text:p>
          </table:table-cell>
          <table:table-cell table:number-columns-repeated="1018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idgetUtils_8_RandomActionIntentDefinitionOperatorMutator</text:p>
          </table:table-cell>
          <table:table-cell table:style-name="ce1" table:formula="of:=[.D97]+[.B98]" office:value-type="float" office:value="16279" calcext:value-type="float">
            <text:p>16279</text:p>
          </table:table-cell>
          <table:table-cell table:style-name="ce6" table:formula="of:=[.B98]/[.$B$1]" office:value-type="float" office:value="2.5" calcext:value-type="float">
            <text:p>2,50</text:p>
          </table:table-cell>
          <table:table-cell table:style-name="ce6" table:formula="of:=[.F97]+[.E98]" office:value-type="float" office:value="239.397058823529" calcext:value-type="float">
            <text:p>239,40</text:p>
          </table:table-cell>
          <table:table-cell table:number-columns-repeated="1018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idgetUtils_9_NullValueIntentPutExtraOperatorMutator</text:p>
          </table:table-cell>
          <table:table-cell table:style-name="ce1" table:formula="of:=[.D98]+[.B99]" office:value-type="float" office:value="16448" calcext:value-type="float">
            <text:p>16448</text:p>
          </table:table-cell>
          <table:table-cell table:style-name="ce6" table:formula="of:=[.B99]/[.$B$1]" office:value-type="float" office:value="2.48529411764706" calcext:value-type="float">
            <text:p>2,49</text:p>
          </table:table-cell>
          <table:table-cell table:style-name="ce6" table:formula="of:=[.F98]+[.E99]" office:value-type="float" office:value="241.882352941177" calcext:value-type="float">
            <text:p>241,88</text:p>
          </table:table-cell>
          <table:table-cell table:number-columns-repeated="1018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idgetUtils_10_IntentPayloadReplacementOperatorMutator</text:p>
          </table:table-cell>
          <table:table-cell table:style-name="ce1" table:formula="of:=[.D99]+[.B100]" office:value-type="float" office:value="16617" calcext:value-type="float">
            <text:p>16617</text:p>
          </table:table-cell>
          <table:table-cell table:style-name="ce6" table:formula="of:=[.B100]/[.$B$1]" office:value-type="float" office:value="2.48529411764706" calcext:value-type="float">
            <text:p>2,49</text:p>
          </table:table-cell>
          <table:table-cell table:style-name="ce6" table:formula="of:=[.F99]+[.E100]" office:value-type="float" office:value="244.367647058824" calcext:value-type="float">
            <text:p>244,37</text:p>
          </table:table-cell>
          <table:table-cell table:number-columns-repeated="1018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idgetUtils_11_RandomActionIntentDefinitionOperatorMutator</text:p>
          </table:table-cell>
          <table:table-cell table:style-name="ce1" table:formula="of:=[.D100]+[.B101]" office:value-type="float" office:value="16785" calcext:value-type="float">
            <text:p>16785</text:p>
          </table:table-cell>
          <table:table-cell table:style-name="ce6" table:formula="of:=[.B101]/[.$B$1]" office:value-type="float" office:value="2.47058823529412" calcext:value-type="float">
            <text:p>2,47</text:p>
          </table:table-cell>
          <table:table-cell table:style-name="ce6" table:formula="of:=[.F100]+[.E101]" office:value-type="float" office:value="246.838235294118" calcext:value-type="float">
            <text:p>246,84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idgetUtils_12_NullIntentOperatorMutator</text:p>
          </table:table-cell>
          <table:table-cell table:style-name="ce1" table:formula="of:=[.D101]+[.B102]" office:value-type="float" office:value="16955" calcext:value-type="float">
            <text:p>16955</text:p>
          </table:table-cell>
          <table:table-cell table:style-name="ce6" table:formula="of:=[.B102]/[.$B$1]" office:value-type="float" office:value="2.5" calcext:value-type="float">
            <text:p>2,50</text:p>
          </table:table-cell>
          <table:table-cell table:style-name="ce6" table:formula="of:=[.F101]+[.E102]" office:value-type="float" office:value="249.338235294118" calcext:value-type="float">
            <text:p>249,34</text:p>
          </table:table-cell>
          <table:table-cell table:number-columns-repeated="1018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idgetUtils_13_RandomActionIntentDefinitionOperatorMutator</text:p>
          </table:table-cell>
          <table:table-cell table:style-name="ce1" table:formula="of:=[.D102]+[.B103]" office:value-type="float" office:value="17125" calcext:value-type="float">
            <text:p>17125</text:p>
          </table:table-cell>
          <table:table-cell table:style-name="ce6" table:formula="of:=[.B103]/[.$B$1]" office:value-type="float" office:value="2.5" calcext:value-type="float">
            <text:p>2,50</text:p>
          </table:table-cell>
          <table:table-cell table:style-name="ce6" table:formula="of:=[.F102]+[.E103]" office:value-type="float" office:value="251.838235294118" calcext:value-type="float">
            <text:p>251,84</text:p>
          </table:table-cell>
          <table:table-cell table:number-columns-repeated="1018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WidgetUtils_14_RandomActionIntentDefinitionOperatorMutator</text:p>
          </table:table-cell>
          <table:table-cell table:style-name="ce1" table:formula="of:=[.D103]+[.B104]" office:value-type="float" office:value="17296" calcext:value-type="float">
            <text:p>17296</text:p>
          </table:table-cell>
          <table:table-cell table:style-name="ce6" table:formula="of:=[.B104]/[.$B$1]" office:value-type="float" office:value="2.51470588235294" calcext:value-type="float">
            <text:p>2,51</text:p>
          </table:table-cell>
          <table:table-cell table:style-name="ce6" table:formula="of:=[.F103]+[.E104]" office:value-type="float" office:value="254.352941176471" calcext:value-type="float">
            <text:p>254,35</text:p>
          </table:table-cell>
          <table:table-cell table:number-columns-repeated="1018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idgetUtils_15_NullValueIntentPutExtraOperatorMutator</text:p>
          </table:table-cell>
          <table:table-cell table:style-name="ce1" table:formula="of:=[.D104]+[.B105]" office:value-type="float" office:value="17466" calcext:value-type="float">
            <text:p>17466</text:p>
          </table:table-cell>
          <table:table-cell table:style-name="ce6" table:formula="of:=[.B105]/[.$B$1]" office:value-type="float" office:value="2.5" calcext:value-type="float">
            <text:p>2,50</text:p>
          </table:table-cell>
          <table:table-cell table:style-name="ce6" table:formula="of:=[.F104]+[.E105]" office:value-type="float" office:value="256.852941176471" calcext:value-type="float">
            <text:p>256,85</text:p>
          </table:table-cell>
          <table:table-cell table:number-columns-repeated="1018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WidgetUtils_16_IntentPayloadReplacementOperatorMutator</text:p>
          </table:table-cell>
          <table:table-cell table:style-name="ce1" table:formula="of:=[.D105]+[.B106]" office:value-type="float" office:value="17637" calcext:value-type="float">
            <text:p>17637</text:p>
          </table:table-cell>
          <table:table-cell table:style-name="ce6" table:formula="of:=[.B106]/[.$B$1]" office:value-type="float" office:value="2.51470588235294" calcext:value-type="float">
            <text:p>2,51</text:p>
          </table:table-cell>
          <table:table-cell table:style-name="ce6" table:formula="of:=[.F105]+[.E106]" office:value-type="float" office:value="259.367647058824" calcext:value-type="float">
            <text:p>259,37</text:p>
          </table:table-cell>
          <table:table-cell table:number-columns-repeated="101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idgetUtils_17_RandomActionIntentDefinitionOperatorMutator</text:p>
          </table:table-cell>
          <table:table-cell table:style-name="ce1" table:formula="of:=[.D106]+[.B107]" office:value-type="float" office:value="17806" calcext:value-type="float">
            <text:p>17806</text:p>
          </table:table-cell>
          <table:table-cell table:style-name="ce6" table:formula="of:=[.B107]/[.$B$1]" office:value-type="float" office:value="2.48529411764706" calcext:value-type="float">
            <text:p>2,49</text:p>
          </table:table-cell>
          <table:table-cell table:style-name="ce6" table:formula="of:=[.F106]+[.E107]" office:value-type="float" office:value="261.852941176471" calcext:value-type="float">
            <text:p>261,85</text:p>
          </table:table-cell>
          <table:table-cell table:number-columns-repeated="1018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idgetUtils_18_NullIntentOperatorMutator</text:p>
          </table:table-cell>
          <table:table-cell table:style-name="ce1" table:formula="of:=[.D107]+[.B108]" office:value-type="float" office:value="17975" calcext:value-type="float">
            <text:p>17975</text:p>
          </table:table-cell>
          <table:table-cell table:style-name="ce6" table:formula="of:=[.B108]/[.$B$1]" office:value-type="float" office:value="2.48529411764706" calcext:value-type="float">
            <text:p>2,49</text:p>
          </table:table-cell>
          <table:table-cell table:style-name="ce6" table:formula="of:=[.F107]+[.E108]" office:value-type="float" office:value="264.338235294118" calcext:value-type="float">
            <text:p>264,34</text:p>
          </table:table-cell>
          <table:table-cell table:number-columns-repeated="101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WidgetUtils_19_RandomActionIntentDefinitionOperatorMutator</text:p>
          </table:table-cell>
          <table:table-cell table:style-name="ce1" table:formula="of:=[.D108]+[.B109]" office:value-type="float" office:value="18146" calcext:value-type="float">
            <text:p>18146</text:p>
          </table:table-cell>
          <table:table-cell table:style-name="ce6" table:formula="of:=[.B109]/[.$B$1]" office:value-type="float" office:value="2.51470588235294" calcext:value-type="float">
            <text:p>2,51</text:p>
          </table:table-cell>
          <table:table-cell table:style-name="ce6" table:formula="of:=[.F108]+[.E109]" office:value-type="float" office:value="266.852941176471" calcext:value-type="float">
            <text:p>266,85</text:p>
          </table:table-cell>
          <table:table-cell table:number-columns-repeated="1018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idgetUtils_20_RandomActionIntentDefinitionOperatorMutator</text:p>
          </table:table-cell>
          <table:table-cell table:style-name="ce1" table:formula="of:=[.D109]+[.B110]" office:value-type="float" office:value="18315" calcext:value-type="float">
            <text:p>18315</text:p>
          </table:table-cell>
          <table:table-cell table:style-name="ce6" table:formula="of:=[.B110]/[.$B$1]" office:value-type="float" office:value="2.48529411764706" calcext:value-type="float">
            <text:p>2,49</text:p>
          </table:table-cell>
          <table:table-cell table:style-name="ce6" table:formula="of:=[.F109]+[.E110]" office:value-type="float" office:value="269.338235294118" calcext:value-type="float">
            <text:p>269,34</text:p>
          </table:table-cell>
          <table:table-cell table:number-columns-repeated="1018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WidgetUtils_21_NullValueIntentPutExtraOperatorMutator</text:p>
          </table:table-cell>
          <table:table-cell table:style-name="ce1" table:formula="of:=[.D110]+[.B111]" office:value-type="float" office:value="18486" calcext:value-type="float">
            <text:p>18486</text:p>
          </table:table-cell>
          <table:table-cell table:style-name="ce6" table:formula="of:=[.B111]/[.$B$1]" office:value-type="float" office:value="2.51470588235294" calcext:value-type="float">
            <text:p>2,51</text:p>
          </table:table-cell>
          <table:table-cell table:style-name="ce6" table:formula="of:=[.F110]+[.E111]" office:value-type="float" office:value="271.852941176471" calcext:value-type="float">
            <text:p>271,85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WidgetUtils_22_IntentPayloadReplacementOperatorMutator</text:p>
          </table:table-cell>
          <table:table-cell table:style-name="ce1" table:formula="of:=[.D111]+[.B112]" office:value-type="float" office:value="18657" calcext:value-type="float">
            <text:p>18657</text:p>
          </table:table-cell>
          <table:table-cell table:style-name="ce6" table:formula="of:=[.B112]/[.$B$1]" office:value-type="float" office:value="2.51470588235294" calcext:value-type="float">
            <text:p>2,51</text:p>
          </table:table-cell>
          <table:table-cell table:style-name="ce6" table:formula="of:=[.F111]+[.E112]" office:value-type="float" office:value="274.367647058824" calcext:value-type="float">
            <text:p>274,37</text:p>
          </table:table-cell>
          <table:table-cell table:number-columns-repeated="101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WidgetUtils_23_RandomActionIntentDefinitionOperatorMutator</text:p>
          </table:table-cell>
          <table:table-cell table:style-name="ce1" table:formula="of:=[.D112]+[.B113]" office:value-type="float" office:value="18830" calcext:value-type="float">
            <text:p>18830</text:p>
          </table:table-cell>
          <table:table-cell table:style-name="ce6" table:formula="of:=[.B113]/[.$B$1]" office:value-type="float" office:value="2.54411764705882" calcext:value-type="float">
            <text:p>2,54</text:p>
          </table:table-cell>
          <table:table-cell table:style-name="ce6" table:formula="of:=[.F112]+[.E113]" office:value-type="float" office:value="276.911764705882" calcext:value-type="float">
            <text:p>276,91</text:p>
          </table:table-cell>
          <table:table-cell table:number-columns-repeated="101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BrowserUtils_0_NullIntentOperatorMutator</text:p>
          </table:table-cell>
          <table:table-cell table:style-name="ce1" table:formula="of:=[.D113]+[.B114]" office:value-type="float" office:value="19004" calcext:value-type="float">
            <text:p>19004</text:p>
          </table:table-cell>
          <table:table-cell table:style-name="ce6" table:formula="of:=[.B114]/[.$B$1]" office:value-type="float" office:value="2.55882352941176" calcext:value-type="float">
            <text:p>2,56</text:p>
          </table:table-cell>
          <table:table-cell table:style-name="ce6" table:formula="of:=[.F113]+[.E114]" office:value-type="float" office:value="279.470588235294" calcext:value-type="float">
            <text:p>279,47</text:p>
          </table:table-cell>
          <table:table-cell table:number-columns-repeated="1018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string" calcext:value-type="string">
            <text:p>BrowserUtils_1_InvalidKeyIntentOperatorMutator</text:p>
          </table:table-cell>
          <table:table-cell table:style-name="ce1" table:formula="of:=[.D114]+[.B115]" office:value-type="float" office:value="19381" calcext:value-type="float">
            <text:p>19381</text:p>
          </table:table-cell>
          <table:table-cell table:style-name="ce6" table:formula="of:=[.B115]/[.$B$1]" office:value-type="float" office:value="5.54411764705882" calcext:value-type="float">
            <text:p>5,54</text:p>
          </table:table-cell>
          <table:table-cell table:style-name="ce6" table:formula="of:=[.F114]+[.E115]" office:value-type="float" office:value="285.014705882353" calcext:value-type="float">
            <text:p>285,01</text:p>
          </table:table-cell>
          <table:table-cell table:number-columns-repeated="1018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BrowserUtils_2_RandomActionIntentDefinitionOperatorMutator</text:p>
          </table:table-cell>
          <table:table-cell table:style-name="ce1" table:formula="of:=[.D115]+[.B116]" office:value-type="float" office:value="20032" calcext:value-type="float">
            <text:p>20032</text:p>
          </table:table-cell>
          <table:table-cell table:style-name="ce6" table:formula="of:=[.B116]/[.$B$1]" office:value-type="float" office:value="9.57352941176471" calcext:value-type="float">
            <text:p>9,57</text:p>
          </table:table-cell>
          <table:table-cell table:style-name="ce6" table:formula="of:=[.F115]+[.E116]" office:value-type="float" office:value="294.588235294118" calcext:value-type="float">
            <text:p>294,59</text:p>
          </table:table-cell>
          <table:table-cell table:number-columns-repeated="101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BrowserUtils_3_BuggyGUIListenerOperatorMutator</text:p>
          </table:table-cell>
          <table:table-cell table:style-name="ce1" table:formula="of:=[.D116]+[.B117]" office:value-type="float" office:value="20202" calcext:value-type="float">
            <text:p>20202</text:p>
          </table:table-cell>
          <table:table-cell table:style-name="ce6" table:formula="of:=[.B117]/[.$B$1]" office:value-type="float" office:value="2.5" calcext:value-type="float">
            <text:p>2,50</text:p>
          </table:table-cell>
          <table:table-cell table:style-name="ce6" table:formula="of:=[.F116]+[.E117]" office:value-type="float" office:value="297.088235294118" calcext:value-type="float">
            <text:p>297,09</text:p>
          </table:table-cell>
          <table:table-cell table:number-columns-repeated="1018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BrowserUtils_4_LengthyGUIListenerOperatorMutator</text:p>
          </table:table-cell>
          <table:table-cell table:style-name="ce1" table:formula="of:=[.D117]+[.B118]" office:value-type="float" office:value="20372" calcext:value-type="float">
            <text:p>20372</text:p>
          </table:table-cell>
          <table:table-cell table:style-name="ce6" table:formula="of:=[.B118]/[.$B$1]" office:value-type="float" office:value="2.5" calcext:value-type="float">
            <text:p>2,50</text:p>
          </table:table-cell>
          <table:table-cell table:style-name="ce6" table:formula="of:=[.F117]+[.E118]" office:value-type="float" office:value="299.588235294118" calcext:value-type="float">
            <text:p>299,59</text:p>
          </table:table-cell>
          <table:table-cell table:number-columns-repeated="101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BrowserUtils_5_BuggyGUIListenerOperatorMutator</text:p>
          </table:table-cell>
          <table:table-cell table:style-name="ce1" table:formula="of:=[.D118]+[.B119]" office:value-type="float" office:value="20542" calcext:value-type="float">
            <text:p>20542</text:p>
          </table:table-cell>
          <table:table-cell table:style-name="ce6" table:formula="of:=[.B119]/[.$B$1]" office:value-type="float" office:value="2.5" calcext:value-type="float">
            <text:p>2,50</text:p>
          </table:table-cell>
          <table:table-cell table:style-name="ce6" table:formula="of:=[.F118]+[.E119]" office:value-type="float" office:value="302.088235294118" calcext:value-type="float">
            <text:p>302,09</text:p>
          </table:table-cell>
          <table:table-cell table:number-columns-repeated="1018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BrowserUtils_6_LengthyGUIListenerOperatorMutator</text:p>
          </table:table-cell>
          <table:table-cell table:style-name="ce1" table:formula="of:=[.D119]+[.B120]" office:value-type="float" office:value="20712" calcext:value-type="float">
            <text:p>20712</text:p>
          </table:table-cell>
          <table:table-cell table:style-name="ce6" table:formula="of:=[.B120]/[.$B$1]" office:value-type="float" office:value="2.5" calcext:value-type="float">
            <text:p>2,50</text:p>
          </table:table-cell>
          <table:table-cell table:style-name="ce6" table:formula="of:=[.F119]+[.E120]" office:value-type="float" office:value="304.588235294118" calcext:value-type="float">
            <text:p>304,59</text:p>
          </table:table-cell>
          <table:table-cell table:number-columns-repeated="101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Utils_0_NullIntentOperatorMutator</text:p>
          </table:table-cell>
          <table:table-cell table:style-name="ce1" table:formula="of:=[.D120]+[.B121]" office:value-type="float" office:value="20882" calcext:value-type="float">
            <text:p>20882</text:p>
          </table:table-cell>
          <table:table-cell table:style-name="ce6" table:formula="of:=[.B121]/[.$B$1]" office:value-type="float" office:value="2.5" calcext:value-type="float">
            <text:p>2,50</text:p>
          </table:table-cell>
          <table:table-cell table:style-name="ce6" table:formula="of:=[.F120]+[.E121]" office:value-type="float" office:value="307.088235294118" calcext:value-type="float">
            <text:p>307,09</text:p>
          </table:table-cell>
          <table:table-cell table:number-columns-repeated="101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Utils_1_RandomActionIntentDefinitionOperatorMutator</text:p>
          </table:table-cell>
          <table:table-cell table:style-name="ce1" table:formula="of:=[.D121]+[.B122]" office:value-type="float" office:value="21052" calcext:value-type="float">
            <text:p>21052</text:p>
          </table:table-cell>
          <table:table-cell table:style-name="ce6" table:formula="of:=[.B122]/[.$B$1]" office:value-type="float" office:value="2.5" calcext:value-type="float">
            <text:p>2,50</text:p>
          </table:table-cell>
          <table:table-cell table:style-name="ce6" table:formula="of:=[.F121]+[.E122]" office:value-type="float" office:value="309.588235294118" calcext:value-type="float">
            <text:p>309,59</text:p>
          </table:table-cell>
          <table:table-cell table:number-columns-repeated="101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Utils_2_NullValueIntentPutExtraOperatorMutator</text:p>
          </table:table-cell>
          <table:table-cell table:style-name="ce1" table:formula="of:=[.D122]+[.B123]" office:value-type="float" office:value="21221" calcext:value-type="float">
            <text:p>21221</text:p>
          </table:table-cell>
          <table:table-cell table:style-name="ce6" table:formula="of:=[.B123]/[.$B$1]" office:value-type="float" office:value="2.48529411764706" calcext:value-type="float">
            <text:p>2,49</text:p>
          </table:table-cell>
          <table:table-cell table:style-name="ce6" table:formula="of:=[.F122]+[.E123]" office:value-type="float" office:value="312.073529411765" calcext:value-type="float">
            <text:p>312,07</text:p>
          </table:table-cell>
          <table:table-cell table:number-columns-repeated="1018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NoteUtils_3_IntentPayloadReplacementOperatorMutator</text:p>
          </table:table-cell>
          <table:table-cell table:style-name="ce1" table:formula="of:=[.D123]+[.B124]" office:value-type="float" office:value="21395" calcext:value-type="float">
            <text:p>21395</text:p>
          </table:table-cell>
          <table:table-cell table:style-name="ce6" table:formula="of:=[.B124]/[.$B$1]" office:value-type="float" office:value="2.55882352941176" calcext:value-type="float">
            <text:p>2,56</text:p>
          </table:table-cell>
          <table:table-cell table:style-name="ce6" table:formula="of:=[.F123]+[.E124]" office:value-type="float" office:value="314.632352941177" calcext:value-type="float">
            <text:p>314,63</text:p>
          </table:table-cell>
          <table:table-cell table:number-columns-repeated="1018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Utils_4_RandomActionIntentDefinitionOperatorMutator</text:p>
          </table:table-cell>
          <table:table-cell table:style-name="ce1" table:formula="of:=[.D124]+[.B125]" office:value-type="float" office:value="21567" calcext:value-type="float">
            <text:p>21567</text:p>
          </table:table-cell>
          <table:table-cell table:style-name="ce6" table:formula="of:=[.B125]/[.$B$1]" office:value-type="float" office:value="2.52941176470588" calcext:value-type="float">
            <text:p>2,53</text:p>
          </table:table-cell>
          <table:table-cell table:style-name="ce6" table:formula="of:=[.F124]+[.E125]" office:value-type="float" office:value="317.161764705882" calcext:value-type="float">
            <text:p>317,16</text:p>
          </table:table-cell>
          <table:table-cell table:number-columns-repeated="101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Utils_5_BuggyGUIListenerOperatorMutator</text:p>
          </table:table-cell>
          <table:table-cell table:style-name="ce1" table:formula="of:=[.D125]+[.B126]" office:value-type="float" office:value="21737" calcext:value-type="float">
            <text:p>21737</text:p>
          </table:table-cell>
          <table:table-cell table:style-name="ce6" table:formula="of:=[.B126]/[.$B$1]" office:value-type="float" office:value="2.5" calcext:value-type="float">
            <text:p>2,50</text:p>
          </table:table-cell>
          <table:table-cell table:style-name="ce6" table:formula="of:=[.F125]+[.E126]" office:value-type="float" office:value="319.661764705882" calcext:value-type="float">
            <text:p>319,66</text:p>
          </table:table-cell>
          <table:table-cell table:number-columns-repeated="1018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NoteUtils_6_LengthyGUIListenerOperatorMutator</text:p>
          </table:table-cell>
          <table:table-cell table:style-name="ce1" table:formula="of:=[.D126]+[.B127]" office:value-type="float" office:value="21941" calcext:value-type="float">
            <text:p>21941</text:p>
          </table:table-cell>
          <table:table-cell table:style-name="ce6" table:formula="of:=[.B127]/[.$B$1]" office:value-type="float" office:value="3" calcext:value-type="float">
            <text:p>3,00</text:p>
          </table:table-cell>
          <table:table-cell table:style-name="ce6" table:formula="of:=[.F126]+[.E127]" office:value-type="float" office:value="322.661764705882" calcext:value-type="float">
            <text:p>322,66</text:p>
          </table:table-cell>
          <table:table-cell table:number-columns-repeated="1018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ChecklistUtils_0_BinaryMutator</text:p>
          </table:table-cell>
          <table:table-cell table:style-name="ce1" table:formula="of:=[.D127]+[.B128]" office:value-type="float" office:value="22107" calcext:value-type="float">
            <text:p>22107</text:p>
          </table:table-cell>
          <table:table-cell table:style-name="ce6" table:formula="of:=[.B128]/[.$B$1]" office:value-type="float" office:value="2.44117647058824" calcext:value-type="float">
            <text:p>2,44</text:p>
          </table:table-cell>
          <table:table-cell table:style-name="ce6" table:formula="of:=[.F127]+[.E128]" office:value-type="float" office:value="325.102941176471" calcext:value-type="float">
            <text:p>325,10</text:p>
          </table:table-cell>
          <table:table-cell table:number-columns-repeated="1018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ChecklistUtils_1_BinaryMutator</text:p>
          </table:table-cell>
          <table:table-cell table:style-name="ce1" table:formula="of:=[.D128]+[.B129]" office:value-type="float" office:value="22273" calcext:value-type="float">
            <text:p>22273</text:p>
          </table:table-cell>
          <table:table-cell table:style-name="ce6" table:formula="of:=[.B129]/[.$B$1]" office:value-type="float" office:value="2.44117647058824" calcext:value-type="float">
            <text:p>2,44</text:p>
          </table:table-cell>
          <table:table-cell table:style-name="ce6" table:formula="of:=[.F128]+[.E129]" office:value-type="float" office:value="327.544117647059" calcext:value-type="float">
            <text:p>327,54</text:p>
          </table:table-cell>
          <table:table-cell table:number-columns-repeated="101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hecklistUtils_2_BinaryMutator</text:p>
          </table:table-cell>
          <table:table-cell table:style-name="ce1" table:formula="of:=[.D129]+[.B130]" office:value-type="float" office:value="22442" calcext:value-type="float">
            <text:p>22442</text:p>
          </table:table-cell>
          <table:table-cell table:style-name="ce6" table:formula="of:=[.B130]/[.$B$1]" office:value-type="float" office:value="2.48529411764706" calcext:value-type="float">
            <text:p>2,49</text:p>
          </table:table-cell>
          <table:table-cell table:style-name="ce6" table:formula="of:=[.F129]+[.E130]" office:value-type="float" office:value="330.029411764706" calcext:value-type="float">
            <text:p>330,03</text:p>
          </table:table-cell>
          <table:table-cell table:number-columns-repeated="1018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ChecklistUtils_3_BinaryMutator</text:p>
          </table:table-cell>
          <table:table-cell table:style-name="ce1" table:formula="of:=[.D130]+[.B131]" office:value-type="float" office:value="22610" calcext:value-type="float">
            <text:p>22610</text:p>
          </table:table-cell>
          <table:table-cell table:style-name="ce6" table:formula="of:=[.B131]/[.$B$1]" office:value-type="float" office:value="2.47058823529412" calcext:value-type="float">
            <text:p>2,47</text:p>
          </table:table-cell>
          <table:table-cell table:style-name="ce6" table:formula="of:=[.F130]+[.E131]" office:value-type="float" office:value="332.5" calcext:value-type="float">
            <text:p>332,50</text:p>
          </table:table-cell>
          <table:table-cell table:number-columns-repeated="101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hecklistUtils_4_BinaryMutator</text:p>
          </table:table-cell>
          <table:table-cell table:style-name="ce1" table:formula="of:=[.D131]+[.B132]" office:value-type="float" office:value="22780" calcext:value-type="float">
            <text:p>22780</text:p>
          </table:table-cell>
          <table:table-cell table:style-name="ce6" table:formula="of:=[.B132]/[.$B$1]" office:value-type="float" office:value="2.5" calcext:value-type="float">
            <text:p>2,50</text:p>
          </table:table-cell>
          <table:table-cell table:style-name="ce6" table:formula="of:=[.F131]+[.E132]" office:value-type="float" office:value="335" calcext:value-type="float">
            <text:p>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ChecklistUtils_5_BinaryMutator</text:p>
          </table:table-cell>
          <table:table-cell table:style-name="ce1" table:formula="of:=[.D132]+[.B133]" office:value-type="float" office:value="22952" calcext:value-type="float">
            <text:p>22952</text:p>
          </table:table-cell>
          <table:table-cell table:style-name="ce6" table:formula="of:=[.B133]/[.$B$1]" office:value-type="float" office:value="2.52941176470588" calcext:value-type="float">
            <text:p>2,53</text:p>
          </table:table-cell>
          <table:table-cell table:style-name="ce6" table:formula="of:=[.F132]+[.E133]" office:value-type="float" office:value="337.529411764706" calcext:value-type="float">
            <text:p>337,53</text:p>
          </table:table-cell>
          <table:table-cell table:number-columns-repeated="1018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ChecklistUtils_6_BinaryMutator</text:p>
          </table:table-cell>
          <table:table-cell table:style-name="ce1" table:formula="of:=[.D133]+[.B134]" office:value-type="float" office:value="23124" calcext:value-type="float">
            <text:p>23124</text:p>
          </table:table-cell>
          <table:table-cell table:style-name="ce6" table:formula="of:=[.B134]/[.$B$1]" office:value-type="float" office:value="2.52941176470588" calcext:value-type="float">
            <text:p>2,53</text:p>
          </table:table-cell>
          <table:table-cell table:style-name="ce6" table:formula="of:=[.F133]+[.E134]" office:value-type="float" office:value="340.058823529412" calcext:value-type="float">
            <text:p>340,06</text:p>
          </table:table-cell>
          <table:table-cell table:number-columns-repeated="1018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ChecklistUtils_7_BinaryMutator</text:p>
          </table:table-cell>
          <table:table-cell table:style-name="ce1" table:formula="of:=[.D134]+[.B135]" office:value-type="float" office:value="23290" calcext:value-type="float">
            <text:p>23290</text:p>
          </table:table-cell>
          <table:table-cell table:style-name="ce6" table:formula="of:=[.B135]/[.$B$1]" office:value-type="float" office:value="2.44117647058824" calcext:value-type="float">
            <text:p>2,44</text:p>
          </table:table-cell>
          <table:table-cell table:style-name="ce6" table:formula="of:=[.F134]+[.E135]" office:value-type="float" office:value="342.5" calcext:value-type="float">
            <text:p>342,50</text:p>
          </table:table-cell>
          <table:table-cell table:number-columns-repeated="101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ChecklistUtils_8_BinaryMutator</text:p>
          </table:table-cell>
          <table:table-cell table:style-name="ce1" table:formula="of:=[.D135]+[.B136]" office:value-type="float" office:value="23458" calcext:value-type="float">
            <text:p>23458</text:p>
          </table:table-cell>
          <table:table-cell table:style-name="ce6" table:formula="of:=[.B136]/[.$B$1]" office:value-type="float" office:value="2.47058823529412" calcext:value-type="float">
            <text:p>2,47</text:p>
          </table:table-cell>
          <table:table-cell table:style-name="ce6" table:formula="of:=[.F135]+[.E136]" office:value-type="float" office:value="344.970588235294" calcext:value-type="float">
            <text:p>344,97</text:p>
          </table:table-cell>
          <table:table-cell table:number-columns-repeated="1018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hecklistUtils_9_BinaryMutator</text:p>
          </table:table-cell>
          <table:table-cell table:style-name="ce1" table:formula="of:=[.D136]+[.B137]" office:value-type="float" office:value="23627" calcext:value-type="float">
            <text:p>23627</text:p>
          </table:table-cell>
          <table:table-cell table:style-name="ce6" table:formula="of:=[.B137]/[.$B$1]" office:value-type="float" office:value="2.48529411764706" calcext:value-type="float">
            <text:p>2,49</text:p>
          </table:table-cell>
          <table:table-cell table:style-name="ce6" table:formula="of:=[.F136]+[.E137]" office:value-type="float" office:value="347.455882352941" calcext:value-type="float">
            <text:p>347,46</text:p>
          </table:table-cell>
          <table:table-cell table:number-columns-repeated="101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ChecklistUtils_10_BinaryMutator</text:p>
          </table:table-cell>
          <table:table-cell table:style-name="ce1" table:formula="of:=[.D137]+[.B138]" office:value-type="float" office:value="23793" calcext:value-type="float">
            <text:p>23793</text:p>
          </table:table-cell>
          <table:table-cell table:style-name="ce6" table:formula="of:=[.B138]/[.$B$1]" office:value-type="float" office:value="2.44117647058824" calcext:value-type="float">
            <text:p>2,44</text:p>
          </table:table-cell>
          <table:table-cell table:style-name="ce6" table:formula="of:=[.F137]+[.E138]" office:value-type="float" office:value="349.897058823529" calcext:value-type="float">
            <text:p>349,90</text:p>
          </table:table-cell>
          <table:table-cell table:number-columns-repeated="1018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etworkUtils_0_BinaryMutator</text:p>
          </table:table-cell>
          <table:table-cell table:style-name="ce1" table:formula="of:=[.D138]+[.B139]" office:value-type="float" office:value="23960" calcext:value-type="float">
            <text:p>23960</text:p>
          </table:table-cell>
          <table:table-cell table:style-name="ce6" table:formula="of:=[.B139]/[.$B$1]" office:value-type="float" office:value="2.45588235294118" calcext:value-type="float">
            <text:p>2,46</text:p>
          </table:table-cell>
          <table:table-cell table:style-name="ce6" table:formula="of:=[.F138]+[.E139]" office:value-type="float" office:value="352.352941176471" calcext:value-type="float">
            <text:p>352,35</text:p>
          </table:table-cell>
          <table:table-cell table:number-columns-repeated="1018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etworkUtils_1_BinaryMutator</text:p>
          </table:table-cell>
          <table:table-cell table:style-name="ce1" table:formula="of:=[.D139]+[.B140]" office:value-type="float" office:value="24126" calcext:value-type="float">
            <text:p>24126</text:p>
          </table:table-cell>
          <table:table-cell table:style-name="ce6" table:formula="of:=[.B140]/[.$B$1]" office:value-type="float" office:value="2.44117647058824" calcext:value-type="float">
            <text:p>2,44</text:p>
          </table:table-cell>
          <table:table-cell table:style-name="ce6" table:formula="of:=[.F139]+[.E140]" office:value-type="float" office:value="354.794117647059" calcext:value-type="float">
            <text:p>354,79</text:p>
          </table:table-cell>
          <table:table-cell table:number-columns-repeated="101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etworkUtils_2_BinaryMutator</text:p>
          </table:table-cell>
          <table:table-cell table:style-name="ce1" table:formula="of:=[.D140]+[.B141]" office:value-type="float" office:value="24291" calcext:value-type="float">
            <text:p>24291</text:p>
          </table:table-cell>
          <table:table-cell table:style-name="ce6" table:formula="of:=[.B141]/[.$B$1]" office:value-type="float" office:value="2.42647058823529" calcext:value-type="float">
            <text:p>2,43</text:p>
          </table:table-cell>
          <table:table-cell table:style-name="ce6" table:formula="of:=[.F140]+[.E141]" office:value-type="float" office:value="357.220588235294" calcext:value-type="float">
            <text:p>357,22</text:p>
          </table:table-cell>
          <table:table-cell table:number-columns-repeated="101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etworkUtils_3_BinaryMutator</text:p>
          </table:table-cell>
          <table:table-cell table:style-name="ce1" table:formula="of:=[.D141]+[.B142]" office:value-type="float" office:value="24458" calcext:value-type="float">
            <text:p>24458</text:p>
          </table:table-cell>
          <table:table-cell table:style-name="ce6" table:formula="of:=[.B142]/[.$B$1]" office:value-type="float" office:value="2.45588235294118" calcext:value-type="float">
            <text:p>2,46</text:p>
          </table:table-cell>
          <table:table-cell table:style-name="ce6" table:formula="of:=[.F141]+[.E142]" office:value-type="float" office:value="359.676470588235" calcext:value-type="float">
            <text:p>359,68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MovementMethod_0_BinaryMutator</text:p>
          </table:table-cell>
          <table:table-cell table:style-name="ce1" table:formula="of:=[.D142]+[.B143]" office:value-type="float" office:value="24627" calcext:value-type="float">
            <text:p>24627</text:p>
          </table:table-cell>
          <table:table-cell table:style-name="ce6" table:formula="of:=[.B143]/[.$B$1]" office:value-type="float" office:value="2.48529411764706" calcext:value-type="float">
            <text:p>2,49</text:p>
          </table:table-cell>
          <table:table-cell table:style-name="ce6" table:formula="of:=[.F142]+[.E143]" office:value-type="float" office:value="362.161764705882" calcext:value-type="float">
            <text:p>362,16</text:p>
          </table:table-cell>
          <table:table-cell table:number-columns-repeated="1018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MatchOffsetHighlighter_0_BinaryMutator</text:p>
          </table:table-cell>
          <table:table-cell table:style-name="ce1" table:formula="of:=[.D143]+[.B144]" office:value-type="float" office:value="24794" calcext:value-type="float">
            <text:p>24794</text:p>
          </table:table-cell>
          <table:table-cell table:style-name="ce6" table:formula="of:=[.B144]/[.$B$1]" office:value-type="float" office:value="2.45588235294118" calcext:value-type="float">
            <text:p>2,46</text:p>
          </table:table-cell>
          <table:table-cell table:style-name="ce6" table:formula="of:=[.F143]+[.E144]" office:value-type="float" office:value="364.617647058824" calcext:value-type="float">
            <text:p>364,62</text:p>
          </table:table-cell>
          <table:table-cell table:number-columns-repeated="1018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MatchOffsetHighlighter_1_BinaryMutator</text:p>
          </table:table-cell>
          <table:table-cell table:style-name="ce1" table:formula="of:=[.D144]+[.B145]" office:value-type="float" office:value="24963" calcext:value-type="float">
            <text:p>24963</text:p>
          </table:table-cell>
          <table:table-cell table:style-name="ce6" table:formula="of:=[.B145]/[.$B$1]" office:value-type="float" office:value="2.48529411764706" calcext:value-type="float">
            <text:p>2,49</text:p>
          </table:table-cell>
          <table:table-cell table:style-name="ce6" table:formula="of:=[.F144]+[.E145]" office:value-type="float" office:value="367.102941176471" calcext:value-type="float">
            <text:p>367,10</text:p>
          </table:table-cell>
          <table:table-cell table:number-columns-repeated="1018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MatchOffsetHighlighter_2_BinaryMutator</text:p>
          </table:table-cell>
          <table:table-cell table:style-name="ce1" table:formula="of:=[.D145]+[.B146]" office:value-type="float" office:value="25132" calcext:value-type="float">
            <text:p>25132</text:p>
          </table:table-cell>
          <table:table-cell table:style-name="ce6" table:formula="of:=[.B146]/[.$B$1]" office:value-type="float" office:value="2.48529411764706" calcext:value-type="float">
            <text:p>2,49</text:p>
          </table:table-cell>
          <table:table-cell table:style-name="ce6" table:formula="of:=[.F145]+[.E146]" office:value-type="float" office:value="369.588235294118" calcext:value-type="float">
            <text:p>369,59</text:p>
          </table:table-cell>
          <table:table-cell table:number-columns-repeated="1018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MatchOffsetHighlighter_3_BinaryMutator</text:p>
          </table:table-cell>
          <table:table-cell table:style-name="ce1" table:formula="of:=[.D146]+[.B147]" office:value-type="float" office:value="25301" calcext:value-type="float">
            <text:p>25301</text:p>
          </table:table-cell>
          <table:table-cell table:style-name="ce6" table:formula="of:=[.B147]/[.$B$1]" office:value-type="float" office:value="2.48529411764706" calcext:value-type="float">
            <text:p>2,49</text:p>
          </table:table-cell>
          <table:table-cell table:style-name="ce6" table:formula="of:=[.F146]+[.E147]" office:value-type="float" office:value="372.073529411765" calcext:value-type="float">
            <text:p>372,07</text:p>
          </table:table-cell>
          <table:table-cell table:number-columns-repeated="1018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MatchOffsetHighlighter_4_BinaryMutator</text:p>
          </table:table-cell>
          <table:table-cell table:style-name="ce1" table:formula="of:=[.D147]+[.B148]" office:value-type="float" office:value="25470" calcext:value-type="float">
            <text:p>25470</text:p>
          </table:table-cell>
          <table:table-cell table:style-name="ce6" table:formula="of:=[.B148]/[.$B$1]" office:value-type="float" office:value="2.48529411764706" calcext:value-type="float">
            <text:p>2,49</text:p>
          </table:table-cell>
          <table:table-cell table:style-name="ce6" table:formula="of:=[.F147]+[.E148]" office:value-type="float" office:value="374.558823529412" calcext:value-type="float">
            <text:p>374,56</text:p>
          </table:table-cell>
          <table:table-cell table:number-columns-repeated="1018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MatchOffsetHighlighter_5_BinaryMutator</text:p>
          </table:table-cell>
          <table:table-cell table:style-name="ce1" table:formula="of:=[.D148]+[.B149]" office:value-type="float" office:value="25638" calcext:value-type="float">
            <text:p>25638</text:p>
          </table:table-cell>
          <table:table-cell table:style-name="ce6" table:formula="of:=[.B149]/[.$B$1]" office:value-type="float" office:value="2.47058823529412" calcext:value-type="float">
            <text:p>2,47</text:p>
          </table:table-cell>
          <table:table-cell table:style-name="ce6" table:formula="of:=[.F148]+[.E149]" office:value-type="float" office:value="377.029411764706" calcext:value-type="float">
            <text:p>377,03</text:p>
          </table:table-cell>
          <table:table-cell table:number-columns-repeated="1018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MatchOffsetHighlighter_6_BinaryMutator</text:p>
          </table:table-cell>
          <table:table-cell table:style-name="ce1" table:formula="of:=[.D149]+[.B150]" office:value-type="float" office:value="25805" calcext:value-type="float">
            <text:p>25805</text:p>
          </table:table-cell>
          <table:table-cell table:style-name="ce6" table:formula="of:=[.B150]/[.$B$1]" office:value-type="float" office:value="2.45588235294118" calcext:value-type="float">
            <text:p>2,46</text:p>
          </table:table-cell>
          <table:table-cell table:style-name="ce6" table:formula="of:=[.F149]+[.E150]" office:value-type="float" office:value="379.485294117647" calcext:value-type="float">
            <text:p>379,49</text:p>
          </table:table-cell>
          <table:table-cell table:number-columns-repeated="1018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MatchOffsetHighlighter_7_BinaryMutator</text:p>
          </table:table-cell>
          <table:table-cell table:style-name="ce1" table:formula="of:=[.D150]+[.B151]" office:value-type="float" office:value="25972" calcext:value-type="float">
            <text:p>25972</text:p>
          </table:table-cell>
          <table:table-cell table:style-name="ce6" table:formula="of:=[.B151]/[.$B$1]" office:value-type="float" office:value="2.45588235294118" calcext:value-type="float">
            <text:p>2,46</text:p>
          </table:table-cell>
          <table:table-cell table:style-name="ce6" table:formula="of:=[.F150]+[.E151]" office:value-type="float" office:value="381.941176470588" calcext:value-type="float">
            <text:p>381,94</text:p>
          </table:table-cell>
          <table:table-cell table:number-columns-repeated="1018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MatchOffsetHighlighter_8_BinaryMutator</text:p>
          </table:table-cell>
          <table:table-cell table:style-name="ce1" table:formula="of:=[.D151]+[.B152]" office:value-type="float" office:value="26143" calcext:value-type="float">
            <text:p>26143</text:p>
          </table:table-cell>
          <table:table-cell table:style-name="ce6" table:formula="of:=[.B152]/[.$B$1]" office:value-type="float" office:value="2.51470588235294" calcext:value-type="float">
            <text:p>2,51</text:p>
          </table:table-cell>
          <table:table-cell table:style-name="ce6" table:formula="of:=[.F151]+[.E152]" office:value-type="float" office:value="384.455882352941" calcext:value-type="float">
            <text:p>384,46</text:p>
          </table:table-cell>
          <table:table-cell table:number-columns-repeated="1018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MatchOffsetHighlighter_9_BinaryMutator</text:p>
          </table:table-cell>
          <table:table-cell table:style-name="ce1" table:formula="of:=[.D152]+[.B153]" office:value-type="float" office:value="26313" calcext:value-type="float">
            <text:p>26313</text:p>
          </table:table-cell>
          <table:table-cell table:style-name="ce6" table:formula="of:=[.B153]/[.$B$1]" office:value-type="float" office:value="2.5" calcext:value-type="float">
            <text:p>2,50</text:p>
          </table:table-cell>
          <table:table-cell table:style-name="ce6" table:formula="of:=[.F152]+[.E153]" office:value-type="float" office:value="386.955882352941" calcext:value-type="float">
            <text:p>386,96</text:p>
          </table:table-cell>
          <table:table-cell table:number-columns-repeated="1018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MatchOffsetHighlighter_10_BinaryMutator</text:p>
          </table:table-cell>
          <table:table-cell table:style-name="ce1" table:formula="of:=[.D153]+[.B154]" office:value-type="float" office:value="26484" calcext:value-type="float">
            <text:p>26484</text:p>
          </table:table-cell>
          <table:table-cell table:style-name="ce6" table:formula="of:=[.B154]/[.$B$1]" office:value-type="float" office:value="2.51470588235294" calcext:value-type="float">
            <text:p>2,51</text:p>
          </table:table-cell>
          <table:table-cell table:style-name="ce6" table:formula="of:=[.F153]+[.E154]" office:value-type="float" office:value="389.470588235294" calcext:value-type="float">
            <text:p>389,47</text:p>
          </table:table-cell>
          <table:table-cell table:number-columns-repeated="1018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DrawableUtils_0_BinaryMutator</text:p>
          </table:table-cell>
          <table:table-cell table:style-name="ce1" table:formula="of:=[.D154]+[.B155]" office:value-type="float" office:value="26652" calcext:value-type="float">
            <text:p>26652</text:p>
          </table:table-cell>
          <table:table-cell table:style-name="ce6" table:formula="of:=[.B155]/[.$B$1]" office:value-type="float" office:value="2.47058823529412" calcext:value-type="float">
            <text:p>2,47</text:p>
          </table:table-cell>
          <table:table-cell table:style-name="ce6" table:formula="of:=[.F154]+[.E155]" office:value-type="float" office:value="391.941176470588" calcext:value-type="float">
            <text:p>391,94</text:p>
          </table:table-cell>
          <table:table-cell table:number-columns-repeated="101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DisplayUtils_0_BinaryMutator</text:p>
          </table:table-cell>
          <table:table-cell table:style-name="ce1" table:formula="of:=[.D155]+[.B156]" office:value-type="float" office:value="26821" calcext:value-type="float">
            <text:p>26821</text:p>
          </table:table-cell>
          <table:table-cell table:style-name="ce6" table:formula="of:=[.B156]/[.$B$1]" office:value-type="float" office:value="2.48529411764706" calcext:value-type="float">
            <text:p>2,49</text:p>
          </table:table-cell>
          <table:table-cell table:style-name="ce6" table:formula="of:=[.F155]+[.E156]" office:value-type="float" office:value="394.426470588235" calcext:value-type="float">
            <text:p>394,43</text:p>
          </table:table-cell>
          <table:table-cell table:number-columns-repeated="101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SignupActivity_0_LengthyGUICreationOperatorMutator</text:p>
          </table:table-cell>
          <table:table-cell table:style-name="ce1" table:formula="of:=[.D156]+[.B157]" office:value-type="float" office:value="26989" calcext:value-type="float">
            <text:p>26989</text:p>
          </table:table-cell>
          <table:table-cell table:style-name="ce6" table:formula="of:=[.B157]/[.$B$1]" office:value-type="float" office:value="2.47058823529412" calcext:value-type="float">
            <text:p>2,47</text:p>
          </table:table-cell>
          <table:table-cell table:style-name="ce6" table:formula="of:=[.F156]+[.E157]" office:value-type="float" office:value="396.89705882353" calcext:value-type="float">
            <text:p>396,90</text:p>
          </table:table-cell>
          <table:table-cell table:number-columns-repeated="101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implenoteSignupActivity_1_FindViewByIdReturnsNullOperatorMutator</text:p>
          </table:table-cell>
          <table:table-cell table:style-name="ce1" table:formula="of:=[.D157]+[.B158]" office:value-type="float" office:value="27156" calcext:value-type="float">
            <text:p>27156</text:p>
          </table:table-cell>
          <table:table-cell table:style-name="ce6" table:formula="of:=[.B158]/[.$B$1]" office:value-type="float" office:value="2.45588235294118" calcext:value-type="float">
            <text:p>2,46</text:p>
          </table:table-cell>
          <table:table-cell table:style-name="ce6" table:formula="of:=[.F157]+[.E158]" office:value-type="float" office:value="399.352941176471" calcext:value-type="float">
            <text:p>399,35</text:p>
          </table:table-cell>
          <table:table-cell table:number-columns-repeated="1018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implenoteSignupActivity_2_InvalidIDFindViewOperatorMutator</text:p>
          </table:table-cell>
          <table:table-cell table:style-name="ce1" table:formula="of:=[.D158]+[.B159]" office:value-type="float" office:value="27322" calcext:value-type="float">
            <text:p>27322</text:p>
          </table:table-cell>
          <table:table-cell table:style-name="ce6" table:formula="of:=[.B159]/[.$B$1]" office:value-type="float" office:value="2.44117647058824" calcext:value-type="float">
            <text:p>2,44</text:p>
          </table:table-cell>
          <table:table-cell table:style-name="ce6" table:formula="of:=[.F158]+[.E159]" office:value-type="float" office:value="401.794117647059" calcext:value-type="float">
            <text:p>401,79</text:p>
          </table:table-cell>
          <table:table-cell table:number-columns-repeated="1018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SignupActivity_3_InvalidViewFocusOperatorMutator</text:p>
          </table:table-cell>
          <table:table-cell table:style-name="ce1" table:formula="of:=[.D159]+[.B160]" office:value-type="float" office:value="27490" calcext:value-type="float">
            <text:p>27490</text:p>
          </table:table-cell>
          <table:table-cell table:style-name="ce6" table:formula="of:=[.B160]/[.$B$1]" office:value-type="float" office:value="2.47058823529412" calcext:value-type="float">
            <text:p>2,47</text:p>
          </table:table-cell>
          <table:table-cell table:style-name="ce6" table:formula="of:=[.F159]+[.E160]" office:value-type="float" office:value="404.264705882353" calcext:value-type="float">
            <text:p>404,26</text:p>
          </table:table-cell>
          <table:table-cell table:number-columns-repeated="1018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SignupActivity_4_ViewComponentNotVisibleOperatorMutator</text:p>
          </table:table-cell>
          <table:table-cell table:style-name="ce1" table:formula="of:=[.D160]+[.B161]" office:value-type="float" office:value="27658" calcext:value-type="float">
            <text:p>27658</text:p>
          </table:table-cell>
          <table:table-cell table:style-name="ce6" table:formula="of:=[.B161]/[.$B$1]" office:value-type="float" office:value="2.47058823529412" calcext:value-type="float">
            <text:p>2,47</text:p>
          </table:table-cell>
          <table:table-cell table:style-name="ce6" table:formula="of:=[.F160]+[.E161]" office:value-type="float" office:value="406.735294117647" calcext:value-type="float">
            <text:p>406,74</text:p>
          </table:table-cell>
          <table:table-cell table:number-columns-repeated="1018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gnupFragment_0_InvalidViewFocusOperatorMutator</text:p>
          </table:table-cell>
          <table:table-cell table:style-name="ce1" table:formula="of:=[.D161]+[.B162]" office:value-type="float" office:value="27827" calcext:value-type="float">
            <text:p>27827</text:p>
          </table:table-cell>
          <table:table-cell table:style-name="ce6" table:formula="of:=[.B162]/[.$B$1]" office:value-type="float" office:value="2.48529411764706" calcext:value-type="float">
            <text:p>2,49</text:p>
          </table:table-cell>
          <table:table-cell table:style-name="ce6" table:formula="of:=[.F161]+[.E162]" office:value-type="float" office:value="409.220588235294" calcext:value-type="float">
            <text:p>409,22</text:p>
          </table:table-cell>
          <table:table-cell table:number-columns-repeated="101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ignupFragment_1_ViewComponentNotVisibleOperatorMutator</text:p>
          </table:table-cell>
          <table:table-cell table:style-name="ce1" table:formula="of:=[.D162]+[.B163]" office:value-type="float" office:value="27993" calcext:value-type="float">
            <text:p>27993</text:p>
          </table:table-cell>
          <table:table-cell table:style-name="ce6" table:formula="of:=[.B163]/[.$B$1]" office:value-type="float" office:value="2.44117647058824" calcext:value-type="float">
            <text:p>2,44</text:p>
          </table:table-cell>
          <table:table-cell table:style-name="ce6" table:formula="of:=[.F162]+[.E163]" office:value-type="float" office:value="411.661764705883" calcext:value-type="float">
            <text:p>411,66</text:p>
          </table:table-cell>
          <table:table-cell table:number-columns-repeated="1018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gnupFragment_2_BuggyGUIListenerOperatorMutator</text:p>
          </table:table-cell>
          <table:table-cell table:style-name="ce1" table:formula="of:=[.D163]+[.B164]" office:value-type="float" office:value="28163" calcext:value-type="float">
            <text:p>28163</text:p>
          </table:table-cell>
          <table:table-cell table:style-name="ce6" table:formula="of:=[.B164]/[.$B$1]" office:value-type="float" office:value="2.5" calcext:value-type="float">
            <text:p>2,50</text:p>
          </table:table-cell>
          <table:table-cell table:style-name="ce6" table:formula="of:=[.F163]+[.E164]" office:value-type="float" office:value="414.161764705883" calcext:value-type="float">
            <text:p>414,16</text:p>
          </table:table-cell>
          <table:table-cell table:number-columns-repeated="1018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ignupFragment_3_LengthyGUIListenerOperatorMutator</text:p>
          </table:table-cell>
          <table:table-cell table:style-name="ce1" table:formula="of:=[.D164]+[.B165]" office:value-type="float" office:value="28330" calcext:value-type="float">
            <text:p>28330</text:p>
          </table:table-cell>
          <table:table-cell table:style-name="ce6" table:formula="of:=[.B165]/[.$B$1]" office:value-type="float" office:value="2.45588235294118" calcext:value-type="float">
            <text:p>2,46</text:p>
          </table:table-cell>
          <table:table-cell table:style-name="ce6" table:formula="of:=[.F164]+[.E165]" office:value-type="float" office:value="416.617647058824" calcext:value-type="float">
            <text:p>416,62</text:p>
          </table:table-cell>
          <table:table-cell table:number-columns-repeated="1018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gnupFragment_4_BuggyGUIListenerOperatorMutator</text:p>
          </table:table-cell>
          <table:table-cell table:style-name="ce1" table:formula="of:=[.D165]+[.B166]" office:value-type="float" office:value="28499" calcext:value-type="float">
            <text:p>28499</text:p>
          </table:table-cell>
          <table:table-cell table:style-name="ce6" table:formula="of:=[.B166]/[.$B$1]" office:value-type="float" office:value="2.48529411764706" calcext:value-type="float">
            <text:p>2,49</text:p>
          </table:table-cell>
          <table:table-cell table:style-name="ce6" table:formula="of:=[.F165]+[.E166]" office:value-type="float" office:value="419.102941176471" calcext:value-type="float">
            <text:p>419,10</text:p>
          </table:table-cell>
          <table:table-cell table:number-columns-repeated="1018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gnupFragment_5_LengthyGUIListenerOperatorMutator</text:p>
          </table:table-cell>
          <table:table-cell table:style-name="ce1" table:formula="of:=[.D166]+[.B167]" office:value-type="float" office:value="28667" calcext:value-type="float">
            <text:p>28667</text:p>
          </table:table-cell>
          <table:table-cell table:style-name="ce6" table:formula="of:=[.B167]/[.$B$1]" office:value-type="float" office:value="2.47058823529412" calcext:value-type="float">
            <text:p>2,47</text:p>
          </table:table-cell>
          <table:table-cell table:style-name="ce6" table:formula="of:=[.F166]+[.E167]" office:value-type="float" office:value="421.573529411765" calcext:value-type="float">
            <text:p>421,57</text:p>
          </table:table-cell>
          <table:table-cell table:number-columns-repeated="1018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AuthenticationActivity_0_NullIntentOperatorMutator</text:p>
          </table:table-cell>
          <table:table-cell table:style-name="ce1" table:formula="of:=[.D167]+[.B168]" office:value-type="float" office:value="28836" calcext:value-type="float">
            <text:p>28836</text:p>
          </table:table-cell>
          <table:table-cell table:style-name="ce6" table:formula="of:=[.B168]/[.$B$1]" office:value-type="float" office:value="2.48529411764706" calcext:value-type="float">
            <text:p>2,49</text:p>
          </table:table-cell>
          <table:table-cell table:style-name="ce6" table:formula="of:=[.F167]+[.E168]" office:value-type="float" office:value="424.058823529412" calcext:value-type="float">
            <text:p>424,06</text:p>
          </table:table-cell>
          <table:table-cell table:number-columns-repeated="1018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AuthenticationActivity_1_InvalidKeyIntentOperatorMutator</text:p>
          </table:table-cell>
          <table:table-cell table:style-name="ce1" table:formula="of:=[.D168]+[.B169]" office:value-type="float" office:value="29004" calcext:value-type="float">
            <text:p>29004</text:p>
          </table:table-cell>
          <table:table-cell table:style-name="ce6" table:formula="of:=[.B169]/[.$B$1]" office:value-type="float" office:value="2.47058823529412" calcext:value-type="float">
            <text:p>2,47</text:p>
          </table:table-cell>
          <table:table-cell table:style-name="ce6" table:formula="of:=[.F168]+[.E169]" office:value-type="float" office:value="426.529411764706" calcext:value-type="float">
            <text:p>426,53</text:p>
          </table:table-cell>
          <table:table-cell table:number-columns-repeated="1018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AuthenticationActivity_2_RandomActionIntentDefinitionOperatorMutator</text:p>
          </table:table-cell>
          <table:table-cell table:style-name="ce1" table:formula="of:=[.D169]+[.B170]" office:value-type="float" office:value="29173" calcext:value-type="float">
            <text:p>29173</text:p>
          </table:table-cell>
          <table:table-cell table:style-name="ce6" table:formula="of:=[.B170]/[.$B$1]" office:value-type="float" office:value="2.48529411764706" calcext:value-type="float">
            <text:p>2,49</text:p>
          </table:table-cell>
          <table:table-cell table:style-name="ce6" table:formula="of:=[.F169]+[.E170]" office:value-type="float" office:value="429.014705882353" calcext:value-type="float">
            <text:p>429,01</text:p>
          </table:table-cell>
          <table:table-cell table:number-columns-repeated="1018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implenoteAuthenticationActivity_3_NullIntentOperatorMutator</text:p>
          </table:table-cell>
          <table:table-cell table:style-name="ce1" table:formula="of:=[.D170]+[.B171]" office:value-type="float" office:value="29340" calcext:value-type="float">
            <text:p>29340</text:p>
          </table:table-cell>
          <table:table-cell table:style-name="ce6" table:formula="of:=[.B171]/[.$B$1]" office:value-type="float" office:value="2.45588235294118" calcext:value-type="float">
            <text:p>2,46</text:p>
          </table:table-cell>
          <table:table-cell table:style-name="ce6" table:formula="of:=[.F170]+[.E171]" office:value-type="float" office:value="431.470588235294" calcext:value-type="float">
            <text:p>431,47</text:p>
          </table:table-cell>
          <table:table-cell table:number-columns-repeated="1018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AuthenticationActivity_4_InvalidKeyIntentOperatorMutator</text:p>
          </table:table-cell>
          <table:table-cell table:style-name="ce1" table:formula="of:=[.D171]+[.B172]" office:value-type="float" office:value="29508" calcext:value-type="float">
            <text:p>29508</text:p>
          </table:table-cell>
          <table:table-cell table:style-name="ce6" table:formula="of:=[.B172]/[.$B$1]" office:value-type="float" office:value="2.47058823529412" calcext:value-type="float">
            <text:p>2,47</text:p>
          </table:table-cell>
          <table:table-cell table:style-name="ce6" table:formula="of:=[.F171]+[.E172]" office:value-type="float" office:value="433.941176470589" calcext:value-type="float">
            <text:p>433,94</text:p>
          </table:table-cell>
          <table:table-cell table:number-columns-repeated="1018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mplenoteAuthenticationActivity_5_RandomActionIntentDefinitionOperatorMutator</text:p>
          </table:table-cell>
          <table:table-cell table:style-name="ce1" table:formula="of:=[.D172]+[.B173]" office:value-type="float" office:value="29677" calcext:value-type="float">
            <text:p>29677</text:p>
          </table:table-cell>
          <table:table-cell table:style-name="ce6" table:formula="of:=[.B173]/[.$B$1]" office:value-type="float" office:value="2.48529411764706" calcext:value-type="float">
            <text:p>2,49</text:p>
          </table:table-cell>
          <table:table-cell table:style-name="ce6" table:formula="of:=[.F172]+[.E173]" office:value-type="float" office:value="436.426470588236" calcext:value-type="float">
            <text:p>436,43</text:p>
          </table:table-cell>
          <table:table-cell table:number-columns-repeated="1018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implenoteAuthenticationActivity_6_NullValueIntentPutExtraOperatorMutator</text:p>
          </table:table-cell>
          <table:table-cell table:style-name="ce1" table:formula="of:=[.D173]+[.B174]" office:value-type="float" office:value="29843" calcext:value-type="float">
            <text:p>29843</text:p>
          </table:table-cell>
          <table:table-cell table:style-name="ce6" table:formula="of:=[.B174]/[.$B$1]" office:value-type="float" office:value="2.44117647058824" calcext:value-type="float">
            <text:p>2,44</text:p>
          </table:table-cell>
          <table:table-cell table:style-name="ce6" table:formula="of:=[.F173]+[.E174]" office:value-type="float" office:value="438.867647058824" calcext:value-type="float">
            <text:p>438,87</text:p>
          </table:table-cell>
          <table:table-cell table:number-columns-repeated="1018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AuthenticationActivity_7_IntentPayloadReplacementOperatorMutator</text:p>
          </table:table-cell>
          <table:table-cell table:style-name="ce1" table:formula="of:=[.D174]+[.B175]" office:value-type="float" office:value="30011" calcext:value-type="float">
            <text:p>30011</text:p>
          </table:table-cell>
          <table:table-cell table:style-name="ce6" table:formula="of:=[.B175]/[.$B$1]" office:value-type="float" office:value="2.47058823529412" calcext:value-type="float">
            <text:p>2,47</text:p>
          </table:table-cell>
          <table:table-cell table:style-name="ce6" table:formula="of:=[.F174]+[.E175]" office:value-type="float" office:value="441.338235294118" calcext:value-type="float">
            <text:p>441,34</text:p>
          </table:table-cell>
          <table:table-cell table:number-columns-repeated="1018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plenoteAuthenticationActivity_8_RandomActionIntentDefinitionOperatorMutator</text:p>
          </table:table-cell>
          <table:table-cell table:style-name="ce1" table:formula="of:=[.D175]+[.B176]" office:value-type="float" office:value="30179" calcext:value-type="float">
            <text:p>30179</text:p>
          </table:table-cell>
          <table:table-cell table:style-name="ce6" table:formula="of:=[.B176]/[.$B$1]" office:value-type="float" office:value="2.47058823529412" calcext:value-type="float">
            <text:p>2,47</text:p>
          </table:table-cell>
          <table:table-cell table:style-name="ce6" table:formula="of:=[.F175]+[.E176]" office:value-type="float" office:value="443.808823529412" calcext:value-type="float">
            <text:p>443,81</text:p>
          </table:table-cell>
          <table:table-cell table:number-columns-repeated="1018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implenoteAuthenticationActivity_9_RandomActionIntentDefinitionOperatorMutator</text:p>
          </table:table-cell>
          <table:table-cell table:style-name="ce1" table:formula="of:=[.D176]+[.B177]" office:value-type="float" office:value="30346" calcext:value-type="float">
            <text:p>30346</text:p>
          </table:table-cell>
          <table:table-cell table:style-name="ce6" table:formula="of:=[.B177]/[.$B$1]" office:value-type="float" office:value="2.45588235294118" calcext:value-type="float">
            <text:p>2,46</text:p>
          </table:table-cell>
          <table:table-cell table:style-name="ce6" table:formula="of:=[.F176]+[.E177]" office:value-type="float" office:value="446.264705882353" calcext:value-type="float">
            <text:p>446,26</text:p>
          </table:table-cell>
          <table:table-cell table:number-columns-repeated="1018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0_NullIntentOperatorMutator</text:p>
          </table:table-cell>
          <table:table-cell table:style-name="ce1" table:formula="of:=[.D177]+[.B178]" office:value-type="float" office:value="30514" calcext:value-type="float">
            <text:p>30514</text:p>
          </table:table-cell>
          <table:table-cell table:style-name="ce6" table:formula="of:=[.B178]/[.$B$1]" office:value-type="float" office:value="2.47058823529412" calcext:value-type="float">
            <text:p>2,47</text:p>
          </table:table-cell>
          <table:table-cell table:style-name="ce6" table:formula="of:=[.F177]+[.E178]" office:value-type="float" office:value="448.735294117647" calcext:value-type="float">
            <text:p>448,74</text:p>
          </table:table-cell>
          <table:table-cell table:number-columns-repeated="1018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Light_1_InvalidKeyIntentOperatorMutator</text:p>
          </table:table-cell>
          <table:table-cell table:style-name="ce1" table:formula="of:=[.D178]+[.B179]" office:value-type="float" office:value="30684" calcext:value-type="float">
            <text:p>30684</text:p>
          </table:table-cell>
          <table:table-cell table:style-name="ce6" table:formula="of:=[.B179]/[.$B$1]" office:value-type="float" office:value="2.5" calcext:value-type="float">
            <text:p>2,50</text:p>
          </table:table-cell>
          <table:table-cell table:style-name="ce6" table:formula="of:=[.F178]+[.E179]" office:value-type="float" office:value="451.235294117647" calcext:value-type="float">
            <text:p>451,24</text:p>
          </table:table-cell>
          <table:table-cell table:number-columns-repeated="1018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2_RandomActionIntentDefinitionOperatorMutator</text:p>
          </table:table-cell>
          <table:table-cell table:style-name="ce1" table:formula="of:=[.D179]+[.B180]" office:value-type="float" office:value="30852" calcext:value-type="float">
            <text:p>30852</text:p>
          </table:table-cell>
          <table:table-cell table:style-name="ce6" table:formula="of:=[.B180]/[.$B$1]" office:value-type="float" office:value="2.47058823529412" calcext:value-type="float">
            <text:p>2,47</text:p>
          </table:table-cell>
          <table:table-cell table:style-name="ce6" table:formula="of:=[.F179]+[.E180]" office:value-type="float" office:value="453.705882352942" calcext:value-type="float">
            <text:p>453,71</text:p>
          </table:table-cell>
          <table:table-cell table:number-columns-repeated="1018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Light_3_NullValueIntentPutExtraOperatorMutator</text:p>
          </table:table-cell>
          <table:table-cell table:style-name="ce1" table:formula="of:=[.D180]+[.B181]" office:value-type="float" office:value="31019" calcext:value-type="float">
            <text:p>31019</text:p>
          </table:table-cell>
          <table:table-cell table:style-name="ce6" table:formula="of:=[.B181]/[.$B$1]" office:value-type="float" office:value="2.45588235294118" calcext:value-type="float">
            <text:p>2,46</text:p>
          </table:table-cell>
          <table:table-cell table:style-name="ce6" table:formula="of:=[.F180]+[.E181]" office:value-type="float" office:value="456.161764705883" calcext:value-type="float">
            <text:p>456,16</text:p>
          </table:table-cell>
          <table:table-cell table:number-columns-repeated="1018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4_IntentPayloadReplacementOperatorMutator</text:p>
          </table:table-cell>
          <table:table-cell table:style-name="ce1" table:formula="of:=[.D181]+[.B182]" office:value-type="float" office:value="31187" calcext:value-type="float">
            <text:p>31187</text:p>
          </table:table-cell>
          <table:table-cell table:style-name="ce6" table:formula="of:=[.B182]/[.$B$1]" office:value-type="float" office:value="2.47058823529412" calcext:value-type="float">
            <text:p>2,47</text:p>
          </table:table-cell>
          <table:table-cell table:style-name="ce6" table:formula="of:=[.F181]+[.E182]" office:value-type="float" office:value="458.632352941177" calcext:value-type="float">
            <text:p>458,63</text:p>
          </table:table-cell>
          <table:table-cell table:number-columns-repeated="1018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5_RandomActionIntentDefinitionOperatorMutator</text:p>
          </table:table-cell>
          <table:table-cell table:style-name="ce1" table:formula="of:=[.D182]+[.B183]" office:value-type="float" office:value="31355" calcext:value-type="float">
            <text:p>31355</text:p>
          </table:table-cell>
          <table:table-cell table:style-name="ce6" table:formula="of:=[.B183]/[.$B$1]" office:value-type="float" office:value="2.47058823529412" calcext:value-type="float">
            <text:p>2,47</text:p>
          </table:table-cell>
          <table:table-cell table:style-name="ce6" table:formula="of:=[.F182]+[.E183]" office:value-type="float" office:value="461.102941176471" calcext:value-type="float">
            <text:p>461,1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6_RandomActionIntentDefinitionOperatorMutator</text:p>
          </table:table-cell>
          <table:table-cell table:style-name="ce1" table:formula="of:=[.D183]+[.B184]" office:value-type="float" office:value="31523" calcext:value-type="float">
            <text:p>31523</text:p>
          </table:table-cell>
          <table:table-cell table:style-name="ce6" table:formula="of:=[.B184]/[.$B$1]" office:value-type="float" office:value="2.47058823529412" calcext:value-type="float">
            <text:p>2,47</text:p>
          </table:table-cell>
          <table:table-cell table:style-name="ce6" table:formula="of:=[.F183]+[.E184]" office:value-type="float" office:value="463.573529411765" calcext:value-type="float">
            <text:p>463,57</text:p>
          </table:table-cell>
          <table:table-cell table:number-columns-repeated="1018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Light_7_NullIntentOperatorMutator</text:p>
          </table:table-cell>
          <table:table-cell table:style-name="ce1" table:formula="of:=[.D184]+[.B185]" office:value-type="float" office:value="31690" calcext:value-type="float">
            <text:p>31690</text:p>
          </table:table-cell>
          <table:table-cell table:style-name="ce6" table:formula="of:=[.B185]/[.$B$1]" office:value-type="float" office:value="2.45588235294118" calcext:value-type="float">
            <text:p>2,46</text:p>
          </table:table-cell>
          <table:table-cell table:style-name="ce6" table:formula="of:=[.F184]+[.E185]" office:value-type="float" office:value="466.029411764706" calcext:value-type="float">
            <text:p>466,03</text:p>
          </table:table-cell>
          <table:table-cell table:number-columns-repeated="1018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Light_8_InvalidKeyIntentOperatorMutator</text:p>
          </table:table-cell>
          <table:table-cell table:style-name="ce1" table:formula="of:=[.D185]+[.B186]" office:value-type="float" office:value="31860" calcext:value-type="float">
            <text:p>31860</text:p>
          </table:table-cell>
          <table:table-cell table:style-name="ce6" table:formula="of:=[.B186]/[.$B$1]" office:value-type="float" office:value="2.5" calcext:value-type="float">
            <text:p>2,50</text:p>
          </table:table-cell>
          <table:table-cell table:style-name="ce6" table:formula="of:=[.F185]+[.E186]" office:value-type="float" office:value="468.529411764706" calcext:value-type="float">
            <text:p>468,53</text:p>
          </table:table-cell>
          <table:table-cell table:number-columns-repeated="1018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_9_RandomActionIntentDefinitionOperatorMutator</text:p>
          </table:table-cell>
          <table:table-cell table:style-name="ce1" table:formula="of:=[.D186]+[.B187]" office:value-type="float" office:value="32029" calcext:value-type="float">
            <text:p>32029</text:p>
          </table:table-cell>
          <table:table-cell table:style-name="ce6" table:formula="of:=[.B187]/[.$B$1]" office:value-type="float" office:value="2.48529411764706" calcext:value-type="float">
            <text:p>2,49</text:p>
          </table:table-cell>
          <table:table-cell table:style-name="ce6" table:formula="of:=[.F186]+[.E187]" office:value-type="float" office:value="471.014705882353" calcext:value-type="float">
            <text:p>471,01</text:p>
          </table:table-cell>
          <table:table-cell table:number-columns-repeated="1018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10_RandomActionIntentDefinitionOperatorMutator</text:p>
          </table:table-cell>
          <table:table-cell table:style-name="ce1" table:formula="of:=[.D187]+[.B188]" office:value-type="float" office:value="32197" calcext:value-type="float">
            <text:p>32197</text:p>
          </table:table-cell>
          <table:table-cell table:style-name="ce6" table:formula="of:=[.B188]/[.$B$1]" office:value-type="float" office:value="2.47058823529412" calcext:value-type="float">
            <text:p>2,47</text:p>
          </table:table-cell>
          <table:table-cell table:style-name="ce6" table:formula="of:=[.F187]+[.E188]" office:value-type="float" office:value="473.485294117648" calcext:value-type="float">
            <text:p>473,49</text:p>
          </table:table-cell>
          <table:table-cell table:number-columns-repeated="1018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Light_11_NullValueIntentPutExtraOperatorMutator</text:p>
          </table:table-cell>
          <table:table-cell table:style-name="ce1" table:formula="of:=[.D188]+[.B189]" office:value-type="float" office:value="32363" calcext:value-type="float">
            <text:p>32363</text:p>
          </table:table-cell>
          <table:table-cell table:style-name="ce6" table:formula="of:=[.B189]/[.$B$1]" office:value-type="float" office:value="2.44117647058824" calcext:value-type="float">
            <text:p>2,44</text:p>
          </table:table-cell>
          <table:table-cell table:style-name="ce6" table:formula="of:=[.F188]+[.E189]" office:value-type="float" office:value="475.926470588236" calcext:value-type="float">
            <text:p>475,93</text:p>
          </table:table-cell>
          <table:table-cell table:number-columns-repeated="1018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Light_12_IntentPayloadReplacementOperatorMutator</text:p>
          </table:table-cell>
          <table:table-cell table:style-name="ce1" table:formula="of:=[.D189]+[.B190]" office:value-type="float" office:value="32533" calcext:value-type="float">
            <text:p>32533</text:p>
          </table:table-cell>
          <table:table-cell table:style-name="ce6" table:formula="of:=[.B190]/[.$B$1]" office:value-type="float" office:value="2.5" calcext:value-type="float">
            <text:p>2,50</text:p>
          </table:table-cell>
          <table:table-cell table:style-name="ce6" table:formula="of:=[.F189]+[.E190]" office:value-type="float" office:value="478.426470588236" calcext:value-type="float">
            <text:p>478,43</text:p>
          </table:table-cell>
          <table:table-cell table:number-columns-repeated="1018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13_RandomActionIntentDefinitionOperatorMutator</text:p>
          </table:table-cell>
          <table:table-cell table:style-name="ce1" table:formula="of:=[.D190]+[.B191]" office:value-type="float" office:value="32701" calcext:value-type="float">
            <text:p>32701</text:p>
          </table:table-cell>
          <table:table-cell table:style-name="ce6" table:formula="of:=[.B191]/[.$B$1]" office:value-type="float" office:value="2.47058823529412" calcext:value-type="float">
            <text:p>2,47</text:p>
          </table:table-cell>
          <table:table-cell table:style-name="ce6" table:formula="of:=[.F190]+[.E191]" office:value-type="float" office:value="480.89705882353" calcext:value-type="float">
            <text:p>480,90</text:p>
          </table:table-cell>
          <table:table-cell table:number-columns-repeated="1018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_14_RandomActionIntentDefinitionOperatorMutator</text:p>
          </table:table-cell>
          <table:table-cell table:style-name="ce1" table:formula="of:=[.D191]+[.B192]" office:value-type="float" office:value="32870" calcext:value-type="float">
            <text:p>32870</text:p>
          </table:table-cell>
          <table:table-cell table:style-name="ce6" table:formula="of:=[.B192]/[.$B$1]" office:value-type="float" office:value="2.48529411764706" calcext:value-type="float">
            <text:p>2,49</text:p>
          </table:table-cell>
          <table:table-cell table:style-name="ce6" table:formula="of:=[.F191]+[.E192]" office:value-type="float" office:value="483.382352941177" calcext:value-type="float">
            <text:p>483,38</text:p>
          </table:table-cell>
          <table:table-cell table:number-columns-repeated="1018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15_BinaryMutator</text:p>
          </table:table-cell>
          <table:table-cell table:style-name="ce1" table:formula="of:=[.D192]+[.B193]" office:value-type="float" office:value="33038" calcext:value-type="float">
            <text:p>33038</text:p>
          </table:table-cell>
          <table:table-cell table:style-name="ce6" table:formula="of:=[.B193]/[.$B$1]" office:value-type="float" office:value="2.47058823529412" calcext:value-type="float">
            <text:p>2,47</text:p>
          </table:table-cell>
          <table:table-cell table:style-name="ce6" table:formula="of:=[.F192]+[.E193]" office:value-type="float" office:value="485.852941176471" calcext:value-type="float">
            <text:p>485,85</text:p>
          </table:table-cell>
          <table:table-cell table:number-columns-repeated="1018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_16_NullIntentOperatorMutator</text:p>
          </table:table-cell>
          <table:table-cell table:style-name="ce1" table:formula="of:=[.D193]+[.B194]" office:value-type="float" office:value="33207" calcext:value-type="float">
            <text:p>33207</text:p>
          </table:table-cell>
          <table:table-cell table:style-name="ce6" table:formula="of:=[.B194]/[.$B$1]" office:value-type="float" office:value="2.48529411764706" calcext:value-type="float">
            <text:p>2,49</text:p>
          </table:table-cell>
          <table:table-cell table:style-name="ce6" table:formula="of:=[.F193]+[.E194]" office:value-type="float" office:value="488.338235294118" calcext:value-type="float">
            <text:p>488,34</text:p>
          </table:table-cell>
          <table:table-cell table:number-columns-repeated="1018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_17_InvalidKeyIntentOperatorMutator</text:p>
          </table:table-cell>
          <table:table-cell table:style-name="ce1" table:formula="of:=[.D194]+[.B195]" office:value-type="float" office:value="33376" calcext:value-type="float">
            <text:p>33376</text:p>
          </table:table-cell>
          <table:table-cell table:style-name="ce6" table:formula="of:=[.B195]/[.$B$1]" office:value-type="float" office:value="2.48529411764706" calcext:value-type="float">
            <text:p>2,49</text:p>
          </table:table-cell>
          <table:table-cell table:style-name="ce6" table:formula="of:=[.F194]+[.E195]" office:value-type="float" office:value="490.823529411765" calcext:value-type="float">
            <text:p>490,82</text:p>
          </table:table-cell>
          <table:table-cell table:number-columns-repeated="1018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18_RandomActionIntentDefinitionOperatorMutator</text:p>
          </table:table-cell>
          <table:table-cell table:style-name="ce1" table:formula="of:=[.D195]+[.B196]" office:value-type="float" office:value="33544" calcext:value-type="float">
            <text:p>33544</text:p>
          </table:table-cell>
          <table:table-cell table:style-name="ce6" table:formula="of:=[.B196]/[.$B$1]" office:value-type="float" office:value="2.47058823529412" calcext:value-type="float">
            <text:p>2,47</text:p>
          </table:table-cell>
          <table:table-cell table:style-name="ce6" table:formula="of:=[.F195]+[.E196]" office:value-type="float" office:value="493.294117647059" calcext:value-type="float">
            <text:p>493,29</text:p>
          </table:table-cell>
          <table:table-cell table:number-columns-repeated="101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_19_RandomActionIntentDefinitionOperatorMutator</text:p>
          </table:table-cell>
          <table:table-cell table:style-name="ce1" table:formula="of:=[.D196]+[.B197]" office:value-type="float" office:value="33713" calcext:value-type="float">
            <text:p>33713</text:p>
          </table:table-cell>
          <table:table-cell table:style-name="ce6" table:formula="of:=[.B197]/[.$B$1]" office:value-type="float" office:value="2.48529411764706" calcext:value-type="float">
            <text:p>2,49</text:p>
          </table:table-cell>
          <table:table-cell table:style-name="ce6" table:formula="of:=[.F196]+[.E197]" office:value-type="float" office:value="495.779411764707" calcext:value-type="float">
            <text:p>495,78</text:p>
          </table:table-cell>
          <table:table-cell table:number-columns-repeated="101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20_NullValueIntentPutExtraOperatorMutator</text:p>
          </table:table-cell>
          <table:table-cell table:style-name="ce1" table:formula="of:=[.D197]+[.B198]" office:value-type="float" office:value="33881" calcext:value-type="float">
            <text:p>33881</text:p>
          </table:table-cell>
          <table:table-cell table:style-name="ce6" table:formula="of:=[.B198]/[.$B$1]" office:value-type="float" office:value="2.47058823529412" calcext:value-type="float">
            <text:p>2,47</text:p>
          </table:table-cell>
          <table:table-cell table:style-name="ce6" table:formula="of:=[.F197]+[.E198]" office:value-type="float" office:value="498.250000000001" calcext:value-type="float">
            <text:p>498,25</text:p>
          </table:table-cell>
          <table:table-cell table:number-columns-repeated="1018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_21_IntentPayloadReplacementOperatorMutator</text:p>
          </table:table-cell>
          <table:table-cell table:style-name="ce1" table:formula="of:=[.D198]+[.B199]" office:value-type="float" office:value="34050" calcext:value-type="float">
            <text:p>34050</text:p>
          </table:table-cell>
          <table:table-cell table:style-name="ce6" table:formula="of:=[.B199]/[.$B$1]" office:value-type="float" office:value="2.48529411764706" calcext:value-type="float">
            <text:p>2,49</text:p>
          </table:table-cell>
          <table:table-cell table:style-name="ce6" table:formula="of:=[.F198]+[.E199]" office:value-type="float" office:value="500.735294117648" calcext:value-type="float">
            <text:p>500,74</text:p>
          </table:table-cell>
          <table:table-cell table:number-columns-repeated="1018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22_RandomActionIntentDefinitionOperatorMutator</text:p>
          </table:table-cell>
          <table:table-cell table:style-name="ce1" table:formula="of:=[.D199]+[.B200]" office:value-type="float" office:value="34218" calcext:value-type="float">
            <text:p>34218</text:p>
          </table:table-cell>
          <table:table-cell table:style-name="ce6" table:formula="of:=[.B200]/[.$B$1]" office:value-type="float" office:value="2.47058823529412" calcext:value-type="float">
            <text:p>2,47</text:p>
          </table:table-cell>
          <table:table-cell table:style-name="ce6" table:formula="of:=[.F199]+[.E200]" office:value-type="float" office:value="503.205882352942" calcext:value-type="float">
            <text:p>503,21</text:p>
          </table:table-cell>
          <table:table-cell table:number-columns-repeated="1018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23_NullValueIntentPutExtraOperatorMutator</text:p>
          </table:table-cell>
          <table:table-cell table:style-name="ce1" table:formula="of:=[.D200]+[.B201]" office:value-type="float" office:value="34386" calcext:value-type="float">
            <text:p>34386</text:p>
          </table:table-cell>
          <table:table-cell table:style-name="ce6" table:formula="of:=[.B201]/[.$B$1]" office:value-type="float" office:value="2.47058823529412" calcext:value-type="float">
            <text:p>2,47</text:p>
          </table:table-cell>
          <table:table-cell table:style-name="ce6" table:formula="of:=[.F200]+[.E201]" office:value-type="float" office:value="505.676470588236" calcext:value-type="float">
            <text:p>505,68</text:p>
          </table:table-cell>
          <table:table-cell table:number-columns-repeated="101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_24_IntentPayloadReplacementOperatorMutator</text:p>
          </table:table-cell>
          <table:table-cell table:style-name="ce1" table:formula="of:=[.D201]+[.B202]" office:value-type="float" office:value="34554" calcext:value-type="float">
            <text:p>34554</text:p>
          </table:table-cell>
          <table:table-cell table:style-name="ce6" table:formula="of:=[.B202]/[.$B$1]" office:value-type="float" office:value="2.47058823529412" calcext:value-type="float">
            <text:p>2,47</text:p>
          </table:table-cell>
          <table:table-cell table:style-name="ce6" table:formula="of:=[.F201]+[.E202]" office:value-type="float" office:value="508.14705882353" calcext:value-type="float">
            <text:p>508,15</text:p>
          </table:table-cell>
          <table:table-cell table:number-columns-repeated="1018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_25_RandomActionIntentDefinitionOperatorMutator</text:p>
          </table:table-cell>
          <table:table-cell table:style-name="ce1" table:formula="of:=[.D202]+[.B203]" office:value-type="float" office:value="34723" calcext:value-type="float">
            <text:p>34723</text:p>
          </table:table-cell>
          <table:table-cell table:style-name="ce6" table:formula="of:=[.B203]/[.$B$1]" office:value-type="float" office:value="2.48529411764706" calcext:value-type="float">
            <text:p>2,49</text:p>
          </table:table-cell>
          <table:table-cell table:style-name="ce6" table:formula="of:=[.F202]+[.E203]" office:value-type="float" office:value="510.632352941177" calcext:value-type="float">
            <text:p>510,63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BottomSheetDialogBase_0_InvalidViewFocusOperatorMutator</text:p>
          </table:table-cell>
          <table:table-cell table:style-name="ce1" table:formula="of:=[.D203]+[.B204]" office:value-type="float" office:value="34894" calcext:value-type="float">
            <text:p>34894</text:p>
          </table:table-cell>
          <table:table-cell table:style-name="ce6" table:formula="of:=[.B204]/[.$B$1]" office:value-type="float" office:value="2.51470588235294" calcext:value-type="float">
            <text:p>2,51</text:p>
          </table:table-cell>
          <table:table-cell table:style-name="ce6" table:formula="of:=[.F203]+[.E204]" office:value-type="float" office:value="513.14705882353" calcext:value-type="float">
            <text:p>513,15</text:p>
          </table:table-cell>
          <table:table-cell table:number-columns-repeated="1018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BottomSheetDialogBase_1_ViewComponentNotVisibleOperatorMutator</text:p>
          </table:table-cell>
          <table:table-cell table:style-name="ce1" table:formula="of:=[.D204]+[.B205]" office:value-type="float" office:value="35062" calcext:value-type="float">
            <text:p>35062</text:p>
          </table:table-cell>
          <table:table-cell table:style-name="ce6" table:formula="of:=[.B205]/[.$B$1]" office:value-type="float" office:value="2.47058823529412" calcext:value-type="float">
            <text:p>2,47</text:p>
          </table:table-cell>
          <table:table-cell table:style-name="ce6" table:formula="of:=[.F204]+[.E205]" office:value-type="float" office:value="515.617647058824" calcext:value-type="float">
            <text:p>515,62</text:p>
          </table:table-cell>
          <table:table-cell table:number-columns-repeated="1018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0_InvalidViewFocusOperatorMutator</text:p>
          </table:table-cell>
          <table:table-cell table:style-name="ce1" table:formula="of:=[.D205]+[.B206]" office:value-type="float" office:value="35229" calcext:value-type="float">
            <text:p>35229</text:p>
          </table:table-cell>
          <table:table-cell table:style-name="ce6" table:formula="of:=[.B206]/[.$B$1]" office:value-type="float" office:value="2.45588235294118" calcext:value-type="float">
            <text:p>2,46</text:p>
          </table:table-cell>
          <table:table-cell table:style-name="ce6" table:formula="of:=[.F205]+[.E206]" office:value-type="float" office:value="518.073529411766" calcext:value-type="float">
            <text:p>518,07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1_ViewComponentNotVisibleOperatorMutator</text:p>
          </table:table-cell>
          <table:table-cell table:style-name="ce1" table:formula="of:=[.D206]+[.B207]" office:value-type="float" office:value="35396" calcext:value-type="float">
            <text:p>35396</text:p>
          </table:table-cell>
          <table:table-cell table:style-name="ce6" table:formula="of:=[.B207]/[.$B$1]" office:value-type="float" office:value="2.45588235294118" calcext:value-type="float">
            <text:p>2,46</text:p>
          </table:table-cell>
          <table:table-cell table:style-name="ce6" table:formula="of:=[.F206]+[.E207]" office:value-type="float" office:value="520.529411764707" calcext:value-type="float">
            <text:p>520,53</text:p>
          </table:table-cell>
          <table:table-cell table:number-columns-repeated="1018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2_InvalidViewFocusOperatorMutator</text:p>
          </table:table-cell>
          <table:table-cell table:style-name="ce1" table:formula="of:=[.D207]+[.B208]" office:value-type="float" office:value="35565" calcext:value-type="float">
            <text:p>35565</text:p>
          </table:table-cell>
          <table:table-cell table:style-name="ce6" table:formula="of:=[.B208]/[.$B$1]" office:value-type="float" office:value="2.48529411764706" calcext:value-type="float">
            <text:p>2,49</text:p>
          </table:table-cell>
          <table:table-cell table:style-name="ce6" table:formula="of:=[.F207]+[.E208]" office:value-type="float" office:value="523.014705882354" calcext:value-type="float">
            <text:p>523,01</text:p>
          </table:table-cell>
          <table:table-cell table:number-columns-repeated="1018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3_ViewComponentNotVisibleOperatorMutator</text:p>
          </table:table-cell>
          <table:table-cell table:style-name="ce1" table:formula="of:=[.D208]+[.B209]" office:value-type="float" office:value="35732" calcext:value-type="float">
            <text:p>35732</text:p>
          </table:table-cell>
          <table:table-cell table:style-name="ce6" table:formula="of:=[.B209]/[.$B$1]" office:value-type="float" office:value="2.45588235294118" calcext:value-type="float">
            <text:p>2,46</text:p>
          </table:table-cell>
          <table:table-cell table:style-name="ce6" table:formula="of:=[.F208]+[.E209]" office:value-type="float" office:value="525.470588235295" calcext:value-type="float">
            <text:p>525,47</text:p>
          </table:table-cell>
          <table:table-cell table:number-columns-repeated="1018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Fragment_4_InvalidViewFocusOperatorMutator</text:p>
          </table:table-cell>
          <table:table-cell table:style-name="ce1" table:formula="of:=[.D209]+[.B210]" office:value-type="float" office:value="35900" calcext:value-type="float">
            <text:p>35900</text:p>
          </table:table-cell>
          <table:table-cell table:style-name="ce6" table:formula="of:=[.B210]/[.$B$1]" office:value-type="float" office:value="2.47058823529412" calcext:value-type="float">
            <text:p>2,47</text:p>
          </table:table-cell>
          <table:table-cell table:style-name="ce6" table:formula="of:=[.F209]+[.E210]" office:value-type="float" office:value="527.941176470589" calcext:value-type="float">
            <text:p>527,94</text:p>
          </table:table-cell>
          <table:table-cell table:number-columns-repeated="1018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5_ViewComponentNotVisibleOperatorMutator</text:p>
          </table:table-cell>
          <table:table-cell table:style-name="ce1" table:formula="of:=[.D210]+[.B211]" office:value-type="float" office:value="36069" calcext:value-type="float">
            <text:p>36069</text:p>
          </table:table-cell>
          <table:table-cell table:style-name="ce6" table:formula="of:=[.B211]/[.$B$1]" office:value-type="float" office:value="2.48529411764706" calcext:value-type="float">
            <text:p>2,49</text:p>
          </table:table-cell>
          <table:table-cell table:style-name="ce6" table:formula="of:=[.F210]+[.E211]" office:value-type="float" office:value="530.426470588236" calcext:value-type="float">
            <text:p>530,43</text:p>
          </table:table-cell>
          <table:table-cell table:number-columns-repeated="1018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6_InvalidViewFocusOperatorMutator</text:p>
          </table:table-cell>
          <table:table-cell table:style-name="ce1" table:formula="of:=[.D211]+[.B212]" office:value-type="float" office:value="36236" calcext:value-type="float">
            <text:p>36236</text:p>
          </table:table-cell>
          <table:table-cell table:style-name="ce6" table:formula="of:=[.B212]/[.$B$1]" office:value-type="float" office:value="2.45588235294118" calcext:value-type="float">
            <text:p>2,46</text:p>
          </table:table-cell>
          <table:table-cell table:style-name="ce6" table:formula="of:=[.F211]+[.E212]" office:value-type="float" office:value="532.882352941178" calcext:value-type="float">
            <text:p>532,88</text:p>
          </table:table-cell>
          <table:table-cell table:number-columns-repeated="1018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7_ViewComponentNotVisibleOperatorMutator</text:p>
          </table:table-cell>
          <table:table-cell table:style-name="ce1" table:formula="of:=[.D212]+[.B213]" office:value-type="float" office:value="36403" calcext:value-type="float">
            <text:p>36403</text:p>
          </table:table-cell>
          <table:table-cell table:style-name="ce6" table:formula="of:=[.B213]/[.$B$1]" office:value-type="float" office:value="2.45588235294118" calcext:value-type="float">
            <text:p>2,46</text:p>
          </table:table-cell>
          <table:table-cell table:style-name="ce6" table:formula="of:=[.F212]+[.E213]" office:value-type="float" office:value="535.338235294119" calcext:value-type="float">
            <text:p>535,34</text:p>
          </table:table-cell>
          <table:table-cell table:number-columns-repeated="1018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8_InvalidViewFocusOperatorMutator</text:p>
          </table:table-cell>
          <table:table-cell table:style-name="ce1" table:formula="of:=[.D213]+[.B214]" office:value-type="float" office:value="36572" calcext:value-type="float">
            <text:p>36572</text:p>
          </table:table-cell>
          <table:table-cell table:style-name="ce6" table:formula="of:=[.B214]/[.$B$1]" office:value-type="float" office:value="2.48529411764706" calcext:value-type="float">
            <text:p>2,49</text:p>
          </table:table-cell>
          <table:table-cell table:style-name="ce6" table:formula="of:=[.F213]+[.E214]" office:value-type="float" office:value="537.823529411766" calcext:value-type="float">
            <text:p>537,82</text:p>
          </table:table-cell>
          <table:table-cell table:number-columns-repeated="1018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Fragment_9_ViewComponentNotVisibleOperatorMutator</text:p>
          </table:table-cell>
          <table:table-cell table:style-name="ce1" table:formula="of:=[.D214]+[.B215]" office:value-type="float" office:value="36740" calcext:value-type="float">
            <text:p>36740</text:p>
          </table:table-cell>
          <table:table-cell table:style-name="ce6" table:formula="of:=[.B215]/[.$B$1]" office:value-type="float" office:value="2.47058823529412" calcext:value-type="float">
            <text:p>2,47</text:p>
          </table:table-cell>
          <table:table-cell table:style-name="ce6" table:formula="of:=[.F214]+[.E215]" office:value-type="float" office:value="540.29411764706" calcext:value-type="float">
            <text:p>540,29</text:p>
          </table:table-cell>
          <table:table-cell table:number-columns-repeated="1018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Fragment_10_InvalidViewFocusOperatorMutator</text:p>
          </table:table-cell>
          <table:table-cell table:style-name="ce1" table:formula="of:=[.D215]+[.B216]" office:value-type="float" office:value="36908" calcext:value-type="float">
            <text:p>36908</text:p>
          </table:table-cell>
          <table:table-cell table:style-name="ce6" table:formula="of:=[.B216]/[.$B$1]" office:value-type="float" office:value="2.47058823529412" calcext:value-type="float">
            <text:p>2,47</text:p>
          </table:table-cell>
          <table:table-cell table:style-name="ce6" table:formula="of:=[.F215]+[.E216]" office:value-type="float" office:value="542.764705882354" calcext:value-type="float">
            <text:p>542,76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boutFragment_11_ViewComponentNotVisibleOperatorMutator</text:p>
          </table:table-cell>
          <table:table-cell table:style-name="ce1" table:formula="of:=[.D216]+[.B217]" office:value-type="float" office:value="37078" calcext:value-type="float">
            <text:p>37078</text:p>
          </table:table-cell>
          <table:table-cell table:style-name="ce6" table:formula="of:=[.B217]/[.$B$1]" office:value-type="float" office:value="2.5" calcext:value-type="float">
            <text:p>2,50</text:p>
          </table:table-cell>
          <table:table-cell table:style-name="ce6" table:formula="of:=[.F216]+[.E217]" office:value-type="float" office:value="545.264705882354" calcext:value-type="float">
            <text:p>545,26</text:p>
          </table:table-cell>
          <table:table-cell table:number-columns-repeated="1018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12_InvalidViewFocusOperatorMutator</text:p>
          </table:table-cell>
          <table:table-cell table:style-name="ce1" table:formula="of:=[.D217]+[.B218]" office:value-type="float" office:value="37247" calcext:value-type="float">
            <text:p>37247</text:p>
          </table:table-cell>
          <table:table-cell table:style-name="ce6" table:formula="of:=[.B218]/[.$B$1]" office:value-type="float" office:value="2.48529411764706" calcext:value-type="float">
            <text:p>2,49</text:p>
          </table:table-cell>
          <table:table-cell table:style-name="ce6" table:formula="of:=[.F217]+[.E218]" office:value-type="float" office:value="547.750000000001" calcext:value-type="float">
            <text:p>547,75</text:p>
          </table:table-cell>
          <table:table-cell table:number-columns-repeated="1018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13_ViewComponentNotVisibleOperatorMutator</text:p>
          </table:table-cell>
          <table:table-cell table:style-name="ce1" table:formula="of:=[.D218]+[.B219]" office:value-type="float" office:value="37416" calcext:value-type="float">
            <text:p>37416</text:p>
          </table:table-cell>
          <table:table-cell table:style-name="ce6" table:formula="of:=[.B219]/[.$B$1]" office:value-type="float" office:value="2.48529411764706" calcext:value-type="float">
            <text:p>2,49</text:p>
          </table:table-cell>
          <table:table-cell table:style-name="ce6" table:formula="of:=[.F218]+[.E219]" office:value-type="float" office:value="550.235294117648" calcext:value-type="float">
            <text:p>550,24</text:p>
          </table:table-cell>
          <table:table-cell table:number-columns-repeated="1018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14_InvalidViewFocusOperatorMutator</text:p>
          </table:table-cell>
          <table:table-cell table:style-name="ce1" table:formula="of:=[.D219]+[.B220]" office:value-type="float" office:value="37583" calcext:value-type="float">
            <text:p>37583</text:p>
          </table:table-cell>
          <table:table-cell table:style-name="ce6" table:formula="of:=[.B220]/[.$B$1]" office:value-type="float" office:value="2.45588235294118" calcext:value-type="float">
            <text:p>2,46</text:p>
          </table:table-cell>
          <table:table-cell table:style-name="ce6" table:formula="of:=[.F219]+[.E220]" office:value-type="float" office:value="552.691176470589" calcext:value-type="float">
            <text:p>552,69</text:p>
          </table:table-cell>
          <table:table-cell table:number-columns-repeated="1018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15_ViewComponentNotVisibleOperatorMutator</text:p>
          </table:table-cell>
          <table:table-cell table:style-name="ce1" table:formula="of:=[.D220]+[.B221]" office:value-type="float" office:value="37750" calcext:value-type="float">
            <text:p>37750</text:p>
          </table:table-cell>
          <table:table-cell table:style-name="ce6" table:formula="of:=[.B221]/[.$B$1]" office:value-type="float" office:value="2.45588235294118" calcext:value-type="float">
            <text:p>2,46</text:p>
          </table:table-cell>
          <table:table-cell table:style-name="ce6" table:formula="of:=[.F220]+[.E221]" office:value-type="float" office:value="555.147058823531" calcext:value-type="float">
            <text:p>555,15</text:p>
          </table:table-cell>
          <table:table-cell table:number-columns-repeated="1018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16_InvalidViewFocusOperatorMutator</text:p>
          </table:table-cell>
          <table:table-cell table:style-name="ce1" table:formula="of:=[.D221]+[.B222]" office:value-type="float" office:value="37919" calcext:value-type="float">
            <text:p>37919</text:p>
          </table:table-cell>
          <table:table-cell table:style-name="ce6" table:formula="of:=[.B222]/[.$B$1]" office:value-type="float" office:value="2.48529411764706" calcext:value-type="float">
            <text:p>2,49</text:p>
          </table:table-cell>
          <table:table-cell table:style-name="ce6" table:formula="of:=[.F221]+[.E222]" office:value-type="float" office:value="557.632352941178" calcext:value-type="float">
            <text:p>557,63</text:p>
          </table:table-cell>
          <table:table-cell table:number-columns-repeated="1018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Fragment_17_ViewComponentNotVisibleOperatorMutator</text:p>
          </table:table-cell>
          <table:table-cell table:style-name="ce1" table:formula="of:=[.D222]+[.B223]" office:value-type="float" office:value="38087" calcext:value-type="float">
            <text:p>38087</text:p>
          </table:table-cell>
          <table:table-cell table:style-name="ce6" table:formula="of:=[.B223]/[.$B$1]" office:value-type="float" office:value="2.47058823529412" calcext:value-type="float">
            <text:p>2,47</text:p>
          </table:table-cell>
          <table:table-cell table:style-name="ce6" table:formula="of:=[.F222]+[.E223]" office:value-type="float" office:value="560.102941176472" calcext:value-type="float">
            <text:p>560,10</text:p>
          </table:table-cell>
          <table:table-cell table:number-columns-repeated="1018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18_InvalidViewFocusOperatorMutator</text:p>
          </table:table-cell>
          <table:table-cell table:style-name="ce1" table:formula="of:=[.D223]+[.B224]" office:value-type="float" office:value="38254" calcext:value-type="float">
            <text:p>38254</text:p>
          </table:table-cell>
          <table:table-cell table:style-name="ce6" table:formula="of:=[.B224]/[.$B$1]" office:value-type="float" office:value="2.45588235294118" calcext:value-type="float">
            <text:p>2,46</text:p>
          </table:table-cell>
          <table:table-cell table:style-name="ce6" table:formula="of:=[.F223]+[.E224]" office:value-type="float" office:value="562.558823529413" calcext:value-type="float">
            <text:p>562,56</text:p>
          </table:table-cell>
          <table:table-cell table:number-columns-repeated="1018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AboutFragment_19_ViewComponentNotVisibleOperatorMutator</text:p>
          </table:table-cell>
          <table:table-cell table:style-name="ce1" table:formula="of:=[.D224]+[.B225]" office:value-type="float" office:value="38425" calcext:value-type="float">
            <text:p>38425</text:p>
          </table:table-cell>
          <table:table-cell table:style-name="ce6" table:formula="of:=[.B225]/[.$B$1]" office:value-type="float" office:value="2.51470588235294" calcext:value-type="float">
            <text:p>2,51</text:p>
          </table:table-cell>
          <table:table-cell table:style-name="ce6" table:formula="of:=[.F224]+[.E225]" office:value-type="float" office:value="565.073529411766" calcext:value-type="float">
            <text:p>565,07</text:p>
          </table:table-cell>
          <table:table-cell table:number-columns-repeated="1018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20_InvalidViewFocusOperatorMutator</text:p>
          </table:table-cell>
          <table:table-cell table:style-name="ce1" table:formula="of:=[.D225]+[.B226]" office:value-type="float" office:value="38594" calcext:value-type="float">
            <text:p>38594</text:p>
          </table:table-cell>
          <table:table-cell table:style-name="ce6" table:formula="of:=[.B226]/[.$B$1]" office:value-type="float" office:value="2.48529411764706" calcext:value-type="float">
            <text:p>2,49</text:p>
          </table:table-cell>
          <table:table-cell table:style-name="ce6" table:formula="of:=[.F225]+[.E226]" office:value-type="float" office:value="567.558823529413" calcext:value-type="float">
            <text:p>567,56</text:p>
          </table:table-cell>
          <table:table-cell table:number-columns-repeated="1018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Fragment_21_ViewComponentNotVisibleOperatorMutator</text:p>
          </table:table-cell>
          <table:table-cell table:style-name="ce1" table:formula="of:=[.D226]+[.B227]" office:value-type="float" office:value="38762" calcext:value-type="float">
            <text:p>38762</text:p>
          </table:table-cell>
          <table:table-cell table:style-name="ce6" table:formula="of:=[.B227]/[.$B$1]" office:value-type="float" office:value="2.47058823529412" calcext:value-type="float">
            <text:p>2,47</text:p>
          </table:table-cell>
          <table:table-cell table:style-name="ce6" table:formula="of:=[.F226]+[.E227]" office:value-type="float" office:value="570.029411764707" calcext:value-type="float">
            <text:p>570,03</text:p>
          </table:table-cell>
          <table:table-cell table:number-columns-repeated="1018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boutFragment_22_BuggyGUIListenerOperatorMutator</text:p>
          </table:table-cell>
          <table:table-cell table:style-name="ce1" table:formula="of:=[.D227]+[.B228]" office:value-type="float" office:value="38932" calcext:value-type="float">
            <text:p>38932</text:p>
          </table:table-cell>
          <table:table-cell table:style-name="ce6" table:formula="of:=[.B228]/[.$B$1]" office:value-type="float" office:value="2.5" calcext:value-type="float">
            <text:p>2,50</text:p>
          </table:table-cell>
          <table:table-cell table:style-name="ce6" table:formula="of:=[.F227]+[.E228]" office:value-type="float" office:value="572.529411764707" calcext:value-type="float">
            <text:p>572,53</text:p>
          </table:table-cell>
          <table:table-cell table:number-columns-repeated="1018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Fragment_23_LengthyGUIListenerOperatorMutator</text:p>
          </table:table-cell>
          <table:table-cell table:style-name="ce1" table:formula="of:=[.D228]+[.B229]" office:value-type="float" office:value="39100" calcext:value-type="float">
            <text:p>39100</text:p>
          </table:table-cell>
          <table:table-cell table:style-name="ce6" table:formula="of:=[.B229]/[.$B$1]" office:value-type="float" office:value="2.47058823529412" calcext:value-type="float">
            <text:p>2,47</text:p>
          </table:table-cell>
          <table:table-cell table:style-name="ce6" table:formula="of:=[.F228]+[.E229]" office:value-type="float" office:value="575.000000000001" calcext:value-type="float">
            <text:p>575,00</text:p>
          </table:table-cell>
          <table:table-cell table:number-columns-repeated="1018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24_BuggyGUIListenerOperatorMutator</text:p>
          </table:table-cell>
          <table:table-cell table:style-name="ce1" table:formula="of:=[.D229]+[.B230]" office:value-type="float" office:value="39267" calcext:value-type="float">
            <text:p>39267</text:p>
          </table:table-cell>
          <table:table-cell table:style-name="ce6" table:formula="of:=[.B230]/[.$B$1]" office:value-type="float" office:value="2.45588235294118" calcext:value-type="float">
            <text:p>2,46</text:p>
          </table:table-cell>
          <table:table-cell table:style-name="ce6" table:formula="of:=[.F229]+[.E230]" office:value-type="float" office:value="577.455882352943" calcext:value-type="float">
            <text:p>577,46</text:p>
          </table:table-cell>
          <table:table-cell table:number-columns-repeated="1018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Fragment_25_LengthyGUIListenerOperatorMutator</text:p>
          </table:table-cell>
          <table:table-cell table:style-name="ce1" table:formula="of:=[.D230]+[.B231]" office:value-type="float" office:value="39435" calcext:value-type="float">
            <text:p>39435</text:p>
          </table:table-cell>
          <table:table-cell table:style-name="ce6" table:formula="of:=[.B231]/[.$B$1]" office:value-type="float" office:value="2.47058823529412" calcext:value-type="float">
            <text:p>2,47</text:p>
          </table:table-cell>
          <table:table-cell table:style-name="ce6" table:formula="of:=[.F230]+[.E231]" office:value-type="float" office:value="579.926470588237" calcext:value-type="float">
            <text:p>579,93</text:p>
          </table:table-cell>
          <table:table-cell table:number-columns-repeated="1018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AboutFragment_26_BuggyGUIListenerOperatorMutator</text:p>
          </table:table-cell>
          <table:table-cell table:style-name="ce1" table:formula="of:=[.D231]+[.B232]" office:value-type="float" office:value="39606" calcext:value-type="float">
            <text:p>39606</text:p>
          </table:table-cell>
          <table:table-cell table:style-name="ce6" table:formula="of:=[.B232]/[.$B$1]" office:value-type="float" office:value="2.51470588235294" calcext:value-type="float">
            <text:p>2,51</text:p>
          </table:table-cell>
          <table:table-cell table:style-name="ce6" table:formula="of:=[.F231]+[.E232]" office:value-type="float" office:value="582.44117647059" calcext:value-type="float">
            <text:p>582,44</text:p>
          </table:table-cell>
          <table:table-cell table:number-columns-repeated="101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AboutFragment_27_LengthyGUIListenerOperatorMutator</text:p>
          </table:table-cell>
          <table:table-cell table:style-name="ce1" table:formula="of:=[.D232]+[.B233]" office:value-type="float" office:value="39777" calcext:value-type="float">
            <text:p>39777</text:p>
          </table:table-cell>
          <table:table-cell table:style-name="ce6" table:formula="of:=[.B233]/[.$B$1]" office:value-type="float" office:value="2.51470588235294" calcext:value-type="float">
            <text:p>2,51</text:p>
          </table:table-cell>
          <table:table-cell table:style-name="ce6" table:formula="of:=[.F232]+[.E233]" office:value-type="float" office:value="584.955882352943" calcext:value-type="float">
            <text:p>584,96</text:p>
          </table:table-cell>
          <table:table-cell table:number-columns-repeated="1018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AboutFragment_28_BuggyGUIListenerOperatorMutator</text:p>
          </table:table-cell>
          <table:table-cell table:style-name="ce1" table:formula="of:=[.D233]+[.B234]" office:value-type="float" office:value="39951" calcext:value-type="float">
            <text:p>39951</text:p>
          </table:table-cell>
          <table:table-cell table:style-name="ce6" table:formula="of:=[.B234]/[.$B$1]" office:value-type="float" office:value="2.55882352941176" calcext:value-type="float">
            <text:p>2,56</text:p>
          </table:table-cell>
          <table:table-cell table:style-name="ce6" table:formula="of:=[.F233]+[.E234]" office:value-type="float" office:value="587.514705882354" calcext:value-type="float">
            <text:p>587,51</text:p>
          </table:table-cell>
          <table:table-cell table:number-columns-repeated="1018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AboutFragment_29_LengthyGUIListenerOperatorMutator</text:p>
          </table:table-cell>
          <table:table-cell table:style-name="ce1" table:formula="of:=[.D234]+[.B235]" office:value-type="float" office:value="40123" calcext:value-type="float">
            <text:p>40123</text:p>
          </table:table-cell>
          <table:table-cell table:style-name="ce6" table:formula="of:=[.B235]/[.$B$1]" office:value-type="float" office:value="2.52941176470588" calcext:value-type="float">
            <text:p>2,53</text:p>
          </table:table-cell>
          <table:table-cell table:style-name="ce6" table:formula="of:=[.F234]+[.E235]" office:value-type="float" office:value="590.04411764706" calcext:value-type="float">
            <text:p>590,04</text:p>
          </table:table-cell>
          <table:table-cell table:number-columns-repeated="1018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AboutFragment_30_InvalidKeyIntentOperatorMutator</text:p>
          </table:table-cell>
          <table:table-cell table:style-name="ce1" table:formula="of:=[.D235]+[.B236]" office:value-type="float" office:value="40297" calcext:value-type="float">
            <text:p>40297</text:p>
          </table:table-cell>
          <table:table-cell table:style-name="ce6" table:formula="of:=[.B236]/[.$B$1]" office:value-type="float" office:value="2.55882352941176" calcext:value-type="float">
            <text:p>2,56</text:p>
          </table:table-cell>
          <table:table-cell table:style-name="ce6" table:formula="of:=[.F235]+[.E236]" office:value-type="float" office:value="592.602941176472" calcext:value-type="float">
            <text:p>592,60</text:p>
          </table:table-cell>
          <table:table-cell table:number-columns-repeated="1018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AboutFragment_31_RandomActionIntentDefinitionOperatorMutator</text:p>
          </table:table-cell>
          <table:table-cell table:style-name="ce1" table:formula="of:=[.D236]+[.B237]" office:value-type="float" office:value="40470" calcext:value-type="float">
            <text:p>40470</text:p>
          </table:table-cell>
          <table:table-cell table:style-name="ce6" table:formula="of:=[.B237]/[.$B$1]" office:value-type="float" office:value="2.54411764705882" calcext:value-type="float">
            <text:p>2,54</text:p>
          </table:table-cell>
          <table:table-cell table:style-name="ce6" table:formula="of:=[.F236]+[.E237]" office:value-type="float" office:value="595.147058823531" calcext:value-type="float">
            <text:p>595,15</text:p>
          </table:table-cell>
          <table:table-cell table:number-columns-repeated="101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32_RandomActionIntentDefinitionOperatorMutator</text:p>
          </table:table-cell>
          <table:table-cell table:style-name="ce1" table:formula="of:=[.D237]+[.B238]" office:value-type="float" office:value="40637" calcext:value-type="float">
            <text:p>40637</text:p>
          </table:table-cell>
          <table:table-cell table:style-name="ce6" table:formula="of:=[.B238]/[.$B$1]" office:value-type="float" office:value="2.45588235294118" calcext:value-type="float">
            <text:p>2,46</text:p>
          </table:table-cell>
          <table:table-cell table:style-name="ce6" table:formula="of:=[.F237]+[.E238]" office:value-type="float" office:value="597.602941176472" calcext:value-type="float">
            <text:p>597,60</text:p>
          </table:table-cell>
          <table:table-cell table:number-columns-repeated="1018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AboutFragment_33_BuggyGUIListenerOperatorMutator</text:p>
          </table:table-cell>
          <table:table-cell table:style-name="ce1" table:formula="of:=[.D238]+[.B239]" office:value-type="float" office:value="40808" calcext:value-type="float">
            <text:p>40808</text:p>
          </table:table-cell>
          <table:table-cell table:style-name="ce6" table:formula="of:=[.B239]/[.$B$1]" office:value-type="float" office:value="2.51470588235294" calcext:value-type="float">
            <text:p>2,51</text:p>
          </table:table-cell>
          <table:table-cell table:style-name="ce6" table:formula="of:=[.F238]+[.E239]" office:value-type="float" office:value="600.117647058825" calcext:value-type="float">
            <text:p>600,12</text:p>
          </table:table-cell>
          <table:table-cell table:number-columns-repeated="1018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AboutFragment_34_LengthyGUIListenerOperatorMutator</text:p>
          </table:table-cell>
          <table:table-cell table:style-name="ce1" table:formula="of:=[.D239]+[.B240]" office:value-type="float" office:value="40979" calcext:value-type="float">
            <text:p>40979</text:p>
          </table:table-cell>
          <table:table-cell table:style-name="ce6" table:formula="of:=[.B240]/[.$B$1]" office:value-type="float" office:value="2.51470588235294" calcext:value-type="float">
            <text:p>2,51</text:p>
          </table:table-cell>
          <table:table-cell table:style-name="ce6" table:formula="of:=[.F239]+[.E240]" office:value-type="float" office:value="602.632352941178" calcext:value-type="float">
            <text:p>602,63</text:p>
          </table:table-cell>
          <table:table-cell table:number-columns-repeated="1018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AboutFragment_35_BuggyGUIListenerOperatorMutator</text:p>
          </table:table-cell>
          <table:table-cell table:style-name="ce1" table:formula="of:=[.D240]+[.B241]" office:value-type="float" office:value="41150" calcext:value-type="float">
            <text:p>41150</text:p>
          </table:table-cell>
          <table:table-cell table:style-name="ce6" table:formula="of:=[.B241]/[.$B$1]" office:value-type="float" office:value="2.51470588235294" calcext:value-type="float">
            <text:p>2,51</text:p>
          </table:table-cell>
          <table:table-cell table:style-name="ce6" table:formula="of:=[.F240]+[.E241]" office:value-type="float" office:value="605.147058823531" calcext:value-type="float">
            <text:p>605,15</text:p>
          </table:table-cell>
          <table:table-cell table:number-columns-repeated="1018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AboutFragment_36_LengthyGUIListenerOperatorMutator</text:p>
          </table:table-cell>
          <table:table-cell table:style-name="ce1" table:formula="of:=[.D241]+[.B242]" office:value-type="float" office:value="41324" calcext:value-type="float">
            <text:p>41324</text:p>
          </table:table-cell>
          <table:table-cell table:style-name="ce6" table:formula="of:=[.B242]/[.$B$1]" office:value-type="float" office:value="2.55882352941176" calcext:value-type="float">
            <text:p>2,56</text:p>
          </table:table-cell>
          <table:table-cell table:style-name="ce6" table:formula="of:=[.F241]+[.E242]" office:value-type="float" office:value="607.705882352942" calcext:value-type="float">
            <text:p>607,71</text:p>
          </table:table-cell>
          <table:table-cell table:number-columns-repeated="1018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AboutFragment_37_BuggyGUIListenerOperatorMutator</text:p>
          </table:table-cell>
          <table:table-cell table:style-name="ce1" table:formula="of:=[.D242]+[.B243]" office:value-type="float" office:value="41496" calcext:value-type="float">
            <text:p>41496</text:p>
          </table:table-cell>
          <table:table-cell table:style-name="ce6" table:formula="of:=[.B243]/[.$B$1]" office:value-type="float" office:value="2.52941176470588" calcext:value-type="float">
            <text:p>2,53</text:p>
          </table:table-cell>
          <table:table-cell table:style-name="ce6" table:formula="of:=[.F242]+[.E243]" office:value-type="float" office:value="610.235294117648" calcext:value-type="float">
            <text:p>610,24</text:p>
          </table:table-cell>
          <table:table-cell table:number-columns-repeated="1018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Fragment_38_LengthyGUIListenerOperatorMutator</text:p>
          </table:table-cell>
          <table:table-cell table:style-name="ce1" table:formula="of:=[.D243]+[.B244]" office:value-type="float" office:value="41663" calcext:value-type="float">
            <text:p>41663</text:p>
          </table:table-cell>
          <table:table-cell table:style-name="ce6" table:formula="of:=[.B244]/[.$B$1]" office:value-type="float" office:value="2.45588235294118" calcext:value-type="float">
            <text:p>2,46</text:p>
          </table:table-cell>
          <table:table-cell table:style-name="ce6" table:formula="of:=[.F243]+[.E244]" office:value-type="float" office:value="612.691176470589" calcext:value-type="float">
            <text:p>612,69</text:p>
          </table:table-cell>
          <table:table-cell table:number-columns-repeated="1018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39_BuggyGUIListenerOperatorMutator</text:p>
          </table:table-cell>
          <table:table-cell table:style-name="ce1" table:formula="of:=[.D244]+[.B245]" office:value-type="float" office:value="41832" calcext:value-type="float">
            <text:p>41832</text:p>
          </table:table-cell>
          <table:table-cell table:style-name="ce6" table:formula="of:=[.B245]/[.$B$1]" office:value-type="float" office:value="2.48529411764706" calcext:value-type="float">
            <text:p>2,49</text:p>
          </table:table-cell>
          <table:table-cell table:style-name="ce6" table:formula="of:=[.F244]+[.E245]" office:value-type="float" office:value="615.176470588237" calcext:value-type="float">
            <text:p>615,18</text:p>
          </table:table-cell>
          <table:table-cell table:number-columns-repeated="1018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AboutFragment_40_LengthyGUIListenerOperatorMutator</text:p>
          </table:table-cell>
          <table:table-cell table:style-name="ce1" table:formula="of:=[.D245]+[.B246]" office:value-type="float" office:value="42001" calcext:value-type="float">
            <text:p>42001</text:p>
          </table:table-cell>
          <table:table-cell table:style-name="ce6" table:formula="of:=[.B246]/[.$B$1]" office:value-type="float" office:value="2.48529411764706" calcext:value-type="float">
            <text:p>2,49</text:p>
          </table:table-cell>
          <table:table-cell table:style-name="ce6" table:formula="of:=[.F245]+[.E246]" office:value-type="float" office:value="617.661764705884" calcext:value-type="float">
            <text:p>617,66</text:p>
          </table:table-cell>
          <table:table-cell table:number-columns-repeated="1018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AboutFragment_41_BuggyGUIListenerOperatorMutator</text:p>
          </table:table-cell>
          <table:table-cell table:style-name="ce1" table:formula="of:=[.D246]+[.B247]" office:value-type="float" office:value="42172" calcext:value-type="float">
            <text:p>42172</text:p>
          </table:table-cell>
          <table:table-cell table:style-name="ce6" table:formula="of:=[.B247]/[.$B$1]" office:value-type="float" office:value="2.51470588235294" calcext:value-type="float">
            <text:p>2,51</text:p>
          </table:table-cell>
          <table:table-cell table:style-name="ce6" table:formula="of:=[.F246]+[.E247]" office:value-type="float" office:value="620.176470588237" calcext:value-type="float">
            <text:p>620,18</text:p>
          </table:table-cell>
          <table:table-cell table:number-columns-repeated="1018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boutFragment_42_LengthyGUIListenerOperatorMutator</text:p>
          </table:table-cell>
          <table:table-cell table:style-name="ce1" table:formula="of:=[.D247]+[.B248]" office:value-type="float" office:value="42342" calcext:value-type="float">
            <text:p>42342</text:p>
          </table:table-cell>
          <table:table-cell table:style-name="ce6" table:formula="of:=[.B248]/[.$B$1]" office:value-type="float" office:value="2.5" calcext:value-type="float">
            <text:p>2,50</text:p>
          </table:table-cell>
          <table:table-cell table:style-name="ce6" table:formula="of:=[.F247]+[.E248]" office:value-type="float" office:value="622.676470588237" calcext:value-type="float">
            <text:p>622,68</text:p>
          </table:table-cell>
          <table:table-cell table:number-columns-repeated="1018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boutFragment_43_BinaryMutator</text:p>
          </table:table-cell>
          <table:table-cell table:style-name="ce1" table:formula="of:=[.D248]+[.B249]" office:value-type="float" office:value="42512" calcext:value-type="float">
            <text:p>42512</text:p>
          </table:table-cell>
          <table:table-cell table:style-name="ce6" table:formula="of:=[.B249]/[.$B$1]" office:value-type="float" office:value="2.5" calcext:value-type="float">
            <text:p>2,50</text:p>
          </table:table-cell>
          <table:table-cell table:style-name="ce6" table:formula="of:=[.F248]+[.E249]" office:value-type="float" office:value="625.176470588236" calcext:value-type="float">
            <text:p>625,18</text:p>
          </table:table-cell>
          <table:table-cell table:number-columns-repeated="1018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Light_0_NullIntentOperatorMutator</text:p>
          </table:table-cell>
          <table:table-cell table:style-name="ce1" table:formula="of:=[.D249]+[.B250]" office:value-type="float" office:value="42683" calcext:value-type="float">
            <text:p>42683</text:p>
          </table:table-cell>
          <table:table-cell table:style-name="ce6" table:formula="of:=[.B250]/[.$B$1]" office:value-type="float" office:value="2.51470588235294" calcext:value-type="float">
            <text:p>2,51</text:p>
          </table:table-cell>
          <table:table-cell table:style-name="ce6" table:formula="of:=[.F249]+[.E250]" office:value-type="float" office:value="627.691176470589" calcext:value-type="float">
            <text:p>627,69</text:p>
          </table:table-cell>
          <table:table-cell table:number-columns-repeated="1018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Light_1_InvalidKeyIntentOperatorMutator</text:p>
          </table:table-cell>
          <table:table-cell table:style-name="ce1" table:formula="of:=[.D250]+[.B251]" office:value-type="float" office:value="42854" calcext:value-type="float">
            <text:p>42854</text:p>
          </table:table-cell>
          <table:table-cell table:style-name="ce6" table:formula="of:=[.B251]/[.$B$1]" office:value-type="float" office:value="2.51470588235294" calcext:value-type="float">
            <text:p>2,51</text:p>
          </table:table-cell>
          <table:table-cell table:style-name="ce6" table:formula="of:=[.F250]+[.E251]" office:value-type="float" office:value="630.205882352942" calcext:value-type="float">
            <text:p>630,21</text:p>
          </table:table-cell>
          <table:table-cell table:number-columns-repeated="1018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2_RandomActionIntentDefinitionOperatorMutator</text:p>
          </table:table-cell>
          <table:table-cell table:style-name="ce1" table:formula="of:=[.D251]+[.B252]" office:value-type="float" office:value="43023" calcext:value-type="float">
            <text:p>43023</text:p>
          </table:table-cell>
          <table:table-cell table:style-name="ce6" table:formula="of:=[.B252]/[.$B$1]" office:value-type="float" office:value="2.48529411764706" calcext:value-type="float">
            <text:p>2,49</text:p>
          </table:table-cell>
          <table:table-cell table:style-name="ce6" table:formula="of:=[.F251]+[.E252]" office:value-type="float" office:value="632.691176470589" calcext:value-type="float">
            <text:p>632,69</text:p>
          </table:table-cell>
          <table:table-cell table:number-columns-repeated="1018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3_NullValueIntentPutExtraOperatorMutator</text:p>
          </table:table-cell>
          <table:table-cell table:style-name="ce1" table:formula="of:=[.D252]+[.B253]" office:value-type="float" office:value="43192" calcext:value-type="float">
            <text:p>43192</text:p>
          </table:table-cell>
          <table:table-cell table:style-name="ce6" table:formula="of:=[.B253]/[.$B$1]" office:value-type="float" office:value="2.48529411764706" calcext:value-type="float">
            <text:p>2,49</text:p>
          </table:table-cell>
          <table:table-cell table:style-name="ce6" table:formula="of:=[.F252]+[.E253]" office:value-type="float" office:value="635.176470588237" calcext:value-type="float">
            <text:p>635,18</text:p>
          </table:table-cell>
          <table:table-cell table:number-columns-repeated="1018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4_IntentPayloadReplacementOperatorMutator</text:p>
          </table:table-cell>
          <table:table-cell table:style-name="ce1" table:formula="of:=[.D253]+[.B254]" office:value-type="float" office:value="43361" calcext:value-type="float">
            <text:p>43361</text:p>
          </table:table-cell>
          <table:table-cell table:style-name="ce6" table:formula="of:=[.B254]/[.$B$1]" office:value-type="float" office:value="2.48529411764706" calcext:value-type="float">
            <text:p>2,49</text:p>
          </table:table-cell>
          <table:table-cell table:style-name="ce6" table:formula="of:=[.F253]+[.E254]" office:value-type="float" office:value="637.661764705884" calcext:value-type="float">
            <text:p>637,66</text:p>
          </table:table-cell>
          <table:table-cell table:number-columns-repeated="1018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5_RandomActionIntentDefinitionOperatorMutator</text:p>
          </table:table-cell>
          <table:table-cell table:style-name="ce1" table:formula="of:=[.D254]+[.B255]" office:value-type="float" office:value="43531" calcext:value-type="float">
            <text:p>43531</text:p>
          </table:table-cell>
          <table:table-cell table:style-name="ce6" table:formula="of:=[.B255]/[.$B$1]" office:value-type="float" office:value="2.5" calcext:value-type="float">
            <text:p>2,50</text:p>
          </table:table-cell>
          <table:table-cell table:style-name="ce6" table:formula="of:=[.F254]+[.E255]" office:value-type="float" office:value="640.161764705884" calcext:value-type="float">
            <text:p>640,16</text:p>
          </table:table-cell>
          <table:table-cell table:number-columns-repeated="1018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6_RandomActionIntentDefinitionOperatorMutator</text:p>
          </table:table-cell>
          <table:table-cell table:style-name="ce1" table:formula="of:=[.D255]+[.B256]" office:value-type="float" office:value="43700" calcext:value-type="float">
            <text:p>43700</text:p>
          </table:table-cell>
          <table:table-cell table:style-name="ce6" table:formula="of:=[.B256]/[.$B$1]" office:value-type="float" office:value="2.48529411764706" calcext:value-type="float">
            <text:p>2,49</text:p>
          </table:table-cell>
          <table:table-cell table:style-name="ce6" table:formula="of:=[.F255]+[.E256]" office:value-type="float" office:value="642.647058823531" calcext:value-type="float">
            <text:p>642,65</text:p>
          </table:table-cell>
          <table:table-cell table:number-columns-repeated="1018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7_NullIntentOperatorMutator</text:p>
          </table:table-cell>
          <table:table-cell table:style-name="ce1" table:formula="of:=[.D256]+[.B257]" office:value-type="float" office:value="43869" calcext:value-type="float">
            <text:p>43869</text:p>
          </table:table-cell>
          <table:table-cell table:style-name="ce6" table:formula="of:=[.B257]/[.$B$1]" office:value-type="float" office:value="2.48529411764706" calcext:value-type="float">
            <text:p>2,49</text:p>
          </table:table-cell>
          <table:table-cell table:style-name="ce6" table:formula="of:=[.F256]+[.E257]" office:value-type="float" office:value="645.132352941178" calcext:value-type="float">
            <text:p>645,13</text:p>
          </table:table-cell>
          <table:table-cell table:number-columns-repeated="1018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Light_8_InvalidKeyIntentOperatorMutator</text:p>
          </table:table-cell>
          <table:table-cell table:style-name="ce1" table:formula="of:=[.D257]+[.B258]" office:value-type="float" office:value="44040" calcext:value-type="float">
            <text:p>44040</text:p>
          </table:table-cell>
          <table:table-cell table:style-name="ce6" table:formula="of:=[.B258]/[.$B$1]" office:value-type="float" office:value="2.51470588235294" calcext:value-type="float">
            <text:p>2,51</text:p>
          </table:table-cell>
          <table:table-cell table:style-name="ce6" table:formula="of:=[.F257]+[.E258]" office:value-type="float" office:value="647.647058823531" calcext:value-type="float">
            <text:p>647,65</text:p>
          </table:table-cell>
          <table:table-cell table:number-columns-repeated="1018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9_RandomActionIntentDefinitionOperatorMutator</text:p>
          </table:table-cell>
          <table:table-cell table:style-name="ce1" table:formula="of:=[.D258]+[.B259]" office:value-type="float" office:value="44209" calcext:value-type="float">
            <text:p>44209</text:p>
          </table:table-cell>
          <table:table-cell table:style-name="ce6" table:formula="of:=[.B259]/[.$B$1]" office:value-type="float" office:value="2.48529411764706" calcext:value-type="float">
            <text:p>2,49</text:p>
          </table:table-cell>
          <table:table-cell table:style-name="ce6" table:formula="of:=[.F258]+[.E259]" office:value-type="float" office:value="650.132352941178" calcext:value-type="float">
            <text:p>650,13</text:p>
          </table:table-cell>
          <table:table-cell table:number-columns-repeated="1018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10_NullIntentOperatorMutator</text:p>
          </table:table-cell>
          <table:table-cell table:style-name="ce1" table:formula="of:=[.D259]+[.B260]" office:value-type="float" office:value="44378" calcext:value-type="float">
            <text:p>44378</text:p>
          </table:table-cell>
          <table:table-cell table:style-name="ce6" table:formula="of:=[.B260]/[.$B$1]" office:value-type="float" office:value="2.48529411764706" calcext:value-type="float">
            <text:p>2,49</text:p>
          </table:table-cell>
          <table:table-cell table:style-name="ce6" table:formula="of:=[.F259]+[.E260]" office:value-type="float" office:value="652.617647058825" calcext:value-type="float">
            <text:p>652,62</text:p>
          </table:table-cell>
          <table:table-cell table:number-columns-repeated="1018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ListWidgetLight_11_InvalidKeyIntentOperatorMutator</text:p>
          </table:table-cell>
          <table:table-cell table:style-name="ce1" table:formula="of:=[.D260]+[.B261]" office:value-type="float" office:value="44550" calcext:value-type="float">
            <text:p>44550</text:p>
          </table:table-cell>
          <table:table-cell table:style-name="ce6" table:formula="of:=[.B261]/[.$B$1]" office:value-type="float" office:value="2.52941176470588" calcext:value-type="float">
            <text:p>2,53</text:p>
          </table:table-cell>
          <table:table-cell table:style-name="ce6" table:formula="of:=[.F260]+[.E261]" office:value-type="float" office:value="655.147058823531" calcext:value-type="float">
            <text:p>655,15</text:p>
          </table:table-cell>
          <table:table-cell table:number-columns-repeated="1018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12_RandomActionIntentDefinitionOperatorMutator</text:p>
          </table:table-cell>
          <table:table-cell table:style-name="ce1" table:formula="of:=[.D261]+[.B262]" office:value-type="float" office:value="44720" calcext:value-type="float">
            <text:p>44720</text:p>
          </table:table-cell>
          <table:table-cell table:style-name="ce6" table:formula="of:=[.B262]/[.$B$1]" office:value-type="float" office:value="2.5" calcext:value-type="float">
            <text:p>2,50</text:p>
          </table:table-cell>
          <table:table-cell table:style-name="ce6" table:formula="of:=[.F261]+[.E262]" office:value-type="float" office:value="657.647058823531" calcext:value-type="float">
            <text:p>657,65</text:p>
          </table:table-cell>
          <table:table-cell table:number-columns-repeated="1018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Light_13_NullValueIntentPutExtraOperatorMutator</text:p>
          </table:table-cell>
          <table:table-cell table:style-name="ce1" table:formula="of:=[.D262]+[.B263]" office:value-type="float" office:value="44891" calcext:value-type="float">
            <text:p>44891</text:p>
          </table:table-cell>
          <table:table-cell table:style-name="ce6" table:formula="of:=[.B263]/[.$B$1]" office:value-type="float" office:value="2.51470588235294" calcext:value-type="float">
            <text:p>2,51</text:p>
          </table:table-cell>
          <table:table-cell table:style-name="ce6" table:formula="of:=[.F262]+[.E263]" office:value-type="float" office:value="660.161764705884" calcext:value-type="float">
            <text:p>660,16</text:p>
          </table:table-cell>
          <table:table-cell table:number-columns-repeated="1018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14_IntentPayloadReplacementOperatorMutator</text:p>
          </table:table-cell>
          <table:table-cell table:style-name="ce1" table:formula="of:=[.D263]+[.B264]" office:value-type="float" office:value="45061" calcext:value-type="float">
            <text:p>45061</text:p>
          </table:table-cell>
          <table:table-cell table:style-name="ce6" table:formula="of:=[.B264]/[.$B$1]" office:value-type="float" office:value="2.5" calcext:value-type="float">
            <text:p>2,50</text:p>
          </table:table-cell>
          <table:table-cell table:style-name="ce6" table:formula="of:=[.F263]+[.E264]" office:value-type="float" office:value="662.661764705884" calcext:value-type="float">
            <text:p>662,66</text:p>
          </table:table-cell>
          <table:table-cell table:number-columns-repeated="1018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15_RandomActionIntentDefinitionOperatorMutator</text:p>
          </table:table-cell>
          <table:table-cell table:style-name="ce1" table:formula="of:=[.D264]+[.B265]" office:value-type="float" office:value="45231" calcext:value-type="float">
            <text:p>45231</text:p>
          </table:table-cell>
          <table:table-cell table:style-name="ce6" table:formula="of:=[.B265]/[.$B$1]" office:value-type="float" office:value="2.5" calcext:value-type="float">
            <text:p>2,50</text:p>
          </table:table-cell>
          <table:table-cell table:style-name="ce6" table:formula="of:=[.F264]+[.E265]" office:value-type="float" office:value="665.161764705884" calcext:value-type="float">
            <text:p>665,16</text:p>
          </table:table-cell>
          <table:table-cell table:number-columns-repeated="1018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Light_16_RandomActionIntentDefinitionOperatorMutator</text:p>
          </table:table-cell>
          <table:table-cell table:style-name="ce1" table:formula="of:=[.D265]+[.B266]" office:value-type="float" office:value="45398" calcext:value-type="float">
            <text:p>45398</text:p>
          </table:table-cell>
          <table:table-cell table:style-name="ce6" table:formula="of:=[.B266]/[.$B$1]" office:value-type="float" office:value="2.45588235294118" calcext:value-type="float">
            <text:p>2,46</text:p>
          </table:table-cell>
          <table:table-cell table:style-name="ce6" table:formula="of:=[.F265]+[.E266]" office:value-type="float" office:value="667.617647058825" calcext:value-type="float">
            <text:p>667,62</text:p>
          </table:table-cell>
          <table:table-cell table:number-columns-repeated="1018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17_NullIntentOperatorMutator</text:p>
          </table:table-cell>
          <table:table-cell table:style-name="ce1" table:formula="of:=[.D266]+[.B267]" office:value-type="float" office:value="45567" calcext:value-type="float">
            <text:p>45567</text:p>
          </table:table-cell>
          <table:table-cell table:style-name="ce6" table:formula="of:=[.B267]/[.$B$1]" office:value-type="float" office:value="2.48529411764706" calcext:value-type="float">
            <text:p>2,49</text:p>
          </table:table-cell>
          <table:table-cell table:style-name="ce6" table:formula="of:=[.F266]+[.E267]" office:value-type="float" office:value="670.102941176472" calcext:value-type="float">
            <text:p>670,10</text:p>
          </table:table-cell>
          <table:table-cell table:number-columns-repeated="1018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18_InvalidKeyIntentOperatorMutator</text:p>
          </table:table-cell>
          <table:table-cell table:style-name="ce1" table:formula="of:=[.D267]+[.B268]" office:value-type="float" office:value="45737" calcext:value-type="float">
            <text:p>45737</text:p>
          </table:table-cell>
          <table:table-cell table:style-name="ce6" table:formula="of:=[.B268]/[.$B$1]" office:value-type="float" office:value="2.5" calcext:value-type="float">
            <text:p>2,50</text:p>
          </table:table-cell>
          <table:table-cell table:style-name="ce6" table:formula="of:=[.F267]+[.E268]" office:value-type="float" office:value="672.602941176472" calcext:value-type="float">
            <text:p>672,60</text:p>
          </table:table-cell>
          <table:table-cell table:number-columns-repeated="1018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19_RandomActionIntentDefinitionOperatorMutator</text:p>
          </table:table-cell>
          <table:table-cell table:style-name="ce1" table:formula="of:=[.D268]+[.B269]" office:value-type="float" office:value="45906" calcext:value-type="float">
            <text:p>45906</text:p>
          </table:table-cell>
          <table:table-cell table:style-name="ce6" table:formula="of:=[.B269]/[.$B$1]" office:value-type="float" office:value="2.48529411764706" calcext:value-type="float">
            <text:p>2,49</text:p>
          </table:table-cell>
          <table:table-cell table:style-name="ce6" table:formula="of:=[.F268]+[.E269]" office:value-type="float" office:value="675.088235294119" calcext:value-type="float">
            <text:p>675,09</text:p>
          </table:table-cell>
          <table:table-cell table:number-columns-repeated="1018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20_NullValueIntentPutExtraOperatorMutator</text:p>
          </table:table-cell>
          <table:table-cell table:style-name="ce1" table:formula="of:=[.D269]+[.B270]" office:value-type="float" office:value="46075" calcext:value-type="float">
            <text:p>46075</text:p>
          </table:table-cell>
          <table:table-cell table:style-name="ce6" table:formula="of:=[.B270]/[.$B$1]" office:value-type="float" office:value="2.48529411764706" calcext:value-type="float">
            <text:p>2,49</text:p>
          </table:table-cell>
          <table:table-cell table:style-name="ce6" table:formula="of:=[.F269]+[.E270]" office:value-type="float" office:value="677.573529411766" calcext:value-type="float">
            <text:p>677,57</text:p>
          </table:table-cell>
          <table:table-cell table:number-columns-repeated="1018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21_IntentPayloadReplacementOperatorMutator</text:p>
          </table:table-cell>
          <table:table-cell table:style-name="ce1" table:formula="of:=[.D270]+[.B271]" office:value-type="float" office:value="46244" calcext:value-type="float">
            <text:p>46244</text:p>
          </table:table-cell>
          <table:table-cell table:style-name="ce6" table:formula="of:=[.B271]/[.$B$1]" office:value-type="float" office:value="2.48529411764706" calcext:value-type="float">
            <text:p>2,49</text:p>
          </table:table-cell>
          <table:table-cell table:style-name="ce6" table:formula="of:=[.F270]+[.E271]" office:value-type="float" office:value="680.058823529413" calcext:value-type="float">
            <text:p>680,06</text:p>
          </table:table-cell>
          <table:table-cell table:number-columns-repeated="1018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Light_22_RandomActionIntentDefinitionOperatorMutator</text:p>
          </table:table-cell>
          <table:table-cell table:style-name="ce1" table:formula="of:=[.D271]+[.B272]" office:value-type="float" office:value="46412" calcext:value-type="float">
            <text:p>46412</text:p>
          </table:table-cell>
          <table:table-cell table:style-name="ce6" table:formula="of:=[.B272]/[.$B$1]" office:value-type="float" office:value="2.47058823529412" calcext:value-type="float">
            <text:p>2,47</text:p>
          </table:table-cell>
          <table:table-cell table:style-name="ce6" table:formula="of:=[.F271]+[.E272]" office:value-type="float" office:value="682.529411764707" calcext:value-type="float">
            <text:p>682,53</text:p>
          </table:table-cell>
          <table:table-cell table:number-columns-repeated="1018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Light_23_NullValueIntentPutExtraOperatorMutator</text:p>
          </table:table-cell>
          <table:table-cell table:style-name="ce1" table:formula="of:=[.D272]+[.B273]" office:value-type="float" office:value="46583" calcext:value-type="float">
            <text:p>46583</text:p>
          </table:table-cell>
          <table:table-cell table:style-name="ce6" table:formula="of:=[.B273]/[.$B$1]" office:value-type="float" office:value="2.51470588235294" calcext:value-type="float">
            <text:p>2,51</text:p>
          </table:table-cell>
          <table:table-cell table:style-name="ce6" table:formula="of:=[.F272]+[.E273]" office:value-type="float" office:value="685.04411764706" calcext:value-type="float">
            <text:p>685,04</text:p>
          </table:table-cell>
          <table:table-cell table:number-columns-repeated="1018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ListWidgetLight_24_IntentPayloadReplacementOperatorMutator</text:p>
          </table:table-cell>
          <table:table-cell table:style-name="ce1" table:formula="of:=[.D273]+[.B274]" office:value-type="float" office:value="46749" calcext:value-type="float">
            <text:p>46749</text:p>
          </table:table-cell>
          <table:table-cell table:style-name="ce6" table:formula="of:=[.B274]/[.$B$1]" office:value-type="float" office:value="2.44117647058824" calcext:value-type="float">
            <text:p>2,44</text:p>
          </table:table-cell>
          <table:table-cell table:style-name="ce6" table:formula="of:=[.F273]+[.E274]" office:value-type="float" office:value="687.485294117648" calcext:value-type="float">
            <text:p>687,49</text:p>
          </table:table-cell>
          <table:table-cell table:number-columns-repeated="1018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25_RandomActionIntentDefinitionOperatorMutator</text:p>
          </table:table-cell>
          <table:table-cell table:style-name="ce1" table:formula="of:=[.D274]+[.B275]" office:value-type="float" office:value="46919" calcext:value-type="float">
            <text:p>46919</text:p>
          </table:table-cell>
          <table:table-cell table:style-name="ce6" table:formula="of:=[.B275]/[.$B$1]" office:value-type="float" office:value="2.5" calcext:value-type="float">
            <text:p>2,50</text:p>
          </table:table-cell>
          <table:table-cell table:style-name="ce6" table:formula="of:=[.F274]+[.E275]" office:value-type="float" office:value="689.985294117648" calcext:value-type="float">
            <text:p>689,99</text:p>
          </table:table-cell>
          <table:table-cell table:number-columns-repeated="101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ListWidgetLight_26_NullIntentOperatorMutator</text:p>
          </table:table-cell>
          <table:table-cell table:style-name="ce1" table:formula="of:=[.D275]+[.B276]" office:value-type="float" office:value="47091" calcext:value-type="float">
            <text:p>47091</text:p>
          </table:table-cell>
          <table:table-cell table:style-name="ce6" table:formula="of:=[.B276]/[.$B$1]" office:value-type="float" office:value="2.52941176470588" calcext:value-type="float">
            <text:p>2,53</text:p>
          </table:table-cell>
          <table:table-cell table:style-name="ce6" table:formula="of:=[.F275]+[.E276]" office:value-type="float" office:value="692.514705882354" calcext:value-type="float">
            <text:p>692,51</text:p>
          </table:table-cell>
          <table:table-cell table:number-columns-repeated="1018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Light_27_InvalidKeyIntentOperatorMutator</text:p>
          </table:table-cell>
          <table:table-cell table:style-name="ce1" table:formula="of:=[.D276]+[.B277]" office:value-type="float" office:value="47259" calcext:value-type="float">
            <text:p>47259</text:p>
          </table:table-cell>
          <table:table-cell table:style-name="ce6" table:formula="of:=[.B277]/[.$B$1]" office:value-type="float" office:value="2.47058823529412" calcext:value-type="float">
            <text:p>2,47</text:p>
          </table:table-cell>
          <table:table-cell table:style-name="ce6" table:formula="of:=[.F276]+[.E277]" office:value-type="float" office:value="694.985294117648" calcext:value-type="float">
            <text:p>694,99</text:p>
          </table:table-cell>
          <table:table-cell table:number-columns-repeated="101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Light_28_RandomActionIntentDefinitionOperatorMutator</text:p>
          </table:table-cell>
          <table:table-cell table:style-name="ce1" table:formula="of:=[.D277]+[.B278]" office:value-type="float" office:value="47427" calcext:value-type="float">
            <text:p>47427</text:p>
          </table:table-cell>
          <table:table-cell table:style-name="ce6" table:formula="of:=[.B278]/[.$B$1]" office:value-type="float" office:value="2.47058823529412" calcext:value-type="float">
            <text:p>2,47</text:p>
          </table:table-cell>
          <table:table-cell table:style-name="ce6" table:formula="of:=[.F277]+[.E278]" office:value-type="float" office:value="697.455882352943" calcext:value-type="float">
            <text:p>697,46</text:p>
          </table:table-cell>
          <table:table-cell table:number-columns-repeated="101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Light_29_NullIntentOperatorMutator</text:p>
          </table:table-cell>
          <table:table-cell table:style-name="ce1" table:formula="of:=[.D278]+[.B279]" office:value-type="float" office:value="47594" calcext:value-type="float">
            <text:p>47594</text:p>
          </table:table-cell>
          <table:table-cell table:style-name="ce6" table:formula="of:=[.B279]/[.$B$1]" office:value-type="float" office:value="2.45588235294118" calcext:value-type="float">
            <text:p>2,46</text:p>
          </table:table-cell>
          <table:table-cell table:style-name="ce6" table:formula="of:=[.F278]+[.E279]" office:value-type="float" office:value="699.911764705884" calcext:value-type="float">
            <text:p>699,91</text:p>
          </table:table-cell>
          <table:table-cell table:number-columns-repeated="101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Light_30_InvalidKeyIntentOperatorMutator</text:p>
          </table:table-cell>
          <table:table-cell table:style-name="ce1" table:formula="of:=[.D279]+[.B280]" office:value-type="float" office:value="47762" calcext:value-type="float">
            <text:p>47762</text:p>
          </table:table-cell>
          <table:table-cell table:style-name="ce6" table:formula="of:=[.B280]/[.$B$1]" office:value-type="float" office:value="2.47058823529412" calcext:value-type="float">
            <text:p>2,47</text:p>
          </table:table-cell>
          <table:table-cell table:style-name="ce6" table:formula="of:=[.F279]+[.E280]" office:value-type="float" office:value="702.382352941178" calcext:value-type="float">
            <text:p>702,38</text:p>
          </table:table-cell>
          <table:table-cell table:number-columns-repeated="101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31_RandomActionIntentDefinitionOperatorMutator</text:p>
          </table:table-cell>
          <table:table-cell table:style-name="ce1" table:formula="of:=[.D280]+[.B281]" office:value-type="float" office:value="47932" calcext:value-type="float">
            <text:p>47932</text:p>
          </table:table-cell>
          <table:table-cell table:style-name="ce6" table:formula="of:=[.B281]/[.$B$1]" office:value-type="float" office:value="2.5" calcext:value-type="float">
            <text:p>2,50</text:p>
          </table:table-cell>
          <table:table-cell table:style-name="ce6" table:formula="of:=[.F280]+[.E281]" office:value-type="float" office:value="704.882352941178" calcext:value-type="float">
            <text:p>704,88</text:p>
          </table:table-cell>
          <table:table-cell table:number-columns-repeated="1018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32_NullValueIntentPutExtraOperatorMutator</text:p>
          </table:table-cell>
          <table:table-cell table:style-name="ce1" table:formula="of:=[.D281]+[.B282]" office:value-type="float" office:value="48101" calcext:value-type="float">
            <text:p>48101</text:p>
          </table:table-cell>
          <table:table-cell table:style-name="ce6" table:formula="of:=[.B282]/[.$B$1]" office:value-type="float" office:value="2.48529411764706" calcext:value-type="float">
            <text:p>2,49</text:p>
          </table:table-cell>
          <table:table-cell table:style-name="ce6" table:formula="of:=[.F281]+[.E282]" office:value-type="float" office:value="707.367647058825" calcext:value-type="float">
            <text:p>707,37</text:p>
          </table:table-cell>
          <table:table-cell table:number-columns-repeated="1018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33_IntentPayloadReplacementOperatorMutator</text:p>
          </table:table-cell>
          <table:table-cell table:style-name="ce1" table:formula="of:=[.D282]+[.B283]" office:value-type="float" office:value="48271" calcext:value-type="float">
            <text:p>48271</text:p>
          </table:table-cell>
          <table:table-cell table:style-name="ce6" table:formula="of:=[.B283]/[.$B$1]" office:value-type="float" office:value="2.5" calcext:value-type="float">
            <text:p>2,50</text:p>
          </table:table-cell>
          <table:table-cell table:style-name="ce6" table:formula="of:=[.F282]+[.E283]" office:value-type="float" office:value="709.867647058825" calcext:value-type="float">
            <text:p>709,87</text:p>
          </table:table-cell>
          <table:table-cell table:number-columns-repeated="1018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34_RandomActionIntentDefinitionOperatorMutator</text:p>
          </table:table-cell>
          <table:table-cell table:style-name="ce1" table:formula="of:=[.D283]+[.B284]" office:value-type="float" office:value="48441" calcext:value-type="float">
            <text:p>48441</text:p>
          </table:table-cell>
          <table:table-cell table:style-name="ce6" table:formula="of:=[.B284]/[.$B$1]" office:value-type="float" office:value="2.5" calcext:value-type="float">
            <text:p>2,50</text:p>
          </table:table-cell>
          <table:table-cell table:style-name="ce6" table:formula="of:=[.F283]+[.E284]" office:value-type="float" office:value="712.367647058825" calcext:value-type="float">
            <text:p>712,37</text:p>
          </table:table-cell>
          <table:table-cell table:number-columns-repeated="1018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ListWidgetLight_35_RandomActionIntentDefinitionOperatorMutator</text:p>
          </table:table-cell>
          <table:table-cell table:style-name="ce1" table:formula="of:=[.D284]+[.B285]" office:value-type="float" office:value="48613" calcext:value-type="float">
            <text:p>48613</text:p>
          </table:table-cell>
          <table:table-cell table:style-name="ce6" table:formula="of:=[.B285]/[.$B$1]" office:value-type="float" office:value="2.52941176470588" calcext:value-type="float">
            <text:p>2,53</text:p>
          </table:table-cell>
          <table:table-cell table:style-name="ce6" table:formula="of:=[.F284]+[.E285]" office:value-type="float" office:value="714.897058823531" calcext:value-type="float">
            <text:p>714,90</text:p>
          </table:table-cell>
          <table:table-cell table:number-columns-repeated="1018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36_NullIntentOperatorMutator</text:p>
          </table:table-cell>
          <table:table-cell table:style-name="ce1" table:formula="of:=[.D285]+[.B286]" office:value-type="float" office:value="48782" calcext:value-type="float">
            <text:p>48782</text:p>
          </table:table-cell>
          <table:table-cell table:style-name="ce6" table:formula="of:=[.B286]/[.$B$1]" office:value-type="float" office:value="2.48529411764706" calcext:value-type="float">
            <text:p>2,49</text:p>
          </table:table-cell>
          <table:table-cell table:style-name="ce6" table:formula="of:=[.F285]+[.E286]" office:value-type="float" office:value="717.382352941178" calcext:value-type="float">
            <text:p>717,38</text:p>
          </table:table-cell>
          <table:table-cell table:number-columns-repeated="1018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Light_37_InvalidKeyIntentOperatorMutator</text:p>
          </table:table-cell>
          <table:table-cell table:style-name="ce1" table:formula="of:=[.D286]+[.B287]" office:value-type="float" office:value="48950" calcext:value-type="float">
            <text:p>48950</text:p>
          </table:table-cell>
          <table:table-cell table:style-name="ce6" table:formula="of:=[.B287]/[.$B$1]" office:value-type="float" office:value="2.47058823529412" calcext:value-type="float">
            <text:p>2,47</text:p>
          </table:table-cell>
          <table:table-cell table:style-name="ce6" table:formula="of:=[.F286]+[.E287]" office:value-type="float" office:value="719.852941176472" calcext:value-type="float">
            <text:p>719,85</text:p>
          </table:table-cell>
          <table:table-cell table:number-columns-repeated="1018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Light_38_RandomActionIntentDefinitionOperatorMutator</text:p>
          </table:table-cell>
          <table:table-cell table:style-name="ce1" table:formula="of:=[.D287]+[.B288]" office:value-type="float" office:value="49118" calcext:value-type="float">
            <text:p>49118</text:p>
          </table:table-cell>
          <table:table-cell table:style-name="ce6" table:formula="of:=[.B288]/[.$B$1]" office:value-type="float" office:value="2.47058823529412" calcext:value-type="float">
            <text:p>2,47</text:p>
          </table:table-cell>
          <table:table-cell table:style-name="ce6" table:formula="of:=[.F287]+[.E288]" office:value-type="float" office:value="722.323529411766" calcext:value-type="float">
            <text:p>722,32</text:p>
          </table:table-cell>
          <table:table-cell table:number-columns-repeated="1018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39_NullValueIntentPutExtraOperatorMutator</text:p>
          </table:table-cell>
          <table:table-cell table:style-name="ce1" table:formula="of:=[.D288]+[.B289]" office:value-type="float" office:value="49288" calcext:value-type="float">
            <text:p>49288</text:p>
          </table:table-cell>
          <table:table-cell table:style-name="ce6" table:formula="of:=[.B289]/[.$B$1]" office:value-type="float" office:value="2.5" calcext:value-type="float">
            <text:p>2,50</text:p>
          </table:table-cell>
          <table:table-cell table:style-name="ce6" table:formula="of:=[.F288]+[.E289]" office:value-type="float" office:value="724.823529411766" calcext:value-type="float">
            <text:p>724,82</text:p>
          </table:table-cell>
          <table:table-cell table:number-columns-repeated="1018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40_IntentPayloadReplacementOperatorMutator</text:p>
          </table:table-cell>
          <table:table-cell table:style-name="ce1" table:formula="of:=[.D289]+[.B290]" office:value-type="float" office:value="49457" calcext:value-type="float">
            <text:p>49457</text:p>
          </table:table-cell>
          <table:table-cell table:style-name="ce6" table:formula="of:=[.B290]/[.$B$1]" office:value-type="float" office:value="2.48529411764706" calcext:value-type="float">
            <text:p>2,49</text:p>
          </table:table-cell>
          <table:table-cell table:style-name="ce6" table:formula="of:=[.F289]+[.E290]" office:value-type="float" office:value="727.308823529413" calcext:value-type="float">
            <text:p>727,31</text:p>
          </table:table-cell>
          <table:table-cell table:number-columns-repeated="1018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Light_41_RandomActionIntentDefinitionOperatorMutator</text:p>
          </table:table-cell>
          <table:table-cell table:style-name="ce1" table:formula="of:=[.D290]+[.B291]" office:value-type="float" office:value="49625" calcext:value-type="float">
            <text:p>49625</text:p>
          </table:table-cell>
          <table:table-cell table:style-name="ce6" table:formula="of:=[.B291]/[.$B$1]" office:value-type="float" office:value="2.47058823529412" calcext:value-type="float">
            <text:p>2,47</text:p>
          </table:table-cell>
          <table:table-cell table:style-name="ce6" table:formula="of:=[.F290]+[.E291]" office:value-type="float" office:value="729.779411764708" calcext:value-type="float">
            <text:p>729,78</text:p>
          </table:table-cell>
          <table:table-cell table:number-columns-repeated="1018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42_RandomActionIntentDefinitionOperatorMutator</text:p>
          </table:table-cell>
          <table:table-cell table:style-name="ce1" table:formula="of:=[.D291]+[.B292]" office:value-type="float" office:value="49794" calcext:value-type="float">
            <text:p>49794</text:p>
          </table:table-cell>
          <table:table-cell table:style-name="ce6" table:formula="of:=[.B292]/[.$B$1]" office:value-type="float" office:value="2.48529411764706" calcext:value-type="float">
            <text:p>2,49</text:p>
          </table:table-cell>
          <table:table-cell table:style-name="ce6" table:formula="of:=[.F291]+[.E292]" office:value-type="float" office:value="732.264705882355" calcext:value-type="float">
            <text:p>732,26</text:p>
          </table:table-cell>
          <table:table-cell table:number-columns-repeated="1018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Light_43_NullIntentOperatorMutator</text:p>
          </table:table-cell>
          <table:table-cell table:style-name="ce1" table:formula="of:=[.D292]+[.B293]" office:value-type="float" office:value="49961" calcext:value-type="float">
            <text:p>49961</text:p>
          </table:table-cell>
          <table:table-cell table:style-name="ce6" table:formula="of:=[.B293]/[.$B$1]" office:value-type="float" office:value="2.45588235294118" calcext:value-type="float">
            <text:p>2,46</text:p>
          </table:table-cell>
          <table:table-cell table:style-name="ce6" table:formula="of:=[.F292]+[.E293]" office:value-type="float" office:value="734.720588235296" calcext:value-type="float">
            <text:p>734,72</text:p>
          </table:table-cell>
          <table:table-cell table:number-columns-repeated="1018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44_InvalidKeyIntentOperatorMutator</text:p>
          </table:table-cell>
          <table:table-cell table:style-name="ce1" table:formula="of:=[.D293]+[.B294]" office:value-type="float" office:value="50130" calcext:value-type="float">
            <text:p>50130</text:p>
          </table:table-cell>
          <table:table-cell table:style-name="ce6" table:formula="of:=[.B294]/[.$B$1]" office:value-type="float" office:value="2.48529411764706" calcext:value-type="float">
            <text:p>2,49</text:p>
          </table:table-cell>
          <table:table-cell table:style-name="ce6" table:formula="of:=[.F293]+[.E294]" office:value-type="float" office:value="737.205882352943" calcext:value-type="float">
            <text:p>737,21</text:p>
          </table:table-cell>
          <table:table-cell table:number-columns-repeated="1018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45_RandomActionIntentDefinitionOperatorMutator</text:p>
          </table:table-cell>
          <table:table-cell table:style-name="ce1" table:formula="of:=[.D294]+[.B295]" office:value-type="float" office:value="50299" calcext:value-type="float">
            <text:p>50299</text:p>
          </table:table-cell>
          <table:table-cell table:style-name="ce6" table:formula="of:=[.B295]/[.$B$1]" office:value-type="float" office:value="2.48529411764706" calcext:value-type="float">
            <text:p>2,49</text:p>
          </table:table-cell>
          <table:table-cell table:style-name="ce6" table:formula="of:=[.F294]+[.E295]" office:value-type="float" office:value="739.69117647059" calcext:value-type="float">
            <text:p>739,69</text:p>
          </table:table-cell>
          <table:table-cell table:number-columns-repeated="1018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ListWidgetLight_46_NullValueIntentPutExtraOperatorMutator</text:p>
          </table:table-cell>
          <table:table-cell table:style-name="ce1" table:formula="of:=[.D295]+[.B296]" office:value-type="float" office:value="50471" calcext:value-type="float">
            <text:p>50471</text:p>
          </table:table-cell>
          <table:table-cell table:style-name="ce6" table:formula="of:=[.B296]/[.$B$1]" office:value-type="float" office:value="2.52941176470588" calcext:value-type="float">
            <text:p>2,53</text:p>
          </table:table-cell>
          <table:table-cell table:style-name="ce6" table:formula="of:=[.F295]+[.E296]" office:value-type="float" office:value="742.220588235296" calcext:value-type="float">
            <text:p>742,22</text:p>
          </table:table-cell>
          <table:table-cell table:number-columns-repeated="1018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47_IntentPayloadReplacementOperatorMutator</text:p>
          </table:table-cell>
          <table:table-cell table:style-name="ce1" table:formula="of:=[.D296]+[.B297]" office:value-type="float" office:value="50641" calcext:value-type="float">
            <text:p>50641</text:p>
          </table:table-cell>
          <table:table-cell table:style-name="ce6" table:formula="of:=[.B297]/[.$B$1]" office:value-type="float" office:value="2.5" calcext:value-type="float">
            <text:p>2,50</text:p>
          </table:table-cell>
          <table:table-cell table:style-name="ce6" table:formula="of:=[.F296]+[.E297]" office:value-type="float" office:value="744.720588235296" calcext:value-type="float">
            <text:p>744,72</text:p>
          </table:table-cell>
          <table:table-cell table:number-columns-repeated="1018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Light_48_RandomActionIntentDefinitionOperatorMutator</text:p>
          </table:table-cell>
          <table:table-cell table:style-name="ce1" table:formula="of:=[.D297]+[.B298]" office:value-type="float" office:value="50811" calcext:value-type="float">
            <text:p>50811</text:p>
          </table:table-cell>
          <table:table-cell table:style-name="ce6" table:formula="of:=[.B298]/[.$B$1]" office:value-type="float" office:value="2.5" calcext:value-type="float">
            <text:p>2,50</text:p>
          </table:table-cell>
          <table:table-cell table:style-name="ce6" table:formula="of:=[.F297]+[.E298]" office:value-type="float" office:value="747.220588235296" calcext:value-type="float">
            <text:p>747,22</text:p>
          </table:table-cell>
          <table:table-cell table:number-columns-repeated="1018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Light_49_RandomActionIntentDefinitionOperatorMutator</text:p>
          </table:table-cell>
          <table:table-cell table:style-name="ce1" table:formula="of:=[.D298]+[.B299]" office:value-type="float" office:value="50980" calcext:value-type="float">
            <text:p>50980</text:p>
          </table:table-cell>
          <table:table-cell table:style-name="ce6" table:formula="of:=[.B299]/[.$B$1]" office:value-type="float" office:value="2.48529411764706" calcext:value-type="float">
            <text:p>2,49</text:p>
          </table:table-cell>
          <table:table-cell table:style-name="ce6" table:formula="of:=[.F298]+[.E299]" office:value-type="float" office:value="749.705882352943" calcext:value-type="float">
            <text:p>749,71</text:p>
          </table:table-cell>
          <table:table-cell table:number-columns-repeated="1018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referencesActivity_0_LengthyGUICreationOperatorMutator</text:p>
          </table:table-cell>
          <table:table-cell table:style-name="ce1" table:formula="of:=[.D299]+[.B300]" office:value-type="float" office:value="51151" calcext:value-type="float">
            <text:p>51151</text:p>
          </table:table-cell>
          <table:table-cell table:style-name="ce6" table:formula="of:=[.B300]/[.$B$1]" office:value-type="float" office:value="2.51470588235294" calcext:value-type="float">
            <text:p>2,51</text:p>
          </table:table-cell>
          <table:table-cell table:style-name="ce6" table:formula="of:=[.F299]+[.E300]" office:value-type="float" office:value="752.220588235296" calcext:value-type="float">
            <text:p>752,22</text:p>
          </table:table-cell>
          <table:table-cell table:number-columns-repeated="1018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referencesActivity_1_FindViewByIdReturnsNullOperatorMutator</text:p>
          </table:table-cell>
          <table:table-cell table:style-name="ce1" table:formula="of:=[.D300]+[.B301]" office:value-type="float" office:value="51321" calcext:value-type="float">
            <text:p>51321</text:p>
          </table:table-cell>
          <table:table-cell table:style-name="ce6" table:formula="of:=[.B301]/[.$B$1]" office:value-type="float" office:value="2.5" calcext:value-type="float">
            <text:p>2,50</text:p>
          </table:table-cell>
          <table:table-cell table:style-name="ce6" table:formula="of:=[.F300]+[.E301]" office:value-type="float" office:value="754.720588235296" calcext:value-type="float">
            <text:p>754,72</text:p>
          </table:table-cell>
          <table:table-cell table:number-columns-repeated="1018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referencesActivity_2_InvalidIDFindViewOperatorMutator</text:p>
          </table:table-cell>
          <table:table-cell table:style-name="ce1" table:formula="of:=[.D301]+[.B302]" office:value-type="float" office:value="51492" calcext:value-type="float">
            <text:p>51492</text:p>
          </table:table-cell>
          <table:table-cell table:style-name="ce6" table:formula="of:=[.B302]/[.$B$1]" office:value-type="float" office:value="2.51470588235294" calcext:value-type="float">
            <text:p>2,51</text:p>
          </table:table-cell>
          <table:table-cell table:style-name="ce6" table:formula="of:=[.F301]+[.E302]" office:value-type="float" office:value="757.235294117649" calcext:value-type="float">
            <text:p>757,24</text:p>
          </table:table-cell>
          <table:table-cell table:number-columns-repeated="1018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Activity_3_InvalidViewFocusOperatorMutator</text:p>
          </table:table-cell>
          <table:table-cell table:style-name="ce1" table:formula="of:=[.D302]+[.B303]" office:value-type="float" office:value="51660" calcext:value-type="float">
            <text:p>51660</text:p>
          </table:table-cell>
          <table:table-cell table:style-name="ce6" table:formula="of:=[.B303]/[.$B$1]" office:value-type="float" office:value="2.47058823529412" calcext:value-type="float">
            <text:p>2,47</text:p>
          </table:table-cell>
          <table:table-cell table:style-name="ce6" table:formula="of:=[.F302]+[.E303]" office:value-type="float" office:value="759.705882352943" calcext:value-type="float">
            <text:p>759,71</text:p>
          </table:table-cell>
          <table:table-cell table:number-columns-repeated="1018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referencesActivity_4_ViewComponentNotVisibleOperatorMutator</text:p>
          </table:table-cell>
          <table:table-cell table:style-name="ce1" table:formula="of:=[.D303]+[.B304]" office:value-type="float" office:value="51827" calcext:value-type="float">
            <text:p>51827</text:p>
          </table:table-cell>
          <table:table-cell table:style-name="ce6" table:formula="of:=[.B304]/[.$B$1]" office:value-type="float" office:value="2.45588235294118" calcext:value-type="float">
            <text:p>2,46</text:p>
          </table:table-cell>
          <table:table-cell table:style-name="ce6" table:formula="of:=[.F303]+[.E304]" office:value-type="float" office:value="762.161764705884" calcext:value-type="float">
            <text:p>762,16</text:p>
          </table:table-cell>
          <table:table-cell table:number-columns-repeated="1018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Activity_5_FindViewByIdReturnsNullOperatorMutator</text:p>
          </table:table-cell>
          <table:table-cell table:style-name="ce1" table:formula="of:=[.D304]+[.B305]" office:value-type="float" office:value="51996" calcext:value-type="float">
            <text:p>51996</text:p>
          </table:table-cell>
          <table:table-cell table:style-name="ce6" table:formula="of:=[.B305]/[.$B$1]" office:value-type="float" office:value="2.48529411764706" calcext:value-type="float">
            <text:p>2,49</text:p>
          </table:table-cell>
          <table:table-cell table:style-name="ce6" table:formula="of:=[.F304]+[.E305]" office:value-type="float" office:value="764.647058823531" calcext:value-type="float">
            <text:p>764,65</text:p>
          </table:table-cell>
          <table:table-cell table:number-columns-repeated="1018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Activity_6_InvalidIDFindViewOperatorMutator</text:p>
          </table:table-cell>
          <table:table-cell table:style-name="ce1" table:formula="of:=[.D305]+[.B306]" office:value-type="float" office:value="52165" calcext:value-type="float">
            <text:p>52165</text:p>
          </table:table-cell>
          <table:table-cell table:style-name="ce6" table:formula="of:=[.B306]/[.$B$1]" office:value-type="float" office:value="2.48529411764706" calcext:value-type="float">
            <text:p>2,49</text:p>
          </table:table-cell>
          <table:table-cell table:style-name="ce6" table:formula="of:=[.F305]+[.E306]" office:value-type="float" office:value="767.132352941178" calcext:value-type="float">
            <text:p>767,13</text:p>
          </table:table-cell>
          <table:table-cell table:number-columns-repeated="1018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Activity_7_InvalidViewFocusOperatorMutator</text:p>
          </table:table-cell>
          <table:table-cell table:style-name="ce1" table:formula="of:=[.D306]+[.B307]" office:value-type="float" office:value="52333" calcext:value-type="float">
            <text:p>52333</text:p>
          </table:table-cell>
          <table:table-cell table:style-name="ce6" table:formula="of:=[.B307]/[.$B$1]" office:value-type="float" office:value="2.47058823529412" calcext:value-type="float">
            <text:p>2,47</text:p>
          </table:table-cell>
          <table:table-cell table:style-name="ce6" table:formula="of:=[.F306]+[.E307]" office:value-type="float" office:value="769.602941176472" calcext:value-type="float">
            <text:p>769,60</text:p>
          </table:table-cell>
          <table:table-cell table:number-columns-repeated="1018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Activity_8_ViewComponentNotVisibleOperatorMutator</text:p>
          </table:table-cell>
          <table:table-cell table:style-name="ce1" table:formula="of:=[.D307]+[.B308]" office:value-type="float" office:value="52502" calcext:value-type="float">
            <text:p>52502</text:p>
          </table:table-cell>
          <table:table-cell table:style-name="ce6" table:formula="of:=[.B308]/[.$B$1]" office:value-type="float" office:value="2.48529411764706" calcext:value-type="float">
            <text:p>2,49</text:p>
          </table:table-cell>
          <table:table-cell table:style-name="ce6" table:formula="of:=[.F307]+[.E308]" office:value-type="float" office:value="772.088235294119" calcext:value-type="float">
            <text:p>772,09</text:p>
          </table:table-cell>
          <table:table-cell table:number-columns-repeated="1018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Activity_9_FindViewByIdReturnsNullOperatorMutator</text:p>
          </table:table-cell>
          <table:table-cell table:style-name="ce1" table:formula="of:=[.D308]+[.B309]" office:value-type="float" office:value="52671" calcext:value-type="float">
            <text:p>52671</text:p>
          </table:table-cell>
          <table:table-cell table:style-name="ce6" table:formula="of:=[.B309]/[.$B$1]" office:value-type="float" office:value="2.48529411764706" calcext:value-type="float">
            <text:p>2,49</text:p>
          </table:table-cell>
          <table:table-cell table:style-name="ce6" table:formula="of:=[.F308]+[.E309]" office:value-type="float" office:value="774.573529411766" calcext:value-type="float">
            <text:p>774,57</text:p>
          </table:table-cell>
          <table:table-cell table:number-columns-repeated="1018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Activity_10_InvalidIDFindViewOperatorMutator</text:p>
          </table:table-cell>
          <table:table-cell table:style-name="ce1" table:formula="of:=[.D309]+[.B310]" office:value-type="float" office:value="52840" calcext:value-type="float">
            <text:p>52840</text:p>
          </table:table-cell>
          <table:table-cell table:style-name="ce6" table:formula="of:=[.B310]/[.$B$1]" office:value-type="float" office:value="2.48529411764706" calcext:value-type="float">
            <text:p>2,49</text:p>
          </table:table-cell>
          <table:table-cell table:style-name="ce6" table:formula="of:=[.F309]+[.E310]" office:value-type="float" office:value="777.058823529414" calcext:value-type="float">
            <text:p>777,06</text:p>
          </table:table-cell>
          <table:table-cell table:number-columns-repeated="1018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referencesActivity_11_InvalidViewFocusOperatorMutator</text:p>
          </table:table-cell>
          <table:table-cell table:style-name="ce1" table:formula="of:=[.D310]+[.B311]" office:value-type="float" office:value="53010" calcext:value-type="float">
            <text:p>53010</text:p>
          </table:table-cell>
          <table:table-cell table:style-name="ce6" table:formula="of:=[.B311]/[.$B$1]" office:value-type="float" office:value="2.5" calcext:value-type="float">
            <text:p>2,50</text:p>
          </table:table-cell>
          <table:table-cell table:style-name="ce6" table:formula="of:=[.F310]+[.E311]" office:value-type="float" office:value="779.558823529414" calcext:value-type="float">
            <text:p>779,56</text:p>
          </table:table-cell>
          <table:table-cell table:number-columns-repeated="1018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referencesActivity_12_ViewComponentNotVisibleOperatorMutator</text:p>
          </table:table-cell>
          <table:table-cell table:style-name="ce1" table:formula="of:=[.D311]+[.B312]" office:value-type="float" office:value="53177" calcext:value-type="float">
            <text:p>53177</text:p>
          </table:table-cell>
          <table:table-cell table:style-name="ce6" table:formula="of:=[.B312]/[.$B$1]" office:value-type="float" office:value="2.45588235294118" calcext:value-type="float">
            <text:p>2,46</text:p>
          </table:table-cell>
          <table:table-cell table:style-name="ce6" table:formula="of:=[.F311]+[.E312]" office:value-type="float" office:value="782.014705882355" calcext:value-type="float">
            <text:p>782,01</text:p>
          </table:table-cell>
          <table:table-cell table:number-columns-repeated="1018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referencesActivity_13_InvalidIDFindViewOperatorMutator</text:p>
          </table:table-cell>
          <table:table-cell table:style-name="ce1" table:formula="of:=[.D312]+[.B313]" office:value-type="float" office:value="53347" calcext:value-type="float">
            <text:p>53347</text:p>
          </table:table-cell>
          <table:table-cell table:style-name="ce6" table:formula="of:=[.B313]/[.$B$1]" office:value-type="float" office:value="2.5" calcext:value-type="float">
            <text:p>2,50</text:p>
          </table:table-cell>
          <table:table-cell table:style-name="ce6" table:formula="of:=[.F312]+[.E313]" office:value-type="float" office:value="784.514705882355" calcext:value-type="float">
            <text:p>784,51</text:p>
          </table:table-cell>
          <table:table-cell table:number-columns-repeated="1018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referencesActivity_14_BuggyGUIListenerOperatorMutator</text:p>
          </table:table-cell>
          <table:table-cell table:style-name="ce1" table:formula="of:=[.D313]+[.B314]" office:value-type="float" office:value="53517" calcext:value-type="float">
            <text:p>53517</text:p>
          </table:table-cell>
          <table:table-cell table:style-name="ce6" table:formula="of:=[.B314]/[.$B$1]" office:value-type="float" office:value="2.5" calcext:value-type="float">
            <text:p>2,50</text:p>
          </table:table-cell>
          <table:table-cell table:style-name="ce6" table:formula="of:=[.F313]+[.E314]" office:value-type="float" office:value="787.014705882355" calcext:value-type="float">
            <text:p>787,01</text:p>
          </table:table-cell>
          <table:table-cell table:number-columns-repeated="1018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referencesActivity_15_InvalidIDFindViewOperatorMutator</text:p>
          </table:table-cell>
          <table:table-cell table:style-name="ce1" table:formula="of:=[.D314]+[.B315]" office:value-type="float" office:value="53688" calcext:value-type="float">
            <text:p>53688</text:p>
          </table:table-cell>
          <table:table-cell table:style-name="ce6" table:formula="of:=[.B315]/[.$B$1]" office:value-type="float" office:value="2.51470588235294" calcext:value-type="float">
            <text:p>2,51</text:p>
          </table:table-cell>
          <table:table-cell table:style-name="ce6" table:formula="of:=[.F314]+[.E315]" office:value-type="float" office:value="789.529411764708" calcext:value-type="float">
            <text:p>789,53</text:p>
          </table:table-cell>
          <table:table-cell table:number-columns-repeated="1018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0_NullIntentOperatorMutator</text:p>
          </table:table-cell>
          <table:table-cell table:style-name="ce1" table:formula="of:=[.D315]+[.B316]" office:value-type="float" office:value="53858" calcext:value-type="float">
            <text:p>53858</text:p>
          </table:table-cell>
          <table:table-cell table:style-name="ce6" table:formula="of:=[.B316]/[.$B$1]" office:value-type="float" office:value="2.5" calcext:value-type="float">
            <text:p>2,50</text:p>
          </table:table-cell>
          <table:table-cell table:style-name="ce6" table:formula="of:=[.F315]+[.E316]" office:value-type="float" office:value="792.029411764708" calcext:value-type="float">
            <text:p>792,03</text:p>
          </table:table-cell>
          <table:table-cell table:number-columns-repeated="1018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1_InvalidKeyIntentOperatorMutator</text:p>
          </table:table-cell>
          <table:table-cell table:style-name="ce1" table:formula="of:=[.D316]+[.B317]" office:value-type="float" office:value="54029" calcext:value-type="float">
            <text:p>54029</text:p>
          </table:table-cell>
          <table:table-cell table:style-name="ce6" table:formula="of:=[.B317]/[.$B$1]" office:value-type="float" office:value="2.51470588235294" calcext:value-type="float">
            <text:p>2,51</text:p>
          </table:table-cell>
          <table:table-cell table:style-name="ce6" table:formula="of:=[.F316]+[.E317]" office:value-type="float" office:value="794.544117647061" calcext:value-type="float">
            <text:p>794,54</text:p>
          </table:table-cell>
          <table:table-cell table:number-columns-repeated="1018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2_RandomActionIntentDefinitionOperatorMutator</text:p>
          </table:table-cell>
          <table:table-cell table:style-name="ce1" table:formula="of:=[.D317]+[.B318]" office:value-type="float" office:value="54199" calcext:value-type="float">
            <text:p>54199</text:p>
          </table:table-cell>
          <table:table-cell table:style-name="ce6" table:formula="of:=[.B318]/[.$B$1]" office:value-type="float" office:value="2.5" calcext:value-type="float">
            <text:p>2,50</text:p>
          </table:table-cell>
          <table:table-cell table:style-name="ce6" table:formula="of:=[.F317]+[.E318]" office:value-type="float" office:value="797.044117647061" calcext:value-type="float">
            <text:p>797,04</text:p>
          </table:table-cell>
          <table:table-cell table:number-columns-repeated="1018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3_NullValueIntentPutExtraOperatorMutator</text:p>
          </table:table-cell>
          <table:table-cell table:style-name="ce1" table:formula="of:=[.D318]+[.B319]" office:value-type="float" office:value="54369" calcext:value-type="float">
            <text:p>54369</text:p>
          </table:table-cell>
          <table:table-cell table:style-name="ce6" table:formula="of:=[.B319]/[.$B$1]" office:value-type="float" office:value="2.5" calcext:value-type="float">
            <text:p>2,50</text:p>
          </table:table-cell>
          <table:table-cell table:style-name="ce6" table:formula="of:=[.F318]+[.E319]" office:value-type="float" office:value="799.544117647061" calcext:value-type="float">
            <text:p>799,54</text:p>
          </table:table-cell>
          <table:table-cell table:number-columns-repeated="1018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Dark_4_IntentPayloadReplacementOperatorMutator</text:p>
          </table:table-cell>
          <table:table-cell table:style-name="ce1" table:formula="of:=[.D319]+[.B320]" office:value-type="float" office:value="54537" calcext:value-type="float">
            <text:p>54537</text:p>
          </table:table-cell>
          <table:table-cell table:style-name="ce6" table:formula="of:=[.B320]/[.$B$1]" office:value-type="float" office:value="2.47058823529412" calcext:value-type="float">
            <text:p>2,47</text:p>
          </table:table-cell>
          <table:table-cell table:style-name="ce6" table:formula="of:=[.F319]+[.E320]" office:value-type="float" office:value="802.014705882355" calcext:value-type="float">
            <text:p>802,01</text:p>
          </table:table-cell>
          <table:table-cell table:number-columns-repeated="1018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5_RandomActionIntentDefinitionOperatorMutator</text:p>
          </table:table-cell>
          <table:table-cell table:style-name="ce1" table:formula="of:=[.D320]+[.B321]" office:value-type="float" office:value="54708" calcext:value-type="float">
            <text:p>54708</text:p>
          </table:table-cell>
          <table:table-cell table:style-name="ce6" table:formula="of:=[.B321]/[.$B$1]" office:value-type="float" office:value="2.51470588235294" calcext:value-type="float">
            <text:p>2,51</text:p>
          </table:table-cell>
          <table:table-cell table:style-name="ce6" table:formula="of:=[.F320]+[.E321]" office:value-type="float" office:value="804.529411764708" calcext:value-type="float">
            <text:p>804,53</text:p>
          </table:table-cell>
          <table:table-cell table:number-columns-repeated="1018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6_RandomActionIntentDefinitionOperatorMutator</text:p>
          </table:table-cell>
          <table:table-cell table:style-name="ce1" table:formula="of:=[.D321]+[.B322]" office:value-type="float" office:value="54878" calcext:value-type="float">
            <text:p>54878</text:p>
          </table:table-cell>
          <table:table-cell table:style-name="ce6" table:formula="of:=[.B322]/[.$B$1]" office:value-type="float" office:value="2.5" calcext:value-type="float">
            <text:p>2,50</text:p>
          </table:table-cell>
          <table:table-cell table:style-name="ce6" table:formula="of:=[.F321]+[.E322]" office:value-type="float" office:value="807.029411764708" calcext:value-type="float">
            <text:p>807,03</text:p>
          </table:table-cell>
          <table:table-cell table:number-columns-repeated="1018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Dark_7_NullIntentOperatorMutator</text:p>
          </table:table-cell>
          <table:table-cell table:style-name="ce1" table:formula="of:=[.D322]+[.B323]" office:value-type="float" office:value="55046" calcext:value-type="float">
            <text:p>55046</text:p>
          </table:table-cell>
          <table:table-cell table:style-name="ce6" table:formula="of:=[.B323]/[.$B$1]" office:value-type="float" office:value="2.47058823529412" calcext:value-type="float">
            <text:p>2,47</text:p>
          </table:table-cell>
          <table:table-cell table:style-name="ce6" table:formula="of:=[.F322]+[.E323]" office:value-type="float" office:value="809.500000000002" calcext:value-type="float">
            <text:p>809,50</text:p>
          </table:table-cell>
          <table:table-cell table:number-columns-repeated="1018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8_InvalidKeyIntentOperatorMutator</text:p>
          </table:table-cell>
          <table:table-cell table:style-name="ce1" table:formula="of:=[.D323]+[.B324]" office:value-type="float" office:value="55216" calcext:value-type="float">
            <text:p>55216</text:p>
          </table:table-cell>
          <table:table-cell table:style-name="ce6" table:formula="of:=[.B324]/[.$B$1]" office:value-type="float" office:value="2.5" calcext:value-type="float">
            <text:p>2,50</text:p>
          </table:table-cell>
          <table:table-cell table:style-name="ce6" table:formula="of:=[.F323]+[.E324]" office:value-type="float" office:value="812.000000000002" calcext:value-type="float">
            <text:p>812,00</text:p>
          </table:table-cell>
          <table:table-cell table:number-columns-repeated="1018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Dark_9_RandomActionIntentDefinitionOperatorMutator</text:p>
          </table:table-cell>
          <table:table-cell table:style-name="ce1" table:formula="of:=[.D324]+[.B325]" office:value-type="float" office:value="55385" calcext:value-type="float">
            <text:p>55385</text:p>
          </table:table-cell>
          <table:table-cell table:style-name="ce6" table:formula="of:=[.B325]/[.$B$1]" office:value-type="float" office:value="2.48529411764706" calcext:value-type="float">
            <text:p>2,49</text:p>
          </table:table-cell>
          <table:table-cell table:style-name="ce6" table:formula="of:=[.F324]+[.E325]" office:value-type="float" office:value="814.485294117649" calcext:value-type="float">
            <text:p>814,49</text:p>
          </table:table-cell>
          <table:table-cell table:number-columns-repeated="1018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10_NullIntentOperatorMutator</text:p>
          </table:table-cell>
          <table:table-cell table:style-name="ce1" table:formula="of:=[.D325]+[.B326]" office:value-type="float" office:value="55556" calcext:value-type="float">
            <text:p>55556</text:p>
          </table:table-cell>
          <table:table-cell table:style-name="ce6" table:formula="of:=[.B326]/[.$B$1]" office:value-type="float" office:value="2.51470588235294" calcext:value-type="float">
            <text:p>2,51</text:p>
          </table:table-cell>
          <table:table-cell table:style-name="ce6" table:formula="of:=[.F325]+[.E326]" office:value-type="float" office:value="817.000000000002" calcext:value-type="float">
            <text:p>817,00</text:p>
          </table:table-cell>
          <table:table-cell table:number-columns-repeated="1018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Dark_11_InvalidKeyIntentOperatorMutator</text:p>
          </table:table-cell>
          <table:table-cell table:style-name="ce1" table:formula="of:=[.D326]+[.B327]" office:value-type="float" office:value="55725" calcext:value-type="float">
            <text:p>55725</text:p>
          </table:table-cell>
          <table:table-cell table:style-name="ce6" table:formula="of:=[.B327]/[.$B$1]" office:value-type="float" office:value="2.48529411764706" calcext:value-type="float">
            <text:p>2,49</text:p>
          </table:table-cell>
          <table:table-cell table:style-name="ce6" table:formula="of:=[.F326]+[.E327]" office:value-type="float" office:value="819.485294117649" calcext:value-type="float">
            <text:p>819,49</text:p>
          </table:table-cell>
          <table:table-cell table:number-columns-repeated="1018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Dark_12_RandomActionIntentDefinitionOperatorMutator</text:p>
          </table:table-cell>
          <table:table-cell table:style-name="ce1" table:formula="of:=[.D327]+[.B328]" office:value-type="float" office:value="55893" calcext:value-type="float">
            <text:p>55893</text:p>
          </table:table-cell>
          <table:table-cell table:style-name="ce6" table:formula="of:=[.B328]/[.$B$1]" office:value-type="float" office:value="2.47058823529412" calcext:value-type="float">
            <text:p>2,47</text:p>
          </table:table-cell>
          <table:table-cell table:style-name="ce6" table:formula="of:=[.F327]+[.E328]" office:value-type="float" office:value="821.955882352943" calcext:value-type="float">
            <text:p>821,96</text:p>
          </table:table-cell>
          <table:table-cell table:number-columns-repeated="1018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Dark_13_NullValueIntentPutExtraOperatorMutator</text:p>
          </table:table-cell>
          <table:table-cell table:style-name="ce1" table:formula="of:=[.D328]+[.B329]" office:value-type="float" office:value="56060" calcext:value-type="float">
            <text:p>56060</text:p>
          </table:table-cell>
          <table:table-cell table:style-name="ce6" table:formula="of:=[.B329]/[.$B$1]" office:value-type="float" office:value="2.45588235294118" calcext:value-type="float">
            <text:p>2,46</text:p>
          </table:table-cell>
          <table:table-cell table:style-name="ce6" table:formula="of:=[.F328]+[.E329]" office:value-type="float" office:value="824.411764705884" calcext:value-type="float">
            <text:p>824,41</text:p>
          </table:table-cell>
          <table:table-cell table:number-columns-repeated="1018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Dark_14_IntentPayloadReplacementOperatorMutator</text:p>
          </table:table-cell>
          <table:table-cell table:style-name="ce1" table:formula="of:=[.D329]+[.B330]" office:value-type="float" office:value="56229" calcext:value-type="float">
            <text:p>56229</text:p>
          </table:table-cell>
          <table:table-cell table:style-name="ce6" table:formula="of:=[.B330]/[.$B$1]" office:value-type="float" office:value="2.48529411764706" calcext:value-type="float">
            <text:p>2,49</text:p>
          </table:table-cell>
          <table:table-cell table:style-name="ce6" table:formula="of:=[.F329]+[.E330]" office:value-type="float" office:value="826.897058823531" calcext:value-type="float">
            <text:p>826,90</text:p>
          </table:table-cell>
          <table:table-cell table:number-columns-repeated="1018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ListWidgetDark_15_RandomActionIntentDefinitionOperatorMutator</text:p>
          </table:table-cell>
          <table:table-cell table:style-name="ce1" table:formula="of:=[.D330]+[.B331]" office:value-type="float" office:value="56401" calcext:value-type="float">
            <text:p>56401</text:p>
          </table:table-cell>
          <table:table-cell table:style-name="ce6" table:formula="of:=[.B331]/[.$B$1]" office:value-type="float" office:value="2.52941176470588" calcext:value-type="float">
            <text:p>2,53</text:p>
          </table:table-cell>
          <table:table-cell table:style-name="ce6" table:formula="of:=[.F330]+[.E331]" office:value-type="float" office:value="829.426470588237" calcext:value-type="float">
            <text:p>829,43</text:p>
          </table:table-cell>
          <table:table-cell table:number-columns-repeated="1018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16_RandomActionIntentDefinitionOperatorMutator</text:p>
          </table:table-cell>
          <table:table-cell table:style-name="ce1" table:formula="of:=[.D331]+[.B332]" office:value-type="float" office:value="56571" calcext:value-type="float">
            <text:p>56571</text:p>
          </table:table-cell>
          <table:table-cell table:style-name="ce6" table:formula="of:=[.B332]/[.$B$1]" office:value-type="float" office:value="2.5" calcext:value-type="float">
            <text:p>2,50</text:p>
          </table:table-cell>
          <table:table-cell table:style-name="ce6" table:formula="of:=[.F331]+[.E332]" office:value-type="float" office:value="831.926470588237" calcext:value-type="float">
            <text:p>831,93</text:p>
          </table:table-cell>
          <table:table-cell table:number-columns-repeated="1018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17_NullIntentOperatorMutator</text:p>
          </table:table-cell>
          <table:table-cell table:style-name="ce1" table:formula="of:=[.D332]+[.B333]" office:value-type="float" office:value="56742" calcext:value-type="float">
            <text:p>56742</text:p>
          </table:table-cell>
          <table:table-cell table:style-name="ce6" table:formula="of:=[.B333]/[.$B$1]" office:value-type="float" office:value="2.51470588235294" calcext:value-type="float">
            <text:p>2,51</text:p>
          </table:table-cell>
          <table:table-cell table:style-name="ce6" table:formula="of:=[.F332]+[.E333]" office:value-type="float" office:value="834.44117647059" calcext:value-type="float">
            <text:p>834,44</text:p>
          </table:table-cell>
          <table:table-cell table:number-columns-repeated="1018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Dark_18_InvalidKeyIntentOperatorMutator</text:p>
          </table:table-cell>
          <table:table-cell table:style-name="ce1" table:formula="of:=[.D333]+[.B334]" office:value-type="float" office:value="56909" calcext:value-type="float">
            <text:p>56909</text:p>
          </table:table-cell>
          <table:table-cell table:style-name="ce6" table:formula="of:=[.B334]/[.$B$1]" office:value-type="float" office:value="2.45588235294118" calcext:value-type="float">
            <text:p>2,46</text:p>
          </table:table-cell>
          <table:table-cell table:style-name="ce6" table:formula="of:=[.F333]+[.E334]" office:value-type="float" office:value="836.897058823531" calcext:value-type="float">
            <text:p>836,90</text:p>
          </table:table-cell>
          <table:table-cell table:number-columns-repeated="1018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ListWidgetDark_19_RandomActionIntentDefinitionOperatorMutator</text:p>
          </table:table-cell>
          <table:table-cell table:style-name="ce1" table:formula="of:=[.D334]+[.B335]" office:value-type="float" office:value="57082" calcext:value-type="float">
            <text:p>57082</text:p>
          </table:table-cell>
          <table:table-cell table:style-name="ce6" table:formula="of:=[.B335]/[.$B$1]" office:value-type="float" office:value="2.54411764705882" calcext:value-type="float">
            <text:p>2,54</text:p>
          </table:table-cell>
          <table:table-cell table:style-name="ce6" table:formula="of:=[.F334]+[.E335]" office:value-type="float" office:value="839.44117647059" calcext:value-type="float">
            <text:p>839,44</text:p>
          </table:table-cell>
          <table:table-cell table:number-columns-repeated="1018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20_NullValueIntentPutExtraOperatorMutator</text:p>
          </table:table-cell>
          <table:table-cell table:style-name="ce1" table:formula="of:=[.D335]+[.B336]" office:value-type="float" office:value="57252" calcext:value-type="float">
            <text:p>57252</text:p>
          </table:table-cell>
          <table:table-cell table:style-name="ce6" table:formula="of:=[.B336]/[.$B$1]" office:value-type="float" office:value="2.5" calcext:value-type="float">
            <text:p>2,50</text:p>
          </table:table-cell>
          <table:table-cell table:style-name="ce6" table:formula="of:=[.F335]+[.E336]" office:value-type="float" office:value="841.94117647059" calcext:value-type="float">
            <text:p>841,94</text:p>
          </table:table-cell>
          <table:table-cell table:number-columns-repeated="1018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21_IntentPayloadReplacementOperatorMutator</text:p>
          </table:table-cell>
          <table:table-cell table:style-name="ce1" table:formula="of:=[.D336]+[.B337]" office:value-type="float" office:value="57423" calcext:value-type="float">
            <text:p>57423</text:p>
          </table:table-cell>
          <table:table-cell table:style-name="ce6" table:formula="of:=[.B337]/[.$B$1]" office:value-type="float" office:value="2.51470588235294" calcext:value-type="float">
            <text:p>2,51</text:p>
          </table:table-cell>
          <table:table-cell table:style-name="ce6" table:formula="of:=[.F336]+[.E337]" office:value-type="float" office:value="844.455882352943" calcext:value-type="float">
            <text:p>844,46</text:p>
          </table:table-cell>
          <table:table-cell table:number-columns-repeated="1018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Dark_22_RandomActionIntentDefinitionOperatorMutator</text:p>
          </table:table-cell>
          <table:table-cell table:style-name="ce1" table:formula="of:=[.D337]+[.B338]" office:value-type="float" office:value="57592" calcext:value-type="float">
            <text:p>57592</text:p>
          </table:table-cell>
          <table:table-cell table:style-name="ce6" table:formula="of:=[.B338]/[.$B$1]" office:value-type="float" office:value="2.48529411764706" calcext:value-type="float">
            <text:p>2,49</text:p>
          </table:table-cell>
          <table:table-cell table:style-name="ce6" table:formula="of:=[.F337]+[.E338]" office:value-type="float" office:value="846.94117647059" calcext:value-type="float">
            <text:p>846,94</text:p>
          </table:table-cell>
          <table:table-cell table:number-columns-repeated="1018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ListWidgetDark_23_NullValueIntentPutExtraOperatorMutator</text:p>
          </table:table-cell>
          <table:table-cell table:style-name="ce1" table:formula="of:=[.D338]+[.B339]" office:value-type="float" office:value="57765" calcext:value-type="float">
            <text:p>57765</text:p>
          </table:table-cell>
          <table:table-cell table:style-name="ce6" table:formula="of:=[.B339]/[.$B$1]" office:value-type="float" office:value="2.54411764705882" calcext:value-type="float">
            <text:p>2,54</text:p>
          </table:table-cell>
          <table:table-cell table:style-name="ce6" table:formula="of:=[.F338]+[.E339]" office:value-type="float" office:value="849.485294117649" calcext:value-type="float">
            <text:p>849,49</text:p>
          </table:table-cell>
          <table:table-cell table:number-columns-repeated="1018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24_IntentPayloadReplacementOperatorMutator</text:p>
          </table:table-cell>
          <table:table-cell table:style-name="ce1" table:formula="of:=[.D339]+[.B340]" office:value-type="float" office:value="57935" calcext:value-type="float">
            <text:p>57935</text:p>
          </table:table-cell>
          <table:table-cell table:style-name="ce6" table:formula="of:=[.B340]/[.$B$1]" office:value-type="float" office:value="2.5" calcext:value-type="float">
            <text:p>2,50</text:p>
          </table:table-cell>
          <table:table-cell table:style-name="ce6" table:formula="of:=[.F339]+[.E340]" office:value-type="float" office:value="851.985294117649" calcext:value-type="float">
            <text:p>851,99</text:p>
          </table:table-cell>
          <table:table-cell table:number-columns-repeated="1018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Dark_25_RandomActionIntentDefinitionOperatorMutator</text:p>
          </table:table-cell>
          <table:table-cell table:style-name="ce1" table:formula="of:=[.D340]+[.B341]" office:value-type="float" office:value="58103" calcext:value-type="float">
            <text:p>58103</text:p>
          </table:table-cell>
          <table:table-cell table:style-name="ce6" table:formula="of:=[.B341]/[.$B$1]" office:value-type="float" office:value="2.47058823529412" calcext:value-type="float">
            <text:p>2,47</text:p>
          </table:table-cell>
          <table:table-cell table:style-name="ce6" table:formula="of:=[.F340]+[.E341]" office:value-type="float" office:value="854.455882352943" calcext:value-type="float">
            <text:p>854,46</text:p>
          </table:table-cell>
          <table:table-cell table:number-columns-repeated="1018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Dark_26_NullIntentOperatorMutator</text:p>
          </table:table-cell>
          <table:table-cell table:style-name="ce1" table:formula="of:=[.D341]+[.B342]" office:value-type="float" office:value="58271" calcext:value-type="float">
            <text:p>58271</text:p>
          </table:table-cell>
          <table:table-cell table:style-name="ce6" table:formula="of:=[.B342]/[.$B$1]" office:value-type="float" office:value="2.47058823529412" calcext:value-type="float">
            <text:p>2,47</text:p>
          </table:table-cell>
          <table:table-cell table:style-name="ce6" table:formula="of:=[.F341]+[.E342]" office:value-type="float" office:value="856.926470588237" calcext:value-type="float">
            <text:p>856,93</text:p>
          </table:table-cell>
          <table:table-cell table:number-columns-repeated="1018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ListWidgetDark_27_InvalidKeyIntentOperatorMutator</text:p>
          </table:table-cell>
          <table:table-cell table:style-name="ce1" table:formula="of:=[.D342]+[.B343]" office:value-type="float" office:value="58444" calcext:value-type="float">
            <text:p>58444</text:p>
          </table:table-cell>
          <table:table-cell table:style-name="ce6" table:formula="of:=[.B343]/[.$B$1]" office:value-type="float" office:value="2.54411764705882" calcext:value-type="float">
            <text:p>2,54</text:p>
          </table:table-cell>
          <table:table-cell table:style-name="ce6" table:formula="of:=[.F342]+[.E343]" office:value-type="float" office:value="859.470588235296" calcext:value-type="float">
            <text:p>859,47</text:p>
          </table:table-cell>
          <table:table-cell table:number-columns-repeated="1018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Dark_28_RandomActionIntentDefinitionOperatorMutator</text:p>
          </table:table-cell>
          <table:table-cell table:style-name="ce1" table:formula="of:=[.D343]+[.B344]" office:value-type="float" office:value="58612" calcext:value-type="float">
            <text:p>58612</text:p>
          </table:table-cell>
          <table:table-cell table:style-name="ce6" table:formula="of:=[.B344]/[.$B$1]" office:value-type="float" office:value="2.47058823529412" calcext:value-type="float">
            <text:p>2,47</text:p>
          </table:table-cell>
          <table:table-cell table:style-name="ce6" table:formula="of:=[.F343]+[.E344]" office:value-type="float" office:value="861.94117647059" calcext:value-type="float">
            <text:p>861,94</text:p>
          </table:table-cell>
          <table:table-cell table:number-columns-repeated="1018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Dark_29_NullIntentOperatorMutator</text:p>
          </table:table-cell>
          <table:table-cell table:style-name="ce1" table:formula="of:=[.D344]+[.B345]" office:value-type="float" office:value="58781" calcext:value-type="float">
            <text:p>58781</text:p>
          </table:table-cell>
          <table:table-cell table:style-name="ce6" table:formula="of:=[.B345]/[.$B$1]" office:value-type="float" office:value="2.48529411764706" calcext:value-type="float">
            <text:p>2,49</text:p>
          </table:table-cell>
          <table:table-cell table:style-name="ce6" table:formula="of:=[.F344]+[.E345]" office:value-type="float" office:value="864.426470588237" calcext:value-type="float">
            <text:p>864,43</text:p>
          </table:table-cell>
          <table:table-cell table:number-columns-repeated="1018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30_InvalidKeyIntentOperatorMutator</text:p>
          </table:table-cell>
          <table:table-cell table:style-name="ce1" table:formula="of:=[.D345]+[.B346]" office:value-type="float" office:value="58952" calcext:value-type="float">
            <text:p>58952</text:p>
          </table:table-cell>
          <table:table-cell table:style-name="ce6" table:formula="of:=[.B346]/[.$B$1]" office:value-type="float" office:value="2.51470588235294" calcext:value-type="float">
            <text:p>2,51</text:p>
          </table:table-cell>
          <table:table-cell table:style-name="ce6" table:formula="of:=[.F345]+[.E346]" office:value-type="float" office:value="866.94117647059" calcext:value-type="float">
            <text:p>866,94</text:p>
          </table:table-cell>
          <table:table-cell table:number-columns-repeated="1018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Dark_31_RandomActionIntentDefinitionOperatorMutator</text:p>
          </table:table-cell>
          <table:table-cell table:style-name="ce1" table:formula="of:=[.D346]+[.B347]" office:value-type="float" office:value="59121" calcext:value-type="float">
            <text:p>59121</text:p>
          </table:table-cell>
          <table:table-cell table:style-name="ce6" table:formula="of:=[.B347]/[.$B$1]" office:value-type="float" office:value="2.48529411764706" calcext:value-type="float">
            <text:p>2,49</text:p>
          </table:table-cell>
          <table:table-cell table:style-name="ce6" table:formula="of:=[.F346]+[.E347]" office:value-type="float" office:value="869.426470588237" calcext:value-type="float">
            <text:p>869,43</text:p>
          </table:table-cell>
          <table:table-cell table:number-columns-repeated="1018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32_NullValueIntentPutExtraOperatorMutator</text:p>
          </table:table-cell>
          <table:table-cell table:style-name="ce1" table:formula="of:=[.D347]+[.B348]" office:value-type="float" office:value="59291" calcext:value-type="float">
            <text:p>59291</text:p>
          </table:table-cell>
          <table:table-cell table:style-name="ce6" table:formula="of:=[.B348]/[.$B$1]" office:value-type="float" office:value="2.5" calcext:value-type="float">
            <text:p>2,50</text:p>
          </table:table-cell>
          <table:table-cell table:style-name="ce6" table:formula="of:=[.F347]+[.E348]" office:value-type="float" office:value="871.926470588237" calcext:value-type="float">
            <text:p>871,93</text:p>
          </table:table-cell>
          <table:table-cell table:number-columns-repeated="1018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ListWidgetDark_33_IntentPayloadReplacementOperatorMutator</text:p>
          </table:table-cell>
          <table:table-cell table:style-name="ce1" table:formula="of:=[.D348]+[.B349]" office:value-type="float" office:value="59463" calcext:value-type="float">
            <text:p>59463</text:p>
          </table:table-cell>
          <table:table-cell table:style-name="ce6" table:formula="of:=[.B349]/[.$B$1]" office:value-type="float" office:value="2.52941176470588" calcext:value-type="float">
            <text:p>2,53</text:p>
          </table:table-cell>
          <table:table-cell table:style-name="ce6" table:formula="of:=[.F348]+[.E349]" office:value-type="float" office:value="874.455882352943" calcext:value-type="float">
            <text:p>874,46</text:p>
          </table:table-cell>
          <table:table-cell table:number-columns-repeated="1018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Dark_34_RandomActionIntentDefinitionOperatorMutator</text:p>
          </table:table-cell>
          <table:table-cell table:style-name="ce1" table:formula="of:=[.D349]+[.B350]" office:value-type="float" office:value="59630" calcext:value-type="float">
            <text:p>59630</text:p>
          </table:table-cell>
          <table:table-cell table:style-name="ce6" table:formula="of:=[.B350]/[.$B$1]" office:value-type="float" office:value="2.45588235294118" calcext:value-type="float">
            <text:p>2,46</text:p>
          </table:table-cell>
          <table:table-cell table:style-name="ce6" table:formula="of:=[.F349]+[.E350]" office:value-type="float" office:value="876.911764705884" calcext:value-type="float">
            <text:p>876,91</text:p>
          </table:table-cell>
          <table:table-cell table:number-columns-repeated="1018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Dark_35_RandomActionIntentDefinitionOperatorMutator</text:p>
          </table:table-cell>
          <table:table-cell table:style-name="ce1" table:formula="of:=[.D350]+[.B351]" office:value-type="float" office:value="59799" calcext:value-type="float">
            <text:p>59799</text:p>
          </table:table-cell>
          <table:table-cell table:style-name="ce6" table:formula="of:=[.B351]/[.$B$1]" office:value-type="float" office:value="2.48529411764706" calcext:value-type="float">
            <text:p>2,49</text:p>
          </table:table-cell>
          <table:table-cell table:style-name="ce6" table:formula="of:=[.F350]+[.E351]" office:value-type="float" office:value="879.397058823531" calcext:value-type="float">
            <text:p>879,40</text:p>
          </table:table-cell>
          <table:table-cell table:number-columns-repeated="1018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36_NullIntentOperatorMutator</text:p>
          </table:table-cell>
          <table:table-cell table:style-name="ce1" table:formula="of:=[.D351]+[.B352]" office:value-type="float" office:value="59969" calcext:value-type="float">
            <text:p>59969</text:p>
          </table:table-cell>
          <table:table-cell table:style-name="ce6" table:formula="of:=[.B352]/[.$B$1]" office:value-type="float" office:value="2.5" calcext:value-type="float">
            <text:p>2,50</text:p>
          </table:table-cell>
          <table:table-cell table:style-name="ce6" table:formula="of:=[.F351]+[.E352]" office:value-type="float" office:value="881.897058823531" calcext:value-type="float">
            <text:p>881,90</text:p>
          </table:table-cell>
          <table:table-cell table:number-columns-repeated="1018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ListWidgetDark_37_InvalidKeyIntentOperatorMutator</text:p>
          </table:table-cell>
          <table:table-cell table:style-name="ce1" table:formula="of:=[.D352]+[.B353]" office:value-type="float" office:value="60142" calcext:value-type="float">
            <text:p>60142</text:p>
          </table:table-cell>
          <table:table-cell table:style-name="ce6" table:formula="of:=[.B353]/[.$B$1]" office:value-type="float" office:value="2.54411764705882" calcext:value-type="float">
            <text:p>2,54</text:p>
          </table:table-cell>
          <table:table-cell table:style-name="ce6" table:formula="of:=[.F352]+[.E353]" office:value-type="float" office:value="884.44117647059" calcext:value-type="float">
            <text:p>884,44</text:p>
          </table:table-cell>
          <table:table-cell table:number-columns-repeated="1018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38_RandomActionIntentDefinitionOperatorMutator</text:p>
          </table:table-cell>
          <table:table-cell table:style-name="ce1" table:formula="of:=[.D353]+[.B354]" office:value-type="float" office:value="60312" calcext:value-type="float">
            <text:p>60312</text:p>
          </table:table-cell>
          <table:table-cell table:style-name="ce6" table:formula="of:=[.B354]/[.$B$1]" office:value-type="float" office:value="2.5" calcext:value-type="float">
            <text:p>2,50</text:p>
          </table:table-cell>
          <table:table-cell table:style-name="ce6" table:formula="of:=[.F353]+[.E354]" office:value-type="float" office:value="886.94117647059" calcext:value-type="float">
            <text:p>886,94</text:p>
          </table:table-cell>
          <table:table-cell table:number-columns-repeated="1018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39_NullValueIntentPutExtraOperatorMutator</text:p>
          </table:table-cell>
          <table:table-cell table:style-name="ce1" table:formula="of:=[.D354]+[.B355]" office:value-type="float" office:value="60483" calcext:value-type="float">
            <text:p>60483</text:p>
          </table:table-cell>
          <table:table-cell table:style-name="ce6" table:formula="of:=[.B355]/[.$B$1]" office:value-type="float" office:value="2.51470588235294" calcext:value-type="float">
            <text:p>2,51</text:p>
          </table:table-cell>
          <table:table-cell table:style-name="ce6" table:formula="of:=[.F354]+[.E355]" office:value-type="float" office:value="889.455882352943" calcext:value-type="float">
            <text:p>889,46</text:p>
          </table:table-cell>
          <table:table-cell table:number-columns-repeated="1018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ListWidgetDark_40_IntentPayloadReplacementOperatorMutator</text:p>
          </table:table-cell>
          <table:table-cell table:style-name="ce1" table:formula="of:=[.D355]+[.B356]" office:value-type="float" office:value="60655" calcext:value-type="float">
            <text:p>60655</text:p>
          </table:table-cell>
          <table:table-cell table:style-name="ce6" table:formula="of:=[.B356]/[.$B$1]" office:value-type="float" office:value="2.52941176470588" calcext:value-type="float">
            <text:p>2,53</text:p>
          </table:table-cell>
          <table:table-cell table:style-name="ce6" table:formula="of:=[.F355]+[.E356]" office:value-type="float" office:value="891.985294117649" calcext:value-type="float">
            <text:p>891,99</text:p>
          </table:table-cell>
          <table:table-cell table:number-columns-repeated="1018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41_RandomActionIntentDefinitionOperatorMutator</text:p>
          </table:table-cell>
          <table:table-cell table:style-name="ce1" table:formula="of:=[.D356]+[.B357]" office:value-type="float" office:value="60826" calcext:value-type="float">
            <text:p>60826</text:p>
          </table:table-cell>
          <table:table-cell table:style-name="ce6" table:formula="of:=[.B357]/[.$B$1]" office:value-type="float" office:value="2.51470588235294" calcext:value-type="float">
            <text:p>2,51</text:p>
          </table:table-cell>
          <table:table-cell table:style-name="ce6" table:formula="of:=[.F356]+[.E357]" office:value-type="float" office:value="894.500000000002" calcext:value-type="float">
            <text:p>894,50</text:p>
          </table:table-cell>
          <table:table-cell table:number-columns-repeated="1018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ListWidgetDark_42_RandomActionIntentDefinitionOperatorMutator</text:p>
          </table:table-cell>
          <table:table-cell table:style-name="ce1" table:formula="of:=[.D357]+[.B358]" office:value-type="float" office:value="60999" calcext:value-type="float">
            <text:p>60999</text:p>
          </table:table-cell>
          <table:table-cell table:style-name="ce6" table:formula="of:=[.B358]/[.$B$1]" office:value-type="float" office:value="2.54411764705882" calcext:value-type="float">
            <text:p>2,54</text:p>
          </table:table-cell>
          <table:table-cell table:style-name="ce6" table:formula="of:=[.F357]+[.E358]" office:value-type="float" office:value="897.044117647061" calcext:value-type="float">
            <text:p>897,04</text:p>
          </table:table-cell>
          <table:table-cell table:number-columns-repeated="1018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NoteListWidgetDark_43_NullIntentOperatorMutator</text:p>
          </table:table-cell>
          <table:table-cell table:style-name="ce1" table:formula="of:=[.D358]+[.B359]" office:value-type="float" office:value="61495" calcext:value-type="float">
            <text:p>61495</text:p>
          </table:table-cell>
          <table:table-cell table:style-name="ce6" table:formula="of:=[.B359]/[.$B$1]" office:value-type="float" office:value="7.29411764705882" calcext:value-type="float">
            <text:p>7,29</text:p>
          </table:table-cell>
          <table:table-cell table:style-name="ce6" table:formula="of:=[.F358]+[.E359]" office:value-type="float" office:value="904.338235294119" calcext:value-type="float">
            <text:p>904,34</text:p>
          </table:table-cell>
          <table:table-cell table:number-columns-repeated="1018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44_InvalidKeyIntentOperatorMutator</text:p>
          </table:table-cell>
          <table:table-cell table:style-name="ce1" table:formula="of:=[.D359]+[.B360]" office:value-type="float" office:value="61666" calcext:value-type="float">
            <text:p>61666</text:p>
          </table:table-cell>
          <table:table-cell table:style-name="ce6" table:formula="of:=[.B360]/[.$B$1]" office:value-type="float" office:value="2.51470588235294" calcext:value-type="float">
            <text:p>2,51</text:p>
          </table:table-cell>
          <table:table-cell table:style-name="ce6" table:formula="of:=[.F359]+[.E360]" office:value-type="float" office:value="906.852941176472" calcext:value-type="float">
            <text:p>906,85</text:p>
          </table:table-cell>
          <table:table-cell table:number-columns-repeated="1018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Dark_45_RandomActionIntentDefinitionOperatorMutator</text:p>
          </table:table-cell>
          <table:table-cell table:style-name="ce1" table:formula="of:=[.D360]+[.B361]" office:value-type="float" office:value="61835" calcext:value-type="float">
            <text:p>61835</text:p>
          </table:table-cell>
          <table:table-cell table:style-name="ce6" table:formula="of:=[.B361]/[.$B$1]" office:value-type="float" office:value="2.48529411764706" calcext:value-type="float">
            <text:p>2,49</text:p>
          </table:table-cell>
          <table:table-cell table:style-name="ce6" table:formula="of:=[.F360]+[.E361]" office:value-type="float" office:value="909.338235294119" calcext:value-type="float">
            <text:p>909,34</text:p>
          </table:table-cell>
          <table:table-cell table:number-columns-repeated="1018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Dark_46_NullValueIntentPutExtraOperatorMutator</text:p>
          </table:table-cell>
          <table:table-cell table:style-name="ce1" table:formula="of:=[.D361]+[.B362]" office:value-type="float" office:value="62005" calcext:value-type="float">
            <text:p>62005</text:p>
          </table:table-cell>
          <table:table-cell table:style-name="ce6" table:formula="of:=[.B362]/[.$B$1]" office:value-type="float" office:value="2.5" calcext:value-type="float">
            <text:p>2,50</text:p>
          </table:table-cell>
          <table:table-cell table:style-name="ce6" table:formula="of:=[.F361]+[.E362]" office:value-type="float" office:value="911.838235294119" calcext:value-type="float">
            <text:p>911,84</text:p>
          </table:table-cell>
          <table:table-cell table:number-columns-repeated="1018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Dark_47_IntentPayloadReplacementOperatorMutator</text:p>
          </table:table-cell>
          <table:table-cell table:style-name="ce1" table:formula="of:=[.D362]+[.B363]" office:value-type="float" office:value="62173" calcext:value-type="float">
            <text:p>62173</text:p>
          </table:table-cell>
          <table:table-cell table:style-name="ce6" table:formula="of:=[.B363]/[.$B$1]" office:value-type="float" office:value="2.47058823529412" calcext:value-type="float">
            <text:p>2,47</text:p>
          </table:table-cell>
          <table:table-cell table:style-name="ce6" table:formula="of:=[.F362]+[.E363]" office:value-type="float" office:value="914.308823529414" calcext:value-type="float">
            <text:p>914,31</text:p>
          </table:table-cell>
          <table:table-cell table:number-columns-repeated="1018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Dark_48_RandomActionIntentDefinitionOperatorMutator</text:p>
          </table:table-cell>
          <table:table-cell table:style-name="ce1" table:formula="of:=[.D363]+[.B364]" office:value-type="float" office:value="62344" calcext:value-type="float">
            <text:p>62344</text:p>
          </table:table-cell>
          <table:table-cell table:style-name="ce6" table:formula="of:=[.B364]/[.$B$1]" office:value-type="float" office:value="2.51470588235294" calcext:value-type="float">
            <text:p>2,51</text:p>
          </table:table-cell>
          <table:table-cell table:style-name="ce6" table:formula="of:=[.F363]+[.E364]" office:value-type="float" office:value="916.823529411766" calcext:value-type="float">
            <text:p>916,82</text:p>
          </table:table-cell>
          <table:table-cell table:number-columns-repeated="1018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NoteListWidgetDark_49_RandomActionIntentDefinitionOperatorMutator</text:p>
          </table:table-cell>
          <table:table-cell table:style-name="ce1" table:formula="of:=[.D364]+[.B365]" office:value-type="float" office:value="62519" calcext:value-type="float">
            <text:p>62519</text:p>
          </table:table-cell>
          <table:table-cell table:style-name="ce6" table:formula="of:=[.B365]/[.$B$1]" office:value-type="float" office:value="2.57352941176471" calcext:value-type="float">
            <text:p>2,57</text:p>
          </table:table-cell>
          <table:table-cell table:style-name="ce6" table:formula="of:=[.F364]+[.E365]" office:value-type="float" office:value="919.397058823531" calcext:value-type="float">
            <text:p>919,40</text:p>
          </table:table-cell>
          <table:table-cell table:number-columns-repeated="1018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DarkConfigureActivity_0_LengthyGUICreationOperatorMutator</text:p>
          </table:table-cell>
          <table:table-cell table:style-name="ce1" table:formula="of:=[.D365]+[.B366]" office:value-type="float" office:value="62689" calcext:value-type="float">
            <text:p>62689</text:p>
          </table:table-cell>
          <table:table-cell table:style-name="ce6" table:formula="of:=[.B366]/[.$B$1]" office:value-type="float" office:value="2.5" calcext:value-type="float">
            <text:p>2,50</text:p>
          </table:table-cell>
          <table:table-cell table:style-name="ce6" table:formula="of:=[.F365]+[.E366]" office:value-type="float" office:value="921.897058823531" calcext:value-type="float">
            <text:p>921,90</text:p>
          </table:table-cell>
          <table:table-cell table:number-columns-repeated="1018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DarkConfigureActivity_1_RandomActionIntentDefinitionOperatorMutator</text:p>
          </table:table-cell>
          <table:table-cell table:style-name="ce1" table:formula="of:=[.D366]+[.B367]" office:value-type="float" office:value="62855" calcext:value-type="float">
            <text:p>62855</text:p>
          </table:table-cell>
          <table:table-cell table:style-name="ce6" table:formula="of:=[.B367]/[.$B$1]" office:value-type="float" office:value="2.44117647058824" calcext:value-type="float">
            <text:p>2,44</text:p>
          </table:table-cell>
          <table:table-cell table:style-name="ce6" table:formula="of:=[.F366]+[.E367]" office:value-type="float" office:value="924.33823529412" calcext:value-type="float">
            <text:p>924,34</text:p>
          </table:table-cell>
          <table:table-cell table:number-columns-repeated="1018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DarkConfigureActivity_2_InvalidViewFocusOperatorMutator</text:p>
          </table:table-cell>
          <table:table-cell table:style-name="ce1" table:formula="of:=[.D367]+[.B368]" office:value-type="float" office:value="63024" calcext:value-type="float">
            <text:p>63024</text:p>
          </table:table-cell>
          <table:table-cell table:style-name="ce6" table:formula="of:=[.B368]/[.$B$1]" office:value-type="float" office:value="2.48529411764706" calcext:value-type="float">
            <text:p>2,49</text:p>
          </table:table-cell>
          <table:table-cell table:style-name="ce6" table:formula="of:=[.F367]+[.E368]" office:value-type="float" office:value="926.823529411767" calcext:value-type="float">
            <text:p>926,82</text:p>
          </table:table-cell>
          <table:table-cell table:number-columns-repeated="1018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ConfigureActivity_3_ViewComponentNotVisibleOperatorMutator</text:p>
          </table:table-cell>
          <table:table-cell table:style-name="ce1" table:formula="of:=[.D368]+[.B369]" office:value-type="float" office:value="63192" calcext:value-type="float">
            <text:p>63192</text:p>
          </table:table-cell>
          <table:table-cell table:style-name="ce6" table:formula="of:=[.B369]/[.$B$1]" office:value-type="float" office:value="2.47058823529412" calcext:value-type="float">
            <text:p>2,47</text:p>
          </table:table-cell>
          <table:table-cell table:style-name="ce6" table:formula="of:=[.F368]+[.E369]" office:value-type="float" office:value="929.294117647061" calcext:value-type="float">
            <text:p>929,29</text:p>
          </table:table-cell>
          <table:table-cell table:number-columns-repeated="1018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ConfigureActivity_4_BuggyGUIListenerOperatorMutator</text:p>
          </table:table-cell>
          <table:table-cell table:style-name="ce1" table:formula="of:=[.D369]+[.B370]" office:value-type="float" office:value="63360" calcext:value-type="float">
            <text:p>63360</text:p>
          </table:table-cell>
          <table:table-cell table:style-name="ce6" table:formula="of:=[.B370]/[.$B$1]" office:value-type="float" office:value="2.47058823529412" calcext:value-type="float">
            <text:p>2,47</text:p>
          </table:table-cell>
          <table:table-cell table:style-name="ce6" table:formula="of:=[.F369]+[.E370]" office:value-type="float" office:value="931.764705882355" calcext:value-type="float">
            <text:p>931,76</text:p>
          </table:table-cell>
          <table:table-cell table:number-columns-repeated="1018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WidgetDarkConfigureActivity_5_LengthyGUIListenerOperatorMutator</text:p>
          </table:table-cell>
          <table:table-cell table:style-name="ce1" table:formula="of:=[.D370]+[.B371]" office:value-type="float" office:value="63531" calcext:value-type="float">
            <text:p>63531</text:p>
          </table:table-cell>
          <table:table-cell table:style-name="ce6" table:formula="of:=[.B371]/[.$B$1]" office:value-type="float" office:value="2.51470588235294" calcext:value-type="float">
            <text:p>2,51</text:p>
          </table:table-cell>
          <table:table-cell table:style-name="ce6" table:formula="of:=[.F370]+[.E371]" office:value-type="float" office:value="934.279411764708" calcext:value-type="float">
            <text:p>934,28</text:p>
          </table:table-cell>
          <table:table-cell table:number-columns-repeated="1018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DarkConfigureActivity_6_InvalidViewFocusOperatorMutator</text:p>
          </table:table-cell>
          <table:table-cell table:style-name="ce1" table:formula="of:=[.D371]+[.B372]" office:value-type="float" office:value="63697" calcext:value-type="float">
            <text:p>63697</text:p>
          </table:table-cell>
          <table:table-cell table:style-name="ce6" table:formula="of:=[.B372]/[.$B$1]" office:value-type="float" office:value="2.44117647058824" calcext:value-type="float">
            <text:p>2,44</text:p>
          </table:table-cell>
          <table:table-cell table:style-name="ce6" table:formula="of:=[.F371]+[.E372]" office:value-type="float" office:value="936.720588235296" calcext:value-type="float">
            <text:p>936,72</text:p>
          </table:table-cell>
          <table:table-cell table:number-columns-repeated="1018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ConfigureActivity_7_ViewComponentNotVisibleOperatorMutator</text:p>
          </table:table-cell>
          <table:table-cell table:style-name="ce1" table:formula="of:=[.D372]+[.B373]" office:value-type="float" office:value="63864" calcext:value-type="float">
            <text:p>63864</text:p>
          </table:table-cell>
          <table:table-cell table:style-name="ce6" table:formula="of:=[.B373]/[.$B$1]" office:value-type="float" office:value="2.45588235294118" calcext:value-type="float">
            <text:p>2,46</text:p>
          </table:table-cell>
          <table:table-cell table:style-name="ce6" table:formula="of:=[.F372]+[.E373]" office:value-type="float" office:value="939.176470588237" calcext:value-type="float">
            <text:p>939,18</text:p>
          </table:table-cell>
          <table:table-cell table:number-columns-repeated="1018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ConfigureActivity_8_InvalidViewFocusOperatorMutator</text:p>
          </table:table-cell>
          <table:table-cell table:style-name="ce1" table:formula="of:=[.D373]+[.B374]" office:value-type="float" office:value="64031" calcext:value-type="float">
            <text:p>64031</text:p>
          </table:table-cell>
          <table:table-cell table:style-name="ce6" table:formula="of:=[.B374]/[.$B$1]" office:value-type="float" office:value="2.45588235294118" calcext:value-type="float">
            <text:p>2,46</text:p>
          </table:table-cell>
          <table:table-cell table:style-name="ce6" table:formula="of:=[.F373]+[.E374]" office:value-type="float" office:value="941.632352941179" calcext:value-type="float">
            <text:p>941,63</text:p>
          </table:table-cell>
          <table:table-cell table:number-columns-repeated="1018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ConfigureActivity_9_ViewComponentNotVisibleOperatorMutator</text:p>
          </table:table-cell>
          <table:table-cell table:style-name="ce1" table:formula="of:=[.D374]+[.B375]" office:value-type="float" office:value="64198" calcext:value-type="float">
            <text:p>64198</text:p>
          </table:table-cell>
          <table:table-cell table:style-name="ce6" table:formula="of:=[.B375]/[.$B$1]" office:value-type="float" office:value="2.45588235294118" calcext:value-type="float">
            <text:p>2,46</text:p>
          </table:table-cell>
          <table:table-cell table:style-name="ce6" table:formula="of:=[.F374]+[.E375]" office:value-type="float" office:value="944.08823529412" calcext:value-type="float">
            <text:p>944,09</text:p>
          </table:table-cell>
          <table:table-cell table:number-columns-repeated="1018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ConfigureActivity_10_BuggyGUIListenerOperatorMutator</text:p>
          </table:table-cell>
          <table:table-cell table:style-name="ce1" table:formula="of:=[.D375]+[.B376]" office:value-type="float" office:value="64366" calcext:value-type="float">
            <text:p>64366</text:p>
          </table:table-cell>
          <table:table-cell table:style-name="ce6" table:formula="of:=[.B376]/[.$B$1]" office:value-type="float" office:value="2.47058823529412" calcext:value-type="float">
            <text:p>2,47</text:p>
          </table:table-cell>
          <table:table-cell table:style-name="ce6" table:formula="of:=[.F375]+[.E376]" office:value-type="float" office:value="946.558823529414" calcext:value-type="float">
            <text:p>946,56</text:p>
          </table:table-cell>
          <table:table-cell table:number-columns-repeated="1018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DarkConfigureActivity_11_LengthyGUIListenerOperatorMutator</text:p>
          </table:table-cell>
          <table:table-cell table:style-name="ce1" table:formula="of:=[.D376]+[.B377]" office:value-type="float" office:value="64535" calcext:value-type="float">
            <text:p>64535</text:p>
          </table:table-cell>
          <table:table-cell table:style-name="ce6" table:formula="of:=[.B377]/[.$B$1]" office:value-type="float" office:value="2.48529411764706" calcext:value-type="float">
            <text:p>2,49</text:p>
          </table:table-cell>
          <table:table-cell table:style-name="ce6" table:formula="of:=[.F376]+[.E377]" office:value-type="float" office:value="949.044117647061" calcext:value-type="float">
            <text:p>949,04</text:p>
          </table:table-cell>
          <table:table-cell table:number-columns-repeated="1018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DarkConfigureActivity_12_InvalidKeyIntentOperatorMutator</text:p>
          </table:table-cell>
          <table:table-cell table:style-name="ce1" table:formula="of:=[.D377]+[.B378]" office:value-type="float" office:value="64701" calcext:value-type="float">
            <text:p>64701</text:p>
          </table:table-cell>
          <table:table-cell table:style-name="ce6" table:formula="of:=[.B378]/[.$B$1]" office:value-type="float" office:value="2.44117647058824" calcext:value-type="float">
            <text:p>2,44</text:p>
          </table:table-cell>
          <table:table-cell table:style-name="ce6" table:formula="of:=[.F377]+[.E378]" office:value-type="float" office:value="951.485294117649" calcext:value-type="float">
            <text:p>951,49</text:p>
          </table:table-cell>
          <table:table-cell table:number-columns-repeated="1018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ConfigureActivity_13_RandomActionIntentDefinitionOperatorMutator</text:p>
          </table:table-cell>
          <table:table-cell table:style-name="ce1" table:formula="of:=[.D378]+[.B379]" office:value-type="float" office:value="64868" calcext:value-type="float">
            <text:p>64868</text:p>
          </table:table-cell>
          <table:table-cell table:style-name="ce6" table:formula="of:=[.B379]/[.$B$1]" office:value-type="float" office:value="2.45588235294118" calcext:value-type="float">
            <text:p>2,46</text:p>
          </table:table-cell>
          <table:table-cell table:style-name="ce6" table:formula="of:=[.F378]+[.E379]" office:value-type="float" office:value="953.941176470591" calcext:value-type="float">
            <text:p>953,94</text:p>
          </table:table-cell>
          <table:table-cell table:number-columns-repeated="1018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WidgetDarkConfigureActivity_14_RandomActionIntentDefinitionOperatorMutator</text:p>
          </table:table-cell>
          <table:table-cell table:style-name="ce1" table:formula="of:=[.D379]+[.B380]" office:value-type="float" office:value="65033" calcext:value-type="float">
            <text:p>65033</text:p>
          </table:table-cell>
          <table:table-cell table:style-name="ce6" table:formula="of:=[.B380]/[.$B$1]" office:value-type="float" office:value="2.42647058823529" calcext:value-type="float">
            <text:p>2,43</text:p>
          </table:table-cell>
          <table:table-cell table:style-name="ce6" table:formula="of:=[.F379]+[.E380]" office:value-type="float" office:value="956.367647058826" calcext:value-type="float">
            <text:p>956,37</text:p>
          </table:table-cell>
          <table:table-cell table:number-columns-repeated="1018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WidgetDarkConfigureActivity_15_NullValueIntentPutExtraOperatorMutator</text:p>
          </table:table-cell>
          <table:table-cell table:style-name="ce1" table:formula="of:=[.D380]+[.B381]" office:value-type="float" office:value="65198" calcext:value-type="float">
            <text:p>65198</text:p>
          </table:table-cell>
          <table:table-cell table:style-name="ce6" table:formula="of:=[.B381]/[.$B$1]" office:value-type="float" office:value="2.42647058823529" calcext:value-type="float">
            <text:p>2,43</text:p>
          </table:table-cell>
          <table:table-cell table:style-name="ce6" table:formula="of:=[.F380]+[.E381]" office:value-type="float" office:value="958.794117647061" calcext:value-type="float">
            <text:p>958,79</text:p>
          </table:table-cell>
          <table:table-cell table:number-columns-repeated="1018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WidgetDarkConfigureActivity_16_IntentPayloadReplacementOperatorMutator</text:p>
          </table:table-cell>
          <table:table-cell table:style-name="ce1" table:formula="of:=[.D381]+[.B382]" office:value-type="float" office:value="65363" calcext:value-type="float">
            <text:p>65363</text:p>
          </table:table-cell>
          <table:table-cell table:style-name="ce6" table:formula="of:=[.B382]/[.$B$1]" office:value-type="float" office:value="2.42647058823529" calcext:value-type="float">
            <text:p>2,43</text:p>
          </table:table-cell>
          <table:table-cell table:style-name="ce6" table:formula="of:=[.F381]+[.E382]" office:value-type="float" office:value="961.220588235296" calcext:value-type="float">
            <text:p>961,22</text:p>
          </table:table-cell>
          <table:table-cell table:number-columns-repeated="1018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DarkConfigureActivity_17_RandomActionIntentDefinitionOperatorMutator</text:p>
          </table:table-cell>
          <table:table-cell table:style-name="ce1" table:formula="of:=[.D382]+[.B383]" office:value-type="float" office:value="65532" calcext:value-type="float">
            <text:p>65532</text:p>
          </table:table-cell>
          <table:table-cell table:style-name="ce6" table:formula="of:=[.B383]/[.$B$1]" office:value-type="float" office:value="2.48529411764706" calcext:value-type="float">
            <text:p>2,49</text:p>
          </table:table-cell>
          <table:table-cell table:style-name="ce6" table:formula="of:=[.F382]+[.E383]" office:value-type="float" office:value="963.705882352943" calcext:value-type="float">
            <text:p>963,71</text:p>
          </table:table-cell>
          <table:table-cell table:number-columns-repeated="1018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WidgetDarkConfigureActivity_18_RandomActionIntentDefinitionOperatorMutator</text:p>
          </table:table-cell>
          <table:table-cell table:style-name="ce1" table:formula="of:=[.D383]+[.B384]" office:value-type="float" office:value="65697" calcext:value-type="float">
            <text:p>65697</text:p>
          </table:table-cell>
          <table:table-cell table:style-name="ce6" table:formula="of:=[.B384]/[.$B$1]" office:value-type="float" office:value="2.42647058823529" calcext:value-type="float">
            <text:p>2,43</text:p>
          </table:table-cell>
          <table:table-cell table:style-name="ce6" table:formula="of:=[.F383]+[.E384]" office:value-type="float" office:value="966.132352941179" calcext:value-type="float">
            <text:p>966,13</text:p>
          </table:table-cell>
          <table:table-cell table:number-columns-repeated="1018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ConfigureActivity_19_BinaryMutator</text:p>
          </table:table-cell>
          <table:table-cell table:style-name="ce1" table:formula="of:=[.D384]+[.B385]" office:value-type="float" office:value="65865" calcext:value-type="float">
            <text:p>65865</text:p>
          </table:table-cell>
          <table:table-cell table:style-name="ce6" table:formula="of:=[.B385]/[.$B$1]" office:value-type="float" office:value="2.47058823529412" calcext:value-type="float">
            <text:p>2,47</text:p>
          </table:table-cell>
          <table:table-cell table:style-name="ce6" table:formula="of:=[.F384]+[.E385]" office:value-type="float" office:value="968.602941176473" calcext:value-type="float">
            <text:p>968,60</text:p>
          </table:table-cell>
          <table:table-cell table:number-columns-repeated="1018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ConfigureActivity_20_RandomActionIntentDefinitionOperatorMutator</text:p>
          </table:table-cell>
          <table:table-cell table:style-name="ce1" table:formula="of:=[.D385]+[.B386]" office:value-type="float" office:value="66033" calcext:value-type="float">
            <text:p>66033</text:p>
          </table:table-cell>
          <table:table-cell table:style-name="ce6" table:formula="of:=[.B386]/[.$B$1]" office:value-type="float" office:value="2.47058823529412" calcext:value-type="float">
            <text:p>2,47</text:p>
          </table:table-cell>
          <table:table-cell table:style-name="ce6" table:formula="of:=[.F385]+[.E386]" office:value-type="float" office:value="971.073529411767" calcext:value-type="float">
            <text:p>971,07</text:p>
          </table:table-cell>
          <table:table-cell table:number-columns-repeated="1018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DarkConfigureActivity_21_NullValueIntentPutExtraOperatorMutator</text:p>
          </table:table-cell>
          <table:table-cell table:style-name="ce1" table:formula="of:=[.D386]+[.B387]" office:value-type="float" office:value="66199" calcext:value-type="float">
            <text:p>66199</text:p>
          </table:table-cell>
          <table:table-cell table:style-name="ce6" table:formula="of:=[.B387]/[.$B$1]" office:value-type="float" office:value="2.44117647058824" calcext:value-type="float">
            <text:p>2,44</text:p>
          </table:table-cell>
          <table:table-cell table:style-name="ce6" table:formula="of:=[.F386]+[.E387]" office:value-type="float" office:value="973.514705882355" calcext:value-type="float">
            <text:p>973,51</text:p>
          </table:table-cell>
          <table:table-cell table:number-columns-repeated="1018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WidgetDarkConfigureActivity_22_IntentPayloadReplacementOperatorMutator</text:p>
          </table:table-cell>
          <table:table-cell table:style-name="ce1" table:formula="of:=[.D387]+[.B388]" office:value-type="float" office:value="66364" calcext:value-type="float">
            <text:p>66364</text:p>
          </table:table-cell>
          <table:table-cell table:style-name="ce6" table:formula="of:=[.B388]/[.$B$1]" office:value-type="float" office:value="2.42647058823529" calcext:value-type="float">
            <text:p>2,43</text:p>
          </table:table-cell>
          <table:table-cell table:style-name="ce6" table:formula="of:=[.F387]+[.E388]" office:value-type="float" office:value="975.94117647059" calcext:value-type="float">
            <text:p>975,94</text:p>
          </table:table-cell>
          <table:table-cell table:number-columns-repeated="1018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ConfigureActivity_23_RandomActionIntentDefinitionOperatorMutator</text:p>
          </table:table-cell>
          <table:table-cell table:style-name="ce1" table:formula="of:=[.D388]+[.B389]" office:value-type="float" office:value="66531" calcext:value-type="float">
            <text:p>66531</text:p>
          </table:table-cell>
          <table:table-cell table:style-name="ce6" table:formula="of:=[.B389]/[.$B$1]" office:value-type="float" office:value="2.45588235294118" calcext:value-type="float">
            <text:p>2,46</text:p>
          </table:table-cell>
          <table:table-cell table:style-name="ce6" table:formula="of:=[.F388]+[.E389]" office:value-type="float" office:value="978.397058823532" calcext:value-type="float">
            <text:p>978,40</text:p>
          </table:table-cell>
          <table:table-cell table:number-columns-repeated="1018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DeepLinkActivity_0_LengthyGUICreationOperatorMutator</text:p>
          </table:table-cell>
          <table:table-cell table:style-name="ce1" table:formula="of:=[.D389]+[.B390]" office:value-type="float" office:value="66697" calcext:value-type="float">
            <text:p>66697</text:p>
          </table:table-cell>
          <table:table-cell table:style-name="ce6" table:formula="of:=[.B390]/[.$B$1]" office:value-type="float" office:value="2.44117647058824" calcext:value-type="float">
            <text:p>2,44</text:p>
          </table:table-cell>
          <table:table-cell table:style-name="ce6" table:formula="of:=[.F389]+[.E390]" office:value-type="float" office:value="980.83823529412" calcext:value-type="float">
            <text:p>980,84</text:p>
          </table:table-cell>
          <table:table-cell table:number-columns-repeated="1018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DeepLinkActivity_1_NullIntentOperatorMutator</text:p>
          </table:table-cell>
          <table:table-cell table:style-name="ce1" table:formula="of:=[.D390]+[.B391]" office:value-type="float" office:value="66864" calcext:value-type="float">
            <text:p>66864</text:p>
          </table:table-cell>
          <table:table-cell table:style-name="ce6" table:formula="of:=[.B391]/[.$B$1]" office:value-type="float" office:value="2.45588235294118" calcext:value-type="float">
            <text:p>2,46</text:p>
          </table:table-cell>
          <table:table-cell table:style-name="ce6" table:formula="of:=[.F390]+[.E391]" office:value-type="float" office:value="983.294117647061" calcext:value-type="float">
            <text:p>983,29</text:p>
          </table:table-cell>
          <table:table-cell table:number-columns-repeated="1018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DeepLinkActivity_2_InvalidKeyIntentOperatorMutator</text:p>
          </table:table-cell>
          <table:table-cell table:style-name="ce1" table:formula="of:=[.D391]+[.B392]" office:value-type="float" office:value="67030" calcext:value-type="float">
            <text:p>67030</text:p>
          </table:table-cell>
          <table:table-cell table:style-name="ce6" table:formula="of:=[.B392]/[.$B$1]" office:value-type="float" office:value="2.44117647058824" calcext:value-type="float">
            <text:p>2,44</text:p>
          </table:table-cell>
          <table:table-cell table:style-name="ce6" table:formula="of:=[.F391]+[.E392]" office:value-type="float" office:value="985.735294117649" calcext:value-type="float">
            <text:p>985,74</text:p>
          </table:table-cell>
          <table:table-cell table:number-columns-repeated="1018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DeepLinkActivity_3_RandomActionIntentDefinitionOperatorMutator</text:p>
          </table:table-cell>
          <table:table-cell table:style-name="ce1" table:formula="of:=[.D392]+[.B393]" office:value-type="float" office:value="67197" calcext:value-type="float">
            <text:p>67197</text:p>
          </table:table-cell>
          <table:table-cell table:style-name="ce6" table:formula="of:=[.B393]/[.$B$1]" office:value-type="float" office:value="2.45588235294118" calcext:value-type="float">
            <text:p>2,46</text:p>
          </table:table-cell>
          <table:table-cell table:style-name="ce6" table:formula="of:=[.F392]+[.E393]" office:value-type="float" office:value="988.191176470591" calcext:value-type="float">
            <text:p>988,19</text:p>
          </table:table-cell>
          <table:table-cell table:number-columns-repeated="1018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DeepLinkActivity_4_RandomActionIntentDefinitionOperatorMutator</text:p>
          </table:table-cell>
          <table:table-cell table:style-name="ce1" table:formula="of:=[.D393]+[.B394]" office:value-type="float" office:value="67364" calcext:value-type="float">
            <text:p>67364</text:p>
          </table:table-cell>
          <table:table-cell table:style-name="ce6" table:formula="of:=[.B394]/[.$B$1]" office:value-type="float" office:value="2.45588235294118" calcext:value-type="float">
            <text:p>2,46</text:p>
          </table:table-cell>
          <table:table-cell table:style-name="ce6" table:formula="of:=[.F393]+[.E394]" office:value-type="float" office:value="990.647058823532" calcext:value-type="float">
            <text:p>990,65</text:p>
          </table:table-cell>
          <table:table-cell table:number-columns-repeated="1018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DeepLinkActivity_5_NullIntentOperatorMutator</text:p>
          </table:table-cell>
          <table:table-cell table:style-name="ce1" table:formula="of:=[.D394]+[.B395]" office:value-type="float" office:value="67532" calcext:value-type="float">
            <text:p>67532</text:p>
          </table:table-cell>
          <table:table-cell table:style-name="ce6" table:formula="of:=[.B395]/[.$B$1]" office:value-type="float" office:value="2.47058823529412" calcext:value-type="float">
            <text:p>2,47</text:p>
          </table:table-cell>
          <table:table-cell table:style-name="ce6" table:formula="of:=[.F394]+[.E395]" office:value-type="float" office:value="993.117647058826" calcext:value-type="float">
            <text:p>993,12</text:p>
          </table:table-cell>
          <table:table-cell table:number-columns-repeated="1018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DeepLinkActivity_6_InvalidKeyIntentOperatorMutator</text:p>
          </table:table-cell>
          <table:table-cell table:style-name="ce1" table:formula="of:=[.D395]+[.B396]" office:value-type="float" office:value="67700" calcext:value-type="float">
            <text:p>67700</text:p>
          </table:table-cell>
          <table:table-cell table:style-name="ce6" table:formula="of:=[.B396]/[.$B$1]" office:value-type="float" office:value="2.47058823529412" calcext:value-type="float">
            <text:p>2,47</text:p>
          </table:table-cell>
          <table:table-cell table:style-name="ce6" table:formula="of:=[.F395]+[.E396]" office:value-type="float" office:value="995.58823529412" calcext:value-type="float">
            <text:p>995,59</text:p>
          </table:table-cell>
          <table:table-cell table:number-columns-repeated="1018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DeepLinkActivity_7_RandomActionIntentDefinitionOperatorMutator</text:p>
          </table:table-cell>
          <table:table-cell table:style-name="ce1" table:formula="of:=[.D396]+[.B397]" office:value-type="float" office:value="67868" calcext:value-type="float">
            <text:p>67868</text:p>
          </table:table-cell>
          <table:table-cell table:style-name="ce6" table:formula="of:=[.B397]/[.$B$1]" office:value-type="float" office:value="2.47058823529412" calcext:value-type="float">
            <text:p>2,47</text:p>
          </table:table-cell>
          <table:table-cell table:style-name="ce6" table:formula="of:=[.F396]+[.E397]" office:value-type="float" office:value="998.058823529414" calcext:value-type="float">
            <text:p>998,06</text:p>
          </table:table-cell>
          <table:table-cell table:number-columns-repeated="1018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DeepLinkActivity_8_NullValueIntentPutExtraOperatorMutator</text:p>
          </table:table-cell>
          <table:table-cell table:style-name="ce1" table:formula="of:=[.D397]+[.B398]" office:value-type="float" office:value="68036" calcext:value-type="float">
            <text:p>68036</text:p>
          </table:table-cell>
          <table:table-cell table:style-name="ce6" table:formula="of:=[.B398]/[.$B$1]" office:value-type="float" office:value="2.47058823529412" calcext:value-type="float">
            <text:p>2,47</text:p>
          </table:table-cell>
          <table:table-cell table:style-name="ce6" table:formula="of:=[.F397]+[.E398]" office:value-type="float" office:value="1000.52941176471" calcext:value-type="float">
            <text:p>1000,53</text:p>
          </table:table-cell>
          <table:table-cell table:number-columns-repeated="1018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DeepLinkActivity_9_IntentPayloadReplacementOperatorMutator</text:p>
          </table:table-cell>
          <table:table-cell table:style-name="ce1" table:formula="of:=[.D398]+[.B399]" office:value-type="float" office:value="68203" calcext:value-type="float">
            <text:p>68203</text:p>
          </table:table-cell>
          <table:table-cell table:style-name="ce6" table:formula="of:=[.B399]/[.$B$1]" office:value-type="float" office:value="2.45588235294118" calcext:value-type="float">
            <text:p>2,46</text:p>
          </table:table-cell>
          <table:table-cell table:style-name="ce6" table:formula="of:=[.F398]+[.E399]" office:value-type="float" office:value="1002.98529411765" calcext:value-type="float">
            <text:p>1002,99</text:p>
          </table:table-cell>
          <table:table-cell table:number-columns-repeated="1018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DeepLinkActivity_10_RandomActionIntentDefinitionOperatorMutator</text:p>
          </table:table-cell>
          <table:table-cell table:style-name="ce1" table:formula="of:=[.D399]+[.B400]" office:value-type="float" office:value="68370" calcext:value-type="float">
            <text:p>68370</text:p>
          </table:table-cell>
          <table:table-cell table:style-name="ce6" table:formula="of:=[.B400]/[.$B$1]" office:value-type="float" office:value="2.45588235294118" calcext:value-type="float">
            <text:p>2,46</text:p>
          </table:table-cell>
          <table:table-cell table:style-name="ce6" table:formula="of:=[.F399]+[.E400]" office:value-type="float" office:value="1005.44117647059" calcext:value-type="float">
            <text:p>1005,44</text:p>
          </table:table-cell>
          <table:table-cell table:number-columns-repeated="1018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DeepLinkActivity_11_RandomActionIntentDefinitionOperatorMutator</text:p>
          </table:table-cell>
          <table:table-cell table:style-name="ce1" table:formula="of:=[.D400]+[.B401]" office:value-type="float" office:value="68536" calcext:value-type="float">
            <text:p>68536</text:p>
          </table:table-cell>
          <table:table-cell table:style-name="ce6" table:formula="of:=[.B401]/[.$B$1]" office:value-type="float" office:value="2.44117647058824" calcext:value-type="float">
            <text:p>2,44</text:p>
          </table:table-cell>
          <table:table-cell table:style-name="ce6" table:formula="of:=[.F400]+[.E401]" office:value-type="float" office:value="1007.88235294118" calcext:value-type="float">
            <text:p>1007,88</text:p>
          </table:table-cell>
          <table:table-cell table:number-columns-repeated="1018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0_InvalidKeyIntentOperatorMutator</text:p>
          </table:table-cell>
          <table:table-cell table:style-name="ce1" table:formula="of:=[.D401]+[.B402]" office:value-type="float" office:value="68705" calcext:value-type="float">
            <text:p>68705</text:p>
          </table:table-cell>
          <table:table-cell table:style-name="ce6" table:formula="of:=[.B402]/[.$B$1]" office:value-type="float" office:value="2.48529411764706" calcext:value-type="float">
            <text:p>2,49</text:p>
          </table:table-cell>
          <table:table-cell table:style-name="ce6" table:formula="of:=[.F401]+[.E402]" office:value-type="float" office:value="1010.36764705883" calcext:value-type="float">
            <text:p>1010,37</text:p>
          </table:table-cell>
          <table:table-cell table:number-columns-repeated="1018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1_RandomActionIntentDefinitionOperatorMutator</text:p>
          </table:table-cell>
          <table:table-cell table:style-name="ce1" table:formula="of:=[.D402]+[.B403]" office:value-type="float" office:value="68874" calcext:value-type="float">
            <text:p>68874</text:p>
          </table:table-cell>
          <table:table-cell table:style-name="ce6" table:formula="of:=[.B403]/[.$B$1]" office:value-type="float" office:value="2.48529411764706" calcext:value-type="float">
            <text:p>2,49</text:p>
          </table:table-cell>
          <table:table-cell table:style-name="ce6" table:formula="of:=[.F402]+[.E403]" office:value-type="float" office:value="1012.85294117647" calcext:value-type="float">
            <text:p>1012,85</text:p>
          </table:table-cell>
          <table:table-cell table:number-columns-repeated="1018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2_InvalidKeyIntentOperatorMutator</text:p>
          </table:table-cell>
          <table:table-cell table:style-name="ce1" table:formula="of:=[.D403]+[.B404]" office:value-type="float" office:value="69042" calcext:value-type="float">
            <text:p>69042</text:p>
          </table:table-cell>
          <table:table-cell table:style-name="ce6" table:formula="of:=[.B404]/[.$B$1]" office:value-type="float" office:value="2.47058823529412" calcext:value-type="float">
            <text:p>2,47</text:p>
          </table:table-cell>
          <table:table-cell table:style-name="ce6" table:formula="of:=[.F403]+[.E404]" office:value-type="float" office:value="1015.32352941177" calcext:value-type="float">
            <text:p>1015,32</text:p>
          </table:table-cell>
          <table:table-cell table:number-columns-repeated="1018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3_RandomActionIntentDefinitionOperatorMutator</text:p>
          </table:table-cell>
          <table:table-cell table:style-name="ce1" table:formula="of:=[.D404]+[.B405]" office:value-type="float" office:value="69210" calcext:value-type="float">
            <text:p>69210</text:p>
          </table:table-cell>
          <table:table-cell table:style-name="ce6" table:formula="of:=[.B405]/[.$B$1]" office:value-type="float" office:value="2.47058823529412" calcext:value-type="float">
            <text:p>2,47</text:p>
          </table:table-cell>
          <table:table-cell table:style-name="ce6" table:formula="of:=[.F404]+[.E405]" office:value-type="float" office:value="1017.79411764706" calcext:value-type="float">
            <text:p>1017,79</text:p>
          </table:table-cell>
          <table:table-cell table:number-columns-repeated="1018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4_RandomActionIntentDefinitionOperatorMutator</text:p>
          </table:table-cell>
          <table:table-cell table:style-name="ce1" table:formula="of:=[.D405]+[.B406]" office:value-type="float" office:value="69378" calcext:value-type="float">
            <text:p>69378</text:p>
          </table:table-cell>
          <table:table-cell table:style-name="ce6" table:formula="of:=[.B406]/[.$B$1]" office:value-type="float" office:value="2.47058823529412" calcext:value-type="float">
            <text:p>2,47</text:p>
          </table:table-cell>
          <table:table-cell table:style-name="ce6" table:formula="of:=[.F405]+[.E406]" office:value-type="float" office:value="1020.26470588236" calcext:value-type="float">
            <text:p>1020,26</text:p>
          </table:table-cell>
          <table:table-cell table:number-columns-repeated="1018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5_RandomActionIntentDefinitionOperatorMutator</text:p>
          </table:table-cell>
          <table:table-cell table:style-name="ce1" table:formula="of:=[.D406]+[.B407]" office:value-type="float" office:value="69546" calcext:value-type="float">
            <text:p>69546</text:p>
          </table:table-cell>
          <table:table-cell table:style-name="ce6" table:formula="of:=[.B407]/[.$B$1]" office:value-type="float" office:value="2.47058823529412" calcext:value-type="float">
            <text:p>2,47</text:p>
          </table:table-cell>
          <table:table-cell table:style-name="ce6" table:formula="of:=[.F406]+[.E407]" office:value-type="float" office:value="1022.73529411765" calcext:value-type="float">
            <text:p>1022,74</text:p>
          </table:table-cell>
          <table:table-cell table:number-columns-repeated="1018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6_NullValueIntentPutExtraOperatorMutator</text:p>
          </table:table-cell>
          <table:table-cell table:style-name="ce1" table:formula="of:=[.D407]+[.B408]" office:value-type="float" office:value="69714" calcext:value-type="float">
            <text:p>69714</text:p>
          </table:table-cell>
          <table:table-cell table:style-name="ce6" table:formula="of:=[.B408]/[.$B$1]" office:value-type="float" office:value="2.47058823529412" calcext:value-type="float">
            <text:p>2,47</text:p>
          </table:table-cell>
          <table:table-cell table:style-name="ce6" table:formula="of:=[.F407]+[.E408]" office:value-type="float" office:value="1025.20588235294" calcext:value-type="float">
            <text:p>1025,21</text:p>
          </table:table-cell>
          <table:table-cell table:number-columns-repeated="1018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7_IntentPayloadReplacementOperatorMutator</text:p>
          </table:table-cell>
          <table:table-cell table:style-name="ce1" table:formula="of:=[.D408]+[.B409]" office:value-type="float" office:value="69883" calcext:value-type="float">
            <text:p>69883</text:p>
          </table:table-cell>
          <table:table-cell table:style-name="ce6" table:formula="of:=[.B409]/[.$B$1]" office:value-type="float" office:value="2.48529411764706" calcext:value-type="float">
            <text:p>2,49</text:p>
          </table:table-cell>
          <table:table-cell table:style-name="ce6" table:formula="of:=[.F408]+[.E409]" office:value-type="float" office:value="1027.69117647059" calcext:value-type="float">
            <text:p>1027,69</text:p>
          </table:table-cell>
          <table:table-cell table:number-columns-repeated="1018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8_RandomActionIntentDefinitionOperatorMutator</text:p>
          </table:table-cell>
          <table:table-cell table:style-name="ce1" table:formula="of:=[.D409]+[.B410]" office:value-type="float" office:value="70052" calcext:value-type="float">
            <text:p>70052</text:p>
          </table:table-cell>
          <table:table-cell table:style-name="ce6" table:formula="of:=[.B410]/[.$B$1]" office:value-type="float" office:value="2.48529411764706" calcext:value-type="float">
            <text:p>2,49</text:p>
          </table:table-cell>
          <table:table-cell table:style-name="ce6" table:formula="of:=[.F409]+[.E410]" office:value-type="float" office:value="1030.17647058824" calcext:value-type="float">
            <text:p>1030,18</text:p>
          </table:table-cell>
          <table:table-cell table:number-columns-repeated="1018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PreferencesFragment_9_InvalidKeyIntentOperatorMutator</text:p>
          </table:table-cell>
          <table:table-cell table:style-name="ce1" table:formula="of:=[.D410]+[.B411]" office:value-type="float" office:value="70217" calcext:value-type="float">
            <text:p>70217</text:p>
          </table:table-cell>
          <table:table-cell table:style-name="ce6" table:formula="of:=[.B411]/[.$B$1]" office:value-type="float" office:value="2.42647058823529" calcext:value-type="float">
            <text:p>2,43</text:p>
          </table:table-cell>
          <table:table-cell table:style-name="ce6" table:formula="of:=[.F410]+[.E411]" office:value-type="float" office:value="1032.60294117647" calcext:value-type="float">
            <text:p>1032,60</text:p>
          </table:table-cell>
          <table:table-cell table:number-columns-repeated="1018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referencesFragment_10_RandomActionIntentDefinitionOperatorMutator</text:p>
          </table:table-cell>
          <table:table-cell table:style-name="ce1" table:formula="of:=[.D411]+[.B412]" office:value-type="float" office:value="70384" calcext:value-type="float">
            <text:p>70384</text:p>
          </table:table-cell>
          <table:table-cell table:style-name="ce6" table:formula="of:=[.B412]/[.$B$1]" office:value-type="float" office:value="2.45588235294118" calcext:value-type="float">
            <text:p>2,46</text:p>
          </table:table-cell>
          <table:table-cell table:style-name="ce6" table:formula="of:=[.F411]+[.E412]" office:value-type="float" office:value="1035.05882352941" calcext:value-type="float">
            <text:p>1035,06</text:p>
          </table:table-cell>
          <table:table-cell table:number-columns-repeated="1018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referencesFragment_11_RandomActionIntentDefinitionOperatorMutator</text:p>
          </table:table-cell>
          <table:table-cell table:style-name="ce1" table:formula="of:=[.D412]+[.B413]" office:value-type="float" office:value="70551" calcext:value-type="float">
            <text:p>70551</text:p>
          </table:table-cell>
          <table:table-cell table:style-name="ce6" table:formula="of:=[.B413]/[.$B$1]" office:value-type="float" office:value="2.45588235294118" calcext:value-type="float">
            <text:p>2,46</text:p>
          </table:table-cell>
          <table:table-cell table:style-name="ce6" table:formula="of:=[.F412]+[.E413]" office:value-type="float" office:value="1037.51470588236" calcext:value-type="float">
            <text:p>1037,51</text:p>
          </table:table-cell>
          <table:table-cell table:number-columns-repeated="1018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referencesFragment_12_RandomActionIntentDefinitionOperatorMutator</text:p>
          </table:table-cell>
          <table:table-cell table:style-name="ce1" table:formula="of:=[.D413]+[.B414]" office:value-type="float" office:value="70717" calcext:value-type="float">
            <text:p>70717</text:p>
          </table:table-cell>
          <table:table-cell table:style-name="ce6" table:formula="of:=[.B414]/[.$B$1]" office:value-type="float" office:value="2.44117647058824" calcext:value-type="float">
            <text:p>2,44</text:p>
          </table:table-cell>
          <table:table-cell table:style-name="ce6" table:formula="of:=[.F413]+[.E414]" office:value-type="float" office:value="1039.95588235294" calcext:value-type="float">
            <text:p>1039,96</text:p>
          </table:table-cell>
          <table:table-cell table:number-columns-repeated="1018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referencesFragment_13_NullValueIntentPutExtraOperatorMutator</text:p>
          </table:table-cell>
          <table:table-cell table:style-name="ce1" table:formula="of:=[.D414]+[.B415]" office:value-type="float" office:value="70883" calcext:value-type="float">
            <text:p>70883</text:p>
          </table:table-cell>
          <table:table-cell table:style-name="ce6" table:formula="of:=[.B415]/[.$B$1]" office:value-type="float" office:value="2.44117647058824" calcext:value-type="float">
            <text:p>2,44</text:p>
          </table:table-cell>
          <table:table-cell table:style-name="ce6" table:formula="of:=[.F414]+[.E415]" office:value-type="float" office:value="1042.39705882353" calcext:value-type="float">
            <text:p>1042,40</text:p>
          </table:table-cell>
          <table:table-cell table:number-columns-repeated="1018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referencesFragment_14_IntentPayloadReplacementOperatorMutator</text:p>
          </table:table-cell>
          <table:table-cell table:style-name="ce1" table:formula="of:=[.D415]+[.B416]" office:value-type="float" office:value="71050" calcext:value-type="float">
            <text:p>71050</text:p>
          </table:table-cell>
          <table:table-cell table:style-name="ce6" table:formula="of:=[.B416]/[.$B$1]" office:value-type="float" office:value="2.45588235294118" calcext:value-type="float">
            <text:p>2,46</text:p>
          </table:table-cell>
          <table:table-cell table:style-name="ce6" table:formula="of:=[.F415]+[.E416]" office:value-type="float" office:value="1044.85294117647" calcext:value-type="float">
            <text:p>1044,85</text:p>
          </table:table-cell>
          <table:table-cell table:number-columns-repeated="1018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15_RandomActionIntentDefinitionOperatorMutator</text:p>
          </table:table-cell>
          <table:table-cell table:style-name="ce1" table:formula="of:=[.D416]+[.B417]" office:value-type="float" office:value="71218" calcext:value-type="float">
            <text:p>71218</text:p>
          </table:table-cell>
          <table:table-cell table:style-name="ce6" table:formula="of:=[.B417]/[.$B$1]" office:value-type="float" office:value="2.47058823529412" calcext:value-type="float">
            <text:p>2,47</text:p>
          </table:table-cell>
          <table:table-cell table:style-name="ce6" table:formula="of:=[.F416]+[.E417]" office:value-type="float" office:value="1047.32352941177" calcext:value-type="float">
            <text:p>1047,32</text:p>
          </table:table-cell>
          <table:table-cell table:number-columns-repeated="1018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referencesFragment_16_BuggyGUIListenerOperatorMutator</text:p>
          </table:table-cell>
          <table:table-cell table:style-name="ce1" table:formula="of:=[.D417]+[.B418]" office:value-type="float" office:value="71388" calcext:value-type="float">
            <text:p>71388</text:p>
          </table:table-cell>
          <table:table-cell table:style-name="ce6" table:formula="of:=[.B418]/[.$B$1]" office:value-type="float" office:value="2.5" calcext:value-type="float">
            <text:p>2,50</text:p>
          </table:table-cell>
          <table:table-cell table:style-name="ce6" table:formula="of:=[.F417]+[.E418]" office:value-type="float" office:value="1049.82352941177" calcext:value-type="float">
            <text:p>1049,82</text:p>
          </table:table-cell>
          <table:table-cell table:number-columns-repeated="1018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referencesFragment_17_LengthyGUIListenerOperatorMutator</text:p>
          </table:table-cell>
          <table:table-cell table:style-name="ce1" table:formula="of:=[.D418]+[.B419]" office:value-type="float" office:value="71554" calcext:value-type="float">
            <text:p>71554</text:p>
          </table:table-cell>
          <table:table-cell table:style-name="ce6" table:formula="of:=[.B419]/[.$B$1]" office:value-type="float" office:value="2.44117647058824" calcext:value-type="float">
            <text:p>2,44</text:p>
          </table:table-cell>
          <table:table-cell table:style-name="ce6" table:formula="of:=[.F418]+[.E419]" office:value-type="float" office:value="1052.26470588236" calcext:value-type="float">
            <text:p>1052,26</text:p>
          </table:table-cell>
          <table:table-cell table:number-columns-repeated="1018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18_BuggyGUIListenerOperatorMutator</text:p>
          </table:table-cell>
          <table:table-cell table:style-name="ce1" table:formula="of:=[.D419]+[.B420]" office:value-type="float" office:value="71722" calcext:value-type="float">
            <text:p>71722</text:p>
          </table:table-cell>
          <table:table-cell table:style-name="ce6" table:formula="of:=[.B420]/[.$B$1]" office:value-type="float" office:value="2.47058823529412" calcext:value-type="float">
            <text:p>2,47</text:p>
          </table:table-cell>
          <table:table-cell table:style-name="ce6" table:formula="of:=[.F419]+[.E420]" office:value-type="float" office:value="1054.73529411765" calcext:value-type="float">
            <text:p>1054,74</text:p>
          </table:table-cell>
          <table:table-cell table:number-columns-repeated="1018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19_LengthyGUIListenerOperatorMutator</text:p>
          </table:table-cell>
          <table:table-cell table:style-name="ce1" table:formula="of:=[.D420]+[.B421]" office:value-type="float" office:value="71890" calcext:value-type="float">
            <text:p>71890</text:p>
          </table:table-cell>
          <table:table-cell table:style-name="ce6" table:formula="of:=[.B421]/[.$B$1]" office:value-type="float" office:value="2.47058823529412" calcext:value-type="float">
            <text:p>2,47</text:p>
          </table:table-cell>
          <table:table-cell table:style-name="ce6" table:formula="of:=[.F420]+[.E421]" office:value-type="float" office:value="1057.20588235294" calcext:value-type="float">
            <text:p>1057,21</text:p>
          </table:table-cell>
          <table:table-cell table:number-columns-repeated="1018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20_BuggyGUIListenerOperatorMutator</text:p>
          </table:table-cell>
          <table:table-cell table:style-name="ce1" table:formula="of:=[.D421]+[.B422]" office:value-type="float" office:value="72059" calcext:value-type="float">
            <text:p>72059</text:p>
          </table:table-cell>
          <table:table-cell table:style-name="ce6" table:formula="of:=[.B422]/[.$B$1]" office:value-type="float" office:value="2.48529411764706" calcext:value-type="float">
            <text:p>2,49</text:p>
          </table:table-cell>
          <table:table-cell table:style-name="ce6" table:formula="of:=[.F421]+[.E422]" office:value-type="float" office:value="1059.69117647059" calcext:value-type="float">
            <text:p>1059,69</text:p>
          </table:table-cell>
          <table:table-cell table:number-columns-repeated="1018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21_LengthyGUIListenerOperatorMutator</text:p>
          </table:table-cell>
          <table:table-cell table:style-name="ce1" table:formula="of:=[.D422]+[.B423]" office:value-type="float" office:value="72228" calcext:value-type="float">
            <text:p>72228</text:p>
          </table:table-cell>
          <table:table-cell table:style-name="ce6" table:formula="of:=[.B423]/[.$B$1]" office:value-type="float" office:value="2.48529411764706" calcext:value-type="float">
            <text:p>2,49</text:p>
          </table:table-cell>
          <table:table-cell table:style-name="ce6" table:formula="of:=[.F422]+[.E423]" office:value-type="float" office:value="1062.17647058824" calcext:value-type="float">
            <text:p>1062,18</text:p>
          </table:table-cell>
          <table:table-cell table:number-columns-repeated="1018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22_BuggyGUIListenerOperatorMutator</text:p>
          </table:table-cell>
          <table:table-cell table:style-name="ce1" table:formula="of:=[.D423]+[.B424]" office:value-type="float" office:value="72396" calcext:value-type="float">
            <text:p>72396</text:p>
          </table:table-cell>
          <table:table-cell table:style-name="ce6" table:formula="of:=[.B424]/[.$B$1]" office:value-type="float" office:value="2.47058823529412" calcext:value-type="float">
            <text:p>2,47</text:p>
          </table:table-cell>
          <table:table-cell table:style-name="ce6" table:formula="of:=[.F423]+[.E424]" office:value-type="float" office:value="1064.64705882353" calcext:value-type="float">
            <text:p>1064,65</text:p>
          </table:table-cell>
          <table:table-cell table:number-columns-repeated="1018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23_LengthyGUIListenerOperatorMutator</text:p>
          </table:table-cell>
          <table:table-cell table:style-name="ce1" table:formula="of:=[.D424]+[.B425]" office:value-type="float" office:value="72565" calcext:value-type="float">
            <text:p>72565</text:p>
          </table:table-cell>
          <table:table-cell table:style-name="ce6" table:formula="of:=[.B425]/[.$B$1]" office:value-type="float" office:value="2.48529411764706" calcext:value-type="float">
            <text:p>2,49</text:p>
          </table:table-cell>
          <table:table-cell table:style-name="ce6" table:formula="of:=[.F424]+[.E425]" office:value-type="float" office:value="1067.13235294118" calcext:value-type="float">
            <text:p>1067,13</text:p>
          </table:table-cell>
          <table:table-cell table:number-columns-repeated="1018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24_BuggyGUIListenerOperatorMutator</text:p>
          </table:table-cell>
          <table:table-cell table:style-name="ce1" table:formula="of:=[.D425]+[.B426]" office:value-type="float" office:value="72733" calcext:value-type="float">
            <text:p>72733</text:p>
          </table:table-cell>
          <table:table-cell table:style-name="ce6" table:formula="of:=[.B426]/[.$B$1]" office:value-type="float" office:value="2.47058823529412" calcext:value-type="float">
            <text:p>2,47</text:p>
          </table:table-cell>
          <table:table-cell table:style-name="ce6" table:formula="of:=[.F425]+[.E426]" office:value-type="float" office:value="1069.60294117647" calcext:value-type="float">
            <text:p>1069,60</text:p>
          </table:table-cell>
          <table:table-cell table:number-columns-repeated="1018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PreferencesFragment_25_LengthyGUIListenerOperatorMutator</text:p>
          </table:table-cell>
          <table:table-cell table:style-name="ce1" table:formula="of:=[.D426]+[.B427]" office:value-type="float" office:value="72898" calcext:value-type="float">
            <text:p>72898</text:p>
          </table:table-cell>
          <table:table-cell table:style-name="ce6" table:formula="of:=[.B427]/[.$B$1]" office:value-type="float" office:value="2.42647058823529" calcext:value-type="float">
            <text:p>2,43</text:p>
          </table:table-cell>
          <table:table-cell table:style-name="ce6" table:formula="of:=[.F426]+[.E427]" office:value-type="float" office:value="1072.02941176471" calcext:value-type="float">
            <text:p>1072,03</text:p>
          </table:table-cell>
          <table:table-cell table:number-columns-repeated="1018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26_InvalidKeyIntentOperatorMutator</text:p>
          </table:table-cell>
          <table:table-cell table:style-name="ce1" table:formula="of:=[.D427]+[.B428]" office:value-type="float" office:value="73067" calcext:value-type="float">
            <text:p>73067</text:p>
          </table:table-cell>
          <table:table-cell table:style-name="ce6" table:formula="of:=[.B428]/[.$B$1]" office:value-type="float" office:value="2.48529411764706" calcext:value-type="float">
            <text:p>2,49</text:p>
          </table:table-cell>
          <table:table-cell table:style-name="ce6" table:formula="of:=[.F427]+[.E428]" office:value-type="float" office:value="1074.51470588236" calcext:value-type="float">
            <text:p>1074,51</text:p>
          </table:table-cell>
          <table:table-cell table:number-columns-repeated="1018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referencesFragment_27_RandomActionIntentDefinitionOperatorMutator</text:p>
          </table:table-cell>
          <table:table-cell table:style-name="ce1" table:formula="of:=[.D428]+[.B429]" office:value-type="float" office:value="73233" calcext:value-type="float">
            <text:p>73233</text:p>
          </table:table-cell>
          <table:table-cell table:style-name="ce6" table:formula="of:=[.B429]/[.$B$1]" office:value-type="float" office:value="2.44117647058824" calcext:value-type="float">
            <text:p>2,44</text:p>
          </table:table-cell>
          <table:table-cell table:style-name="ce6" table:formula="of:=[.F428]+[.E429]" office:value-type="float" office:value="1076.95588235294" calcext:value-type="float">
            <text:p>1076,96</text:p>
          </table:table-cell>
          <table:table-cell table:number-columns-repeated="1018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28_RandomActionIntentDefinitionOperatorMutator</text:p>
          </table:table-cell>
          <table:table-cell table:style-name="ce1" table:formula="of:=[.D429]+[.B430]" office:value-type="float" office:value="73401" calcext:value-type="float">
            <text:p>73401</text:p>
          </table:table-cell>
          <table:table-cell table:style-name="ce6" table:formula="of:=[.B430]/[.$B$1]" office:value-type="float" office:value="2.47058823529412" calcext:value-type="float">
            <text:p>2,47</text:p>
          </table:table-cell>
          <table:table-cell table:style-name="ce6" table:formula="of:=[.F429]+[.E430]" office:value-type="float" office:value="1079.42647058824" calcext:value-type="float">
            <text:p>1079,43</text:p>
          </table:table-cell>
          <table:table-cell table:number-columns-repeated="1018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eferencesFragment_29_RandomActionIntentDefinitionOperatorMutator</text:p>
          </table:table-cell>
          <table:table-cell table:style-name="ce1" table:formula="of:=[.D430]+[.B431]" office:value-type="float" office:value="73569" calcext:value-type="float">
            <text:p>73569</text:p>
          </table:table-cell>
          <table:table-cell table:style-name="ce6" table:formula="of:=[.B431]/[.$B$1]" office:value-type="float" office:value="2.47058823529412" calcext:value-type="float">
            <text:p>2,47</text:p>
          </table:table-cell>
          <table:table-cell table:style-name="ce6" table:formula="of:=[.F430]+[.E431]" office:value-type="float" office:value="1081.89705882353" calcext:value-type="float">
            <text:p>1081,90</text:p>
          </table:table-cell>
          <table:table-cell table:number-columns-repeated="1018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referencesFragment_30_NullValueIntentPutExtraOperatorMutator</text:p>
          </table:table-cell>
          <table:table-cell table:style-name="ce1" table:formula="of:=[.D431]+[.B432]" office:value-type="float" office:value="73735" calcext:value-type="float">
            <text:p>73735</text:p>
          </table:table-cell>
          <table:table-cell table:style-name="ce6" table:formula="of:=[.B432]/[.$B$1]" office:value-type="float" office:value="2.44117647058824" calcext:value-type="float">
            <text:p>2,44</text:p>
          </table:table-cell>
          <table:table-cell table:style-name="ce6" table:formula="of:=[.F431]+[.E432]" office:value-type="float" office:value="1084.33823529412" calcext:value-type="float">
            <text:p>1084,34</text:p>
          </table:table-cell>
          <table:table-cell table:number-columns-repeated="1018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referencesFragment_31_IntentPayloadReplacementOperatorMutator</text:p>
          </table:table-cell>
          <table:table-cell table:style-name="ce1" table:formula="of:=[.D432]+[.B433]" office:value-type="float" office:value="73902" calcext:value-type="float">
            <text:p>73902</text:p>
          </table:table-cell>
          <table:table-cell table:style-name="ce6" table:formula="of:=[.B433]/[.$B$1]" office:value-type="float" office:value="2.45588235294118" calcext:value-type="float">
            <text:p>2,46</text:p>
          </table:table-cell>
          <table:table-cell table:style-name="ce6" table:formula="of:=[.F432]+[.E433]" office:value-type="float" office:value="1086.79411764706" calcext:value-type="float">
            <text:p>1086,79</text:p>
          </table:table-cell>
          <table:table-cell table:number-columns-repeated="1018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eferencesFragment_32_RandomActionIntentDefinitionOperatorMutator</text:p>
          </table:table-cell>
          <table:table-cell table:style-name="ce1" table:formula="of:=[.D433]+[.B434]" office:value-type="float" office:value="74071" calcext:value-type="float">
            <text:p>74071</text:p>
          </table:table-cell>
          <table:table-cell table:style-name="ce6" table:formula="of:=[.B434]/[.$B$1]" office:value-type="float" office:value="2.48529411764706" calcext:value-type="float">
            <text:p>2,49</text:p>
          </table:table-cell>
          <table:table-cell table:style-name="ce6" table:formula="of:=[.F433]+[.E434]" office:value-type="float" office:value="1089.27941176471" calcext:value-type="float">
            <text:p>1089,28</text:p>
          </table:table-cell>
          <table:table-cell table:number-columns-repeated="1018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0_LengthyGUICreationOperatorMutator</text:p>
          </table:table-cell>
          <table:table-cell table:style-name="ce1" table:formula="of:=[.D434]+[.B435]" office:value-type="float" office:value="74239" calcext:value-type="float">
            <text:p>74239</text:p>
          </table:table-cell>
          <table:table-cell table:style-name="ce6" table:formula="of:=[.B435]/[.$B$1]" office:value-type="float" office:value="2.47058823529412" calcext:value-type="float">
            <text:p>2,47</text:p>
          </table:table-cell>
          <table:table-cell table:style-name="ce6" table:formula="of:=[.F434]+[.E435]" office:value-type="float" office:value="1091.75" calcext:value-type="float">
            <text:p>1091,75</text:p>
          </table:table-cell>
          <table:table-cell table:number-columns-repeated="1018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1_FindViewByIdReturnsNullOperatorMutator</text:p>
          </table:table-cell>
          <table:table-cell table:style-name="ce1" table:formula="of:=[.D435]+[.B436]" office:value-type="float" office:value="74408" calcext:value-type="float">
            <text:p>74408</text:p>
          </table:table-cell>
          <table:table-cell table:style-name="ce6" table:formula="of:=[.B436]/[.$B$1]" office:value-type="float" office:value="2.48529411764706" calcext:value-type="float">
            <text:p>2,49</text:p>
          </table:table-cell>
          <table:table-cell table:style-name="ce6" table:formula="of:=[.F435]+[.E436]" office:value-type="float" office:value="1094.23529411765" calcext:value-type="float">
            <text:p>1094,24</text:p>
          </table:table-cell>
          <table:table-cell table:number-columns-repeated="1018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2_InvalidIDFindViewOperatorMutator</text:p>
          </table:table-cell>
          <table:table-cell table:style-name="ce1" table:formula="of:=[.D436]+[.B437]" office:value-type="float" office:value="74577" calcext:value-type="float">
            <text:p>74577</text:p>
          </table:table-cell>
          <table:table-cell table:style-name="ce6" table:formula="of:=[.B437]/[.$B$1]" office:value-type="float" office:value="2.48529411764706" calcext:value-type="float">
            <text:p>2,49</text:p>
          </table:table-cell>
          <table:table-cell table:style-name="ce6" table:formula="of:=[.F436]+[.E437]" office:value-type="float" office:value="1096.7205882353" calcext:value-type="float">
            <text:p>1096,72</text:p>
          </table:table-cell>
          <table:table-cell table:number-columns-repeated="1018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3_InvalidViewFocusOperatorMutator</text:p>
          </table:table-cell>
          <table:table-cell table:style-name="ce1" table:formula="of:=[.D437]+[.B438]" office:value-type="float" office:value="74743" calcext:value-type="float">
            <text:p>74743</text:p>
          </table:table-cell>
          <table:table-cell table:style-name="ce6" table:formula="of:=[.B438]/[.$B$1]" office:value-type="float" office:value="2.44117647058824" calcext:value-type="float">
            <text:p>2,44</text:p>
          </table:table-cell>
          <table:table-cell table:style-name="ce6" table:formula="of:=[.F437]+[.E438]" office:value-type="float" office:value="1099.16176470589" calcext:value-type="float">
            <text:p>1099,16</text:p>
          </table:table-cell>
          <table:table-cell table:number-columns-repeated="1018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4_ViewComponentNotVisibleOperatorMutator</text:p>
          </table:table-cell>
          <table:table-cell table:style-name="ce1" table:formula="of:=[.D438]+[.B439]" office:value-type="float" office:value="74911" calcext:value-type="float">
            <text:p>74911</text:p>
          </table:table-cell>
          <table:table-cell table:style-name="ce6" table:formula="of:=[.B439]/[.$B$1]" office:value-type="float" office:value="2.47058823529412" calcext:value-type="float">
            <text:p>2,47</text:p>
          </table:table-cell>
          <table:table-cell table:style-name="ce6" table:formula="of:=[.F438]+[.E439]" office:value-type="float" office:value="1101.63235294118" calcext:value-type="float">
            <text:p>1101,63</text:p>
          </table:table-cell>
          <table:table-cell table:number-columns-repeated="1018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5_BuggyGUIListenerOperatorMutator</text:p>
          </table:table-cell>
          <table:table-cell table:style-name="ce1" table:formula="of:=[.D439]+[.B440]" office:value-type="float" office:value="75077" calcext:value-type="float">
            <text:p>75077</text:p>
          </table:table-cell>
          <table:table-cell table:style-name="ce6" table:formula="of:=[.B440]/[.$B$1]" office:value-type="float" office:value="2.44117647058824" calcext:value-type="float">
            <text:p>2,44</text:p>
          </table:table-cell>
          <table:table-cell table:style-name="ce6" table:formula="of:=[.F439]+[.E440]" office:value-type="float" office:value="1104.07352941177" calcext:value-type="float">
            <text:p>1104,07</text:p>
          </table:table-cell>
          <table:table-cell table:number-columns-repeated="1018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Activity_6_LengthyGUIListenerOperatorMutator</text:p>
          </table:table-cell>
          <table:table-cell table:style-name="ce1" table:formula="of:=[.D440]+[.B441]" office:value-type="float" office:value="75247" calcext:value-type="float">
            <text:p>75247</text:p>
          </table:table-cell>
          <table:table-cell table:style-name="ce6" table:formula="of:=[.B441]/[.$B$1]" office:value-type="float" office:value="2.5" calcext:value-type="float">
            <text:p>2,50</text:p>
          </table:table-cell>
          <table:table-cell table:style-name="ce6" table:formula="of:=[.F440]+[.E441]" office:value-type="float" office:value="1106.57352941177" calcext:value-type="float">
            <text:p>1106,57</text:p>
          </table:table-cell>
          <table:table-cell table:number-columns-repeated="1018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7_FindViewByIdReturnsNullOperatorMutator</text:p>
          </table:table-cell>
          <table:table-cell table:style-name="ce1" table:formula="of:=[.D441]+[.B442]" office:value-type="float" office:value="75414" calcext:value-type="float">
            <text:p>75414</text:p>
          </table:table-cell>
          <table:table-cell table:style-name="ce6" table:formula="of:=[.B442]/[.$B$1]" office:value-type="float" office:value="2.45588235294118" calcext:value-type="float">
            <text:p>2,46</text:p>
          </table:table-cell>
          <table:table-cell table:style-name="ce6" table:formula="of:=[.F441]+[.E442]" office:value-type="float" office:value="1109.02941176471" calcext:value-type="float">
            <text:p>1109,03</text:p>
          </table:table-cell>
          <table:table-cell table:number-columns-repeated="1018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8_InvalidIDFindViewOperatorMutator</text:p>
          </table:table-cell>
          <table:table-cell table:style-name="ce1" table:formula="of:=[.D442]+[.B443]" office:value-type="float" office:value="75582" calcext:value-type="float">
            <text:p>75582</text:p>
          </table:table-cell>
          <table:table-cell table:style-name="ce6" table:formula="of:=[.B443]/[.$B$1]" office:value-type="float" office:value="2.47058823529412" calcext:value-type="float">
            <text:p>2,47</text:p>
          </table:table-cell>
          <table:table-cell table:style-name="ce6" table:formula="of:=[.F442]+[.E443]" office:value-type="float" office:value="1111.5" calcext:value-type="float">
            <text:p>1111,50</text:p>
          </table:table-cell>
          <table:table-cell table:number-columns-repeated="1018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Activity_9_InvalidViewFocusOperatorMutator</text:p>
          </table:table-cell>
          <table:table-cell table:style-name="ce1" table:formula="of:=[.D443]+[.B444]" office:value-type="float" office:value="75752" calcext:value-type="float">
            <text:p>75752</text:p>
          </table:table-cell>
          <table:table-cell table:style-name="ce6" table:formula="of:=[.B444]/[.$B$1]" office:value-type="float" office:value="2.5" calcext:value-type="float">
            <text:p>2,50</text:p>
          </table:table-cell>
          <table:table-cell table:style-name="ce6" table:formula="of:=[.F443]+[.E444]" office:value-type="float" office:value="1114" calcext:value-type="float">
            <text:p>1114,00</text:p>
          </table:table-cell>
          <table:table-cell table:number-columns-repeated="1018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10_ViewComponentNotVisibleOperatorMutator</text:p>
          </table:table-cell>
          <table:table-cell table:style-name="ce1" table:formula="of:=[.D444]+[.B445]" office:value-type="float" office:value="75921" calcext:value-type="float">
            <text:p>75921</text:p>
          </table:table-cell>
          <table:table-cell table:style-name="ce6" table:formula="of:=[.B445]/[.$B$1]" office:value-type="float" office:value="2.48529411764706" calcext:value-type="float">
            <text:p>2,49</text:p>
          </table:table-cell>
          <table:table-cell table:style-name="ce6" table:formula="of:=[.F444]+[.E445]" office:value-type="float" office:value="1116.48529411765" calcext:value-type="float">
            <text:p>1116,49</text:p>
          </table:table-cell>
          <table:table-cell table:number-columns-repeated="1018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11_FindViewByIdReturnsNullOperatorMutator</text:p>
          </table:table-cell>
          <table:table-cell table:style-name="ce1" table:formula="of:=[.D445]+[.B446]" office:value-type="float" office:value="76090" calcext:value-type="float">
            <text:p>76090</text:p>
          </table:table-cell>
          <table:table-cell table:style-name="ce6" table:formula="of:=[.B446]/[.$B$1]" office:value-type="float" office:value="2.48529411764706" calcext:value-type="float">
            <text:p>2,49</text:p>
          </table:table-cell>
          <table:table-cell table:style-name="ce6" table:formula="of:=[.F445]+[.E446]" office:value-type="float" office:value="1118.9705882353" calcext:value-type="float">
            <text:p>1118,97</text:p>
          </table:table-cell>
          <table:table-cell table:number-columns-repeated="1018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EditorActivity_12_InvalidIDFindViewOperatorMutator</text:p>
          </table:table-cell>
          <table:table-cell table:style-name="ce1" table:formula="of:=[.D446]+[.B447]" office:value-type="float" office:value="76255" calcext:value-type="float">
            <text:p>76255</text:p>
          </table:table-cell>
          <table:table-cell table:style-name="ce6" table:formula="of:=[.B447]/[.$B$1]" office:value-type="float" office:value="2.42647058823529" calcext:value-type="float">
            <text:p>2,43</text:p>
          </table:table-cell>
          <table:table-cell table:style-name="ce6" table:formula="of:=[.F446]+[.E447]" office:value-type="float" office:value="1121.39705882353" calcext:value-type="float">
            <text:p>1121,40</text:p>
          </table:table-cell>
          <table:table-cell table:number-columns-repeated="1018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13_InvalidViewFocusOperatorMutator</text:p>
          </table:table-cell>
          <table:table-cell table:style-name="ce1" table:formula="of:=[.D447]+[.B448]" office:value-type="float" office:value="76423" calcext:value-type="float">
            <text:p>76423</text:p>
          </table:table-cell>
          <table:table-cell table:style-name="ce6" table:formula="of:=[.B448]/[.$B$1]" office:value-type="float" office:value="2.47058823529412" calcext:value-type="float">
            <text:p>2,47</text:p>
          </table:table-cell>
          <table:table-cell table:style-name="ce6" table:formula="of:=[.F447]+[.E448]" office:value-type="float" office:value="1123.86764705883" calcext:value-type="float">
            <text:p>1123,87</text:p>
          </table:table-cell>
          <table:table-cell table:number-columns-repeated="1018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14_ViewComponentNotVisibleOperatorMutator</text:p>
          </table:table-cell>
          <table:table-cell table:style-name="ce1" table:formula="of:=[.D448]+[.B449]" office:value-type="float" office:value="76591" calcext:value-type="float">
            <text:p>76591</text:p>
          </table:table-cell>
          <table:table-cell table:style-name="ce6" table:formula="of:=[.B449]/[.$B$1]" office:value-type="float" office:value="2.47058823529412" calcext:value-type="float">
            <text:p>2,47</text:p>
          </table:table-cell>
          <table:table-cell table:style-name="ce6" table:formula="of:=[.F448]+[.E449]" office:value-type="float" office:value="1126.33823529412" calcext:value-type="float">
            <text:p>1126,34</text:p>
          </table:table-cell>
          <table:table-cell table:number-columns-repeated="1018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15_RandomActionIntentDefinitionOperatorMutator</text:p>
          </table:table-cell>
          <table:table-cell table:style-name="ce1" table:formula="of:=[.D449]+[.B450]" office:value-type="float" office:value="76758" calcext:value-type="float">
            <text:p>76758</text:p>
          </table:table-cell>
          <table:table-cell table:style-name="ce6" table:formula="of:=[.B450]/[.$B$1]" office:value-type="float" office:value="2.45588235294118" calcext:value-type="float">
            <text:p>2,46</text:p>
          </table:table-cell>
          <table:table-cell table:style-name="ce6" table:formula="of:=[.F449]+[.E450]" office:value-type="float" office:value="1128.79411764706" calcext:value-type="float">
            <text:p>1128,79</text:p>
          </table:table-cell>
          <table:table-cell table:number-columns-repeated="1018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16_BinaryMutator</text:p>
          </table:table-cell>
          <table:table-cell table:style-name="ce1" table:formula="of:=[.D450]+[.B451]" office:value-type="float" office:value="76926" calcext:value-type="float">
            <text:p>76926</text:p>
          </table:table-cell>
          <table:table-cell table:style-name="ce6" table:formula="of:=[.B451]/[.$B$1]" office:value-type="float" office:value="2.47058823529412" calcext:value-type="float">
            <text:p>2,47</text:p>
          </table:table-cell>
          <table:table-cell table:style-name="ce6" table:formula="of:=[.F450]+[.E451]" office:value-type="float" office:value="1131.26470588236" calcext:value-type="float">
            <text:p>1131,26</text:p>
          </table:table-cell>
          <table:table-cell table:number-columns-repeated="1018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17_NullIntentOperatorMutator</text:p>
          </table:table-cell>
          <table:table-cell table:style-name="ce1" table:formula="of:=[.D451]+[.B452]" office:value-type="float" office:value="77092" calcext:value-type="float">
            <text:p>77092</text:p>
          </table:table-cell>
          <table:table-cell table:style-name="ce6" table:formula="of:=[.B452]/[.$B$1]" office:value-type="float" office:value="2.44117647058824" calcext:value-type="float">
            <text:p>2,44</text:p>
          </table:table-cell>
          <table:table-cell table:style-name="ce6" table:formula="of:=[.F451]+[.E452]" office:value-type="float" office:value="1133.70588235295" calcext:value-type="float">
            <text:p>1133,71</text:p>
          </table:table-cell>
          <table:table-cell table:number-columns-repeated="1018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18_InvalidKeyIntentOperatorMutator</text:p>
          </table:table-cell>
          <table:table-cell table:style-name="ce1" table:formula="of:=[.D452]+[.B453]" office:value-type="float" office:value="77260" calcext:value-type="float">
            <text:p>77260</text:p>
          </table:table-cell>
          <table:table-cell table:style-name="ce6" table:formula="of:=[.B453]/[.$B$1]" office:value-type="float" office:value="2.47058823529412" calcext:value-type="float">
            <text:p>2,47</text:p>
          </table:table-cell>
          <table:table-cell table:style-name="ce6" table:formula="of:=[.F452]+[.E453]" office:value-type="float" office:value="1136.17647058824" calcext:value-type="float">
            <text:p>1136,18</text:p>
          </table:table-cell>
          <table:table-cell table:number-columns-repeated="1018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19_RandomActionIntentDefinitionOperatorMutator</text:p>
          </table:table-cell>
          <table:table-cell table:style-name="ce1" table:formula="of:=[.D453]+[.B454]" office:value-type="float" office:value="77426" calcext:value-type="float">
            <text:p>77426</text:p>
          </table:table-cell>
          <table:table-cell table:style-name="ce6" table:formula="of:=[.B454]/[.$B$1]" office:value-type="float" office:value="2.44117647058824" calcext:value-type="float">
            <text:p>2,44</text:p>
          </table:table-cell>
          <table:table-cell table:style-name="ce6" table:formula="of:=[.F453]+[.E454]" office:value-type="float" office:value="1138.61764705883" calcext:value-type="float">
            <text:p>1138,62</text:p>
          </table:table-cell>
          <table:table-cell table:number-columns-repeated="1018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20_RandomActionIntentDefinitionOperatorMutator</text:p>
          </table:table-cell>
          <table:table-cell table:style-name="ce1" table:formula="of:=[.D454]+[.B455]" office:value-type="float" office:value="77593" calcext:value-type="float">
            <text:p>77593</text:p>
          </table:table-cell>
          <table:table-cell table:style-name="ce6" table:formula="of:=[.B455]/[.$B$1]" office:value-type="float" office:value="2.45588235294118" calcext:value-type="float">
            <text:p>2,46</text:p>
          </table:table-cell>
          <table:table-cell table:style-name="ce6" table:formula="of:=[.F454]+[.E455]" office:value-type="float" office:value="1141.07352941177" calcext:value-type="float">
            <text:p>1141,07</text:p>
          </table:table-cell>
          <table:table-cell table:number-columns-repeated="1018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21_NullIntentOperatorMutator</text:p>
          </table:table-cell>
          <table:table-cell table:style-name="ce1" table:formula="of:=[.D455]+[.B456]" office:value-type="float" office:value="77761" calcext:value-type="float">
            <text:p>77761</text:p>
          </table:table-cell>
          <table:table-cell table:style-name="ce6" table:formula="of:=[.B456]/[.$B$1]" office:value-type="float" office:value="2.47058823529412" calcext:value-type="float">
            <text:p>2,47</text:p>
          </table:table-cell>
          <table:table-cell table:style-name="ce6" table:formula="of:=[.F455]+[.E456]" office:value-type="float" office:value="1143.54411764706" calcext:value-type="float">
            <text:p>1143,54</text:p>
          </table:table-cell>
          <table:table-cell table:number-columns-repeated="1018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22_RandomActionIntentDefinitionOperatorMutator</text:p>
          </table:table-cell>
          <table:table-cell table:style-name="ce1" table:formula="of:=[.D456]+[.B457]" office:value-type="float" office:value="77928" calcext:value-type="float">
            <text:p>77928</text:p>
          </table:table-cell>
          <table:table-cell table:style-name="ce6" table:formula="of:=[.B457]/[.$B$1]" office:value-type="float" office:value="2.45588235294118" calcext:value-type="float">
            <text:p>2,46</text:p>
          </table:table-cell>
          <table:table-cell table:style-name="ce6" table:formula="of:=[.F456]+[.E457]" office:value-type="float" office:value="1146" calcext:value-type="float">
            <text:p>1146,00</text:p>
          </table:table-cell>
          <table:table-cell table:number-columns-repeated="1018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23_NullValueIntentPutExtraOperatorMutator</text:p>
          </table:table-cell>
          <table:table-cell table:style-name="ce1" table:formula="of:=[.D457]+[.B458]" office:value-type="float" office:value="78097" calcext:value-type="float">
            <text:p>78097</text:p>
          </table:table-cell>
          <table:table-cell table:style-name="ce6" table:formula="of:=[.B458]/[.$B$1]" office:value-type="float" office:value="2.48529411764706" calcext:value-type="float">
            <text:p>2,49</text:p>
          </table:table-cell>
          <table:table-cell table:style-name="ce6" table:formula="of:=[.F457]+[.E458]" office:value-type="float" office:value="1148.48529411765" calcext:value-type="float">
            <text:p>1148,49</text:p>
          </table:table-cell>
          <table:table-cell table:number-columns-repeated="1018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24_IntentPayloadReplacementOperatorMutator</text:p>
          </table:table-cell>
          <table:table-cell table:style-name="ce1" table:formula="of:=[.D458]+[.B459]" office:value-type="float" office:value="78264" calcext:value-type="float">
            <text:p>78264</text:p>
          </table:table-cell>
          <table:table-cell table:style-name="ce6" table:formula="of:=[.B459]/[.$B$1]" office:value-type="float" office:value="2.45588235294118" calcext:value-type="float">
            <text:p>2,46</text:p>
          </table:table-cell>
          <table:table-cell table:style-name="ce6" table:formula="of:=[.F458]+[.E459]" office:value-type="float" office:value="1150.94117647059" calcext:value-type="float">
            <text:p>1150,94</text:p>
          </table:table-cell>
          <table:table-cell table:number-columns-repeated="1018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25_RandomActionIntentDefinitionOperatorMutator</text:p>
          </table:table-cell>
          <table:table-cell table:style-name="ce1" table:formula="of:=[.D459]+[.B460]" office:value-type="float" office:value="78431" calcext:value-type="float">
            <text:p>78431</text:p>
          </table:table-cell>
          <table:table-cell table:style-name="ce6" table:formula="of:=[.B460]/[.$B$1]" office:value-type="float" office:value="2.45588235294118" calcext:value-type="float">
            <text:p>2,46</text:p>
          </table:table-cell>
          <table:table-cell table:style-name="ce6" table:formula="of:=[.F459]+[.E460]" office:value-type="float" office:value="1153.39705882353" calcext:value-type="float">
            <text:p>1153,40</text:p>
          </table:table-cell>
          <table:table-cell table:number-columns-repeated="1018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26_NullValueIntentPutExtraOperatorMutator</text:p>
          </table:table-cell>
          <table:table-cell table:style-name="ce1" table:formula="of:=[.D460]+[.B461]" office:value-type="float" office:value="78600" calcext:value-type="float">
            <text:p>78600</text:p>
          </table:table-cell>
          <table:table-cell table:style-name="ce6" table:formula="of:=[.B461]/[.$B$1]" office:value-type="float" office:value="2.48529411764706" calcext:value-type="float">
            <text:p>2,49</text:p>
          </table:table-cell>
          <table:table-cell table:style-name="ce6" table:formula="of:=[.F460]+[.E461]" office:value-type="float" office:value="1155.88235294118" calcext:value-type="float">
            <text:p>1155,88</text:p>
          </table:table-cell>
          <table:table-cell table:number-columns-repeated="1018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27_IntentPayloadReplacementOperatorMutator</text:p>
          </table:table-cell>
          <table:table-cell table:style-name="ce1" table:formula="of:=[.D461]+[.B462]" office:value-type="float" office:value="78768" calcext:value-type="float">
            <text:p>78768</text:p>
          </table:table-cell>
          <table:table-cell table:style-name="ce6" table:formula="of:=[.B462]/[.$B$1]" office:value-type="float" office:value="2.47058823529412" calcext:value-type="float">
            <text:p>2,47</text:p>
          </table:table-cell>
          <table:table-cell table:style-name="ce6" table:formula="of:=[.F461]+[.E462]" office:value-type="float" office:value="1158.35294117648" calcext:value-type="float">
            <text:p>1158,35</text:p>
          </table:table-cell>
          <table:table-cell table:number-columns-repeated="1018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28_RandomActionIntentDefinitionOperatorMutator</text:p>
          </table:table-cell>
          <table:table-cell table:style-name="ce1" table:formula="of:=[.D462]+[.B463]" office:value-type="float" office:value="78937" calcext:value-type="float">
            <text:p>78937</text:p>
          </table:table-cell>
          <table:table-cell table:style-name="ce6" table:formula="of:=[.B463]/[.$B$1]" office:value-type="float" office:value="2.48529411764706" calcext:value-type="float">
            <text:p>2,49</text:p>
          </table:table-cell>
          <table:table-cell table:style-name="ce6" table:formula="of:=[.F462]+[.E463]" office:value-type="float" office:value="1160.83823529412" calcext:value-type="float">
            <text:p>1160,84</text:p>
          </table:table-cell>
          <table:table-cell table:number-columns-repeated="1018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29_NullValueIntentPutExtraOperatorMutator</text:p>
          </table:table-cell>
          <table:table-cell table:style-name="ce1" table:formula="of:=[.D463]+[.B464]" office:value-type="float" office:value="79104" calcext:value-type="float">
            <text:p>79104</text:p>
          </table:table-cell>
          <table:table-cell table:style-name="ce6" table:formula="of:=[.B464]/[.$B$1]" office:value-type="float" office:value="2.45588235294118" calcext:value-type="float">
            <text:p>2,46</text:p>
          </table:table-cell>
          <table:table-cell table:style-name="ce6" table:formula="of:=[.F463]+[.E464]" office:value-type="float" office:value="1163.29411764706" calcext:value-type="float">
            <text:p>1163,29</text:p>
          </table:table-cell>
          <table:table-cell table:number-columns-repeated="1018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30_IntentPayloadReplacementOperatorMutator</text:p>
          </table:table-cell>
          <table:table-cell table:style-name="ce1" table:formula="of:=[.D464]+[.B465]" office:value-type="float" office:value="79271" calcext:value-type="float">
            <text:p>79271</text:p>
          </table:table-cell>
          <table:table-cell table:style-name="ce6" table:formula="of:=[.B465]/[.$B$1]" office:value-type="float" office:value="2.45588235294118" calcext:value-type="float">
            <text:p>2,46</text:p>
          </table:table-cell>
          <table:table-cell table:style-name="ce6" table:formula="of:=[.F464]+[.E465]" office:value-type="float" office:value="1165.75" calcext:value-type="float">
            <text:p>1165,75</text:p>
          </table:table-cell>
          <table:table-cell table:number-columns-repeated="1018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31_RandomActionIntentDefinitionOperatorMutator</text:p>
          </table:table-cell>
          <table:table-cell table:style-name="ce1" table:formula="of:=[.D465]+[.B466]" office:value-type="float" office:value="79437" calcext:value-type="float">
            <text:p>79437</text:p>
          </table:table-cell>
          <table:table-cell table:style-name="ce6" table:formula="of:=[.B466]/[.$B$1]" office:value-type="float" office:value="2.44117647058824" calcext:value-type="float">
            <text:p>2,44</text:p>
          </table:table-cell>
          <table:table-cell table:style-name="ce6" table:formula="of:=[.F465]+[.E466]" office:value-type="float" office:value="1168.19117647059" calcext:value-type="float">
            <text:p>1168,19</text:p>
          </table:table-cell>
          <table:table-cell table:number-columns-repeated="1018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32_NullValueIntentPutExtraOperatorMutator</text:p>
          </table:table-cell>
          <table:table-cell table:style-name="ce1" table:formula="of:=[.D466]+[.B467]" office:value-type="float" office:value="79605" calcext:value-type="float">
            <text:p>79605</text:p>
          </table:table-cell>
          <table:table-cell table:style-name="ce6" table:formula="of:=[.B467]/[.$B$1]" office:value-type="float" office:value="2.47058823529412" calcext:value-type="float">
            <text:p>2,47</text:p>
          </table:table-cell>
          <table:table-cell table:style-name="ce6" table:formula="of:=[.F466]+[.E467]" office:value-type="float" office:value="1170.66176470589" calcext:value-type="float">
            <text:p>1170,66</text:p>
          </table:table-cell>
          <table:table-cell table:number-columns-repeated="1018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33_IntentPayloadReplacementOperatorMutator</text:p>
          </table:table-cell>
          <table:table-cell table:style-name="ce1" table:formula="of:=[.D467]+[.B468]" office:value-type="float" office:value="79772" calcext:value-type="float">
            <text:p>79772</text:p>
          </table:table-cell>
          <table:table-cell table:style-name="ce6" table:formula="of:=[.B468]/[.$B$1]" office:value-type="float" office:value="2.45588235294118" calcext:value-type="float">
            <text:p>2,46</text:p>
          </table:table-cell>
          <table:table-cell table:style-name="ce6" table:formula="of:=[.F467]+[.E468]" office:value-type="float" office:value="1173.11764705883" calcext:value-type="float">
            <text:p>1173,12</text:p>
          </table:table-cell>
          <table:table-cell table:number-columns-repeated="1018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34_RandomActionIntentDefinitionOperatorMutator</text:p>
          </table:table-cell>
          <table:table-cell table:style-name="ce1" table:formula="of:=[.D468]+[.B469]" office:value-type="float" office:value="79938" calcext:value-type="float">
            <text:p>79938</text:p>
          </table:table-cell>
          <table:table-cell table:style-name="ce6" table:formula="of:=[.B469]/[.$B$1]" office:value-type="float" office:value="2.44117647058824" calcext:value-type="float">
            <text:p>2,44</text:p>
          </table:table-cell>
          <table:table-cell table:style-name="ce6" table:formula="of:=[.F468]+[.E469]" office:value-type="float" office:value="1175.55882352942" calcext:value-type="float">
            <text:p>1175,56</text:p>
          </table:table-cell>
          <table:table-cell table:number-columns-repeated="1018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35_BinaryMutator</text:p>
          </table:table-cell>
          <table:table-cell table:style-name="ce1" table:formula="of:=[.D469]+[.B470]" office:value-type="float" office:value="80106" calcext:value-type="float">
            <text:p>80106</text:p>
          </table:table-cell>
          <table:table-cell table:style-name="ce6" table:formula="of:=[.B470]/[.$B$1]" office:value-type="float" office:value="2.47058823529412" calcext:value-type="float">
            <text:p>2,47</text:p>
          </table:table-cell>
          <table:table-cell table:style-name="ce6" table:formula="of:=[.F469]+[.E470]" office:value-type="float" office:value="1178.02941176471" calcext:value-type="float">
            <text:p>1178,03</text:p>
          </table:table-cell>
          <table:table-cell table:number-columns-repeated="1018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Activity_36_FindViewByIdReturnsNullOperatorMutator</text:p>
          </table:table-cell>
          <table:table-cell table:style-name="ce1" table:formula="of:=[.D470]+[.B471]" office:value-type="float" office:value="80276" calcext:value-type="float">
            <text:p>80276</text:p>
          </table:table-cell>
          <table:table-cell table:style-name="ce6" table:formula="of:=[.B471]/[.$B$1]" office:value-type="float" office:value="2.5" calcext:value-type="float">
            <text:p>2,50</text:p>
          </table:table-cell>
          <table:table-cell table:style-name="ce6" table:formula="of:=[.F470]+[.E471]" office:value-type="float" office:value="1180.52941176471" calcext:value-type="float">
            <text:p>1180,53</text:p>
          </table:table-cell>
          <table:table-cell table:number-columns-repeated="1018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37_InvalidIDFindViewOperatorMutator</text:p>
          </table:table-cell>
          <table:table-cell table:style-name="ce1" table:formula="of:=[.D471]+[.B472]" office:value-type="float" office:value="80444" calcext:value-type="float">
            <text:p>80444</text:p>
          </table:table-cell>
          <table:table-cell table:style-name="ce6" table:formula="of:=[.B472]/[.$B$1]" office:value-type="float" office:value="2.47058823529412" calcext:value-type="float">
            <text:p>2,47</text:p>
          </table:table-cell>
          <table:table-cell table:style-name="ce6" table:formula="of:=[.F471]+[.E472]" office:value-type="float" office:value="1183" calcext:value-type="float">
            <text:p>1183,00</text:p>
          </table:table-cell>
          <table:table-cell table:number-columns-repeated="1018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38_InvalidViewFocusOperatorMutator</text:p>
          </table:table-cell>
          <table:table-cell table:style-name="ce1" table:formula="of:=[.D472]+[.B473]" office:value-type="float" office:value="80611" calcext:value-type="float">
            <text:p>80611</text:p>
          </table:table-cell>
          <table:table-cell table:style-name="ce6" table:formula="of:=[.B473]/[.$B$1]" office:value-type="float" office:value="2.45588235294118" calcext:value-type="float">
            <text:p>2,46</text:p>
          </table:table-cell>
          <table:table-cell table:style-name="ce6" table:formula="of:=[.F472]+[.E473]" office:value-type="float" office:value="1185.45588235295" calcext:value-type="float">
            <text:p>1185,46</text:p>
          </table:table-cell>
          <table:table-cell table:number-columns-repeated="1018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39_ViewComponentNotVisibleOperatorMutator</text:p>
          </table:table-cell>
          <table:table-cell table:style-name="ce1" table:formula="of:=[.D473]+[.B474]" office:value-type="float" office:value="80779" calcext:value-type="float">
            <text:p>80779</text:p>
          </table:table-cell>
          <table:table-cell table:style-name="ce6" table:formula="of:=[.B474]/[.$B$1]" office:value-type="float" office:value="2.47058823529412" calcext:value-type="float">
            <text:p>2,47</text:p>
          </table:table-cell>
          <table:table-cell table:style-name="ce6" table:formula="of:=[.F473]+[.E474]" office:value-type="float" office:value="1187.92647058824" calcext:value-type="float">
            <text:p>1187,93</text:p>
          </table:table-cell>
          <table:table-cell table:number-columns-repeated="1018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40_FindViewByIdReturnsNullOperatorMutator</text:p>
          </table:table-cell>
          <table:table-cell table:style-name="ce1" table:formula="of:=[.D474]+[.B475]" office:value-type="float" office:value="80948" calcext:value-type="float">
            <text:p>80948</text:p>
          </table:table-cell>
          <table:table-cell table:style-name="ce6" table:formula="of:=[.B475]/[.$B$1]" office:value-type="float" office:value="2.48529411764706" calcext:value-type="float">
            <text:p>2,49</text:p>
          </table:table-cell>
          <table:table-cell table:style-name="ce6" table:formula="of:=[.F474]+[.E475]" office:value-type="float" office:value="1190.41176470589" calcext:value-type="float">
            <text:p>1190,41</text:p>
          </table:table-cell>
          <table:table-cell table:number-columns-repeated="1018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Activity_41_InvalidIDFindViewOperatorMutator</text:p>
          </table:table-cell>
          <table:table-cell table:style-name="ce1" table:formula="of:=[.D475]+[.B476]" office:value-type="float" office:value="81118" calcext:value-type="float">
            <text:p>81118</text:p>
          </table:table-cell>
          <table:table-cell table:style-name="ce6" table:formula="of:=[.B476]/[.$B$1]" office:value-type="float" office:value="2.5" calcext:value-type="float">
            <text:p>2,50</text:p>
          </table:table-cell>
          <table:table-cell table:style-name="ce6" table:formula="of:=[.F475]+[.E476]" office:value-type="float" office:value="1192.91176470589" calcext:value-type="float">
            <text:p>1192,91</text:p>
          </table:table-cell>
          <table:table-cell table:number-columns-repeated="1018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Activity_42_InvalidViewFocusOperatorMutator</text:p>
          </table:table-cell>
          <table:table-cell table:style-name="ce1" table:formula="of:=[.D476]+[.B477]" office:value-type="float" office:value="81288" calcext:value-type="float">
            <text:p>81288</text:p>
          </table:table-cell>
          <table:table-cell table:style-name="ce6" table:formula="of:=[.B477]/[.$B$1]" office:value-type="float" office:value="2.5" calcext:value-type="float">
            <text:p>2,50</text:p>
          </table:table-cell>
          <table:table-cell table:style-name="ce6" table:formula="of:=[.F476]+[.E477]" office:value-type="float" office:value="1195.41176470589" calcext:value-type="float">
            <text:p>1195,41</text:p>
          </table:table-cell>
          <table:table-cell table:number-columns-repeated="1018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NoteEditorActivity_43_ViewComponentNotVisibleOperatorMutator</text:p>
          </table:table-cell>
          <table:table-cell table:style-name="ce1" table:formula="of:=[.D477]+[.B478]" office:value-type="float" office:value="81869" calcext:value-type="float">
            <text:p>81869</text:p>
          </table:table-cell>
          <table:table-cell table:style-name="ce6" table:formula="of:=[.B478]/[.$B$1]" office:value-type="float" office:value="8.54411764705882" calcext:value-type="float">
            <text:p>8,54</text:p>
          </table:table-cell>
          <table:table-cell table:style-name="ce6" table:formula="of:=[.F477]+[.E478]" office:value-type="float" office:value="1203.95588235295" calcext:value-type="float">
            <text:p>1203,96</text:p>
          </table:table-cell>
          <table:table-cell table:number-columns-repeated="1018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EditorActivity_44_FindViewByIdReturnsNullOperatorMutator</text:p>
          </table:table-cell>
          <table:table-cell table:style-name="ce1" table:formula="of:=[.D478]+[.B479]" office:value-type="float" office:value="82040" calcext:value-type="float">
            <text:p>82040</text:p>
          </table:table-cell>
          <table:table-cell table:style-name="ce6" table:formula="of:=[.B479]/[.$B$1]" office:value-type="float" office:value="2.51470588235294" calcext:value-type="float">
            <text:p>2,51</text:p>
          </table:table-cell>
          <table:table-cell table:style-name="ce6" table:formula="of:=[.F478]+[.E479]" office:value-type="float" office:value="1206.4705882353" calcext:value-type="float">
            <text:p>1206,47</text:p>
          </table:table-cell>
          <table:table-cell table:number-columns-repeated="1018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45_InvalidIDFindViewOperatorMutator</text:p>
          </table:table-cell>
          <table:table-cell table:style-name="ce1" table:formula="of:=[.D479]+[.B480]" office:value-type="float" office:value="82208" calcext:value-type="float">
            <text:p>82208</text:p>
          </table:table-cell>
          <table:table-cell table:style-name="ce6" table:formula="of:=[.B480]/[.$B$1]" office:value-type="float" office:value="2.47058823529412" calcext:value-type="float">
            <text:p>2,47</text:p>
          </table:table-cell>
          <table:table-cell table:style-name="ce6" table:formula="of:=[.F479]+[.E480]" office:value-type="float" office:value="1208.94117647059" calcext:value-type="float">
            <text:p>1208,94</text:p>
          </table:table-cell>
          <table:table-cell table:number-columns-repeated="1018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46_InvalidViewFocusOperatorMutator</text:p>
          </table:table-cell>
          <table:table-cell table:style-name="ce1" table:formula="of:=[.D480]+[.B481]" office:value-type="float" office:value="82374" calcext:value-type="float">
            <text:p>82374</text:p>
          </table:table-cell>
          <table:table-cell table:style-name="ce6" table:formula="of:=[.B481]/[.$B$1]" office:value-type="float" office:value="2.44117647058824" calcext:value-type="float">
            <text:p>2,44</text:p>
          </table:table-cell>
          <table:table-cell table:style-name="ce6" table:formula="of:=[.F480]+[.E481]" office:value-type="float" office:value="1211.38235294118" calcext:value-type="float">
            <text:p>1211,38</text:p>
          </table:table-cell>
          <table:table-cell table:number-columns-repeated="1018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47_ViewComponentNotVisibleOperatorMutator</text:p>
          </table:table-cell>
          <table:table-cell table:style-name="ce1" table:formula="of:=[.D481]+[.B482]" office:value-type="float" office:value="82540" calcext:value-type="float">
            <text:p>82540</text:p>
          </table:table-cell>
          <table:table-cell table:style-name="ce6" table:formula="of:=[.B482]/[.$B$1]" office:value-type="float" office:value="2.44117647058824" calcext:value-type="float">
            <text:p>2,44</text:p>
          </table:table-cell>
          <table:table-cell table:style-name="ce6" table:formula="of:=[.F481]+[.E482]" office:value-type="float" office:value="1213.82352941177" calcext:value-type="float">
            <text:p>1213,82</text:p>
          </table:table-cell>
          <table:table-cell table:number-columns-repeated="1018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48_FindViewByIdReturnsNullOperatorMutator</text:p>
          </table:table-cell>
          <table:table-cell table:style-name="ce1" table:formula="of:=[.D482]+[.B483]" office:value-type="float" office:value="82706" calcext:value-type="float">
            <text:p>82706</text:p>
          </table:table-cell>
          <table:table-cell table:style-name="ce6" table:formula="of:=[.B483]/[.$B$1]" office:value-type="float" office:value="2.44117647058824" calcext:value-type="float">
            <text:p>2,44</text:p>
          </table:table-cell>
          <table:table-cell table:style-name="ce6" table:formula="of:=[.F482]+[.E483]" office:value-type="float" office:value="1216.26470588236" calcext:value-type="float">
            <text:p>1216,26</text:p>
          </table:table-cell>
          <table:table-cell table:number-columns-repeated="1018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49_InvalidIDFindViewOperatorMutator</text:p>
          </table:table-cell>
          <table:table-cell table:style-name="ce1" table:formula="of:=[.D483]+[.B484]" office:value-type="float" office:value="82874" calcext:value-type="float">
            <text:p>82874</text:p>
          </table:table-cell>
          <table:table-cell table:style-name="ce6" table:formula="of:=[.B484]/[.$B$1]" office:value-type="float" office:value="2.47058823529412" calcext:value-type="float">
            <text:p>2,47</text:p>
          </table:table-cell>
          <table:table-cell table:style-name="ce6" table:formula="of:=[.F483]+[.E484]" office:value-type="float" office:value="1218.73529411765" calcext:value-type="float">
            <text:p>1218,74</text:p>
          </table:table-cell>
          <table:table-cell table:number-columns-repeated="1018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50_InvalidViewFocusOperatorMutator</text:p>
          </table:table-cell>
          <table:table-cell table:style-name="ce1" table:formula="of:=[.D484]+[.B485]" office:value-type="float" office:value="83041" calcext:value-type="float">
            <text:p>83041</text:p>
          </table:table-cell>
          <table:table-cell table:style-name="ce6" table:formula="of:=[.B485]/[.$B$1]" office:value-type="float" office:value="2.45588235294118" calcext:value-type="float">
            <text:p>2,46</text:p>
          </table:table-cell>
          <table:table-cell table:style-name="ce6" table:formula="of:=[.F484]+[.E485]" office:value-type="float" office:value="1221.19117647059" calcext:value-type="float">
            <text:p>1221,19</text:p>
          </table:table-cell>
          <table:table-cell table:number-columns-repeated="1018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EditorActivity_51_ViewComponentNotVisibleOperatorMutator</text:p>
          </table:table-cell>
          <table:table-cell table:style-name="ce1" table:formula="of:=[.D485]+[.B486]" office:value-type="float" office:value="83206" calcext:value-type="float">
            <text:p>83206</text:p>
          </table:table-cell>
          <table:table-cell table:style-name="ce6" table:formula="of:=[.B486]/[.$B$1]" office:value-type="float" office:value="2.42647058823529" calcext:value-type="float">
            <text:p>2,43</text:p>
          </table:table-cell>
          <table:table-cell table:style-name="ce6" table:formula="of:=[.F485]+[.E486]" office:value-type="float" office:value="1223.61764705883" calcext:value-type="float">
            <text:p>1223,62</text:p>
          </table:table-cell>
          <table:table-cell table:number-columns-repeated="1018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52_FindViewByIdReturnsNullOperatorMutator</text:p>
          </table:table-cell>
          <table:table-cell table:style-name="ce1" table:formula="of:=[.D486]+[.B487]" office:value-type="float" office:value="83373" calcext:value-type="float">
            <text:p>83373</text:p>
          </table:table-cell>
          <table:table-cell table:style-name="ce6" table:formula="of:=[.B487]/[.$B$1]" office:value-type="float" office:value="2.45588235294118" calcext:value-type="float">
            <text:p>2,46</text:p>
          </table:table-cell>
          <table:table-cell table:style-name="ce6" table:formula="of:=[.F486]+[.E487]" office:value-type="float" office:value="1226.07352941177" calcext:value-type="float">
            <text:p>1226,07</text:p>
          </table:table-cell>
          <table:table-cell table:number-columns-repeated="1018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Activity_53_InvalidIDFindViewOperatorMutator</text:p>
          </table:table-cell>
          <table:table-cell table:style-name="ce1" table:formula="of:=[.D487]+[.B488]" office:value-type="float" office:value="83542" calcext:value-type="float">
            <text:p>83542</text:p>
          </table:table-cell>
          <table:table-cell table:style-name="ce6" table:formula="of:=[.B488]/[.$B$1]" office:value-type="float" office:value="2.48529411764706" calcext:value-type="float">
            <text:p>2,49</text:p>
          </table:table-cell>
          <table:table-cell table:style-name="ce6" table:formula="of:=[.F487]+[.E488]" office:value-type="float" office:value="1228.55882352942" calcext:value-type="float">
            <text:p>1228,56</text:p>
          </table:table-cell>
          <table:table-cell table:number-columns-repeated="1018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54_InvalidViewFocusOperatorMutator</text:p>
          </table:table-cell>
          <table:table-cell table:style-name="ce1" table:formula="of:=[.D488]+[.B489]" office:value-type="float" office:value="83709" calcext:value-type="float">
            <text:p>83709</text:p>
          </table:table-cell>
          <table:table-cell table:style-name="ce6" table:formula="of:=[.B489]/[.$B$1]" office:value-type="float" office:value="2.45588235294118" calcext:value-type="float">
            <text:p>2,46</text:p>
          </table:table-cell>
          <table:table-cell table:style-name="ce6" table:formula="of:=[.F488]+[.E489]" office:value-type="float" office:value="1231.01470588236" calcext:value-type="float">
            <text:p>1231,01</text:p>
          </table:table-cell>
          <table:table-cell table:number-columns-repeated="1018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55_ViewComponentNotVisibleOperatorMutator</text:p>
          </table:table-cell>
          <table:table-cell table:style-name="ce1" table:formula="of:=[.D489]+[.B490]" office:value-type="float" office:value="83876" calcext:value-type="float">
            <text:p>83876</text:p>
          </table:table-cell>
          <table:table-cell table:style-name="ce6" table:formula="of:=[.B490]/[.$B$1]" office:value-type="float" office:value="2.45588235294118" calcext:value-type="float">
            <text:p>2,46</text:p>
          </table:table-cell>
          <table:table-cell table:style-name="ce6" table:formula="of:=[.F489]+[.E490]" office:value-type="float" office:value="1233.4705882353" calcext:value-type="float">
            <text:p>1233,47</text:p>
          </table:table-cell>
          <table:table-cell table:number-columns-repeated="1018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56_BuggyGUIListenerOperatorMutator</text:p>
          </table:table-cell>
          <table:table-cell table:style-name="ce1" table:formula="of:=[.D490]+[.B491]" office:value-type="float" office:value="84044" calcext:value-type="float">
            <text:p>84044</text:p>
          </table:table-cell>
          <table:table-cell table:style-name="ce6" table:formula="of:=[.B491]/[.$B$1]" office:value-type="float" office:value="2.47058823529412" calcext:value-type="float">
            <text:p>2,47</text:p>
          </table:table-cell>
          <table:table-cell table:style-name="ce6" table:formula="of:=[.F490]+[.E491]" office:value-type="float" office:value="1235.94117647059" calcext:value-type="float">
            <text:p>1235,94</text:p>
          </table:table-cell>
          <table:table-cell table:number-columns-repeated="1018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57_LengthyGUIListenerOperatorMutator</text:p>
          </table:table-cell>
          <table:table-cell table:style-name="ce1" table:formula="of:=[.D491]+[.B492]" office:value-type="float" office:value="84211" calcext:value-type="float">
            <text:p>84211</text:p>
          </table:table-cell>
          <table:table-cell table:style-name="ce6" table:formula="of:=[.B492]/[.$B$1]" office:value-type="float" office:value="2.45588235294118" calcext:value-type="float">
            <text:p>2,46</text:p>
          </table:table-cell>
          <table:table-cell table:style-name="ce6" table:formula="of:=[.F491]+[.E492]" office:value-type="float" office:value="1238.39705882353" calcext:value-type="float">
            <text:p>1238,40</text:p>
          </table:table-cell>
          <table:table-cell table:number-columns-repeated="1018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58_BuggyGUIListenerOperatorMutator</text:p>
          </table:table-cell>
          <table:table-cell table:style-name="ce1" table:formula="of:=[.D492]+[.B493]" office:value-type="float" office:value="84379" calcext:value-type="float">
            <text:p>84379</text:p>
          </table:table-cell>
          <table:table-cell table:style-name="ce6" table:formula="of:=[.B493]/[.$B$1]" office:value-type="float" office:value="2.47058823529412" calcext:value-type="float">
            <text:p>2,47</text:p>
          </table:table-cell>
          <table:table-cell table:style-name="ce6" table:formula="of:=[.F492]+[.E493]" office:value-type="float" office:value="1240.86764705883" calcext:value-type="float">
            <text:p>1240,87</text:p>
          </table:table-cell>
          <table:table-cell table:number-columns-repeated="1018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59_LengthyGUIListenerOperatorMutator</text:p>
          </table:table-cell>
          <table:table-cell table:style-name="ce1" table:formula="of:=[.D493]+[.B494]" office:value-type="float" office:value="84547" calcext:value-type="float">
            <text:p>84547</text:p>
          </table:table-cell>
          <table:table-cell table:style-name="ce6" table:formula="of:=[.B494]/[.$B$1]" office:value-type="float" office:value="2.47058823529412" calcext:value-type="float">
            <text:p>2,47</text:p>
          </table:table-cell>
          <table:table-cell table:style-name="ce6" table:formula="of:=[.F493]+[.E494]" office:value-type="float" office:value="1243.33823529412" calcext:value-type="float">
            <text:p>1243,34</text:p>
          </table:table-cell>
          <table:table-cell table:number-columns-repeated="1018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Activity_60_BinaryMutator</text:p>
          </table:table-cell>
          <table:table-cell table:style-name="ce1" table:formula="of:=[.D494]+[.B495]" office:value-type="float" office:value="84715" calcext:value-type="float">
            <text:p>84715</text:p>
          </table:table-cell>
          <table:table-cell table:style-name="ce6" table:formula="of:=[.B495]/[.$B$1]" office:value-type="float" office:value="2.47058823529412" calcext:value-type="float">
            <text:p>2,47</text:p>
          </table:table-cell>
          <table:table-cell table:style-name="ce6" table:formula="of:=[.F494]+[.E495]" office:value-type="float" office:value="1245.80882352942" calcext:value-type="float">
            <text:p>1245,81</text:p>
          </table:table-cell>
          <table:table-cell table:number-columns-repeated="1018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Activity_61_BinaryMutator</text:p>
          </table:table-cell>
          <table:table-cell table:style-name="ce1" table:formula="of:=[.D495]+[.B496]" office:value-type="float" office:value="84881" calcext:value-type="float">
            <text:p>84881</text:p>
          </table:table-cell>
          <table:table-cell table:style-name="ce6" table:formula="of:=[.B496]/[.$B$1]" office:value-type="float" office:value="2.44117647058824" calcext:value-type="float">
            <text:p>2,44</text:p>
          </table:table-cell>
          <table:table-cell table:style-name="ce6" table:formula="of:=[.F495]+[.E496]" office:value-type="float" office:value="1248.25000000001" calcext:value-type="float">
            <text:p>1248,25</text:p>
          </table:table-cell>
          <table:table-cell table:number-columns-repeated="1018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Activity_62_BinaryMutator</text:p>
          </table:table-cell>
          <table:table-cell table:style-name="ce1" table:formula="of:=[.D496]+[.B497]" office:value-type="float" office:value="85048" calcext:value-type="float">
            <text:p>85048</text:p>
          </table:table-cell>
          <table:table-cell table:style-name="ce6" table:formula="of:=[.B497]/[.$B$1]" office:value-type="float" office:value="2.45588235294118" calcext:value-type="float">
            <text:p>2,46</text:p>
          </table:table-cell>
          <table:table-cell table:style-name="ce6" table:formula="of:=[.F496]+[.E497]" office:value-type="float" office:value="1250.70588235295" calcext:value-type="float">
            <text:p>1250,71</text:p>
          </table:table-cell>
          <table:table-cell table:number-columns-repeated="1018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Activity_0_LengthyGUICreationOperatorMutator</text:p>
          </table:table-cell>
          <table:table-cell table:style-name="ce1" table:formula="of:=[.D497]+[.B498]" office:value-type="float" office:value="85216" calcext:value-type="float">
            <text:p>85216</text:p>
          </table:table-cell>
          <table:table-cell table:style-name="ce6" table:formula="of:=[.B498]/[.$B$1]" office:value-type="float" office:value="2.47058823529412" calcext:value-type="float">
            <text:p>2,47</text:p>
          </table:table-cell>
          <table:table-cell table:style-name="ce6" table:formula="of:=[.F497]+[.E498]" office:value-type="float" office:value="1253.17647058824" calcext:value-type="float">
            <text:p>1253,18</text:p>
          </table:table-cell>
          <table:table-cell table:number-columns-repeated="1018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Activity_1_FindViewByIdReturnsNullOperatorMutator</text:p>
          </table:table-cell>
          <table:table-cell table:style-name="ce1" table:formula="of:=[.D498]+[.B499]" office:value-type="float" office:value="85383" calcext:value-type="float">
            <text:p>85383</text:p>
          </table:table-cell>
          <table:table-cell table:style-name="ce6" table:formula="of:=[.B499]/[.$B$1]" office:value-type="float" office:value="2.45588235294118" calcext:value-type="float">
            <text:p>2,46</text:p>
          </table:table-cell>
          <table:table-cell table:style-name="ce6" table:formula="of:=[.F498]+[.E499]" office:value-type="float" office:value="1255.63235294118" calcext:value-type="float">
            <text:p>1255,63</text:p>
          </table:table-cell>
          <table:table-cell table:number-columns-repeated="1018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Activity_2_InvalidIDFindViewOperatorMutator</text:p>
          </table:table-cell>
          <table:table-cell table:style-name="ce1" table:formula="of:=[.D499]+[.B500]" office:value-type="float" office:value="85550" calcext:value-type="float">
            <text:p>85550</text:p>
          </table:table-cell>
          <table:table-cell table:style-name="ce6" table:formula="of:=[.B500]/[.$B$1]" office:value-type="float" office:value="2.45588235294118" calcext:value-type="float">
            <text:p>2,46</text:p>
          </table:table-cell>
          <table:table-cell table:style-name="ce6" table:formula="of:=[.F499]+[.E500]" office:value-type="float" office:value="1258.08823529412" calcext:value-type="float">
            <text:p>1258,09</text:p>
          </table:table-cell>
          <table:table-cell table:number-columns-repeated="1018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AboutActivity_3_InvalidViewFocusOperatorMutator</text:p>
          </table:table-cell>
          <table:table-cell table:style-name="ce1" table:formula="of:=[.D500]+[.B501]" office:value-type="float" office:value="85717" calcext:value-type="float">
            <text:p>85717</text:p>
          </table:table-cell>
          <table:table-cell table:style-name="ce6" table:formula="of:=[.B501]/[.$B$1]" office:value-type="float" office:value="2.45588235294118" calcext:value-type="float">
            <text:p>2,46</text:p>
          </table:table-cell>
          <table:table-cell table:style-name="ce6" table:formula="of:=[.F500]+[.E501]" office:value-type="float" office:value="1260.54411764706" calcext:value-type="float">
            <text:p>1260,54</text:p>
          </table:table-cell>
          <table:table-cell table:number-columns-repeated="1018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boutActivity_4_ViewComponentNotVisibleOperatorMutator</text:p>
          </table:table-cell>
          <table:table-cell table:style-name="ce1" table:formula="of:=[.D501]+[.B502]" office:value-type="float" office:value="85885" calcext:value-type="float">
            <text:p>85885</text:p>
          </table:table-cell>
          <table:table-cell table:style-name="ce6" table:formula="of:=[.B502]/[.$B$1]" office:value-type="float" office:value="2.47058823529412" calcext:value-type="float">
            <text:p>2,47</text:p>
          </table:table-cell>
          <table:table-cell table:style-name="ce6" table:formula="of:=[.F501]+[.E502]" office:value-type="float" office:value="1263.01470588236" calcext:value-type="float">
            <text:p>1263,01</text:p>
          </table:table-cell>
          <table:table-cell table:number-columns-repeated="1018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InfoBottomSheetDialog_0_InvalidViewFocusOperatorMutator</text:p>
          </table:table-cell>
          <table:table-cell table:style-name="ce1" table:formula="of:=[.D502]+[.B503]" office:value-type="float" office:value="86054" calcext:value-type="float">
            <text:p>86054</text:p>
          </table:table-cell>
          <table:table-cell table:style-name="ce6" table:formula="of:=[.B503]/[.$B$1]" office:value-type="float" office:value="2.48529411764706" calcext:value-type="float">
            <text:p>2,49</text:p>
          </table:table-cell>
          <table:table-cell table:style-name="ce6" table:formula="of:=[.F502]+[.E503]" office:value-type="float" office:value="1265.50000000001" calcext:value-type="float">
            <text:p>1265,50</text:p>
          </table:table-cell>
          <table:table-cell table:number-columns-repeated="1018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nfoBottomSheetDialog_1_ViewComponentNotVisibleOperatorMutator</text:p>
          </table:table-cell>
          <table:table-cell table:style-name="ce1" table:formula="of:=[.D503]+[.B504]" office:value-type="float" office:value="86221" calcext:value-type="float">
            <text:p>86221</text:p>
          </table:table-cell>
          <table:table-cell table:style-name="ce6" table:formula="of:=[.B504]/[.$B$1]" office:value-type="float" office:value="2.45588235294118" calcext:value-type="float">
            <text:p>2,46</text:p>
          </table:table-cell>
          <table:table-cell table:style-name="ce6" table:formula="of:=[.F503]+[.E504]" office:value-type="float" office:value="1267.95588235295" calcext:value-type="float">
            <text:p>1267,96</text:p>
          </table:table-cell>
          <table:table-cell table:number-columns-repeated="1018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InfoBottomSheetDialog_2_InvalidViewFocusOperatorMutator</text:p>
          </table:table-cell>
          <table:table-cell table:style-name="ce1" table:formula="of:=[.D504]+[.B505]" office:value-type="float" office:value="86391" calcext:value-type="float">
            <text:p>86391</text:p>
          </table:table-cell>
          <table:table-cell table:style-name="ce6" table:formula="of:=[.B505]/[.$B$1]" office:value-type="float" office:value="2.5" calcext:value-type="float">
            <text:p>2,50</text:p>
          </table:table-cell>
          <table:table-cell table:style-name="ce6" table:formula="of:=[.F504]+[.E505]" office:value-type="float" office:value="1270.45588235295" calcext:value-type="float">
            <text:p>1270,46</text:p>
          </table:table-cell>
          <table:table-cell table:number-columns-repeated="1018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InfoBottomSheetDialog_3_ViewComponentNotVisibleOperatorMutator</text:p>
          </table:table-cell>
          <table:table-cell table:style-name="ce1" table:formula="of:=[.D505]+[.B506]" office:value-type="float" office:value="86557" calcext:value-type="float">
            <text:p>86557</text:p>
          </table:table-cell>
          <table:table-cell table:style-name="ce6" table:formula="of:=[.B506]/[.$B$1]" office:value-type="float" office:value="2.44117647058824" calcext:value-type="float">
            <text:p>2,44</text:p>
          </table:table-cell>
          <table:table-cell table:style-name="ce6" table:formula="of:=[.F505]+[.E506]" office:value-type="float" office:value="1272.89705882354" calcext:value-type="float">
            <text:p>1272,90</text:p>
          </table:table-cell>
          <table:table-cell table:number-columns-repeated="1018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InfoBottomSheetDialog_4_InvalidViewFocusOperatorMutator</text:p>
          </table:table-cell>
          <table:table-cell table:style-name="ce1" table:formula="of:=[.D506]+[.B507]" office:value-type="float" office:value="86723" calcext:value-type="float">
            <text:p>86723</text:p>
          </table:table-cell>
          <table:table-cell table:style-name="ce6" table:formula="of:=[.B507]/[.$B$1]" office:value-type="float" office:value="2.44117647058824" calcext:value-type="float">
            <text:p>2,44</text:p>
          </table:table-cell>
          <table:table-cell table:style-name="ce6" table:formula="of:=[.F506]+[.E507]" office:value-type="float" office:value="1275.33823529412" calcext:value-type="float">
            <text:p>1275,34</text:p>
          </table:table-cell>
          <table:table-cell table:number-columns-repeated="1018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InfoBottomSheetDialog_5_ViewComponentNotVisibleOperatorMutator</text:p>
          </table:table-cell>
          <table:table-cell table:style-name="ce1" table:formula="of:=[.D507]+[.B508]" office:value-type="float" office:value="86888" calcext:value-type="float">
            <text:p>86888</text:p>
          </table:table-cell>
          <table:table-cell table:style-name="ce6" table:formula="of:=[.B508]/[.$B$1]" office:value-type="float" office:value="2.42647058823529" calcext:value-type="float">
            <text:p>2,43</text:p>
          </table:table-cell>
          <table:table-cell table:style-name="ce6" table:formula="of:=[.F507]+[.E508]" office:value-type="float" office:value="1277.76470588236" calcext:value-type="float">
            <text:p>1277,76</text:p>
          </table:table-cell>
          <table:table-cell table:number-columns-repeated="1018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nfoBottomSheetDialog_6_InvalidViewFocusOperatorMutator</text:p>
          </table:table-cell>
          <table:table-cell table:style-name="ce1" table:formula="of:=[.D508]+[.B509]" office:value-type="float" office:value="87055" calcext:value-type="float">
            <text:p>87055</text:p>
          </table:table-cell>
          <table:table-cell table:style-name="ce6" table:formula="of:=[.B509]/[.$B$1]" office:value-type="float" office:value="2.45588235294118" calcext:value-type="float">
            <text:p>2,46</text:p>
          </table:table-cell>
          <table:table-cell table:style-name="ce6" table:formula="of:=[.F508]+[.E509]" office:value-type="float" office:value="1280.2205882353" calcext:value-type="float">
            <text:p>1280,22</text:p>
          </table:table-cell>
          <table:table-cell table:number-columns-repeated="1018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InfoBottomSheetDialog_7_ViewComponentNotVisibleOperatorMutator</text:p>
          </table:table-cell>
          <table:table-cell table:style-name="ce1" table:formula="of:=[.D509]+[.B510]" office:value-type="float" office:value="87221" calcext:value-type="float">
            <text:p>87221</text:p>
          </table:table-cell>
          <table:table-cell table:style-name="ce6" table:formula="of:=[.B510]/[.$B$1]" office:value-type="float" office:value="2.44117647058824" calcext:value-type="float">
            <text:p>2,44</text:p>
          </table:table-cell>
          <table:table-cell table:style-name="ce6" table:formula="of:=[.F509]+[.E510]" office:value-type="float" office:value="1282.66176470589" calcext:value-type="float">
            <text:p>1282,66</text:p>
          </table:table-cell>
          <table:table-cell table:number-columns-repeated="1018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nfoBottomSheetDialog_8_InvalidViewFocusOperatorMutator</text:p>
          </table:table-cell>
          <table:table-cell table:style-name="ce1" table:formula="of:=[.D510]+[.B511]" office:value-type="float" office:value="87388" calcext:value-type="float">
            <text:p>87388</text:p>
          </table:table-cell>
          <table:table-cell table:style-name="ce6" table:formula="of:=[.B511]/[.$B$1]" office:value-type="float" office:value="2.45588235294118" calcext:value-type="float">
            <text:p>2,46</text:p>
          </table:table-cell>
          <table:table-cell table:style-name="ce6" table:formula="of:=[.F510]+[.E511]" office:value-type="float" office:value="1285.11764705883" calcext:value-type="float">
            <text:p>1285,12</text:p>
          </table:table-cell>
          <table:table-cell table:number-columns-repeated="1018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InfoBottomSheetDialog_9_ViewComponentNotVisibleOperatorMutator</text:p>
          </table:table-cell>
          <table:table-cell table:style-name="ce1" table:formula="of:=[.D511]+[.B512]" office:value-type="float" office:value="87554" calcext:value-type="float">
            <text:p>87554</text:p>
          </table:table-cell>
          <table:table-cell table:style-name="ce6" table:formula="of:=[.B512]/[.$B$1]" office:value-type="float" office:value="2.44117647058824" calcext:value-type="float">
            <text:p>2,44</text:p>
          </table:table-cell>
          <table:table-cell table:style-name="ce6" table:formula="of:=[.F511]+[.E512]" office:value-type="float" office:value="1287.55882352942" calcext:value-type="float">
            <text:p>1287,56</text:p>
          </table:table-cell>
          <table:table-cell table:number-columns-repeated="1018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nfoBottomSheetDialog_10_InvalidViewFocusOperatorMutator</text:p>
          </table:table-cell>
          <table:table-cell table:style-name="ce1" table:formula="of:=[.D512]+[.B513]" office:value-type="float" office:value="87721" calcext:value-type="float">
            <text:p>87721</text:p>
          </table:table-cell>
          <table:table-cell table:style-name="ce6" table:formula="of:=[.B513]/[.$B$1]" office:value-type="float" office:value="2.45588235294118" calcext:value-type="float">
            <text:p>2,46</text:p>
          </table:table-cell>
          <table:table-cell table:style-name="ce6" table:formula="of:=[.F512]+[.E513]" office:value-type="float" office:value="1290.01470588236" calcext:value-type="float">
            <text:p>1290,01</text:p>
          </table:table-cell>
          <table:table-cell table:number-columns-repeated="1018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nfoBottomSheetDialog_11_ViewComponentNotVisibleOperatorMutator</text:p>
          </table:table-cell>
          <table:table-cell table:style-name="ce1" table:formula="of:=[.D513]+[.B514]" office:value-type="float" office:value="87888" calcext:value-type="float">
            <text:p>87888</text:p>
          </table:table-cell>
          <table:table-cell table:style-name="ce6" table:formula="of:=[.B514]/[.$B$1]" office:value-type="float" office:value="2.45588235294118" calcext:value-type="float">
            <text:p>2,46</text:p>
          </table:table-cell>
          <table:table-cell table:style-name="ce6" table:formula="of:=[.F513]+[.E514]" office:value-type="float" office:value="1292.4705882353" calcext:value-type="float">
            <text:p>1292,47</text:p>
          </table:table-cell>
          <table:table-cell table:number-columns-repeated="1018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InfoBottomSheetDialog_12_InvalidViewFocusOperatorMutator</text:p>
          </table:table-cell>
          <table:table-cell table:style-name="ce1" table:formula="of:=[.D514]+[.B515]" office:value-type="float" office:value="88053" calcext:value-type="float">
            <text:p>88053</text:p>
          </table:table-cell>
          <table:table-cell table:style-name="ce6" table:formula="of:=[.B515]/[.$B$1]" office:value-type="float" office:value="2.42647058823529" calcext:value-type="float">
            <text:p>2,43</text:p>
          </table:table-cell>
          <table:table-cell table:style-name="ce6" table:formula="of:=[.F514]+[.E515]" office:value-type="float" office:value="1294.89705882354" calcext:value-type="float">
            <text:p>1294,90</text:p>
          </table:table-cell>
          <table:table-cell table:number-columns-repeated="1018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InfoBottomSheetDialog_13_ViewComponentNotVisibleOperatorMutator</text:p>
          </table:table-cell>
          <table:table-cell table:style-name="ce1" table:formula="of:=[.D515]+[.B516]" office:value-type="float" office:value="88219" calcext:value-type="float">
            <text:p>88219</text:p>
          </table:table-cell>
          <table:table-cell table:style-name="ce6" table:formula="of:=[.B516]/[.$B$1]" office:value-type="float" office:value="2.44117647058824" calcext:value-type="float">
            <text:p>2,44</text:p>
          </table:table-cell>
          <table:table-cell table:style-name="ce6" table:formula="of:=[.F515]+[.E516]" office:value-type="float" office:value="1297.33823529412" calcext:value-type="float">
            <text:p>1297,34</text:p>
          </table:table-cell>
          <table:table-cell table:number-columns-repeated="1018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nfoBottomSheetDialog_14_InvalidViewFocusOperatorMutator</text:p>
          </table:table-cell>
          <table:table-cell table:style-name="ce1" table:formula="of:=[.D516]+[.B517]" office:value-type="float" office:value="88387" calcext:value-type="float">
            <text:p>88387</text:p>
          </table:table-cell>
          <table:table-cell table:style-name="ce6" table:formula="of:=[.B517]/[.$B$1]" office:value-type="float" office:value="2.47058823529412" calcext:value-type="float">
            <text:p>2,47</text:p>
          </table:table-cell>
          <table:table-cell table:style-name="ce6" table:formula="of:=[.F516]+[.E517]" office:value-type="float" office:value="1299.80882352942" calcext:value-type="float">
            <text:p>1299,81</text:p>
          </table:table-cell>
          <table:table-cell table:number-columns-repeated="1018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nfoBottomSheetDialog_15_ViewComponentNotVisibleOperatorMutator</text:p>
          </table:table-cell>
          <table:table-cell table:style-name="ce1" table:formula="of:=[.D517]+[.B518]" office:value-type="float" office:value="88555" calcext:value-type="float">
            <text:p>88555</text:p>
          </table:table-cell>
          <table:table-cell table:style-name="ce6" table:formula="of:=[.B518]/[.$B$1]" office:value-type="float" office:value="2.47058823529412" calcext:value-type="float">
            <text:p>2,47</text:p>
          </table:table-cell>
          <table:table-cell table:style-name="ce6" table:formula="of:=[.F517]+[.E518]" office:value-type="float" office:value="1302.27941176471" calcext:value-type="float">
            <text:p>1302,28</text:p>
          </table:table-cell>
          <table:table-cell table:number-columns-repeated="1018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nfoBottomSheetDialog_16_InvalidViewFocusOperatorMutator</text:p>
          </table:table-cell>
          <table:table-cell table:style-name="ce1" table:formula="of:=[.D518]+[.B519]" office:value-type="float" office:value="88722" calcext:value-type="float">
            <text:p>88722</text:p>
          </table:table-cell>
          <table:table-cell table:style-name="ce6" table:formula="of:=[.B519]/[.$B$1]" office:value-type="float" office:value="2.45588235294118" calcext:value-type="float">
            <text:p>2,46</text:p>
          </table:table-cell>
          <table:table-cell table:style-name="ce6" table:formula="of:=[.F518]+[.E519]" office:value-type="float" office:value="1304.73529411765" calcext:value-type="float">
            <text:p>1304,74</text:p>
          </table:table-cell>
          <table:table-cell table:number-columns-repeated="1018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nfoBottomSheetDialog_17_ViewComponentNotVisibleOperatorMutator</text:p>
          </table:table-cell>
          <table:table-cell table:style-name="ce1" table:formula="of:=[.D519]+[.B520]" office:value-type="float" office:value="88890" calcext:value-type="float">
            <text:p>88890</text:p>
          </table:table-cell>
          <table:table-cell table:style-name="ce6" table:formula="of:=[.B520]/[.$B$1]" office:value-type="float" office:value="2.47058823529412" calcext:value-type="float">
            <text:p>2,47</text:p>
          </table:table-cell>
          <table:table-cell table:style-name="ce6" table:formula="of:=[.F519]+[.E520]" office:value-type="float" office:value="1307.20588235295" calcext:value-type="float">
            <text:p>1307,21</text:p>
          </table:table-cell>
          <table:table-cell table:number-columns-repeated="1018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nfoBottomSheetDialog_18_BinaryMutator</text:p>
          </table:table-cell>
          <table:table-cell table:style-name="ce1" table:formula="of:=[.D520]+[.B521]" office:value-type="float" office:value="89058" calcext:value-type="float">
            <text:p>89058</text:p>
          </table:table-cell>
          <table:table-cell table:style-name="ce6" table:formula="of:=[.B521]/[.$B$1]" office:value-type="float" office:value="2.47058823529412" calcext:value-type="float">
            <text:p>2,47</text:p>
          </table:table-cell>
          <table:table-cell table:style-name="ce6" table:formula="of:=[.F520]+[.E521]" office:value-type="float" office:value="1309.67647058824" calcext:value-type="float">
            <text:p>1309,68</text:p>
          </table:table-cell>
          <table:table-cell table:number-columns-repeated="1018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InfoBottomSheetDialog_19_BuggyGUIListenerOperatorMutator</text:p>
          </table:table-cell>
          <table:table-cell table:style-name="ce1" table:formula="of:=[.D521]+[.B522]" office:value-type="float" office:value="89224" calcext:value-type="float">
            <text:p>89224</text:p>
          </table:table-cell>
          <table:table-cell table:style-name="ce6" table:formula="of:=[.B522]/[.$B$1]" office:value-type="float" office:value="2.44117647058824" calcext:value-type="float">
            <text:p>2,44</text:p>
          </table:table-cell>
          <table:table-cell table:style-name="ce6" table:formula="of:=[.F521]+[.E522]" office:value-type="float" office:value="1312.11764705883" calcext:value-type="float">
            <text:p>1312,12</text:p>
          </table:table-cell>
          <table:table-cell table:number-columns-repeated="1018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nfoBottomSheetDialog_20_LengthyGUIListenerOperatorMutator</text:p>
          </table:table-cell>
          <table:table-cell table:style-name="ce1" table:formula="of:=[.D522]+[.B523]" office:value-type="float" office:value="89392" calcext:value-type="float">
            <text:p>89392</text:p>
          </table:table-cell>
          <table:table-cell table:style-name="ce6" table:formula="of:=[.B523]/[.$B$1]" office:value-type="float" office:value="2.47058823529412" calcext:value-type="float">
            <text:p>2,47</text:p>
          </table:table-cell>
          <table:table-cell table:style-name="ce6" table:formula="of:=[.F522]+[.E523]" office:value-type="float" office:value="1314.58823529412" calcext:value-type="float">
            <text:p>1314,59</text:p>
          </table:table-cell>
          <table:table-cell table:number-columns-repeated="1018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InfoBottomSheetDialog_21_InvalidViewFocusOperatorMutator</text:p>
          </table:table-cell>
          <table:table-cell table:style-name="ce1" table:formula="of:=[.D523]+[.B524]" office:value-type="float" office:value="89558" calcext:value-type="float">
            <text:p>89558</text:p>
          </table:table-cell>
          <table:table-cell table:style-name="ce6" table:formula="of:=[.B524]/[.$B$1]" office:value-type="float" office:value="2.44117647058824" calcext:value-type="float">
            <text:p>2,44</text:p>
          </table:table-cell>
          <table:table-cell table:style-name="ce6" table:formula="of:=[.F523]+[.E524]" office:value-type="float" office:value="1317.02941176471" calcext:value-type="float">
            <text:p>1317,03</text:p>
          </table:table-cell>
          <table:table-cell table:number-columns-repeated="1018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nfoBottomSheetDialog_22_ViewComponentNotVisibleOperatorMutator</text:p>
          </table:table-cell>
          <table:table-cell table:style-name="ce1" table:formula="of:=[.D524]+[.B525]" office:value-type="float" office:value="89726" calcext:value-type="float">
            <text:p>89726</text:p>
          </table:table-cell>
          <table:table-cell table:style-name="ce6" table:formula="of:=[.B525]/[.$B$1]" office:value-type="float" office:value="2.47058823529412" calcext:value-type="float">
            <text:p>2,47</text:p>
          </table:table-cell>
          <table:table-cell table:style-name="ce6" table:formula="of:=[.F524]+[.E525]" office:value-type="float" office:value="1319.50000000001" calcext:value-type="float">
            <text:p>1319,50</text:p>
          </table:table-cell>
          <table:table-cell table:number-columns-repeated="1018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InfoBottomSheetDialog_23_InvalidViewFocusOperatorMutator</text:p>
          </table:table-cell>
          <table:table-cell table:style-name="ce1" table:formula="of:=[.D525]+[.B526]" office:value-type="float" office:value="89894" calcext:value-type="float">
            <text:p>89894</text:p>
          </table:table-cell>
          <table:table-cell table:style-name="ce6" table:formula="of:=[.B526]/[.$B$1]" office:value-type="float" office:value="2.47058823529412" calcext:value-type="float">
            <text:p>2,47</text:p>
          </table:table-cell>
          <table:table-cell table:style-name="ce6" table:formula="of:=[.F525]+[.E526]" office:value-type="float" office:value="1321.9705882353" calcext:value-type="float">
            <text:p>1321,97</text:p>
          </table:table-cell>
          <table:table-cell table:number-columns-repeated="1018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InfoBottomSheetDialog_24_ViewComponentNotVisibleOperatorMutator</text:p>
          </table:table-cell>
          <table:table-cell table:style-name="ce1" table:formula="of:=[.D526]+[.B527]" office:value-type="float" office:value="90061" calcext:value-type="float">
            <text:p>90061</text:p>
          </table:table-cell>
          <table:table-cell table:style-name="ce6" table:formula="of:=[.B527]/[.$B$1]" office:value-type="float" office:value="2.45588235294118" calcext:value-type="float">
            <text:p>2,46</text:p>
          </table:table-cell>
          <table:table-cell table:style-name="ce6" table:formula="of:=[.F526]+[.E527]" office:value-type="float" office:value="1324.42647058824" calcext:value-type="float">
            <text:p>1324,43</text:p>
          </table:table-cell>
          <table:table-cell table:number-columns-repeated="1018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HistoryBottomSheetDialog_0_InvalidViewFocusOperatorMutator</text:p>
          </table:table-cell>
          <table:table-cell table:style-name="ce1" table:formula="of:=[.D527]+[.B528]" office:value-type="float" office:value="90228" calcext:value-type="float">
            <text:p>90228</text:p>
          </table:table-cell>
          <table:table-cell table:style-name="ce6" table:formula="of:=[.B528]/[.$B$1]" office:value-type="float" office:value="2.45588235294118" calcext:value-type="float">
            <text:p>2,46</text:p>
          </table:table-cell>
          <table:table-cell table:style-name="ce6" table:formula="of:=[.F527]+[.E528]" office:value-type="float" office:value="1326.88235294118" calcext:value-type="float">
            <text:p>1326,88</text:p>
          </table:table-cell>
          <table:table-cell table:number-columns-repeated="1018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HistoryBottomSheetDialog_1_ViewComponentNotVisibleOperatorMutator</text:p>
          </table:table-cell>
          <table:table-cell table:style-name="ce1" table:formula="of:=[.D528]+[.B529]" office:value-type="float" office:value="90393" calcext:value-type="float">
            <text:p>90393</text:p>
          </table:table-cell>
          <table:table-cell table:style-name="ce6" table:formula="of:=[.B529]/[.$B$1]" office:value-type="float" office:value="2.42647058823529" calcext:value-type="float">
            <text:p>2,43</text:p>
          </table:table-cell>
          <table:table-cell table:style-name="ce6" table:formula="of:=[.F528]+[.E529]" office:value-type="float" office:value="1329.30882352942" calcext:value-type="float">
            <text:p>1329,31</text:p>
          </table:table-cell>
          <table:table-cell table:number-columns-repeated="1018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istoryBottomSheetDialog_2_InvalidViewFocusOperatorMutator</text:p>
          </table:table-cell>
          <table:table-cell table:style-name="ce1" table:formula="of:=[.D529]+[.B530]" office:value-type="float" office:value="90559" calcext:value-type="float">
            <text:p>90559</text:p>
          </table:table-cell>
          <table:table-cell table:style-name="ce6" table:formula="of:=[.B530]/[.$B$1]" office:value-type="float" office:value="2.44117647058824" calcext:value-type="float">
            <text:p>2,44</text:p>
          </table:table-cell>
          <table:table-cell table:style-name="ce6" table:formula="of:=[.F529]+[.E530]" office:value-type="float" office:value="1331.75000000001" calcext:value-type="float">
            <text:p>1331,75</text:p>
          </table:table-cell>
          <table:table-cell table:number-columns-repeated="1018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HistoryBottomSheetDialog_3_ViewComponentNotVisibleOperatorMutator</text:p>
          </table:table-cell>
          <table:table-cell table:style-name="ce1" table:formula="of:=[.D530]+[.B531]" office:value-type="float" office:value="90724" calcext:value-type="float">
            <text:p>90724</text:p>
          </table:table-cell>
          <table:table-cell table:style-name="ce6" table:formula="of:=[.B531]/[.$B$1]" office:value-type="float" office:value="2.42647058823529" calcext:value-type="float">
            <text:p>2,43</text:p>
          </table:table-cell>
          <table:table-cell table:style-name="ce6" table:formula="of:=[.F530]+[.E531]" office:value-type="float" office:value="1334.17647058824" calcext:value-type="float">
            <text:p>1334,18</text:p>
          </table:table-cell>
          <table:table-cell table:number-columns-repeated="1018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4_InvalidViewFocusOperatorMutator</text:p>
          </table:table-cell>
          <table:table-cell table:style-name="ce1" table:formula="of:=[.D531]+[.B532]" office:value-type="float" office:value="90892" calcext:value-type="float">
            <text:p>90892</text:p>
          </table:table-cell>
          <table:table-cell table:style-name="ce6" table:formula="of:=[.B532]/[.$B$1]" office:value-type="float" office:value="2.47058823529412" calcext:value-type="float">
            <text:p>2,47</text:p>
          </table:table-cell>
          <table:table-cell table:style-name="ce6" table:formula="of:=[.F531]+[.E532]" office:value-type="float" office:value="1336.64705882354" calcext:value-type="float">
            <text:p>1336,65</text:p>
          </table:table-cell>
          <table:table-cell table:number-columns-repeated="1018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HistoryBottomSheetDialog_5_ViewComponentNotVisibleOperatorMutator</text:p>
          </table:table-cell>
          <table:table-cell table:style-name="ce1" table:formula="of:=[.D532]+[.B533]" office:value-type="float" office:value="91057" calcext:value-type="float">
            <text:p>91057</text:p>
          </table:table-cell>
          <table:table-cell table:style-name="ce6" table:formula="of:=[.B533]/[.$B$1]" office:value-type="float" office:value="2.42647058823529" calcext:value-type="float">
            <text:p>2,43</text:p>
          </table:table-cell>
          <table:table-cell table:style-name="ce6" table:formula="of:=[.F532]+[.E533]" office:value-type="float" office:value="1339.07352941177" calcext:value-type="float">
            <text:p>1339,07</text:p>
          </table:table-cell>
          <table:table-cell table:number-columns-repeated="1018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HistoryBottomSheetDialog_6_InvalidViewFocusOperatorMutator</text:p>
          </table:table-cell>
          <table:table-cell table:style-name="ce1" table:formula="of:=[.D533]+[.B534]" office:value-type="float" office:value="91224" calcext:value-type="float">
            <text:p>91224</text:p>
          </table:table-cell>
          <table:table-cell table:style-name="ce6" table:formula="of:=[.B534]/[.$B$1]" office:value-type="float" office:value="2.45588235294118" calcext:value-type="float">
            <text:p>2,46</text:p>
          </table:table-cell>
          <table:table-cell table:style-name="ce6" table:formula="of:=[.F533]+[.E534]" office:value-type="float" office:value="1341.52941176471" calcext:value-type="float">
            <text:p>1341,53</text:p>
          </table:table-cell>
          <table:table-cell table:number-columns-repeated="1018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HistoryBottomSheetDialog_7_ViewComponentNotVisibleOperatorMutator</text:p>
          </table:table-cell>
          <table:table-cell table:style-name="ce1" table:formula="of:=[.D534]+[.B535]" office:value-type="float" office:value="91391" calcext:value-type="float">
            <text:p>91391</text:p>
          </table:table-cell>
          <table:table-cell table:style-name="ce6" table:formula="of:=[.B535]/[.$B$1]" office:value-type="float" office:value="2.45588235294118" calcext:value-type="float">
            <text:p>2,46</text:p>
          </table:table-cell>
          <table:table-cell table:style-name="ce6" table:formula="of:=[.F534]+[.E535]" office:value-type="float" office:value="1343.98529411765" calcext:value-type="float">
            <text:p>1343,99</text:p>
          </table:table-cell>
          <table:table-cell table:number-columns-repeated="1018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8_InvalidViewFocusOperatorMutator</text:p>
          </table:table-cell>
          <table:table-cell table:style-name="ce1" table:formula="of:=[.D535]+[.B536]" office:value-type="float" office:value="91559" calcext:value-type="float">
            <text:p>91559</text:p>
          </table:table-cell>
          <table:table-cell table:style-name="ce6" table:formula="of:=[.B536]/[.$B$1]" office:value-type="float" office:value="2.47058823529412" calcext:value-type="float">
            <text:p>2,47</text:p>
          </table:table-cell>
          <table:table-cell table:style-name="ce6" table:formula="of:=[.F535]+[.E536]" office:value-type="float" office:value="1346.45588235295" calcext:value-type="float">
            <text:p>1346,46</text:p>
          </table:table-cell>
          <table:table-cell table:number-columns-repeated="1018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istoryBottomSheetDialog_9_ViewComponentNotVisibleOperatorMutator</text:p>
          </table:table-cell>
          <table:table-cell table:style-name="ce1" table:formula="of:=[.D536]+[.B537]" office:value-type="float" office:value="91725" calcext:value-type="float">
            <text:p>91725</text:p>
          </table:table-cell>
          <table:table-cell table:style-name="ce6" table:formula="of:=[.B537]/[.$B$1]" office:value-type="float" office:value="2.44117647058824" calcext:value-type="float">
            <text:p>2,44</text:p>
          </table:table-cell>
          <table:table-cell table:style-name="ce6" table:formula="of:=[.F536]+[.E537]" office:value-type="float" office:value="1348.89705882354" calcext:value-type="float">
            <text:p>1348,90</text:p>
          </table:table-cell>
          <table:table-cell table:number-columns-repeated="1018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istoryBottomSheetDialog_10_InvalidViewFocusOperatorMutator</text:p>
          </table:table-cell>
          <table:table-cell table:style-name="ce1" table:formula="of:=[.D537]+[.B538]" office:value-type="float" office:value="91891" calcext:value-type="float">
            <text:p>91891</text:p>
          </table:table-cell>
          <table:table-cell table:style-name="ce6" table:formula="of:=[.B538]/[.$B$1]" office:value-type="float" office:value="2.44117647058824" calcext:value-type="float">
            <text:p>2,44</text:p>
          </table:table-cell>
          <table:table-cell table:style-name="ce6" table:formula="of:=[.F537]+[.E538]" office:value-type="float" office:value="1351.33823529412" calcext:value-type="float">
            <text:p>1351,34</text:p>
          </table:table-cell>
          <table:table-cell table:number-columns-repeated="1018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HistoryBottomSheetDialog_11_ViewComponentNotVisibleOperatorMutator</text:p>
          </table:table-cell>
          <table:table-cell table:style-name="ce1" table:formula="of:=[.D538]+[.B539]" office:value-type="float" office:value="92056" calcext:value-type="float">
            <text:p>92056</text:p>
          </table:table-cell>
          <table:table-cell table:style-name="ce6" table:formula="of:=[.B539]/[.$B$1]" office:value-type="float" office:value="2.42647058823529" calcext:value-type="float">
            <text:p>2,43</text:p>
          </table:table-cell>
          <table:table-cell table:style-name="ce6" table:formula="of:=[.F538]+[.E539]" office:value-type="float" office:value="1353.76470588236" calcext:value-type="float">
            <text:p>1353,76</text:p>
          </table:table-cell>
          <table:table-cell table:number-columns-repeated="1018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HistoryBottomSheetDialog_12_InvalidViewFocusOperatorMutator</text:p>
          </table:table-cell>
          <table:table-cell table:style-name="ce1" table:formula="of:=[.D539]+[.B540]" office:value-type="float" office:value="92225" calcext:value-type="float">
            <text:p>92225</text:p>
          </table:table-cell>
          <table:table-cell table:style-name="ce6" table:formula="of:=[.B540]/[.$B$1]" office:value-type="float" office:value="2.48529411764706" calcext:value-type="float">
            <text:p>2,49</text:p>
          </table:table-cell>
          <table:table-cell table:style-name="ce6" table:formula="of:=[.F539]+[.E540]" office:value-type="float" office:value="1356.25000000001" calcext:value-type="float">
            <text:p>1356,25</text:p>
          </table:table-cell>
          <table:table-cell table:number-columns-repeated="1018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13_ViewComponentNotVisibleOperatorMutator</text:p>
          </table:table-cell>
          <table:table-cell table:style-name="ce1" table:formula="of:=[.D540]+[.B541]" office:value-type="float" office:value="92393" calcext:value-type="float">
            <text:p>92393</text:p>
          </table:table-cell>
          <table:table-cell table:style-name="ce6" table:formula="of:=[.B541]/[.$B$1]" office:value-type="float" office:value="2.47058823529412" calcext:value-type="float">
            <text:p>2,47</text:p>
          </table:table-cell>
          <table:table-cell table:style-name="ce6" table:formula="of:=[.F540]+[.E541]" office:value-type="float" office:value="1358.7205882353" calcext:value-type="float">
            <text:p>1358,72</text:p>
          </table:table-cell>
          <table:table-cell table:number-columns-repeated="1018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istoryBottomSheetDialog_14_BuggyGUIListenerOperatorMutator</text:p>
          </table:table-cell>
          <table:table-cell table:style-name="ce1" table:formula="of:=[.D541]+[.B542]" office:value-type="float" office:value="92559" calcext:value-type="float">
            <text:p>92559</text:p>
          </table:table-cell>
          <table:table-cell table:style-name="ce6" table:formula="of:=[.B542]/[.$B$1]" office:value-type="float" office:value="2.44117647058824" calcext:value-type="float">
            <text:p>2,44</text:p>
          </table:table-cell>
          <table:table-cell table:style-name="ce6" table:formula="of:=[.F541]+[.E542]" office:value-type="float" office:value="1361.16176470589" calcext:value-type="float">
            <text:p>1361,16</text:p>
          </table:table-cell>
          <table:table-cell table:number-columns-repeated="1018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15_LengthyGUIListenerOperatorMutator</text:p>
          </table:table-cell>
          <table:table-cell table:style-name="ce1" table:formula="of:=[.D542]+[.B543]" office:value-type="float" office:value="92727" calcext:value-type="float">
            <text:p>92727</text:p>
          </table:table-cell>
          <table:table-cell table:style-name="ce6" table:formula="of:=[.B543]/[.$B$1]" office:value-type="float" office:value="2.47058823529412" calcext:value-type="float">
            <text:p>2,47</text:p>
          </table:table-cell>
          <table:table-cell table:style-name="ce6" table:formula="of:=[.F542]+[.E543]" office:value-type="float" office:value="1363.63235294118" calcext:value-type="float">
            <text:p>1363,63</text:p>
          </table:table-cell>
          <table:table-cell table:number-columns-repeated="1018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16_InvalidViewFocusOperatorMutator</text:p>
          </table:table-cell>
          <table:table-cell table:style-name="ce1" table:formula="of:=[.D543]+[.B544]" office:value-type="float" office:value="92895" calcext:value-type="float">
            <text:p>92895</text:p>
          </table:table-cell>
          <table:table-cell table:style-name="ce6" table:formula="of:=[.B544]/[.$B$1]" office:value-type="float" office:value="2.47058823529412" calcext:value-type="float">
            <text:p>2,47</text:p>
          </table:table-cell>
          <table:table-cell table:style-name="ce6" table:formula="of:=[.F543]+[.E544]" office:value-type="float" office:value="1366.10294117648" calcext:value-type="float">
            <text:p>1366,10</text:p>
          </table:table-cell>
          <table:table-cell table:number-columns-repeated="1018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17_ViewComponentNotVisibleOperatorMutator</text:p>
          </table:table-cell>
          <table:table-cell table:style-name="ce1" table:formula="of:=[.D544]+[.B545]" office:value-type="float" office:value="93063" calcext:value-type="float">
            <text:p>93063</text:p>
          </table:table-cell>
          <table:table-cell table:style-name="ce6" table:formula="of:=[.B545]/[.$B$1]" office:value-type="float" office:value="2.47058823529412" calcext:value-type="float">
            <text:p>2,47</text:p>
          </table:table-cell>
          <table:table-cell table:style-name="ce6" table:formula="of:=[.F544]+[.E545]" office:value-type="float" office:value="1368.57352941177" calcext:value-type="float">
            <text:p>1368,57</text:p>
          </table:table-cell>
          <table:table-cell table:number-columns-repeated="1018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18_BuggyGUIListenerOperatorMutator</text:p>
          </table:table-cell>
          <table:table-cell table:style-name="ce1" table:formula="of:=[.D545]+[.B546]" office:value-type="float" office:value="93231" calcext:value-type="float">
            <text:p>93231</text:p>
          </table:table-cell>
          <table:table-cell table:style-name="ce6" table:formula="of:=[.B546]/[.$B$1]" office:value-type="float" office:value="2.47058823529412" calcext:value-type="float">
            <text:p>2,47</text:p>
          </table:table-cell>
          <table:table-cell table:style-name="ce6" table:formula="of:=[.F545]+[.E546]" office:value-type="float" office:value="1371.04411764707" calcext:value-type="float">
            <text:p>1371,04</text:p>
          </table:table-cell>
          <table:table-cell table:number-columns-repeated="1018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19_LengthyGUIListenerOperatorMutator</text:p>
          </table:table-cell>
          <table:table-cell table:style-name="ce1" table:formula="of:=[.D546]+[.B547]" office:value-type="float" office:value="93399" calcext:value-type="float">
            <text:p>93399</text:p>
          </table:table-cell>
          <table:table-cell table:style-name="ce6" table:formula="of:=[.B547]/[.$B$1]" office:value-type="float" office:value="2.47058823529412" calcext:value-type="float">
            <text:p>2,47</text:p>
          </table:table-cell>
          <table:table-cell table:style-name="ce6" table:formula="of:=[.F546]+[.E547]" office:value-type="float" office:value="1373.51470588236" calcext:value-type="float">
            <text:p>1373,51</text:p>
          </table:table-cell>
          <table:table-cell table:number-columns-repeated="1018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20_InvalidViewFocusOperatorMutator</text:p>
          </table:table-cell>
          <table:table-cell table:style-name="ce1" table:formula="of:=[.D547]+[.B548]" office:value-type="float" office:value="93567" calcext:value-type="float">
            <text:p>93567</text:p>
          </table:table-cell>
          <table:table-cell table:style-name="ce6" table:formula="of:=[.B548]/[.$B$1]" office:value-type="float" office:value="2.47058823529412" calcext:value-type="float">
            <text:p>2,47</text:p>
          </table:table-cell>
          <table:table-cell table:style-name="ce6" table:formula="of:=[.F547]+[.E548]" office:value-type="float" office:value="1375.98529411765" calcext:value-type="float">
            <text:p>1375,99</text:p>
          </table:table-cell>
          <table:table-cell table:number-columns-repeated="1018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istoryBottomSheetDialog_21_ViewComponentNotVisibleOperatorMutator</text:p>
          </table:table-cell>
          <table:table-cell table:style-name="ce1" table:formula="of:=[.D548]+[.B549]" office:value-type="float" office:value="93735" calcext:value-type="float">
            <text:p>93735</text:p>
          </table:table-cell>
          <table:table-cell table:style-name="ce6" table:formula="of:=[.B549]/[.$B$1]" office:value-type="float" office:value="2.47058823529412" calcext:value-type="float">
            <text:p>2,47</text:p>
          </table:table-cell>
          <table:table-cell table:style-name="ce6" table:formula="of:=[.F548]+[.E549]" office:value-type="float" office:value="1378.45588235295" calcext:value-type="float">
            <text:p>1378,46</text:p>
          </table:table-cell>
          <table:table-cell table:number-columns-repeated="1018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WidgetFactory_0_NullIntentOperatorMutator</text:p>
          </table:table-cell>
          <table:table-cell table:style-name="ce1" table:formula="of:=[.D549]+[.B550]" office:value-type="float" office:value="93906" calcext:value-type="float">
            <text:p>93906</text:p>
          </table:table-cell>
          <table:table-cell table:style-name="ce6" table:formula="of:=[.B550]/[.$B$1]" office:value-type="float" office:value="2.51470588235294" calcext:value-type="float">
            <text:p>2,51</text:p>
          </table:table-cell>
          <table:table-cell table:style-name="ce6" table:formula="of:=[.F549]+[.E550]" office:value-type="float" office:value="1380.9705882353" calcext:value-type="float">
            <text:p>1380,97</text:p>
          </table:table-cell>
          <table:table-cell table:number-columns-repeated="1018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Factory_1_InvalidKeyIntentOperatorMutator</text:p>
          </table:table-cell>
          <table:table-cell table:style-name="ce1" table:formula="of:=[.D550]+[.B551]" office:value-type="float" office:value="94073" calcext:value-type="float">
            <text:p>94073</text:p>
          </table:table-cell>
          <table:table-cell table:style-name="ce6" table:formula="of:=[.B551]/[.$B$1]" office:value-type="float" office:value="2.45588235294118" calcext:value-type="float">
            <text:p>2,46</text:p>
          </table:table-cell>
          <table:table-cell table:style-name="ce6" table:formula="of:=[.F550]+[.E551]" office:value-type="float" office:value="1383.42647058824" calcext:value-type="float">
            <text:p>1383,43</text:p>
          </table:table-cell>
          <table:table-cell table:number-columns-repeated="1018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Factory_2_RandomActionIntentDefinitionOperatorMutator</text:p>
          </table:table-cell>
          <table:table-cell table:style-name="ce1" table:formula="of:=[.D551]+[.B552]" office:value-type="float" office:value="94242" calcext:value-type="float">
            <text:p>94242</text:p>
          </table:table-cell>
          <table:table-cell table:style-name="ce6" table:formula="of:=[.B552]/[.$B$1]" office:value-type="float" office:value="2.48529411764706" calcext:value-type="float">
            <text:p>2,49</text:p>
          </table:table-cell>
          <table:table-cell table:style-name="ce6" table:formula="of:=[.F551]+[.E552]" office:value-type="float" office:value="1385.91176470589" calcext:value-type="float">
            <text:p>1385,91</text:p>
          </table:table-cell>
          <table:table-cell table:number-columns-repeated="1018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Factory_3_NullValueIntentPutExtraOperatorMutator</text:p>
          </table:table-cell>
          <table:table-cell table:style-name="ce1" table:formula="of:=[.D552]+[.B553]" office:value-type="float" office:value="94411" calcext:value-type="float">
            <text:p>94411</text:p>
          </table:table-cell>
          <table:table-cell table:style-name="ce6" table:formula="of:=[.B553]/[.$B$1]" office:value-type="float" office:value="2.48529411764706" calcext:value-type="float">
            <text:p>2,49</text:p>
          </table:table-cell>
          <table:table-cell table:style-name="ce6" table:formula="of:=[.F552]+[.E553]" office:value-type="float" office:value="1388.39705882354" calcext:value-type="float">
            <text:p>1388,40</text:p>
          </table:table-cell>
          <table:table-cell table:number-columns-repeated="1018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Factory_4_IntentPayloadReplacementOperatorMutator</text:p>
          </table:table-cell>
          <table:table-cell table:style-name="ce1" table:formula="of:=[.D553]+[.B554]" office:value-type="float" office:value="94581" calcext:value-type="float">
            <text:p>94581</text:p>
          </table:table-cell>
          <table:table-cell table:style-name="ce6" table:formula="of:=[.B554]/[.$B$1]" office:value-type="float" office:value="2.5" calcext:value-type="float">
            <text:p>2,50</text:p>
          </table:table-cell>
          <table:table-cell table:style-name="ce6" table:formula="of:=[.F553]+[.E554]" office:value-type="float" office:value="1390.89705882354" calcext:value-type="float">
            <text:p>1390,90</text:p>
          </table:table-cell>
          <table:table-cell table:number-columns-repeated="1018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Factory_5_RandomActionIntentDefinitionOperatorMutator</text:p>
          </table:table-cell>
          <table:table-cell table:style-name="ce1" table:formula="of:=[.D554]+[.B555]" office:value-type="float" office:value="94750" calcext:value-type="float">
            <text:p>94750</text:p>
          </table:table-cell>
          <table:table-cell table:style-name="ce6" table:formula="of:=[.B555]/[.$B$1]" office:value-type="float" office:value="2.48529411764706" calcext:value-type="float">
            <text:p>2,49</text:p>
          </table:table-cell>
          <table:table-cell table:style-name="ce6" table:formula="of:=[.F554]+[.E555]" office:value-type="float" office:value="1393.38235294118" calcext:value-type="float">
            <text:p>1393,38</text:p>
          </table:table-cell>
          <table:table-cell table:number-columns-repeated="1018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ListWidgetFactory_6_NullValueIntentPutExtraOperatorMutator</text:p>
          </table:table-cell>
          <table:table-cell table:style-name="ce1" table:formula="of:=[.D555]+[.B556]" office:value-type="float" office:value="94923" calcext:value-type="float">
            <text:p>94923</text:p>
          </table:table-cell>
          <table:table-cell table:style-name="ce6" table:formula="of:=[.B556]/[.$B$1]" office:value-type="float" office:value="2.54411764705882" calcext:value-type="float">
            <text:p>2,54</text:p>
          </table:table-cell>
          <table:table-cell table:style-name="ce6" table:formula="of:=[.F555]+[.E556]" office:value-type="float" office:value="1395.92647058824" calcext:value-type="float">
            <text:p>1395,93</text:p>
          </table:table-cell>
          <table:table-cell table:number-columns-repeated="1018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Factory_7_IntentPayloadReplacementOperatorMutator</text:p>
          </table:table-cell>
          <table:table-cell table:style-name="ce1" table:formula="of:=[.D556]+[.B557]" office:value-type="float" office:value="95090" calcext:value-type="float">
            <text:p>95090</text:p>
          </table:table-cell>
          <table:table-cell table:style-name="ce6" table:formula="of:=[.B557]/[.$B$1]" office:value-type="float" office:value="2.45588235294118" calcext:value-type="float">
            <text:p>2,46</text:p>
          </table:table-cell>
          <table:table-cell table:style-name="ce6" table:formula="of:=[.F556]+[.E557]" office:value-type="float" office:value="1398.38235294118" calcext:value-type="float">
            <text:p>1398,38</text:p>
          </table:table-cell>
          <table:table-cell table:number-columns-repeated="1018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Factory_8_RandomActionIntentDefinitionOperatorMutator</text:p>
          </table:table-cell>
          <table:table-cell table:style-name="ce1" table:formula="of:=[.D557]+[.B558]" office:value-type="float" office:value="95260" calcext:value-type="float">
            <text:p>95260</text:p>
          </table:table-cell>
          <table:table-cell table:style-name="ce6" table:formula="of:=[.B558]/[.$B$1]" office:value-type="float" office:value="2.5" calcext:value-type="float">
            <text:p>2,50</text:p>
          </table:table-cell>
          <table:table-cell table:style-name="ce6" table:formula="of:=[.F557]+[.E558]" office:value-type="float" office:value="1400.88235294118" calcext:value-type="float">
            <text:p>1400,88</text:p>
          </table:table-cell>
          <table:table-cell table:number-columns-repeated="1018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ListWidgetFactory_9_NullValueIntentPutExtraOperatorMutator</text:p>
          </table:table-cell>
          <table:table-cell table:style-name="ce1" table:formula="of:=[.D558]+[.B559]" office:value-type="float" office:value="95426" calcext:value-type="float">
            <text:p>95426</text:p>
          </table:table-cell>
          <table:table-cell table:style-name="ce6" table:formula="of:=[.B559]/[.$B$1]" office:value-type="float" office:value="2.44117647058824" calcext:value-type="float">
            <text:p>2,44</text:p>
          </table:table-cell>
          <table:table-cell table:style-name="ce6" table:formula="of:=[.F558]+[.E559]" office:value-type="float" office:value="1403.32352941177" calcext:value-type="float">
            <text:p>1403,32</text:p>
          </table:table-cell>
          <table:table-cell table:number-columns-repeated="1018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Factory_10_IntentPayloadReplacementOperatorMutator</text:p>
          </table:table-cell>
          <table:table-cell table:style-name="ce1" table:formula="of:=[.D559]+[.B560]" office:value-type="float" office:value="95594" calcext:value-type="float">
            <text:p>95594</text:p>
          </table:table-cell>
          <table:table-cell table:style-name="ce6" table:formula="of:=[.B560]/[.$B$1]" office:value-type="float" office:value="2.47058823529412" calcext:value-type="float">
            <text:p>2,47</text:p>
          </table:table-cell>
          <table:table-cell table:style-name="ce6" table:formula="of:=[.F559]+[.E560]" office:value-type="float" office:value="1405.79411764707" calcext:value-type="float">
            <text:p>1405,79</text:p>
          </table:table-cell>
          <table:table-cell table:number-columns-repeated="1018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Factory_11_RandomActionIntentDefinitionOperatorMutator</text:p>
          </table:table-cell>
          <table:table-cell table:style-name="ce1" table:formula="of:=[.D560]+[.B561]" office:value-type="float" office:value="95762" calcext:value-type="float">
            <text:p>95762</text:p>
          </table:table-cell>
          <table:table-cell table:style-name="ce6" table:formula="of:=[.B561]/[.$B$1]" office:value-type="float" office:value="2.47058823529412" calcext:value-type="float">
            <text:p>2,47</text:p>
          </table:table-cell>
          <table:table-cell table:style-name="ce6" table:formula="of:=[.F560]+[.E561]" office:value-type="float" office:value="1408.26470588236" calcext:value-type="float">
            <text:p>1408,26</text:p>
          </table:table-cell>
          <table:table-cell table:number-columns-repeated="1018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WidgetFactory_12_NullValueIntentPutExtraOperatorMutator</text:p>
          </table:table-cell>
          <table:table-cell table:style-name="ce1" table:formula="of:=[.D561]+[.B562]" office:value-type="float" office:value="95930" calcext:value-type="float">
            <text:p>95930</text:p>
          </table:table-cell>
          <table:table-cell table:style-name="ce6" table:formula="of:=[.B562]/[.$B$1]" office:value-type="float" office:value="2.47058823529412" calcext:value-type="float">
            <text:p>2,47</text:p>
          </table:table-cell>
          <table:table-cell table:style-name="ce6" table:formula="of:=[.F561]+[.E562]" office:value-type="float" office:value="1410.73529411765" calcext:value-type="float">
            <text:p>1410,74</text:p>
          </table:table-cell>
          <table:table-cell table:number-columns-repeated="1018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ListWidgetFactory_13_IntentPayloadReplacementOperatorMutator</text:p>
          </table:table-cell>
          <table:table-cell table:style-name="ce1" table:formula="of:=[.D562]+[.B563]" office:value-type="float" office:value="96096" calcext:value-type="float">
            <text:p>96096</text:p>
          </table:table-cell>
          <table:table-cell table:style-name="ce6" table:formula="of:=[.B563]/[.$B$1]" office:value-type="float" office:value="2.44117647058824" calcext:value-type="float">
            <text:p>2,44</text:p>
          </table:table-cell>
          <table:table-cell table:style-name="ce6" table:formula="of:=[.F562]+[.E563]" office:value-type="float" office:value="1413.17647058824" calcext:value-type="float">
            <text:p>1413,18</text:p>
          </table:table-cell>
          <table:table-cell table:number-columns-repeated="1018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Factory_14_RandomActionIntentDefinitionOperatorMutator</text:p>
          </table:table-cell>
          <table:table-cell table:style-name="ce1" table:formula="of:=[.D563]+[.B564]" office:value-type="float" office:value="96263" calcext:value-type="float">
            <text:p>96263</text:p>
          </table:table-cell>
          <table:table-cell table:style-name="ce6" table:formula="of:=[.B564]/[.$B$1]" office:value-type="float" office:value="2.45588235294118" calcext:value-type="float">
            <text:p>2,46</text:p>
          </table:table-cell>
          <table:table-cell table:style-name="ce6" table:formula="of:=[.F563]+[.E564]" office:value-type="float" office:value="1415.63235294118" calcext:value-type="float">
            <text:p>1415,63</text:p>
          </table:table-cell>
          <table:table-cell table:number-columns-repeated="1018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WidgetFactory_15_NullValueIntentPutExtraOperatorMutator</text:p>
          </table:table-cell>
          <table:table-cell table:style-name="ce1" table:formula="of:=[.D564]+[.B565]" office:value-type="float" office:value="96433" calcext:value-type="float">
            <text:p>96433</text:p>
          </table:table-cell>
          <table:table-cell table:style-name="ce6" table:formula="of:=[.B565]/[.$B$1]" office:value-type="float" office:value="2.5" calcext:value-type="float">
            <text:p>2,50</text:p>
          </table:table-cell>
          <table:table-cell table:style-name="ce6" table:formula="of:=[.F564]+[.E565]" office:value-type="float" office:value="1418.13235294118" calcext:value-type="float">
            <text:p>1418,13</text:p>
          </table:table-cell>
          <table:table-cell table:number-columns-repeated="1018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ListWidgetFactory_16_IntentPayloadReplacementOperatorMutator</text:p>
          </table:table-cell>
          <table:table-cell table:style-name="ce1" table:formula="of:=[.D565]+[.B566]" office:value-type="float" office:value="96598" calcext:value-type="float">
            <text:p>96598</text:p>
          </table:table-cell>
          <table:table-cell table:style-name="ce6" table:formula="of:=[.B566]/[.$B$1]" office:value-type="float" office:value="2.42647058823529" calcext:value-type="float">
            <text:p>2,43</text:p>
          </table:table-cell>
          <table:table-cell table:style-name="ce6" table:formula="of:=[.F565]+[.E566]" office:value-type="float" office:value="1420.55882352942" calcext:value-type="float">
            <text:p>1420,56</text:p>
          </table:table-cell>
          <table:table-cell table:number-columns-repeated="1018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WidgetFactory_17_RandomActionIntentDefinitionOperatorMutator</text:p>
          </table:table-cell>
          <table:table-cell table:style-name="ce1" table:formula="of:=[.D566]+[.B567]" office:value-type="float" office:value="96765" calcext:value-type="float">
            <text:p>96765</text:p>
          </table:table-cell>
          <table:table-cell table:style-name="ce6" table:formula="of:=[.B567]/[.$B$1]" office:value-type="float" office:value="2.45588235294118" calcext:value-type="float">
            <text:p>2,46</text:p>
          </table:table-cell>
          <table:table-cell table:style-name="ce6" table:formula="of:=[.F566]+[.E567]" office:value-type="float" office:value="1423.01470588236" calcext:value-type="float">
            <text:p>1423,01</text:p>
          </table:table-cell>
          <table:table-cell table:number-columns-repeated="1018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WidgetFactory_18_RandomActionIntentDefinitionOperatorMutator</text:p>
          </table:table-cell>
          <table:table-cell table:style-name="ce1" table:formula="of:=[.D567]+[.B568]" office:value-type="float" office:value="96934" calcext:value-type="float">
            <text:p>96934</text:p>
          </table:table-cell>
          <table:table-cell table:style-name="ce6" table:formula="of:=[.B568]/[.$B$1]" office:value-type="float" office:value="2.48529411764706" calcext:value-type="float">
            <text:p>2,49</text:p>
          </table:table-cell>
          <table:table-cell table:style-name="ce6" table:formula="of:=[.F567]+[.E568]" office:value-type="float" office:value="1425.50000000001" calcext:value-type="float">
            <text:p>1425,50</text:p>
          </table:table-cell>
          <table:table-cell table:number-columns-repeated="1018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ListFragment_0_BinaryMutator</text:p>
          </table:table-cell>
          <table:table-cell table:style-name="ce1" table:formula="of:=[.D568]+[.B569]" office:value-type="float" office:value="97106" calcext:value-type="float">
            <text:p>97106</text:p>
          </table:table-cell>
          <table:table-cell table:style-name="ce6" table:formula="of:=[.B569]/[.$B$1]" office:value-type="float" office:value="2.52941176470588" calcext:value-type="float">
            <text:p>2,53</text:p>
          </table:table-cell>
          <table:table-cell table:style-name="ce6" table:formula="of:=[.F568]+[.E569]" office:value-type="float" office:value="1428.02941176471" calcext:value-type="float">
            <text:p>1428,03</text:p>
          </table:table-cell>
          <table:table-cell table:number-columns-repeated="1018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1_BinaryMutator</text:p>
          </table:table-cell>
          <table:table-cell table:style-name="ce1" table:formula="of:=[.D569]+[.B570]" office:value-type="float" office:value="97274" calcext:value-type="float">
            <text:p>97274</text:p>
          </table:table-cell>
          <table:table-cell table:style-name="ce6" table:formula="of:=[.B570]/[.$B$1]" office:value-type="float" office:value="2.47058823529412" calcext:value-type="float">
            <text:p>2,47</text:p>
          </table:table-cell>
          <table:table-cell table:style-name="ce6" table:formula="of:=[.F569]+[.E570]" office:value-type="float" office:value="1430.50000000001" calcext:value-type="float">
            <text:p>1430,50</text:p>
          </table:table-cell>
          <table:table-cell table:number-columns-repeated="1018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2_LengthyGUICreationOperatorMutator</text:p>
          </table:table-cell>
          <table:table-cell table:style-name="ce1" table:formula="of:=[.D570]+[.B571]" office:value-type="float" office:value="97443" calcext:value-type="float">
            <text:p>97443</text:p>
          </table:table-cell>
          <table:table-cell table:style-name="ce6" table:formula="of:=[.B571]/[.$B$1]" office:value-type="float" office:value="2.48529411764706" calcext:value-type="float">
            <text:p>2,49</text:p>
          </table:table-cell>
          <table:table-cell table:style-name="ce6" table:formula="of:=[.F570]+[.E571]" office:value-type="float" office:value="1432.98529411766" calcext:value-type="float">
            <text:p>1432,99</text:p>
          </table:table-cell>
          <table:table-cell table:number-columns-repeated="1018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3_BinaryMutator</text:p>
          </table:table-cell>
          <table:table-cell table:style-name="ce1" table:formula="of:=[.D571]+[.B572]" office:value-type="float" office:value="97611" calcext:value-type="float">
            <text:p>97611</text:p>
          </table:table-cell>
          <table:table-cell table:style-name="ce6" table:formula="of:=[.B572]/[.$B$1]" office:value-type="float" office:value="2.47058823529412" calcext:value-type="float">
            <text:p>2,47</text:p>
          </table:table-cell>
          <table:table-cell table:style-name="ce6" table:formula="of:=[.F571]+[.E572]" office:value-type="float" office:value="1435.45588235295" calcext:value-type="float">
            <text:p>1435,46</text:p>
          </table:table-cell>
          <table:table-cell table:number-columns-repeated="1018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Fragment_4_InvalidViewFocusOperatorMutator</text:p>
          </table:table-cell>
          <table:table-cell table:style-name="ce1" table:formula="of:=[.D572]+[.B573]" office:value-type="float" office:value="97782" calcext:value-type="float">
            <text:p>97782</text:p>
          </table:table-cell>
          <table:table-cell table:style-name="ce6" table:formula="of:=[.B573]/[.$B$1]" office:value-type="float" office:value="2.51470588235294" calcext:value-type="float">
            <text:p>2,51</text:p>
          </table:table-cell>
          <table:table-cell table:style-name="ce6" table:formula="of:=[.F572]+[.E573]" office:value-type="float" office:value="1437.9705882353" calcext:value-type="float">
            <text:p>1437,97</text:p>
          </table:table-cell>
          <table:table-cell table:number-columns-repeated="1018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Fragment_5_ViewComponentNotVisibleOperatorMutator</text:p>
          </table:table-cell>
          <table:table-cell table:style-name="ce1" table:formula="of:=[.D573]+[.B574]" office:value-type="float" office:value="97952" calcext:value-type="float">
            <text:p>97952</text:p>
          </table:table-cell>
          <table:table-cell table:style-name="ce6" table:formula="of:=[.B574]/[.$B$1]" office:value-type="float" office:value="2.5" calcext:value-type="float">
            <text:p>2,50</text:p>
          </table:table-cell>
          <table:table-cell table:style-name="ce6" table:formula="of:=[.F573]+[.E574]" office:value-type="float" office:value="1440.4705882353" calcext:value-type="float">
            <text:p>1440,47</text:p>
          </table:table-cell>
          <table:table-cell table:number-columns-repeated="1018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Fragment_6_InvalidViewFocusOperatorMutator</text:p>
          </table:table-cell>
          <table:table-cell table:style-name="ce1" table:formula="of:=[.D574]+[.B575]" office:value-type="float" office:value="98123" calcext:value-type="float">
            <text:p>98123</text:p>
          </table:table-cell>
          <table:table-cell table:style-name="ce6" table:formula="of:=[.B575]/[.$B$1]" office:value-type="float" office:value="2.51470588235294" calcext:value-type="float">
            <text:p>2,51</text:p>
          </table:table-cell>
          <table:table-cell table:style-name="ce6" table:formula="of:=[.F574]+[.E575]" office:value-type="float" office:value="1442.98529411766" calcext:value-type="float">
            <text:p>1442,99</text:p>
          </table:table-cell>
          <table:table-cell table:number-columns-repeated="1018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7_ViewComponentNotVisibleOperatorMutator</text:p>
          </table:table-cell>
          <table:table-cell table:style-name="ce1" table:formula="of:=[.D575]+[.B576]" office:value-type="float" office:value="98290" calcext:value-type="float">
            <text:p>98290</text:p>
          </table:table-cell>
          <table:table-cell table:style-name="ce6" table:formula="of:=[.B576]/[.$B$1]" office:value-type="float" office:value="2.45588235294118" calcext:value-type="float">
            <text:p>2,46</text:p>
          </table:table-cell>
          <table:table-cell table:style-name="ce6" table:formula="of:=[.F575]+[.E576]" office:value-type="float" office:value="1445.4411764706" calcext:value-type="float">
            <text:p>1445,44</text:p>
          </table:table-cell>
          <table:table-cell table:number-columns-repeated="1018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Fragment_8_InvalidViewFocusOperatorMutator</text:p>
          </table:table-cell>
          <table:table-cell table:style-name="ce1" table:formula="of:=[.D576]+[.B577]" office:value-type="float" office:value="98460" calcext:value-type="float">
            <text:p>98460</text:p>
          </table:table-cell>
          <table:table-cell table:style-name="ce6" table:formula="of:=[.B577]/[.$B$1]" office:value-type="float" office:value="2.5" calcext:value-type="float">
            <text:p>2,50</text:p>
          </table:table-cell>
          <table:table-cell table:style-name="ce6" table:formula="of:=[.F576]+[.E577]" office:value-type="float" office:value="1447.9411764706" calcext:value-type="float">
            <text:p>1447,94</text:p>
          </table:table-cell>
          <table:table-cell table:number-columns-repeated="1018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9_ViewComponentNotVisibleOperatorMutator</text:p>
          </table:table-cell>
          <table:table-cell table:style-name="ce1" table:formula="of:=[.D577]+[.B578]" office:value-type="float" office:value="98627" calcext:value-type="float">
            <text:p>98627</text:p>
          </table:table-cell>
          <table:table-cell table:style-name="ce6" table:formula="of:=[.B578]/[.$B$1]" office:value-type="float" office:value="2.45588235294118" calcext:value-type="float">
            <text:p>2,46</text:p>
          </table:table-cell>
          <table:table-cell table:style-name="ce6" table:formula="of:=[.F577]+[.E578]" office:value-type="float" office:value="1450.39705882354" calcext:value-type="float">
            <text:p>1450,40</text:p>
          </table:table-cell>
          <table:table-cell table:number-columns-repeated="1018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Fragment_10_InvalidViewFocusOperatorMutator</text:p>
          </table:table-cell>
          <table:table-cell table:style-name="ce1" table:formula="of:=[.D578]+[.B579]" office:value-type="float" office:value="98797" calcext:value-type="float">
            <text:p>98797</text:p>
          </table:table-cell>
          <table:table-cell table:style-name="ce6" table:formula="of:=[.B579]/[.$B$1]" office:value-type="float" office:value="2.5" calcext:value-type="float">
            <text:p>2,50</text:p>
          </table:table-cell>
          <table:table-cell table:style-name="ce6" table:formula="of:=[.F578]+[.E579]" office:value-type="float" office:value="1452.89705882354" calcext:value-type="float">
            <text:p>1452,90</text:p>
          </table:table-cell>
          <table:table-cell table:number-columns-repeated="1018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11_ViewComponentNotVisibleOperatorMutator</text:p>
          </table:table-cell>
          <table:table-cell table:style-name="ce1" table:formula="of:=[.D579]+[.B580]" office:value-type="float" office:value="98966" calcext:value-type="float">
            <text:p>98966</text:p>
          </table:table-cell>
          <table:table-cell table:style-name="ce6" table:formula="of:=[.B580]/[.$B$1]" office:value-type="float" office:value="2.48529411764706" calcext:value-type="float">
            <text:p>2,49</text:p>
          </table:table-cell>
          <table:table-cell table:style-name="ce6" table:formula="of:=[.F579]+[.E580]" office:value-type="float" office:value="1455.38235294118" calcext:value-type="float">
            <text:p>1455,38</text:p>
          </table:table-cell>
          <table:table-cell table:number-columns-repeated="1018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ListFragment_12_InvalidViewFocusOperatorMutator</text:p>
          </table:table-cell>
          <table:table-cell table:style-name="ce1" table:formula="of:=[.D580]+[.B581]" office:value-type="float" office:value="99139" calcext:value-type="float">
            <text:p>99139</text:p>
          </table:table-cell>
          <table:table-cell table:style-name="ce6" table:formula="of:=[.B581]/[.$B$1]" office:value-type="float" office:value="2.54411764705882" calcext:value-type="float">
            <text:p>2,54</text:p>
          </table:table-cell>
          <table:table-cell table:style-name="ce6" table:formula="of:=[.F580]+[.E581]" office:value-type="float" office:value="1457.92647058824" calcext:value-type="float">
            <text:p>1457,93</text:p>
          </table:table-cell>
          <table:table-cell table:number-columns-repeated="1018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Fragment_13_ViewComponentNotVisibleOperatorMutator</text:p>
          </table:table-cell>
          <table:table-cell table:style-name="ce1" table:formula="of:=[.D581]+[.B582]" office:value-type="float" office:value="99310" calcext:value-type="float">
            <text:p>99310</text:p>
          </table:table-cell>
          <table:table-cell table:style-name="ce6" table:formula="of:=[.B582]/[.$B$1]" office:value-type="float" office:value="2.51470588235294" calcext:value-type="float">
            <text:p>2,51</text:p>
          </table:table-cell>
          <table:table-cell table:style-name="ce6" table:formula="of:=[.F581]+[.E582]" office:value-type="float" office:value="1460.4411764706" calcext:value-type="float">
            <text:p>1460,44</text:p>
          </table:table-cell>
          <table:table-cell table:number-columns-repeated="1018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Fragment_14_InvalidViewFocusOperatorMutator</text:p>
          </table:table-cell>
          <table:table-cell table:style-name="ce1" table:formula="of:=[.D582]+[.B583]" office:value-type="float" office:value="99480" calcext:value-type="float">
            <text:p>99480</text:p>
          </table:table-cell>
          <table:table-cell table:style-name="ce6" table:formula="of:=[.B583]/[.$B$1]" office:value-type="float" office:value="2.5" calcext:value-type="float">
            <text:p>2,50</text:p>
          </table:table-cell>
          <table:table-cell table:style-name="ce6" table:formula="of:=[.F582]+[.E583]" office:value-type="float" office:value="1462.9411764706" calcext:value-type="float">
            <text:p>1462,94</text:p>
          </table:table-cell>
          <table:table-cell table:number-columns-repeated="1018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NoteListFragment_15_ViewComponentNotVisibleOperatorMutator</text:p>
          </table:table-cell>
          <table:table-cell table:style-name="ce1" table:formula="of:=[.D583]+[.B584]" office:value-type="float" office:value="99916" calcext:value-type="float">
            <text:p>99916</text:p>
          </table:table-cell>
          <table:table-cell table:style-name="ce6" table:formula="of:=[.B584]/[.$B$1]" office:value-type="float" office:value="6.41176470588235" calcext:value-type="float">
            <text:p>6,41</text:p>
          </table:table-cell>
          <table:table-cell table:style-name="ce6" table:formula="of:=[.F583]+[.E584]" office:value-type="float" office:value="1469.35294117648" calcext:value-type="float">
            <text:p>1469,35</text:p>
          </table:table-cell>
          <table:table-cell table:number-columns-repeated="1018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Fragment_16_InvalidViewFocusOperatorMutator</text:p>
          </table:table-cell>
          <table:table-cell table:style-name="ce1" table:formula="of:=[.D584]+[.B585]" office:value-type="float" office:value="100086" calcext:value-type="float">
            <text:p>100086</text:p>
          </table:table-cell>
          <table:table-cell table:style-name="ce6" table:formula="of:=[.B585]/[.$B$1]" office:value-type="float" office:value="2.5" calcext:value-type="float">
            <text:p>2,50</text:p>
          </table:table-cell>
          <table:table-cell table:style-name="ce6" table:formula="of:=[.F584]+[.E585]" office:value-type="float" office:value="1471.85294117648" calcext:value-type="float">
            <text:p>1471,85</text:p>
          </table:table-cell>
          <table:table-cell table:number-columns-repeated="1018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17_ViewComponentNotVisibleOperatorMutator</text:p>
          </table:table-cell>
          <table:table-cell table:style-name="ce1" table:formula="of:=[.D585]+[.B586]" office:value-type="float" office:value="100253" calcext:value-type="float">
            <text:p>100253</text:p>
          </table:table-cell>
          <table:table-cell table:style-name="ce6" table:formula="of:=[.B586]/[.$B$1]" office:value-type="float" office:value="2.45588235294118" calcext:value-type="float">
            <text:p>2,46</text:p>
          </table:table-cell>
          <table:table-cell table:style-name="ce6" table:formula="of:=[.F585]+[.E586]" office:value-type="float" office:value="1474.30882352942" calcext:value-type="float">
            <text:p>1474,31</text:p>
          </table:table-cell>
          <table:table-cell table:number-columns-repeated="1018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18_BuggyGUIListenerOperatorMutator</text:p>
          </table:table-cell>
          <table:table-cell table:style-name="ce1" table:formula="of:=[.D586]+[.B587]" office:value-type="float" office:value="100422" calcext:value-type="float">
            <text:p>100422</text:p>
          </table:table-cell>
          <table:table-cell table:style-name="ce6" table:formula="of:=[.B587]/[.$B$1]" office:value-type="float" office:value="2.48529411764706" calcext:value-type="float">
            <text:p>2,49</text:p>
          </table:table-cell>
          <table:table-cell table:style-name="ce6" table:formula="of:=[.F586]+[.E587]" office:value-type="float" office:value="1476.79411764707" calcext:value-type="float">
            <text:p>1476,79</text:p>
          </table:table-cell>
          <table:table-cell table:number-columns-repeated="1018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19_LengthyGUIListenerOperatorMutator</text:p>
          </table:table-cell>
          <table:table-cell table:style-name="ce1" table:formula="of:=[.D587]+[.B588]" office:value-type="float" office:value="100591" calcext:value-type="float">
            <text:p>100591</text:p>
          </table:table-cell>
          <table:table-cell table:style-name="ce6" table:formula="of:=[.B588]/[.$B$1]" office:value-type="float" office:value="2.48529411764706" calcext:value-type="float">
            <text:p>2,49</text:p>
          </table:table-cell>
          <table:table-cell table:style-name="ce6" table:formula="of:=[.F587]+[.E588]" office:value-type="float" office:value="1479.27941176471" calcext:value-type="float">
            <text:p>1479,28</text:p>
          </table:table-cell>
          <table:table-cell table:number-columns-repeated="1018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20_InvalidViewFocusOperatorMutator</text:p>
          </table:table-cell>
          <table:table-cell table:style-name="ce1" table:formula="of:=[.D588]+[.B589]" office:value-type="float" office:value="100759" calcext:value-type="float">
            <text:p>100759</text:p>
          </table:table-cell>
          <table:table-cell table:style-name="ce6" table:formula="of:=[.B589]/[.$B$1]" office:value-type="float" office:value="2.47058823529412" calcext:value-type="float">
            <text:p>2,47</text:p>
          </table:table-cell>
          <table:table-cell table:style-name="ce6" table:formula="of:=[.F588]+[.E589]" office:value-type="float" office:value="1481.75000000001" calcext:value-type="float">
            <text:p>1481,75</text:p>
          </table:table-cell>
          <table:table-cell table:number-columns-repeated="1018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21_ViewComponentNotVisibleOperatorMutator</text:p>
          </table:table-cell>
          <table:table-cell table:style-name="ce1" table:formula="of:=[.D589]+[.B590]" office:value-type="float" office:value="100926" calcext:value-type="float">
            <text:p>100926</text:p>
          </table:table-cell>
          <table:table-cell table:style-name="ce6" table:formula="of:=[.B590]/[.$B$1]" office:value-type="float" office:value="2.45588235294118" calcext:value-type="float">
            <text:p>2,46</text:p>
          </table:table-cell>
          <table:table-cell table:style-name="ce6" table:formula="of:=[.F589]+[.E590]" office:value-type="float" office:value="1484.20588235295" calcext:value-type="float">
            <text:p>1484,21</text:p>
          </table:table-cell>
          <table:table-cell table:number-columns-repeated="1018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22_InvalidViewFocusOperatorMutator</text:p>
          </table:table-cell>
          <table:table-cell table:style-name="ce1" table:formula="of:=[.D590]+[.B591]" office:value-type="float" office:value="101094" calcext:value-type="float">
            <text:p>101094</text:p>
          </table:table-cell>
          <table:table-cell table:style-name="ce6" table:formula="of:=[.B591]/[.$B$1]" office:value-type="float" office:value="2.47058823529412" calcext:value-type="float">
            <text:p>2,47</text:p>
          </table:table-cell>
          <table:table-cell table:style-name="ce6" table:formula="of:=[.F590]+[.E591]" office:value-type="float" office:value="1486.67647058824" calcext:value-type="float">
            <text:p>1486,68</text:p>
          </table:table-cell>
          <table:table-cell table:number-columns-repeated="1018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ListFragment_23_ViewComponentNotVisibleOperatorMutator</text:p>
          </table:table-cell>
          <table:table-cell table:style-name="ce1" table:formula="of:=[.D591]+[.B592]" office:value-type="float" office:value="101265" calcext:value-type="float">
            <text:p>101265</text:p>
          </table:table-cell>
          <table:table-cell table:style-name="ce6" table:formula="of:=[.B592]/[.$B$1]" office:value-type="float" office:value="2.51470588235294" calcext:value-type="float">
            <text:p>2,51</text:p>
          </table:table-cell>
          <table:table-cell table:style-name="ce6" table:formula="of:=[.F591]+[.E592]" office:value-type="float" office:value="1489.1911764706" calcext:value-type="float">
            <text:p>1489,19</text:p>
          </table:table-cell>
          <table:table-cell table:number-columns-repeated="1018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ListFragment_24_InvalidViewFocusOperatorMutator</text:p>
          </table:table-cell>
          <table:table-cell table:style-name="ce1" table:formula="of:=[.D592]+[.B593]" office:value-type="float" office:value="101430" calcext:value-type="float">
            <text:p>101430</text:p>
          </table:table-cell>
          <table:table-cell table:style-name="ce6" table:formula="of:=[.B593]/[.$B$1]" office:value-type="float" office:value="2.42647058823529" calcext:value-type="float">
            <text:p>2,43</text:p>
          </table:table-cell>
          <table:table-cell table:style-name="ce6" table:formula="of:=[.F592]+[.E593]" office:value-type="float" office:value="1491.61764705883" calcext:value-type="float">
            <text:p>1491,62</text:p>
          </table:table-cell>
          <table:table-cell table:number-columns-repeated="1018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25_ViewComponentNotVisibleOperatorMutator</text:p>
          </table:table-cell>
          <table:table-cell table:style-name="ce1" table:formula="of:=[.D593]+[.B594]" office:value-type="float" office:value="101598" calcext:value-type="float">
            <text:p>101598</text:p>
          </table:table-cell>
          <table:table-cell table:style-name="ce6" table:formula="of:=[.B594]/[.$B$1]" office:value-type="float" office:value="2.47058823529412" calcext:value-type="float">
            <text:p>2,47</text:p>
          </table:table-cell>
          <table:table-cell table:style-name="ce6" table:formula="of:=[.F593]+[.E594]" office:value-type="float" office:value="1494.08823529413" calcext:value-type="float">
            <text:p>1494,09</text:p>
          </table:table-cell>
          <table:table-cell table:number-columns-repeated="1018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26_NullIntentOperatorMutator</text:p>
          </table:table-cell>
          <table:table-cell table:style-name="ce1" table:formula="of:=[.D594]+[.B595]" office:value-type="float" office:value="101765" calcext:value-type="float">
            <text:p>101765</text:p>
          </table:table-cell>
          <table:table-cell table:style-name="ce6" table:formula="of:=[.B595]/[.$B$1]" office:value-type="float" office:value="2.45588235294118" calcext:value-type="float">
            <text:p>2,46</text:p>
          </table:table-cell>
          <table:table-cell table:style-name="ce6" table:formula="of:=[.F594]+[.E595]" office:value-type="float" office:value="1496.54411764707" calcext:value-type="float">
            <text:p>1496,54</text:p>
          </table:table-cell>
          <table:table-cell table:number-columns-repeated="1018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ListFragment_27_InvalidKeyIntentOperatorMutator</text:p>
          </table:table-cell>
          <table:table-cell table:style-name="ce1" table:formula="of:=[.D595]+[.B596]" office:value-type="float" office:value="101931" calcext:value-type="float">
            <text:p>101931</text:p>
          </table:table-cell>
          <table:table-cell table:style-name="ce6" table:formula="of:=[.B596]/[.$B$1]" office:value-type="float" office:value="2.44117647058824" calcext:value-type="float">
            <text:p>2,44</text:p>
          </table:table-cell>
          <table:table-cell table:style-name="ce6" table:formula="of:=[.F595]+[.E596]" office:value-type="float" office:value="1498.98529411766" calcext:value-type="float">
            <text:p>1498,99</text:p>
          </table:table-cell>
          <table:table-cell table:number-columns-repeated="1018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28_RandomActionIntentDefinitionOperatorMutator</text:p>
          </table:table-cell>
          <table:table-cell table:style-name="ce1" table:formula="of:=[.D596]+[.B597]" office:value-type="float" office:value="102098" calcext:value-type="float">
            <text:p>102098</text:p>
          </table:table-cell>
          <table:table-cell table:style-name="ce6" table:formula="of:=[.B597]/[.$B$1]" office:value-type="float" office:value="2.45588235294118" calcext:value-type="float">
            <text:p>2,46</text:p>
          </table:table-cell>
          <table:table-cell table:style-name="ce6" table:formula="of:=[.F596]+[.E597]" office:value-type="float" office:value="1501.4411764706" calcext:value-type="float">
            <text:p>1501,44</text:p>
          </table:table-cell>
          <table:table-cell table:number-columns-repeated="1018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29_RandomActionIntentDefinitionOperatorMutator</text:p>
          </table:table-cell>
          <table:table-cell table:style-name="ce1" table:formula="of:=[.D597]+[.B598]" office:value-type="float" office:value="102267" calcext:value-type="float">
            <text:p>102267</text:p>
          </table:table-cell>
          <table:table-cell table:style-name="ce6" table:formula="of:=[.B598]/[.$B$1]" office:value-type="float" office:value="2.48529411764706" calcext:value-type="float">
            <text:p>2,49</text:p>
          </table:table-cell>
          <table:table-cell table:style-name="ce6" table:formula="of:=[.F597]+[.E598]" office:value-type="float" office:value="1503.92647058824" calcext:value-type="float">
            <text:p>1503,93</text:p>
          </table:table-cell>
          <table:table-cell table:number-columns-repeated="1018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30_BinaryMutator</text:p>
          </table:table-cell>
          <table:table-cell table:style-name="ce1" table:formula="of:=[.D598]+[.B599]" office:value-type="float" office:value="102435" calcext:value-type="float">
            <text:p>102435</text:p>
          </table:table-cell>
          <table:table-cell table:style-name="ce6" table:formula="of:=[.B599]/[.$B$1]" office:value-type="float" office:value="2.47058823529412" calcext:value-type="float">
            <text:p>2,47</text:p>
          </table:table-cell>
          <table:table-cell table:style-name="ce6" table:formula="of:=[.F598]+[.E599]" office:value-type="float" office:value="1506.39705882354" calcext:value-type="float">
            <text:p>1506,40</text:p>
          </table:table-cell>
          <table:table-cell table:number-columns-repeated="1018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31_BinaryMutator</text:p>
          </table:table-cell>
          <table:table-cell table:style-name="ce1" table:formula="of:=[.D599]+[.B600]" office:value-type="float" office:value="102604" calcext:value-type="float">
            <text:p>102604</text:p>
          </table:table-cell>
          <table:table-cell table:style-name="ce6" table:formula="of:=[.B600]/[.$B$1]" office:value-type="float" office:value="2.48529411764706" calcext:value-type="float">
            <text:p>2,49</text:p>
          </table:table-cell>
          <table:table-cell table:style-name="ce6" table:formula="of:=[.F599]+[.E600]" office:value-type="float" office:value="1508.88235294119" calcext:value-type="float">
            <text:p>1508,88</text:p>
          </table:table-cell>
          <table:table-cell table:number-columns-repeated="1018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32_InvalidViewFocusOperatorMutator</text:p>
          </table:table-cell>
          <table:table-cell table:style-name="ce1" table:formula="of:=[.D600]+[.B601]" office:value-type="float" office:value="102772" calcext:value-type="float">
            <text:p>102772</text:p>
          </table:table-cell>
          <table:table-cell table:style-name="ce6" table:formula="of:=[.B601]/[.$B$1]" office:value-type="float" office:value="2.47058823529412" calcext:value-type="float">
            <text:p>2,47</text:p>
          </table:table-cell>
          <table:table-cell table:style-name="ce6" table:formula="of:=[.F600]+[.E601]" office:value-type="float" office:value="1511.35294117648" calcext:value-type="float">
            <text:p>1511,35</text:p>
          </table:table-cell>
          <table:table-cell table:number-columns-repeated="1018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Fragment_33_ViewComponentNotVisibleOperatorMutator</text:p>
          </table:table-cell>
          <table:table-cell table:style-name="ce1" table:formula="of:=[.D601]+[.B602]" office:value-type="float" office:value="102942" calcext:value-type="float">
            <text:p>102942</text:p>
          </table:table-cell>
          <table:table-cell table:style-name="ce6" table:formula="of:=[.B602]/[.$B$1]" office:value-type="float" office:value="2.5" calcext:value-type="float">
            <text:p>2,50</text:p>
          </table:table-cell>
          <table:table-cell table:style-name="ce6" table:formula="of:=[.F601]+[.E602]" office:value-type="float" office:value="1513.85294117648" calcext:value-type="float">
            <text:p>1513,85</text:p>
          </table:table-cell>
          <table:table-cell table:number-columns-repeated="1018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34_InvalidViewFocusOperatorMutator</text:p>
          </table:table-cell>
          <table:table-cell table:style-name="ce1" table:formula="of:=[.D602]+[.B603]" office:value-type="float" office:value="103111" calcext:value-type="float">
            <text:p>103111</text:p>
          </table:table-cell>
          <table:table-cell table:style-name="ce6" table:formula="of:=[.B603]/[.$B$1]" office:value-type="float" office:value="2.48529411764706" calcext:value-type="float">
            <text:p>2,49</text:p>
          </table:table-cell>
          <table:table-cell table:style-name="ce6" table:formula="of:=[.F602]+[.E603]" office:value-type="float" office:value="1516.33823529413" calcext:value-type="float">
            <text:p>1516,34</text:p>
          </table:table-cell>
          <table:table-cell table:number-columns-repeated="1018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35_ViewComponentNotVisibleOperatorMutator</text:p>
          </table:table-cell>
          <table:table-cell table:style-name="ce1" table:formula="of:=[.D603]+[.B604]" office:value-type="float" office:value="103279" calcext:value-type="float">
            <text:p>103279</text:p>
          </table:table-cell>
          <table:table-cell table:style-name="ce6" table:formula="of:=[.B604]/[.$B$1]" office:value-type="float" office:value="2.47058823529412" calcext:value-type="float">
            <text:p>2,47</text:p>
          </table:table-cell>
          <table:table-cell table:style-name="ce6" table:formula="of:=[.F603]+[.E604]" office:value-type="float" office:value="1518.80882352942" calcext:value-type="float">
            <text:p>1518,81</text:p>
          </table:table-cell>
          <table:table-cell table:number-columns-repeated="1018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36_InvalidViewFocusOperatorMutator</text:p>
          </table:table-cell>
          <table:table-cell table:style-name="ce1" table:formula="of:=[.D604]+[.B605]" office:value-type="float" office:value="103447" calcext:value-type="float">
            <text:p>103447</text:p>
          </table:table-cell>
          <table:table-cell table:style-name="ce6" table:formula="of:=[.B605]/[.$B$1]" office:value-type="float" office:value="2.47058823529412" calcext:value-type="float">
            <text:p>2,47</text:p>
          </table:table-cell>
          <table:table-cell table:style-name="ce6" table:formula="of:=[.F604]+[.E605]" office:value-type="float" office:value="1521.27941176471" calcext:value-type="float">
            <text:p>1521,28</text:p>
          </table:table-cell>
          <table:table-cell table:number-columns-repeated="1018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37_ViewComponentNotVisibleOperatorMutator</text:p>
          </table:table-cell>
          <table:table-cell table:style-name="ce1" table:formula="of:=[.D605]+[.B606]" office:value-type="float" office:value="103615" calcext:value-type="float">
            <text:p>103615</text:p>
          </table:table-cell>
          <table:table-cell table:style-name="ce6" table:formula="of:=[.B606]/[.$B$1]" office:value-type="float" office:value="2.47058823529412" calcext:value-type="float">
            <text:p>2,47</text:p>
          </table:table-cell>
          <table:table-cell table:style-name="ce6" table:formula="of:=[.F605]+[.E606]" office:value-type="float" office:value="1523.75000000001" calcext:value-type="float">
            <text:p>1523,75</text:p>
          </table:table-cell>
          <table:table-cell table:number-columns-repeated="1018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38_InvalidViewFocusOperatorMutator</text:p>
          </table:table-cell>
          <table:table-cell table:style-name="ce1" table:formula="of:=[.D606]+[.B607]" office:value-type="float" office:value="103783" calcext:value-type="float">
            <text:p>103783</text:p>
          </table:table-cell>
          <table:table-cell table:style-name="ce6" table:formula="of:=[.B607]/[.$B$1]" office:value-type="float" office:value="2.47058823529412" calcext:value-type="float">
            <text:p>2,47</text:p>
          </table:table-cell>
          <table:table-cell table:style-name="ce6" table:formula="of:=[.F606]+[.E607]" office:value-type="float" office:value="1526.2205882353" calcext:value-type="float">
            <text:p>1526,22</text:p>
          </table:table-cell>
          <table:table-cell table:number-columns-repeated="1018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39_ViewComponentNotVisibleOperatorMutator</text:p>
          </table:table-cell>
          <table:table-cell table:style-name="ce1" table:formula="of:=[.D607]+[.B608]" office:value-type="float" office:value="103950" calcext:value-type="float">
            <text:p>103950</text:p>
          </table:table-cell>
          <table:table-cell table:style-name="ce6" table:formula="of:=[.B608]/[.$B$1]" office:value-type="float" office:value="2.45588235294118" calcext:value-type="float">
            <text:p>2,46</text:p>
          </table:table-cell>
          <table:table-cell table:style-name="ce6" table:formula="of:=[.F607]+[.E608]" office:value-type="float" office:value="1528.67647058824" calcext:value-type="float">
            <text:p>1528,68</text:p>
          </table:table-cell>
          <table:table-cell table:number-columns-repeated="1018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40_InvalidViewFocusOperatorMutator</text:p>
          </table:table-cell>
          <table:table-cell table:style-name="ce1" table:formula="of:=[.D608]+[.B609]" office:value-type="float" office:value="104117" calcext:value-type="float">
            <text:p>104117</text:p>
          </table:table-cell>
          <table:table-cell table:style-name="ce6" table:formula="of:=[.B609]/[.$B$1]" office:value-type="float" office:value="2.45588235294118" calcext:value-type="float">
            <text:p>2,46</text:p>
          </table:table-cell>
          <table:table-cell table:style-name="ce6" table:formula="of:=[.F608]+[.E609]" office:value-type="float" office:value="1531.13235294119" calcext:value-type="float">
            <text:p>1531,13</text:p>
          </table:table-cell>
          <table:table-cell table:number-columns-repeated="1018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ListFragment_41_ViewComponentNotVisibleOperatorMutator</text:p>
          </table:table-cell>
          <table:table-cell table:style-name="ce1" table:formula="of:=[.D609]+[.B610]" office:value-type="float" office:value="104283" calcext:value-type="float">
            <text:p>104283</text:p>
          </table:table-cell>
          <table:table-cell table:style-name="ce6" table:formula="of:=[.B610]/[.$B$1]" office:value-type="float" office:value="2.44117647058824" calcext:value-type="float">
            <text:p>2,44</text:p>
          </table:table-cell>
          <table:table-cell table:style-name="ce6" table:formula="of:=[.F609]+[.E610]" office:value-type="float" office:value="1533.57352941177" calcext:value-type="float">
            <text:p>1533,57</text:p>
          </table:table-cell>
          <table:table-cell table:number-columns-repeated="1018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42_InvalidViewFocusOperatorMutator</text:p>
          </table:table-cell>
          <table:table-cell table:style-name="ce1" table:formula="of:=[.D610]+[.B611]" office:value-type="float" office:value="104451" calcext:value-type="float">
            <text:p>104451</text:p>
          </table:table-cell>
          <table:table-cell table:style-name="ce6" table:formula="of:=[.B611]/[.$B$1]" office:value-type="float" office:value="2.47058823529412" calcext:value-type="float">
            <text:p>2,47</text:p>
          </table:table-cell>
          <table:table-cell table:style-name="ce6" table:formula="of:=[.F610]+[.E611]" office:value-type="float" office:value="1536.04411764707" calcext:value-type="float">
            <text:p>1536,04</text:p>
          </table:table-cell>
          <table:table-cell table:number-columns-repeated="1018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43_ViewComponentNotVisibleOperatorMutator</text:p>
          </table:table-cell>
          <table:table-cell table:style-name="ce1" table:formula="of:=[.D611]+[.B612]" office:value-type="float" office:value="104620" calcext:value-type="float">
            <text:p>104620</text:p>
          </table:table-cell>
          <table:table-cell table:style-name="ce6" table:formula="of:=[.B612]/[.$B$1]" office:value-type="float" office:value="2.48529411764706" calcext:value-type="float">
            <text:p>2,49</text:p>
          </table:table-cell>
          <table:table-cell table:style-name="ce6" table:formula="of:=[.F611]+[.E612]" office:value-type="float" office:value="1538.52941176471" calcext:value-type="float">
            <text:p>1538,53</text:p>
          </table:table-cell>
          <table:table-cell table:number-columns-repeated="1018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44_InvalidViewFocusOperatorMutator</text:p>
          </table:table-cell>
          <table:table-cell table:style-name="ce1" table:formula="of:=[.D612]+[.B613]" office:value-type="float" office:value="104789" calcext:value-type="float">
            <text:p>104789</text:p>
          </table:table-cell>
          <table:table-cell table:style-name="ce6" table:formula="of:=[.B613]/[.$B$1]" office:value-type="float" office:value="2.48529411764706" calcext:value-type="float">
            <text:p>2,49</text:p>
          </table:table-cell>
          <table:table-cell table:style-name="ce6" table:formula="of:=[.F612]+[.E613]" office:value-type="float" office:value="1541.01470588236" calcext:value-type="float">
            <text:p>1541,01</text:p>
          </table:table-cell>
          <table:table-cell table:number-columns-repeated="1018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45_ViewComponentNotVisibleOperatorMutator</text:p>
          </table:table-cell>
          <table:table-cell table:style-name="ce1" table:formula="of:=[.D613]+[.B614]" office:value-type="float" office:value="104957" calcext:value-type="float">
            <text:p>104957</text:p>
          </table:table-cell>
          <table:table-cell table:style-name="ce6" table:formula="of:=[.B614]/[.$B$1]" office:value-type="float" office:value="2.47058823529412" calcext:value-type="float">
            <text:p>2,47</text:p>
          </table:table-cell>
          <table:table-cell table:style-name="ce6" table:formula="of:=[.F613]+[.E614]" office:value-type="float" office:value="1543.48529411766" calcext:value-type="float">
            <text:p>1543,49</text:p>
          </table:table-cell>
          <table:table-cell table:number-columns-repeated="1018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46_BuggyGUIListenerOperatorMutator</text:p>
          </table:table-cell>
          <table:table-cell table:style-name="ce1" table:formula="of:=[.D614]+[.B615]" office:value-type="float" office:value="105124" calcext:value-type="float">
            <text:p>105124</text:p>
          </table:table-cell>
          <table:table-cell table:style-name="ce6" table:formula="of:=[.B615]/[.$B$1]" office:value-type="float" office:value="2.45588235294118" calcext:value-type="float">
            <text:p>2,46</text:p>
          </table:table-cell>
          <table:table-cell table:style-name="ce6" table:formula="of:=[.F614]+[.E615]" office:value-type="float" office:value="1545.9411764706" calcext:value-type="float">
            <text:p>1545,94</text:p>
          </table:table-cell>
          <table:table-cell table:number-columns-repeated="1018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47_LengthyGUIListenerOperatorMutator</text:p>
          </table:table-cell>
          <table:table-cell table:style-name="ce1" table:formula="of:=[.D615]+[.B616]" office:value-type="float" office:value="105293" calcext:value-type="float">
            <text:p>105293</text:p>
          </table:table-cell>
          <table:table-cell table:style-name="ce6" table:formula="of:=[.B616]/[.$B$1]" office:value-type="float" office:value="2.48529411764706" calcext:value-type="float">
            <text:p>2,49</text:p>
          </table:table-cell>
          <table:table-cell table:style-name="ce6" table:formula="of:=[.F615]+[.E616]" office:value-type="float" office:value="1548.42647058824" calcext:value-type="float">
            <text:p>1548,43</text:p>
          </table:table-cell>
          <table:table-cell table:number-columns-repeated="1018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48_BuggyGUIListenerOperatorMutator</text:p>
          </table:table-cell>
          <table:table-cell table:style-name="ce1" table:formula="of:=[.D616]+[.B617]" office:value-type="float" office:value="105460" calcext:value-type="float">
            <text:p>105460</text:p>
          </table:table-cell>
          <table:table-cell table:style-name="ce6" table:formula="of:=[.B617]/[.$B$1]" office:value-type="float" office:value="2.45588235294118" calcext:value-type="float">
            <text:p>2,46</text:p>
          </table:table-cell>
          <table:table-cell table:style-name="ce6" table:formula="of:=[.F616]+[.E617]" office:value-type="float" office:value="1550.88235294119" calcext:value-type="float">
            <text:p>1550,88</text:p>
          </table:table-cell>
          <table:table-cell table:number-columns-repeated="1018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ListFragment_49_LengthyGUIListenerOperatorMutator</text:p>
          </table:table-cell>
          <table:table-cell table:style-name="ce1" table:formula="of:=[.D617]+[.B618]" office:value-type="float" office:value="105630" calcext:value-type="float">
            <text:p>105630</text:p>
          </table:table-cell>
          <table:table-cell table:style-name="ce6" table:formula="of:=[.B618]/[.$B$1]" office:value-type="float" office:value="2.5" calcext:value-type="float">
            <text:p>2,50</text:p>
          </table:table-cell>
          <table:table-cell table:style-name="ce6" table:formula="of:=[.F617]+[.E618]" office:value-type="float" office:value="1553.38235294119" calcext:value-type="float">
            <text:p>1553,38</text:p>
          </table:table-cell>
          <table:table-cell table:number-columns-repeated="1018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50_BuggyGUIListenerOperatorMutator</text:p>
          </table:table-cell>
          <table:table-cell table:style-name="ce1" table:formula="of:=[.D618]+[.B619]" office:value-type="float" office:value="105798" calcext:value-type="float">
            <text:p>105798</text:p>
          </table:table-cell>
          <table:table-cell table:style-name="ce6" table:formula="of:=[.B619]/[.$B$1]" office:value-type="float" office:value="2.47058823529412" calcext:value-type="float">
            <text:p>2,47</text:p>
          </table:table-cell>
          <table:table-cell table:style-name="ce6" table:formula="of:=[.F618]+[.E619]" office:value-type="float" office:value="1555.85294117648" calcext:value-type="float">
            <text:p>1555,85</text:p>
          </table:table-cell>
          <table:table-cell table:number-columns-repeated="1018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51_LengthyGUIListenerOperatorMutator</text:p>
          </table:table-cell>
          <table:table-cell table:style-name="ce1" table:formula="of:=[.D619]+[.B620]" office:value-type="float" office:value="105967" calcext:value-type="float">
            <text:p>105967</text:p>
          </table:table-cell>
          <table:table-cell table:style-name="ce6" table:formula="of:=[.B620]/[.$B$1]" office:value-type="float" office:value="2.48529411764706" calcext:value-type="float">
            <text:p>2,49</text:p>
          </table:table-cell>
          <table:table-cell table:style-name="ce6" table:formula="of:=[.F619]+[.E620]" office:value-type="float" office:value="1558.33823529413" calcext:value-type="float">
            <text:p>1558,34</text:p>
          </table:table-cell>
          <table:table-cell table:number-columns-repeated="1018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52_InvalidViewFocusOperatorMutator</text:p>
          </table:table-cell>
          <table:table-cell table:style-name="ce1" table:formula="of:=[.D620]+[.B621]" office:value-type="float" office:value="106134" calcext:value-type="float">
            <text:p>106134</text:p>
          </table:table-cell>
          <table:table-cell table:style-name="ce6" table:formula="of:=[.B621]/[.$B$1]" office:value-type="float" office:value="2.45588235294118" calcext:value-type="float">
            <text:p>2,46</text:p>
          </table:table-cell>
          <table:table-cell table:style-name="ce6" table:formula="of:=[.F620]+[.E621]" office:value-type="float" office:value="1560.79411764707" calcext:value-type="float">
            <text:p>1560,79</text:p>
          </table:table-cell>
          <table:table-cell table:number-columns-repeated="1018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53_ViewComponentNotVisibleOperatorMutator</text:p>
          </table:table-cell>
          <table:table-cell table:style-name="ce1" table:formula="of:=[.D621]+[.B622]" office:value-type="float" office:value="106303" calcext:value-type="float">
            <text:p>106303</text:p>
          </table:table-cell>
          <table:table-cell table:style-name="ce6" table:formula="of:=[.B622]/[.$B$1]" office:value-type="float" office:value="2.48529411764706" calcext:value-type="float">
            <text:p>2,49</text:p>
          </table:table-cell>
          <table:table-cell table:style-name="ce6" table:formula="of:=[.F621]+[.E622]" office:value-type="float" office:value="1563.27941176471" calcext:value-type="float">
            <text:p>1563,28</text:p>
          </table:table-cell>
          <table:table-cell table:number-columns-repeated="1018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54_InvalidViewFocusOperatorMutator</text:p>
          </table:table-cell>
          <table:table-cell table:style-name="ce1" table:formula="of:=[.D622]+[.B623]" office:value-type="float" office:value="106471" calcext:value-type="float">
            <text:p>106471</text:p>
          </table:table-cell>
          <table:table-cell table:style-name="ce6" table:formula="of:=[.B623]/[.$B$1]" office:value-type="float" office:value="2.47058823529412" calcext:value-type="float">
            <text:p>2,47</text:p>
          </table:table-cell>
          <table:table-cell table:style-name="ce6" table:formula="of:=[.F622]+[.E623]" office:value-type="float" office:value="1565.75000000001" calcext:value-type="float">
            <text:p>1565,75</text:p>
          </table:table-cell>
          <table:table-cell table:number-columns-repeated="1018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ListFragment_55_ViewComponentNotVisibleOperatorMutator</text:p>
          </table:table-cell>
          <table:table-cell table:style-name="ce1" table:formula="of:=[.D623]+[.B624]" office:value-type="float" office:value="106640" calcext:value-type="float">
            <text:p>106640</text:p>
          </table:table-cell>
          <table:table-cell table:style-name="ce6" table:formula="of:=[.B624]/[.$B$1]" office:value-type="float" office:value="2.48529411764706" calcext:value-type="float">
            <text:p>2,49</text:p>
          </table:table-cell>
          <table:table-cell table:style-name="ce6" table:formula="of:=[.F623]+[.E624]" office:value-type="float" office:value="1568.23529411766" calcext:value-type="float">
            <text:p>1568,24</text:p>
          </table:table-cell>
          <table:table-cell table:number-columns-repeated="1018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56_InvalidViewFocusOperatorMutator</text:p>
          </table:table-cell>
          <table:table-cell table:style-name="ce1" table:formula="of:=[.D624]+[.B625]" office:value-type="float" office:value="106808" calcext:value-type="float">
            <text:p>106808</text:p>
          </table:table-cell>
          <table:table-cell table:style-name="ce6" table:formula="of:=[.B625]/[.$B$1]" office:value-type="float" office:value="2.47058823529412" calcext:value-type="float">
            <text:p>2,47</text:p>
          </table:table-cell>
          <table:table-cell table:style-name="ce6" table:formula="of:=[.F624]+[.E625]" office:value-type="float" office:value="1570.70588235295" calcext:value-type="float">
            <text:p>1570,71</text:p>
          </table:table-cell>
          <table:table-cell table:number-columns-repeated="1018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ListFragment_57_ViewComponentNotVisibleOperatorMutator</text:p>
          </table:table-cell>
          <table:table-cell table:style-name="ce1" table:formula="of:=[.D625]+[.B626]" office:value-type="float" office:value="106975" calcext:value-type="float">
            <text:p>106975</text:p>
          </table:table-cell>
          <table:table-cell table:style-name="ce6" table:formula="of:=[.B626]/[.$B$1]" office:value-type="float" office:value="2.45588235294118" calcext:value-type="float">
            <text:p>2,46</text:p>
          </table:table-cell>
          <table:table-cell table:style-name="ce6" table:formula="of:=[.F625]+[.E626]" office:value-type="float" office:value="1573.16176470589" calcext:value-type="float">
            <text:p>1573,16</text:p>
          </table:table-cell>
          <table:table-cell table:number-columns-repeated="1018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ListFragment_58_BinaryMutator</text:p>
          </table:table-cell>
          <table:table-cell table:style-name="ce1" table:formula="of:=[.D626]+[.B627]" office:value-type="float" office:value="107143" calcext:value-type="float">
            <text:p>107143</text:p>
          </table:table-cell>
          <table:table-cell table:style-name="ce6" table:formula="of:=[.B627]/[.$B$1]" office:value-type="float" office:value="2.47058823529412" calcext:value-type="float">
            <text:p>2,47</text:p>
          </table:table-cell>
          <table:table-cell table:style-name="ce6" table:formula="of:=[.F626]+[.E627]" office:value-type="float" office:value="1575.63235294119" calcext:value-type="float">
            <text:p>1575,63</text:p>
          </table:table-cell>
          <table:table-cell table:number-columns-repeated="1018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0_InvalidViewFocusOperatorMutator</text:p>
          </table:table-cell>
          <table:table-cell table:style-name="ce1" table:formula="of:=[.D627]+[.B628]" office:value-type="float" office:value="107310" calcext:value-type="float">
            <text:p>107310</text:p>
          </table:table-cell>
          <table:table-cell table:style-name="ce6" table:formula="of:=[.B628]/[.$B$1]" office:value-type="float" office:value="2.45588235294118" calcext:value-type="float">
            <text:p>2,46</text:p>
          </table:table-cell>
          <table:table-cell table:style-name="ce6" table:formula="of:=[.F627]+[.E628]" office:value-type="float" office:value="1578.08823529413" calcext:value-type="float">
            <text:p>1578,09</text:p>
          </table:table-cell>
          <table:table-cell table:number-columns-repeated="1018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1_ViewComponentNotVisibleOperatorMutator</text:p>
          </table:table-cell>
          <table:table-cell table:style-name="ce1" table:formula="of:=[.D628]+[.B629]" office:value-type="float" office:value="107478" calcext:value-type="float">
            <text:p>107478</text:p>
          </table:table-cell>
          <table:table-cell table:style-name="ce6" table:formula="of:=[.B629]/[.$B$1]" office:value-type="float" office:value="2.47058823529412" calcext:value-type="float">
            <text:p>2,47</text:p>
          </table:table-cell>
          <table:table-cell table:style-name="ce6" table:formula="of:=[.F628]+[.E629]" office:value-type="float" office:value="1580.55882352942" calcext:value-type="float">
            <text:p>1580,56</text:p>
          </table:table-cell>
          <table:table-cell table:number-columns-repeated="1018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2_InvalidViewFocusOperatorMutator</text:p>
          </table:table-cell>
          <table:table-cell table:style-name="ce1" table:formula="of:=[.D629]+[.B630]" office:value-type="float" office:value="107645" calcext:value-type="float">
            <text:p>107645</text:p>
          </table:table-cell>
          <table:table-cell table:style-name="ce6" table:formula="of:=[.B630]/[.$B$1]" office:value-type="float" office:value="2.45588235294118" calcext:value-type="float">
            <text:p>2,46</text:p>
          </table:table-cell>
          <table:table-cell table:style-name="ce6" table:formula="of:=[.F629]+[.E630]" office:value-type="float" office:value="1583.01470588236" calcext:value-type="float">
            <text:p>1583,01</text:p>
          </table:table-cell>
          <table:table-cell table:number-columns-repeated="1018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3_ViewComponentNotVisibleOperatorMutator</text:p>
          </table:table-cell>
          <table:table-cell table:style-name="ce1" table:formula="of:=[.D630]+[.B631]" office:value-type="float" office:value="107812" calcext:value-type="float">
            <text:p>107812</text:p>
          </table:table-cell>
          <table:table-cell table:style-name="ce6" table:formula="of:=[.B631]/[.$B$1]" office:value-type="float" office:value="2.45588235294118" calcext:value-type="float">
            <text:p>2,46</text:p>
          </table:table-cell>
          <table:table-cell table:style-name="ce6" table:formula="of:=[.F630]+[.E631]" office:value-type="float" office:value="1585.4705882353" calcext:value-type="float">
            <text:p>1585,47</text:p>
          </table:table-cell>
          <table:table-cell table:number-columns-repeated="1018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4_InvalidViewFocusOperatorMutator</text:p>
          </table:table-cell>
          <table:table-cell table:style-name="ce1" table:formula="of:=[.D631]+[.B632]" office:value-type="float" office:value="107979" calcext:value-type="float">
            <text:p>107979</text:p>
          </table:table-cell>
          <table:table-cell table:style-name="ce6" table:formula="of:=[.B632]/[.$B$1]" office:value-type="float" office:value="2.45588235294118" calcext:value-type="float">
            <text:p>2,46</text:p>
          </table:table-cell>
          <table:table-cell table:style-name="ce6" table:formula="of:=[.F631]+[.E632]" office:value-type="float" office:value="1587.92647058824" calcext:value-type="float">
            <text:p>1587,93</text:p>
          </table:table-cell>
          <table:table-cell table:number-columns-repeated="1018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hareBottomSheetDialog_5_ViewComponentNotVisibleOperatorMutator</text:p>
          </table:table-cell>
          <table:table-cell table:style-name="ce1" table:formula="of:=[.D632]+[.B633]" office:value-type="float" office:value="108145" calcext:value-type="float">
            <text:p>108145</text:p>
          </table:table-cell>
          <table:table-cell table:style-name="ce6" table:formula="of:=[.B633]/[.$B$1]" office:value-type="float" office:value="2.44117647058824" calcext:value-type="float">
            <text:p>2,44</text:p>
          </table:table-cell>
          <table:table-cell table:style-name="ce6" table:formula="of:=[.F632]+[.E633]" office:value-type="float" office:value="1590.36764705883" calcext:value-type="float">
            <text:p>1590,37</text:p>
          </table:table-cell>
          <table:table-cell table:number-columns-repeated="1018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hareBottomSheetDialog_6_InvalidViewFocusOperatorMutator</text:p>
          </table:table-cell>
          <table:table-cell table:style-name="ce1" table:formula="of:=[.D633]+[.B634]" office:value-type="float" office:value="108314" calcext:value-type="float">
            <text:p>108314</text:p>
          </table:table-cell>
          <table:table-cell table:style-name="ce6" table:formula="of:=[.B634]/[.$B$1]" office:value-type="float" office:value="2.48529411764706" calcext:value-type="float">
            <text:p>2,49</text:p>
          </table:table-cell>
          <table:table-cell table:style-name="ce6" table:formula="of:=[.F633]+[.E634]" office:value-type="float" office:value="1592.85294117648" calcext:value-type="float">
            <text:p>1592,85</text:p>
          </table:table-cell>
          <table:table-cell table:number-columns-repeated="1018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7_ViewComponentNotVisibleOperatorMutator</text:p>
          </table:table-cell>
          <table:table-cell table:style-name="ce1" table:formula="of:=[.D634]+[.B635]" office:value-type="float" office:value="108482" calcext:value-type="float">
            <text:p>108482</text:p>
          </table:table-cell>
          <table:table-cell table:style-name="ce6" table:formula="of:=[.B635]/[.$B$1]" office:value-type="float" office:value="2.47058823529412" calcext:value-type="float">
            <text:p>2,47</text:p>
          </table:table-cell>
          <table:table-cell table:style-name="ce6" table:formula="of:=[.F634]+[.E635]" office:value-type="float" office:value="1595.32352941177" calcext:value-type="float">
            <text:p>1595,32</text:p>
          </table:table-cell>
          <table:table-cell table:number-columns-repeated="1018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8_BuggyGUIListenerOperatorMutator</text:p>
          </table:table-cell>
          <table:table-cell table:style-name="ce1" table:formula="of:=[.D635]+[.B636]" office:value-type="float" office:value="108650" calcext:value-type="float">
            <text:p>108650</text:p>
          </table:table-cell>
          <table:table-cell table:style-name="ce6" table:formula="of:=[.B636]/[.$B$1]" office:value-type="float" office:value="2.47058823529412" calcext:value-type="float">
            <text:p>2,47</text:p>
          </table:table-cell>
          <table:table-cell table:style-name="ce6" table:formula="of:=[.F635]+[.E636]" office:value-type="float" office:value="1597.79411764707" calcext:value-type="float">
            <text:p>1597,79</text:p>
          </table:table-cell>
          <table:table-cell table:number-columns-repeated="1018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9_LengthyGUIListenerOperatorMutator</text:p>
          </table:table-cell>
          <table:table-cell table:style-name="ce1" table:formula="of:=[.D636]+[.B637]" office:value-type="float" office:value="108817" calcext:value-type="float">
            <text:p>108817</text:p>
          </table:table-cell>
          <table:table-cell table:style-name="ce6" table:formula="of:=[.B637]/[.$B$1]" office:value-type="float" office:value="2.45588235294118" calcext:value-type="float">
            <text:p>2,46</text:p>
          </table:table-cell>
          <table:table-cell table:style-name="ce6" table:formula="of:=[.F636]+[.E637]" office:value-type="float" office:value="1600.25000000001" calcext:value-type="float">
            <text:p>1600,25</text:p>
          </table:table-cell>
          <table:table-cell table:number-columns-repeated="1018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10_BuggyGUIListenerOperatorMutator</text:p>
          </table:table-cell>
          <table:table-cell table:style-name="ce1" table:formula="of:=[.D637]+[.B638]" office:value-type="float" office:value="108984" calcext:value-type="float">
            <text:p>108984</text:p>
          </table:table-cell>
          <table:table-cell table:style-name="ce6" table:formula="of:=[.B638]/[.$B$1]" office:value-type="float" office:value="2.45588235294118" calcext:value-type="float">
            <text:p>2,46</text:p>
          </table:table-cell>
          <table:table-cell table:style-name="ce6" table:formula="of:=[.F637]+[.E638]" office:value-type="float" office:value="1602.70588235295" calcext:value-type="float">
            <text:p>1602,71</text:p>
          </table:table-cell>
          <table:table-cell table:number-columns-repeated="1018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hareBottomSheetDialog_11_LengthyGUIListenerOperatorMutator</text:p>
          </table:table-cell>
          <table:table-cell table:style-name="ce1" table:formula="of:=[.D638]+[.B639]" office:value-type="float" office:value="109150" calcext:value-type="float">
            <text:p>109150</text:p>
          </table:table-cell>
          <table:table-cell table:style-name="ce6" table:formula="of:=[.B639]/[.$B$1]" office:value-type="float" office:value="2.44117647058824" calcext:value-type="float">
            <text:p>2,44</text:p>
          </table:table-cell>
          <table:table-cell table:style-name="ce6" table:formula="of:=[.F638]+[.E639]" office:value-type="float" office:value="1605.14705882354" calcext:value-type="float">
            <text:p>1605,15</text:p>
          </table:table-cell>
          <table:table-cell table:number-columns-repeated="1018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12_BuggyGUIListenerOperatorMutator</text:p>
          </table:table-cell>
          <table:table-cell table:style-name="ce1" table:formula="of:=[.D639]+[.B640]" office:value-type="float" office:value="109318" calcext:value-type="float">
            <text:p>109318</text:p>
          </table:table-cell>
          <table:table-cell table:style-name="ce6" table:formula="of:=[.B640]/[.$B$1]" office:value-type="float" office:value="2.47058823529412" calcext:value-type="float">
            <text:p>2,47</text:p>
          </table:table-cell>
          <table:table-cell table:style-name="ce6" table:formula="of:=[.F639]+[.E640]" office:value-type="float" office:value="1607.61764705883" calcext:value-type="float">
            <text:p>1607,62</text:p>
          </table:table-cell>
          <table:table-cell table:number-columns-repeated="1018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13_LengthyGUIListenerOperatorMutator</text:p>
          </table:table-cell>
          <table:table-cell table:style-name="ce1" table:formula="of:=[.D640]+[.B641]" office:value-type="float" office:value="109485" calcext:value-type="float">
            <text:p>109485</text:p>
          </table:table-cell>
          <table:table-cell table:style-name="ce6" table:formula="of:=[.B641]/[.$B$1]" office:value-type="float" office:value="2.45588235294118" calcext:value-type="float">
            <text:p>2,46</text:p>
          </table:table-cell>
          <table:table-cell table:style-name="ce6" table:formula="of:=[.F640]+[.E641]" office:value-type="float" office:value="1610.07352941177" calcext:value-type="float">
            <text:p>1610,07</text:p>
          </table:table-cell>
          <table:table-cell table:number-columns-repeated="1018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hareBottomSheetDialog_14_BuggyGUIListenerOperatorMutator</text:p>
          </table:table-cell>
          <table:table-cell table:style-name="ce1" table:formula="of:=[.D641]+[.B642]" office:value-type="float" office:value="109651" calcext:value-type="float">
            <text:p>109651</text:p>
          </table:table-cell>
          <table:table-cell table:style-name="ce6" table:formula="of:=[.B642]/[.$B$1]" office:value-type="float" office:value="2.44117647058824" calcext:value-type="float">
            <text:p>2,44</text:p>
          </table:table-cell>
          <table:table-cell table:style-name="ce6" table:formula="of:=[.F641]+[.E642]" office:value-type="float" office:value="1612.51470588236" calcext:value-type="float">
            <text:p>1612,51</text:p>
          </table:table-cell>
          <table:table-cell table:number-columns-repeated="1018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hareBottomSheetDialog_15_LengthyGUIListenerOperatorMutator</text:p>
          </table:table-cell>
          <table:table-cell table:style-name="ce1" table:formula="of:=[.D642]+[.B643]" office:value-type="float" office:value="109820" calcext:value-type="float">
            <text:p>109820</text:p>
          </table:table-cell>
          <table:table-cell table:style-name="ce6" table:formula="of:=[.B643]/[.$B$1]" office:value-type="float" office:value="2.48529411764706" calcext:value-type="float">
            <text:p>2,49</text:p>
          </table:table-cell>
          <table:table-cell table:style-name="ce6" table:formula="of:=[.F642]+[.E643]" office:value-type="float" office:value="1615.00000000001" calcext:value-type="float">
            <text:p>1615,00</text:p>
          </table:table-cell>
          <table:table-cell table:number-columns-repeated="1018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16_InvalidViewFocusOperatorMutator</text:p>
          </table:table-cell>
          <table:table-cell table:style-name="ce1" table:formula="of:=[.D643]+[.B644]" office:value-type="float" office:value="109987" calcext:value-type="float">
            <text:p>109987</text:p>
          </table:table-cell>
          <table:table-cell table:style-name="ce6" table:formula="of:=[.B644]/[.$B$1]" office:value-type="float" office:value="2.45588235294118" calcext:value-type="float">
            <text:p>2,46</text:p>
          </table:table-cell>
          <table:table-cell table:style-name="ce6" table:formula="of:=[.F643]+[.E644]" office:value-type="float" office:value="1617.45588235295" calcext:value-type="float">
            <text:p>1617,46</text:p>
          </table:table-cell>
          <table:table-cell table:number-columns-repeated="1018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17_ViewComponentNotVisibleOperatorMutator</text:p>
          </table:table-cell>
          <table:table-cell table:style-name="ce1" table:formula="of:=[.D644]+[.B645]" office:value-type="float" office:value="110155" calcext:value-type="float">
            <text:p>110155</text:p>
          </table:table-cell>
          <table:table-cell table:style-name="ce6" table:formula="of:=[.B645]/[.$B$1]" office:value-type="float" office:value="2.47058823529412" calcext:value-type="float">
            <text:p>2,47</text:p>
          </table:table-cell>
          <table:table-cell table:style-name="ce6" table:formula="of:=[.F644]+[.E645]" office:value-type="float" office:value="1619.92647058825" calcext:value-type="float">
            <text:p>1619,93</text:p>
          </table:table-cell>
          <table:table-cell table:number-columns-repeated="1018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18_NullIntentOperatorMutator</text:p>
          </table:table-cell>
          <table:table-cell table:style-name="ce1" table:formula="of:=[.D645]+[.B646]" office:value-type="float" office:value="110322" calcext:value-type="float">
            <text:p>110322</text:p>
          </table:table-cell>
          <table:table-cell table:style-name="ce6" table:formula="of:=[.B646]/[.$B$1]" office:value-type="float" office:value="2.45588235294118" calcext:value-type="float">
            <text:p>2,46</text:p>
          </table:table-cell>
          <table:table-cell table:style-name="ce6" table:formula="of:=[.F645]+[.E646]" office:value-type="float" office:value="1622.38235294119" calcext:value-type="float">
            <text:p>1622,38</text:p>
          </table:table-cell>
          <table:table-cell table:number-columns-repeated="1018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19_InvalidKeyIntentOperatorMutator</text:p>
          </table:table-cell>
          <table:table-cell table:style-name="ce1" table:formula="of:=[.D646]+[.B647]" office:value-type="float" office:value="110490" calcext:value-type="float">
            <text:p>110490</text:p>
          </table:table-cell>
          <table:table-cell table:style-name="ce6" table:formula="of:=[.B647]/[.$B$1]" office:value-type="float" office:value="2.47058823529412" calcext:value-type="float">
            <text:p>2,47</text:p>
          </table:table-cell>
          <table:table-cell table:style-name="ce6" table:formula="of:=[.F646]+[.E647]" office:value-type="float" office:value="1624.85294117648" calcext:value-type="float">
            <text:p>1624,85</text:p>
          </table:table-cell>
          <table:table-cell table:number-columns-repeated="1018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20_RandomActionIntentDefinitionOperatorMutator</text:p>
          </table:table-cell>
          <table:table-cell table:style-name="ce1" table:formula="of:=[.D647]+[.B648]" office:value-type="float" office:value="110658" calcext:value-type="float">
            <text:p>110658</text:p>
          </table:table-cell>
          <table:table-cell table:style-name="ce6" table:formula="of:=[.B648]/[.$B$1]" office:value-type="float" office:value="2.47058823529412" calcext:value-type="float">
            <text:p>2,47</text:p>
          </table:table-cell>
          <table:table-cell table:style-name="ce6" table:formula="of:=[.F647]+[.E648]" office:value-type="float" office:value="1627.32352941177" calcext:value-type="float">
            <text:p>1627,32</text:p>
          </table:table-cell>
          <table:table-cell table:number-columns-repeated="1018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hareBottomSheetDialog_21_RandomActionIntentDefinitionOperatorMutator</text:p>
          </table:table-cell>
          <table:table-cell table:style-name="ce1" table:formula="of:=[.D648]+[.B649]" office:value-type="float" office:value="110824" calcext:value-type="float">
            <text:p>110824</text:p>
          </table:table-cell>
          <table:table-cell table:style-name="ce6" table:formula="of:=[.B649]/[.$B$1]" office:value-type="float" office:value="2.44117647058824" calcext:value-type="float">
            <text:p>2,44</text:p>
          </table:table-cell>
          <table:table-cell table:style-name="ce6" table:formula="of:=[.F648]+[.E649]" office:value-type="float" office:value="1629.76470588236" calcext:value-type="float">
            <text:p>1629,76</text:p>
          </table:table-cell>
          <table:table-cell table:number-columns-repeated="1018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hareBottomSheetDialog_22_InvalidViewFocusOperatorMutator</text:p>
          </table:table-cell>
          <table:table-cell table:style-name="ce1" table:formula="of:=[.D649]+[.B650]" office:value-type="float" office:value="110990" calcext:value-type="float">
            <text:p>110990</text:p>
          </table:table-cell>
          <table:table-cell table:style-name="ce6" table:formula="of:=[.B650]/[.$B$1]" office:value-type="float" office:value="2.44117647058824" calcext:value-type="float">
            <text:p>2,44</text:p>
          </table:table-cell>
          <table:table-cell table:style-name="ce6" table:formula="of:=[.F649]+[.E650]" office:value-type="float" office:value="1632.20588235295" calcext:value-type="float">
            <text:p>1632,21</text:p>
          </table:table-cell>
          <table:table-cell table:number-columns-repeated="1018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23_ViewComponentNotVisibleOperatorMutator</text:p>
          </table:table-cell>
          <table:table-cell table:style-name="ce1" table:formula="of:=[.D650]+[.B651]" office:value-type="float" office:value="111158" calcext:value-type="float">
            <text:p>111158</text:p>
          </table:table-cell>
          <table:table-cell table:style-name="ce6" table:formula="of:=[.B651]/[.$B$1]" office:value-type="float" office:value="2.47058823529412" calcext:value-type="float">
            <text:p>2,47</text:p>
          </table:table-cell>
          <table:table-cell table:style-name="ce6" table:formula="of:=[.F650]+[.E651]" office:value-type="float" office:value="1634.67647058825" calcext:value-type="float">
            <text:p>1634,68</text:p>
          </table:table-cell>
          <table:table-cell table:number-columns-repeated="1018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ShareBottomSheetDialog_24_NullValueIntentPutExtraOperatorMutator</text:p>
          </table:table-cell>
          <table:table-cell table:style-name="ce1" table:formula="of:=[.D651]+[.B652]" office:value-type="float" office:value="111323" calcext:value-type="float">
            <text:p>111323</text:p>
          </table:table-cell>
          <table:table-cell table:style-name="ce6" table:formula="of:=[.B652]/[.$B$1]" office:value-type="float" office:value="2.42647058823529" calcext:value-type="float">
            <text:p>2,43</text:p>
          </table:table-cell>
          <table:table-cell table:style-name="ce6" table:formula="of:=[.F651]+[.E652]" office:value-type="float" office:value="1637.10294117648" calcext:value-type="float">
            <text:p>1637,10</text:p>
          </table:table-cell>
          <table:table-cell table:number-columns-repeated="1018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hareBottomSheetDialog_25_IntentPayloadReplacementOperatorMutator</text:p>
          </table:table-cell>
          <table:table-cell table:style-name="ce1" table:formula="of:=[.D652]+[.B653]" office:value-type="float" office:value="111491" calcext:value-type="float">
            <text:p>111491</text:p>
          </table:table-cell>
          <table:table-cell table:style-name="ce6" table:formula="of:=[.B653]/[.$B$1]" office:value-type="float" office:value="2.47058823529412" calcext:value-type="float">
            <text:p>2,47</text:p>
          </table:table-cell>
          <table:table-cell table:style-name="ce6" table:formula="of:=[.F652]+[.E653]" office:value-type="float" office:value="1639.57352941177" calcext:value-type="float">
            <text:p>1639,57</text:p>
          </table:table-cell>
          <table:table-cell table:number-columns-repeated="1018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hareBottomSheetDialog_26_RandomActionIntentDefinitionOperatorMutator</text:p>
          </table:table-cell>
          <table:table-cell table:style-name="ce1" table:formula="of:=[.D653]+[.B654]" office:value-type="float" office:value="111657" calcext:value-type="float">
            <text:p>111657</text:p>
          </table:table-cell>
          <table:table-cell table:style-name="ce6" table:formula="of:=[.B654]/[.$B$1]" office:value-type="float" office:value="2.44117647058824" calcext:value-type="float">
            <text:p>2,44</text:p>
          </table:table-cell>
          <table:table-cell table:style-name="ce6" table:formula="of:=[.F653]+[.E654]" office:value-type="float" office:value="1642.01470588236" calcext:value-type="float">
            <text:p>1642,01</text:p>
          </table:table-cell>
          <table:table-cell table:number-columns-repeated="1018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hareBottomSheetDialog_27_RandomActionIntentDefinitionOperatorMutator</text:p>
          </table:table-cell>
          <table:table-cell table:style-name="ce1" table:formula="of:=[.D654]+[.B655]" office:value-type="float" office:value="111824" calcext:value-type="float">
            <text:p>111824</text:p>
          </table:table-cell>
          <table:table-cell table:style-name="ce6" table:formula="of:=[.B655]/[.$B$1]" office:value-type="float" office:value="2.45588235294118" calcext:value-type="float">
            <text:p>2,46</text:p>
          </table:table-cell>
          <table:table-cell table:style-name="ce6" table:formula="of:=[.F654]+[.E655]" office:value-type="float" office:value="1644.4705882353" calcext:value-type="float">
            <text:p>1644,47</text:p>
          </table:table-cell>
          <table:table-cell table:number-columns-repeated="1018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LightConfigureActivity_0_LengthyGUICreationOperatorMutator</text:p>
          </table:table-cell>
          <table:table-cell table:style-name="ce1" table:formula="of:=[.D655]+[.B656]" office:value-type="float" office:value="111994" calcext:value-type="float">
            <text:p>111994</text:p>
          </table:table-cell>
          <table:table-cell table:style-name="ce6" table:formula="of:=[.B656]/[.$B$1]" office:value-type="float" office:value="2.5" calcext:value-type="float">
            <text:p>2,50</text:p>
          </table:table-cell>
          <table:table-cell table:style-name="ce6" table:formula="of:=[.F655]+[.E656]" office:value-type="float" office:value="1646.9705882353" calcext:value-type="float">
            <text:p>1646,97</text:p>
          </table:table-cell>
          <table:table-cell table:number-columns-repeated="1018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LightConfigureActivity_1_RandomActionIntentDefinitionOperatorMutator</text:p>
          </table:table-cell>
          <table:table-cell table:style-name="ce1" table:formula="of:=[.D656]+[.B657]" office:value-type="float" office:value="112164" calcext:value-type="float">
            <text:p>112164</text:p>
          </table:table-cell>
          <table:table-cell table:style-name="ce6" table:formula="of:=[.B657]/[.$B$1]" office:value-type="float" office:value="2.5" calcext:value-type="float">
            <text:p>2,50</text:p>
          </table:table-cell>
          <table:table-cell table:style-name="ce6" table:formula="of:=[.F656]+[.E657]" office:value-type="float" office:value="1649.4705882353" calcext:value-type="float">
            <text:p>1649,47</text:p>
          </table:table-cell>
          <table:table-cell table:number-columns-repeated="1018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2_InvalidViewFocusOperatorMutator</text:p>
          </table:table-cell>
          <table:table-cell table:style-name="ce1" table:formula="of:=[.D657]+[.B658]" office:value-type="float" office:value="112332" calcext:value-type="float">
            <text:p>112332</text:p>
          </table:table-cell>
          <table:table-cell table:style-name="ce6" table:formula="of:=[.B658]/[.$B$1]" office:value-type="float" office:value="2.47058823529412" calcext:value-type="float">
            <text:p>2,47</text:p>
          </table:table-cell>
          <table:table-cell table:style-name="ce6" table:formula="of:=[.F657]+[.E658]" office:value-type="float" office:value="1651.9411764706" calcext:value-type="float">
            <text:p>1651,94</text:p>
          </table:table-cell>
          <table:table-cell table:number-columns-repeated="1018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3_ViewComponentNotVisibleOperatorMutator</text:p>
          </table:table-cell>
          <table:table-cell table:style-name="ce1" table:formula="of:=[.D658]+[.B659]" office:value-type="float" office:value="112500" calcext:value-type="float">
            <text:p>112500</text:p>
          </table:table-cell>
          <table:table-cell table:style-name="ce6" table:formula="of:=[.B659]/[.$B$1]" office:value-type="float" office:value="2.47058823529412" calcext:value-type="float">
            <text:p>2,47</text:p>
          </table:table-cell>
          <table:table-cell table:style-name="ce6" table:formula="of:=[.F658]+[.E659]" office:value-type="float" office:value="1654.41176470589" calcext:value-type="float">
            <text:p>1654,41</text:p>
          </table:table-cell>
          <table:table-cell table:number-columns-repeated="1018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4_BuggyGUIListenerOperatorMutator</text:p>
          </table:table-cell>
          <table:table-cell table:style-name="ce1" table:formula="of:=[.D659]+[.B660]" office:value-type="float" office:value="112668" calcext:value-type="float">
            <text:p>112668</text:p>
          </table:table-cell>
          <table:table-cell table:style-name="ce6" table:formula="of:=[.B660]/[.$B$1]" office:value-type="float" office:value="2.47058823529412" calcext:value-type="float">
            <text:p>2,47</text:p>
          </table:table-cell>
          <table:table-cell table:style-name="ce6" table:formula="of:=[.F659]+[.E660]" office:value-type="float" office:value="1656.88235294119" calcext:value-type="float">
            <text:p>1656,88</text:p>
          </table:table-cell>
          <table:table-cell table:number-columns-repeated="1018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LightConfigureActivity_5_LengthyGUIListenerOperatorMutator</text:p>
          </table:table-cell>
          <table:table-cell table:style-name="ce1" table:formula="of:=[.D660]+[.B661]" office:value-type="float" office:value="112838" calcext:value-type="float">
            <text:p>112838</text:p>
          </table:table-cell>
          <table:table-cell table:style-name="ce6" table:formula="of:=[.B661]/[.$B$1]" office:value-type="float" office:value="2.5" calcext:value-type="float">
            <text:p>2,50</text:p>
          </table:table-cell>
          <table:table-cell table:style-name="ce6" table:formula="of:=[.F660]+[.E661]" office:value-type="float" office:value="1659.38235294119" calcext:value-type="float">
            <text:p>1659,38</text:p>
          </table:table-cell>
          <table:table-cell table:number-columns-repeated="1018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6_InvalidViewFocusOperatorMutator</text:p>
          </table:table-cell>
          <table:table-cell table:style-name="ce1" table:formula="of:=[.D661]+[.B662]" office:value-type="float" office:value="113006" calcext:value-type="float">
            <text:p>113006</text:p>
          </table:table-cell>
          <table:table-cell table:style-name="ce6" table:formula="of:=[.B662]/[.$B$1]" office:value-type="float" office:value="2.47058823529412" calcext:value-type="float">
            <text:p>2,47</text:p>
          </table:table-cell>
          <table:table-cell table:style-name="ce6" table:formula="of:=[.F661]+[.E662]" office:value-type="float" office:value="1661.85294117648" calcext:value-type="float">
            <text:p>1661,85</text:p>
          </table:table-cell>
          <table:table-cell table:number-columns-repeated="1018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LightConfigureActivity_7_ViewComponentNotVisibleOperatorMutator</text:p>
          </table:table-cell>
          <table:table-cell table:style-name="ce1" table:formula="of:=[.D662]+[.B663]" office:value-type="float" office:value="113176" calcext:value-type="float">
            <text:p>113176</text:p>
          </table:table-cell>
          <table:table-cell table:style-name="ce6" table:formula="of:=[.B663]/[.$B$1]" office:value-type="float" office:value="2.5" calcext:value-type="float">
            <text:p>2,50</text:p>
          </table:table-cell>
          <table:table-cell table:style-name="ce6" table:formula="of:=[.F662]+[.E663]" office:value-type="float" office:value="1664.35294117648" calcext:value-type="float">
            <text:p>1664,35</text:p>
          </table:table-cell>
          <table:table-cell table:number-columns-repeated="1018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LightConfigureActivity_8_InvalidViewFocusOperatorMutator</text:p>
          </table:table-cell>
          <table:table-cell table:style-name="ce1" table:formula="of:=[.D663]+[.B664]" office:value-type="float" office:value="113342" calcext:value-type="float">
            <text:p>113342</text:p>
          </table:table-cell>
          <table:table-cell table:style-name="ce6" table:formula="of:=[.B664]/[.$B$1]" office:value-type="float" office:value="2.44117647058824" calcext:value-type="float">
            <text:p>2,44</text:p>
          </table:table-cell>
          <table:table-cell table:style-name="ce6" table:formula="of:=[.F663]+[.E664]" office:value-type="float" office:value="1666.79411764707" calcext:value-type="float">
            <text:p>1666,79</text:p>
          </table:table-cell>
          <table:table-cell table:number-columns-repeated="1018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9_ViewComponentNotVisibleOperatorMutator</text:p>
          </table:table-cell>
          <table:table-cell table:style-name="ce1" table:formula="of:=[.D664]+[.B665]" office:value-type="float" office:value="113510" calcext:value-type="float">
            <text:p>113510</text:p>
          </table:table-cell>
          <table:table-cell table:style-name="ce6" table:formula="of:=[.B665]/[.$B$1]" office:value-type="float" office:value="2.47058823529412" calcext:value-type="float">
            <text:p>2,47</text:p>
          </table:table-cell>
          <table:table-cell table:style-name="ce6" table:formula="of:=[.F664]+[.E665]" office:value-type="float" office:value="1669.26470588236" calcext:value-type="float">
            <text:p>1669,26</text:p>
          </table:table-cell>
          <table:table-cell table:number-columns-repeated="1018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LightConfigureActivity_10_BuggyGUIListenerOperatorMutator</text:p>
          </table:table-cell>
          <table:table-cell table:style-name="ce1" table:formula="of:=[.D665]+[.B666]" office:value-type="float" office:value="113676" calcext:value-type="float">
            <text:p>113676</text:p>
          </table:table-cell>
          <table:table-cell table:style-name="ce6" table:formula="of:=[.B666]/[.$B$1]" office:value-type="float" office:value="2.44117647058824" calcext:value-type="float">
            <text:p>2,44</text:p>
          </table:table-cell>
          <table:table-cell table:style-name="ce6" table:formula="of:=[.F665]+[.E666]" office:value-type="float" office:value="1671.70588235295" calcext:value-type="float">
            <text:p>1671,71</text:p>
          </table:table-cell>
          <table:table-cell table:number-columns-repeated="1018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11_LengthyGUIListenerOperatorMutator</text:p>
          </table:table-cell>
          <table:table-cell table:style-name="ce1" table:formula="of:=[.D666]+[.B667]" office:value-type="float" office:value="113844" calcext:value-type="float">
            <text:p>113844</text:p>
          </table:table-cell>
          <table:table-cell table:style-name="ce6" table:formula="of:=[.B667]/[.$B$1]" office:value-type="float" office:value="2.47058823529412" calcext:value-type="float">
            <text:p>2,47</text:p>
          </table:table-cell>
          <table:table-cell table:style-name="ce6" table:formula="of:=[.F666]+[.E667]" office:value-type="float" office:value="1674.17647058825" calcext:value-type="float">
            <text:p>1674,18</text:p>
          </table:table-cell>
          <table:table-cell table:number-columns-repeated="1018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WidgetLightConfigureActivity_12_InvalidKeyIntentOperatorMutator</text:p>
          </table:table-cell>
          <table:table-cell table:style-name="ce1" table:formula="of:=[.D667]+[.B668]" office:value-type="float" office:value="114015" calcext:value-type="float">
            <text:p>114015</text:p>
          </table:table-cell>
          <table:table-cell table:style-name="ce6" table:formula="of:=[.B668]/[.$B$1]" office:value-type="float" office:value="2.51470588235294" calcext:value-type="float">
            <text:p>2,51</text:p>
          </table:table-cell>
          <table:table-cell table:style-name="ce6" table:formula="of:=[.F667]+[.E668]" office:value-type="float" office:value="1676.6911764706" calcext:value-type="float">
            <text:p>1676,69</text:p>
          </table:table-cell>
          <table:table-cell table:number-columns-repeated="1018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13_RandomActionIntentDefinitionOperatorMutator</text:p>
          </table:table-cell>
          <table:table-cell table:style-name="ce1" table:formula="of:=[.D668]+[.B669]" office:value-type="float" office:value="114183" calcext:value-type="float">
            <text:p>114183</text:p>
          </table:table-cell>
          <table:table-cell table:style-name="ce6" table:formula="of:=[.B669]/[.$B$1]" office:value-type="float" office:value="2.47058823529412" calcext:value-type="float">
            <text:p>2,47</text:p>
          </table:table-cell>
          <table:table-cell table:style-name="ce6" table:formula="of:=[.F668]+[.E669]" office:value-type="float" office:value="1679.16176470589" calcext:value-type="float">
            <text:p>1679,16</text:p>
          </table:table-cell>
          <table:table-cell table:number-columns-repeated="1018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14_RandomActionIntentDefinitionOperatorMutator</text:p>
          </table:table-cell>
          <table:table-cell table:style-name="ce1" table:formula="of:=[.D669]+[.B670]" office:value-type="float" office:value="114351" calcext:value-type="float">
            <text:p>114351</text:p>
          </table:table-cell>
          <table:table-cell table:style-name="ce6" table:formula="of:=[.B670]/[.$B$1]" office:value-type="float" office:value="2.47058823529412" calcext:value-type="float">
            <text:p>2,47</text:p>
          </table:table-cell>
          <table:table-cell table:style-name="ce6" table:formula="of:=[.F669]+[.E670]" office:value-type="float" office:value="1681.63235294119" calcext:value-type="float">
            <text:p>1681,63</text:p>
          </table:table-cell>
          <table:table-cell table:number-columns-repeated="1018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LightConfigureActivity_15_NullValueIntentPutExtraOperatorMutator</text:p>
          </table:table-cell>
          <table:table-cell table:style-name="ce1" table:formula="of:=[.D670]+[.B671]" office:value-type="float" office:value="114517" calcext:value-type="float">
            <text:p>114517</text:p>
          </table:table-cell>
          <table:table-cell table:style-name="ce6" table:formula="of:=[.B671]/[.$B$1]" office:value-type="float" office:value="2.44117647058824" calcext:value-type="float">
            <text:p>2,44</text:p>
          </table:table-cell>
          <table:table-cell table:style-name="ce6" table:formula="of:=[.F670]+[.E671]" office:value-type="float" office:value="1684.07352941178" calcext:value-type="float">
            <text:p>1684,07</text:p>
          </table:table-cell>
          <table:table-cell table:number-columns-repeated="1018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ConfigureActivity_16_IntentPayloadReplacementOperatorMutator</text:p>
          </table:table-cell>
          <table:table-cell table:style-name="ce1" table:formula="of:=[.D671]+[.B672]" office:value-type="float" office:value="114686" calcext:value-type="float">
            <text:p>114686</text:p>
          </table:table-cell>
          <table:table-cell table:style-name="ce6" table:formula="of:=[.B672]/[.$B$1]" office:value-type="float" office:value="2.48529411764706" calcext:value-type="float">
            <text:p>2,49</text:p>
          </table:table-cell>
          <table:table-cell table:style-name="ce6" table:formula="of:=[.F671]+[.E672]" office:value-type="float" office:value="1686.55882352942" calcext:value-type="float">
            <text:p>1686,56</text:p>
          </table:table-cell>
          <table:table-cell table:number-columns-repeated="1018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WidgetLightConfigureActivity_17_RandomActionIntentDefinitionOperatorMutator</text:p>
          </table:table-cell>
          <table:table-cell table:style-name="ce1" table:formula="of:=[.D672]+[.B673]" office:value-type="float" office:value="114859" calcext:value-type="float">
            <text:p>114859</text:p>
          </table:table-cell>
          <table:table-cell table:style-name="ce6" table:formula="of:=[.B673]/[.$B$1]" office:value-type="float" office:value="2.54411764705882" calcext:value-type="float">
            <text:p>2,54</text:p>
          </table:table-cell>
          <table:table-cell table:style-name="ce6" table:formula="of:=[.F672]+[.E673]" office:value-type="float" office:value="1689.10294117648" calcext:value-type="float">
            <text:p>1689,10</text:p>
          </table:table-cell>
          <table:table-cell table:number-columns-repeated="1018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ConfigureActivity_18_RandomActionIntentDefinitionOperatorMutator</text:p>
          </table:table-cell>
          <table:table-cell table:style-name="ce1" table:formula="of:=[.D673]+[.B674]" office:value-type="float" office:value="115028" calcext:value-type="float">
            <text:p>115028</text:p>
          </table:table-cell>
          <table:table-cell table:style-name="ce6" table:formula="of:=[.B674]/[.$B$1]" office:value-type="float" office:value="2.48529411764706" calcext:value-type="float">
            <text:p>2,49</text:p>
          </table:table-cell>
          <table:table-cell table:style-name="ce6" table:formula="of:=[.F673]+[.E674]" office:value-type="float" office:value="1691.58823529413" calcext:value-type="float">
            <text:p>1691,59</text:p>
          </table:table-cell>
          <table:table-cell table:number-columns-repeated="1018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LightConfigureActivity_19_BinaryMutator</text:p>
          </table:table-cell>
          <table:table-cell table:style-name="ce1" table:formula="of:=[.D674]+[.B675]" office:value-type="float" office:value="115196" calcext:value-type="float">
            <text:p>115196</text:p>
          </table:table-cell>
          <table:table-cell table:style-name="ce6" table:formula="of:=[.B675]/[.$B$1]" office:value-type="float" office:value="2.47058823529412" calcext:value-type="float">
            <text:p>2,47</text:p>
          </table:table-cell>
          <table:table-cell table:style-name="ce6" table:formula="of:=[.F674]+[.E675]" office:value-type="float" office:value="1694.05882352942" calcext:value-type="float">
            <text:p>1694,06</text:p>
          </table:table-cell>
          <table:table-cell table:number-columns-repeated="1018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ConfigureActivity_20_RandomActionIntentDefinitionOperatorMutator</text:p>
          </table:table-cell>
          <table:table-cell table:style-name="ce1" table:formula="of:=[.D675]+[.B676]" office:value-type="float" office:value="115365" calcext:value-type="float">
            <text:p>115365</text:p>
          </table:table-cell>
          <table:table-cell table:style-name="ce6" table:formula="of:=[.B676]/[.$B$1]" office:value-type="float" office:value="2.48529411764706" calcext:value-type="float">
            <text:p>2,49</text:p>
          </table:table-cell>
          <table:table-cell table:style-name="ce6" table:formula="of:=[.F675]+[.E676]" office:value-type="float" office:value="1696.54411764707" calcext:value-type="float">
            <text:p>1696,54</text:p>
          </table:table-cell>
          <table:table-cell table:number-columns-repeated="1018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LightConfigureActivity_21_NullValueIntentPutExtraOperatorMutator</text:p>
          </table:table-cell>
          <table:table-cell table:style-name="ce1" table:formula="of:=[.D676]+[.B677]" office:value-type="float" office:value="115532" calcext:value-type="float">
            <text:p>115532</text:p>
          </table:table-cell>
          <table:table-cell table:style-name="ce6" table:formula="of:=[.B677]/[.$B$1]" office:value-type="float" office:value="2.45588235294118" calcext:value-type="float">
            <text:p>2,46</text:p>
          </table:table-cell>
          <table:table-cell table:style-name="ce6" table:formula="of:=[.F676]+[.E677]" office:value-type="float" office:value="1699.00000000001" calcext:value-type="float">
            <text:p>1699,00</text:p>
          </table:table-cell>
          <table:table-cell table:number-columns-repeated="1018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LightConfigureActivity_22_IntentPayloadReplacementOperatorMutator</text:p>
          </table:table-cell>
          <table:table-cell table:style-name="ce1" table:formula="of:=[.D677]+[.B678]" office:value-type="float" office:value="115699" calcext:value-type="float">
            <text:p>115699</text:p>
          </table:table-cell>
          <table:table-cell table:style-name="ce6" table:formula="of:=[.B678]/[.$B$1]" office:value-type="float" office:value="2.45588235294118" calcext:value-type="float">
            <text:p>2,46</text:p>
          </table:table-cell>
          <table:table-cell table:style-name="ce6" table:formula="of:=[.F677]+[.E678]" office:value-type="float" office:value="1701.45588235295" calcext:value-type="float">
            <text:p>1701,46</text:p>
          </table:table-cell>
          <table:table-cell table:number-columns-repeated="1018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LightConfigureActivity_23_RandomActionIntentDefinitionOperatorMutator</text:p>
          </table:table-cell>
          <table:table-cell table:style-name="ce1" table:formula="of:=[.D678]+[.B679]" office:value-type="float" office:value="115868" calcext:value-type="float">
            <text:p>115868</text:p>
          </table:table-cell>
          <table:table-cell table:style-name="ce6" table:formula="of:=[.B679]/[.$B$1]" office:value-type="float" office:value="2.48529411764706" calcext:value-type="float">
            <text:p>2,49</text:p>
          </table:table-cell>
          <table:table-cell table:style-name="ce6" table:formula="of:=[.F678]+[.E679]" office:value-type="float" office:value="1703.9411764706" calcext:value-type="float">
            <text:p>1703,94</text:p>
          </table:table-cell>
          <table:table-cell table:number-columns-repeated="1018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ThemedAppCompatActivity_0_LengthyGUICreationOperatorMutator</text:p>
          </table:table-cell>
          <table:table-cell table:style-name="ce1" table:formula="of:=[.D679]+[.B680]" office:value-type="float" office:value="116184" calcext:value-type="float">
            <text:p>116184</text:p>
          </table:table-cell>
          <table:table-cell table:style-name="ce6" table:formula="of:=[.B680]/[.$B$1]" office:value-type="float" office:value="4.64705882352941" calcext:value-type="float">
            <text:p>4,65</text:p>
          </table:table-cell>
          <table:table-cell table:style-name="ce6" table:formula="of:=[.F679]+[.E680]" office:value-type="float" office:value="1708.58823529413" calcext:value-type="float">
            <text:p>1708,59</text:p>
          </table:table-cell>
          <table:table-cell table:number-columns-repeated="1018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ThemedAppCompatActivity_1_NullIntentOperatorMutator</text:p>
          </table:table-cell>
          <table:table-cell table:style-name="ce1" table:formula="of:=[.D680]+[.B681]" office:value-type="float" office:value="116349" calcext:value-type="float">
            <text:p>116349</text:p>
          </table:table-cell>
          <table:table-cell table:style-name="ce6" table:formula="of:=[.B681]/[.$B$1]" office:value-type="float" office:value="2.42647058823529" calcext:value-type="float">
            <text:p>2,43</text:p>
          </table:table-cell>
          <table:table-cell table:style-name="ce6" table:formula="of:=[.F680]+[.E681]" office:value-type="float" office:value="1711.01470588236" calcext:value-type="float">
            <text:p>1711,01</text:p>
          </table:table-cell>
          <table:table-cell table:number-columns-repeated="1018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ThemedAppCompatActivity_2_InvalidKeyIntentOperatorMutator</text:p>
          </table:table-cell>
          <table:table-cell table:style-name="ce1" table:formula="of:=[.D681]+[.B682]" office:value-type="float" office:value="116516" calcext:value-type="float">
            <text:p>116516</text:p>
          </table:table-cell>
          <table:table-cell table:style-name="ce6" table:formula="of:=[.B682]/[.$B$1]" office:value-type="float" office:value="2.45588235294118" calcext:value-type="float">
            <text:p>2,46</text:p>
          </table:table-cell>
          <table:table-cell table:style-name="ce6" table:formula="of:=[.F681]+[.E682]" office:value-type="float" office:value="1713.47058823531" calcext:value-type="float">
            <text:p>1713,47</text:p>
          </table:table-cell>
          <table:table-cell table:number-columns-repeated="1018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ThemedAppCompatActivity_3_RandomActionIntentDefinitionOperatorMutator</text:p>
          </table:table-cell>
          <table:table-cell table:style-name="ce1" table:formula="of:=[.D682]+[.B683]" office:value-type="float" office:value="116685" calcext:value-type="float">
            <text:p>116685</text:p>
          </table:table-cell>
          <table:table-cell table:style-name="ce6" table:formula="of:=[.B683]/[.$B$1]" office:value-type="float" office:value="2.48529411764706" calcext:value-type="float">
            <text:p>2,49</text:p>
          </table:table-cell>
          <table:table-cell table:style-name="ce6" table:formula="of:=[.F682]+[.E683]" office:value-type="float" office:value="1715.95588235295" calcext:value-type="float">
            <text:p>1715,96</text:p>
          </table:table-cell>
          <table:table-cell table:number-columns-repeated="1018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ThemedAppCompatActivity_4_RandomActionIntentDefinitionOperatorMutator</text:p>
          </table:table-cell>
          <table:table-cell table:style-name="ce1" table:formula="of:=[.D683]+[.B684]" office:value-type="float" office:value="116852" calcext:value-type="float">
            <text:p>116852</text:p>
          </table:table-cell>
          <table:table-cell table:style-name="ce6" table:formula="of:=[.B684]/[.$B$1]" office:value-type="float" office:value="2.45588235294118" calcext:value-type="float">
            <text:p>2,46</text:p>
          </table:table-cell>
          <table:table-cell table:style-name="ce6" table:formula="of:=[.F683]+[.E684]" office:value-type="float" office:value="1718.41176470589" calcext:value-type="float">
            <text:p>1718,41</text:p>
          </table:table-cell>
          <table:table-cell table:number-columns-repeated="1018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ThemedAppCompatActivity_5_RandomActionIntentDefinitionOperatorMutator</text:p>
          </table:table-cell>
          <table:table-cell table:style-name="ce1" table:formula="of:=[.D684]+[.B685]" office:value-type="float" office:value="117021" calcext:value-type="float">
            <text:p>117021</text:p>
          </table:table-cell>
          <table:table-cell table:style-name="ce6" table:formula="of:=[.B685]/[.$B$1]" office:value-type="float" office:value="2.48529411764706" calcext:value-type="float">
            <text:p>2,49</text:p>
          </table:table-cell>
          <table:table-cell table:style-name="ce6" table:formula="of:=[.F684]+[.E685]" office:value-type="float" office:value="1720.89705882354" calcext:value-type="float">
            <text:p>1720,90</text:p>
          </table:table-cell>
          <table:table-cell table:number-columns-repeated="1018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Fragment_0_NullIntentOperatorMutator</text:p>
          </table:table-cell>
          <table:table-cell table:style-name="ce1" table:formula="of:=[.D685]+[.B686]" office:value-type="float" office:value="117191" calcext:value-type="float">
            <text:p>117191</text:p>
          </table:table-cell>
          <table:table-cell table:style-name="ce6" table:formula="of:=[.B686]/[.$B$1]" office:value-type="float" office:value="2.5" calcext:value-type="float">
            <text:p>2,50</text:p>
          </table:table-cell>
          <table:table-cell table:style-name="ce6" table:formula="of:=[.F685]+[.E686]" office:value-type="float" office:value="1723.39705882354" calcext:value-type="float">
            <text:p>1723,40</text:p>
          </table:table-cell>
          <table:table-cell table:number-columns-repeated="1018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EditorFragment_1_InvalidKeyIntentOperatorMutator</text:p>
          </table:table-cell>
          <table:table-cell table:style-name="ce1" table:formula="of:=[.D686]+[.B687]" office:value-type="float" office:value="117364" calcext:value-type="float">
            <text:p>117364</text:p>
          </table:table-cell>
          <table:table-cell table:style-name="ce6" table:formula="of:=[.B687]/[.$B$1]" office:value-type="float" office:value="2.54411764705882" calcext:value-type="float">
            <text:p>2,54</text:p>
          </table:table-cell>
          <table:table-cell table:style-name="ce6" table:formula="of:=[.F686]+[.E687]" office:value-type="float" office:value="1725.9411764706" calcext:value-type="float">
            <text:p>1725,94</text:p>
          </table:table-cell>
          <table:table-cell table:number-columns-repeated="1018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Fragment_2_RandomActionIntentDefinitionOperatorMutator</text:p>
          </table:table-cell>
          <table:table-cell table:style-name="ce1" table:formula="of:=[.D687]+[.B688]" office:value-type="float" office:value="117534" calcext:value-type="float">
            <text:p>117534</text:p>
          </table:table-cell>
          <table:table-cell table:style-name="ce6" table:formula="of:=[.B688]/[.$B$1]" office:value-type="float" office:value="2.5" calcext:value-type="float">
            <text:p>2,50</text:p>
          </table:table-cell>
          <table:table-cell table:style-name="ce6" table:formula="of:=[.F687]+[.E688]" office:value-type="float" office:value="1728.4411764706" calcext:value-type="float">
            <text:p>1728,44</text:p>
          </table:table-cell>
          <table:table-cell table:number-columns-repeated="1018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3_RandomActionIntentDefinitionOperatorMutator</text:p>
          </table:table-cell>
          <table:table-cell table:style-name="ce1" table:formula="of:=[.D688]+[.B689]" office:value-type="float" office:value="117703" calcext:value-type="float">
            <text:p>117703</text:p>
          </table:table-cell>
          <table:table-cell table:style-name="ce6" table:formula="of:=[.B689]/[.$B$1]" office:value-type="float" office:value="2.48529411764706" calcext:value-type="float">
            <text:p>2,49</text:p>
          </table:table-cell>
          <table:table-cell table:style-name="ce6" table:formula="of:=[.F688]+[.E689]" office:value-type="float" office:value="1730.92647058825" calcext:value-type="float">
            <text:p>1730,93</text:p>
          </table:table-cell>
          <table:table-cell table:number-columns-repeated="1018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Fragment_4_LengthyGUICreationOperatorMutator</text:p>
          </table:table-cell>
          <table:table-cell table:style-name="ce1" table:formula="of:=[.D689]+[.B690]" office:value-type="float" office:value="117870" calcext:value-type="float">
            <text:p>117870</text:p>
          </table:table-cell>
          <table:table-cell table:style-name="ce6" table:formula="of:=[.B690]/[.$B$1]" office:value-type="float" office:value="2.45588235294118" calcext:value-type="float">
            <text:p>2,46</text:p>
          </table:table-cell>
          <table:table-cell table:style-name="ce6" table:formula="of:=[.F689]+[.E690]" office:value-type="float" office:value="1733.38235294119" calcext:value-type="float">
            <text:p>1733,38</text:p>
          </table:table-cell>
          <table:table-cell table:number-columns-repeated="1018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Fragment_5_BinaryMutator</text:p>
          </table:table-cell>
          <table:table-cell table:style-name="ce1" table:formula="of:=[.D690]+[.B691]" office:value-type="float" office:value="118040" calcext:value-type="float">
            <text:p>118040</text:p>
          </table:table-cell>
          <table:table-cell table:style-name="ce6" table:formula="of:=[.B691]/[.$B$1]" office:value-type="float" office:value="2.5" calcext:value-type="float">
            <text:p>2,50</text:p>
          </table:table-cell>
          <table:table-cell table:style-name="ce6" table:formula="of:=[.F690]+[.E691]" office:value-type="float" office:value="1735.88235294119" calcext:value-type="float">
            <text:p>1735,88</text:p>
          </table:table-cell>
          <table:table-cell table:number-columns-repeated="1018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Fragment_6_BinaryMutator</text:p>
          </table:table-cell>
          <table:table-cell table:style-name="ce1" table:formula="of:=[.D691]+[.B692]" office:value-type="float" office:value="118208" calcext:value-type="float">
            <text:p>118208</text:p>
          </table:table-cell>
          <table:table-cell table:style-name="ce6" table:formula="of:=[.B692]/[.$B$1]" office:value-type="float" office:value="2.47058823529412" calcext:value-type="float">
            <text:p>2,47</text:p>
          </table:table-cell>
          <table:table-cell table:style-name="ce6" table:formula="of:=[.F691]+[.E692]" office:value-type="float" office:value="1738.35294117648" calcext:value-type="float">
            <text:p>1738,35</text:p>
          </table:table-cell>
          <table:table-cell table:number-columns-repeated="1018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7_InvalidViewFocusOperatorMutator</text:p>
          </table:table-cell>
          <table:table-cell table:style-name="ce1" table:formula="of:=[.D692]+[.B693]" office:value-type="float" office:value="118377" calcext:value-type="float">
            <text:p>118377</text:p>
          </table:table-cell>
          <table:table-cell table:style-name="ce6" table:formula="of:=[.B693]/[.$B$1]" office:value-type="float" office:value="2.48529411764706" calcext:value-type="float">
            <text:p>2,49</text:p>
          </table:table-cell>
          <table:table-cell table:style-name="ce6" table:formula="of:=[.F692]+[.E693]" office:value-type="float" office:value="1740.83823529413" calcext:value-type="float">
            <text:p>1740,84</text:p>
          </table:table-cell>
          <table:table-cell table:number-columns-repeated="1018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8_ViewComponentNotVisibleOperatorMutator</text:p>
          </table:table-cell>
          <table:table-cell table:style-name="ce1" table:formula="of:=[.D693]+[.B694]" office:value-type="float" office:value="118546" calcext:value-type="float">
            <text:p>118546</text:p>
          </table:table-cell>
          <table:table-cell table:style-name="ce6" table:formula="of:=[.B694]/[.$B$1]" office:value-type="float" office:value="2.48529411764706" calcext:value-type="float">
            <text:p>2,49</text:p>
          </table:table-cell>
          <table:table-cell table:style-name="ce6" table:formula="of:=[.F693]+[.E694]" office:value-type="float" office:value="1743.32352941178" calcext:value-type="float">
            <text:p>1743,32</text:p>
          </table:table-cell>
          <table:table-cell table:number-columns-repeated="1018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Fragment_9_InvalidViewFocusOperatorMutator</text:p>
          </table:table-cell>
          <table:table-cell table:style-name="ce1" table:formula="of:=[.D694]+[.B695]" office:value-type="float" office:value="118716" calcext:value-type="float">
            <text:p>118716</text:p>
          </table:table-cell>
          <table:table-cell table:style-name="ce6" table:formula="of:=[.B695]/[.$B$1]" office:value-type="float" office:value="2.5" calcext:value-type="float">
            <text:p>2,50</text:p>
          </table:table-cell>
          <table:table-cell table:style-name="ce6" table:formula="of:=[.F694]+[.E695]" office:value-type="float" office:value="1745.82352941178" calcext:value-type="float">
            <text:p>1745,82</text:p>
          </table:table-cell>
          <table:table-cell table:number-columns-repeated="1018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EditorFragment_10_ViewComponentNotVisibleOperatorMutator</text:p>
          </table:table-cell>
          <table:table-cell table:style-name="ce1" table:formula="of:=[.D695]+[.B696]" office:value-type="float" office:value="118888" calcext:value-type="float">
            <text:p>118888</text:p>
          </table:table-cell>
          <table:table-cell table:style-name="ce6" table:formula="of:=[.B696]/[.$B$1]" office:value-type="float" office:value="2.52941176470588" calcext:value-type="float">
            <text:p>2,53</text:p>
          </table:table-cell>
          <table:table-cell table:style-name="ce6" table:formula="of:=[.F695]+[.E696]" office:value-type="float" office:value="1748.35294117648" calcext:value-type="float">
            <text:p>1748,35</text:p>
          </table:table-cell>
          <table:table-cell table:number-columns-repeated="1018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EditorFragment_11_InvalidViewFocusOperatorMutator</text:p>
          </table:table-cell>
          <table:table-cell table:style-name="ce1" table:formula="of:=[.D696]+[.B697]" office:value-type="float" office:value="119060" calcext:value-type="float">
            <text:p>119060</text:p>
          </table:table-cell>
          <table:table-cell table:style-name="ce6" table:formula="of:=[.B697]/[.$B$1]" office:value-type="float" office:value="2.52941176470588" calcext:value-type="float">
            <text:p>2,53</text:p>
          </table:table-cell>
          <table:table-cell table:style-name="ce6" table:formula="of:=[.F696]+[.E697]" office:value-type="float" office:value="1750.88235294119" calcext:value-type="float">
            <text:p>1750,88</text:p>
          </table:table-cell>
          <table:table-cell table:number-columns-repeated="1018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oteEditorFragment_12_ViewComponentNotVisibleOperatorMutator</text:p>
          </table:table-cell>
          <table:table-cell table:style-name="ce1" table:formula="of:=[.D697]+[.B698]" office:value-type="float" office:value="119232" calcext:value-type="float">
            <text:p>119232</text:p>
          </table:table-cell>
          <table:table-cell table:style-name="ce6" table:formula="of:=[.B698]/[.$B$1]" office:value-type="float" office:value="2.52941176470588" calcext:value-type="float">
            <text:p>2,53</text:p>
          </table:table-cell>
          <table:table-cell table:style-name="ce6" table:formula="of:=[.F697]+[.E698]" office:value-type="float" office:value="1753.41176470589" calcext:value-type="float">
            <text:p>1753,41</text:p>
          </table:table-cell>
          <table:table-cell table:number-columns-repeated="1018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NoteEditorFragment_13_InvalidViewFocusOperatorMutator</text:p>
          </table:table-cell>
          <table:table-cell table:style-name="ce1" table:formula="of:=[.D698]+[.B699]" office:value-type="float" office:value="119453" calcext:value-type="float">
            <text:p>119453</text:p>
          </table:table-cell>
          <table:table-cell table:style-name="ce6" table:formula="of:=[.B699]/[.$B$1]" office:value-type="float" office:value="3.25" calcext:value-type="float">
            <text:p>3,25</text:p>
          </table:table-cell>
          <table:table-cell table:style-name="ce6" table:formula="of:=[.F698]+[.E699]" office:value-type="float" office:value="1756.66176470589" calcext:value-type="float">
            <text:p>1756,66</text:p>
          </table:table-cell>
          <table:table-cell table:number-columns-repeated="1018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NoteEditorFragment_14_ViewComponentNotVisibleOperatorMutator</text:p>
          </table:table-cell>
          <table:table-cell table:style-name="ce1" table:formula="of:=[.D699]+[.B700]" office:value-type="float" office:value="119626" calcext:value-type="float">
            <text:p>119626</text:p>
          </table:table-cell>
          <table:table-cell table:style-name="ce6" table:formula="of:=[.B700]/[.$B$1]" office:value-type="float" office:value="2.54411764705882" calcext:value-type="float">
            <text:p>2,54</text:p>
          </table:table-cell>
          <table:table-cell table:style-name="ce6" table:formula="of:=[.F699]+[.E700]" office:value-type="float" office:value="1759.20588235295" calcext:value-type="float">
            <text:p>1759,21</text:p>
          </table:table-cell>
          <table:table-cell table:number-columns-repeated="1018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Fragment_15_InvalidViewFocusOperatorMutator</text:p>
          </table:table-cell>
          <table:table-cell table:style-name="ce1" table:formula="of:=[.D700]+[.B701]" office:value-type="float" office:value="119794" calcext:value-type="float">
            <text:p>119794</text:p>
          </table:table-cell>
          <table:table-cell table:style-name="ce6" table:formula="of:=[.B701]/[.$B$1]" office:value-type="float" office:value="2.47058823529412" calcext:value-type="float">
            <text:p>2,47</text:p>
          </table:table-cell>
          <table:table-cell table:style-name="ce6" table:formula="of:=[.F700]+[.E701]" office:value-type="float" office:value="1761.67647058825" calcext:value-type="float">
            <text:p>1761,68</text:p>
          </table:table-cell>
          <table:table-cell table:number-columns-repeated="1018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16_ViewComponentNotVisibleOperatorMutator</text:p>
          </table:table-cell>
          <table:table-cell table:style-name="ce1" table:formula="of:=[.D701]+[.B702]" office:value-type="float" office:value="119963" calcext:value-type="float">
            <text:p>119963</text:p>
          </table:table-cell>
          <table:table-cell table:style-name="ce6" table:formula="of:=[.B702]/[.$B$1]" office:value-type="float" office:value="2.48529411764706" calcext:value-type="float">
            <text:p>2,49</text:p>
          </table:table-cell>
          <table:table-cell table:style-name="ce6" table:formula="of:=[.F701]+[.E702]" office:value-type="float" office:value="1764.16176470589" calcext:value-type="float">
            <text:p>1764,16</text:p>
          </table:table-cell>
          <table:table-cell table:number-columns-repeated="1018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17_InvalidViewFocusOperatorMutator</text:p>
          </table:table-cell>
          <table:table-cell table:style-name="ce1" table:formula="of:=[.D702]+[.B703]" office:value-type="float" office:value="120132" calcext:value-type="float">
            <text:p>120132</text:p>
          </table:table-cell>
          <table:table-cell table:style-name="ce6" table:formula="of:=[.B703]/[.$B$1]" office:value-type="float" office:value="2.48529411764706" calcext:value-type="float">
            <text:p>2,49</text:p>
          </table:table-cell>
          <table:table-cell table:style-name="ce6" table:formula="of:=[.F702]+[.E703]" office:value-type="float" office:value="1766.64705882354" calcext:value-type="float">
            <text:p>1766,65</text:p>
          </table:table-cell>
          <table:table-cell table:number-columns-repeated="1018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Fragment_18_ViewComponentNotVisibleOperatorMutator</text:p>
          </table:table-cell>
          <table:table-cell table:style-name="ce1" table:formula="of:=[.D703]+[.B704]" office:value-type="float" office:value="120300" calcext:value-type="float">
            <text:p>120300</text:p>
          </table:table-cell>
          <table:table-cell table:style-name="ce6" table:formula="of:=[.B704]/[.$B$1]" office:value-type="float" office:value="2.47058823529412" calcext:value-type="float">
            <text:p>2,47</text:p>
          </table:table-cell>
          <table:table-cell table:style-name="ce6" table:formula="of:=[.F703]+[.E704]" office:value-type="float" office:value="1769.11764705883" calcext:value-type="float">
            <text:p>1769,12</text:p>
          </table:table-cell>
          <table:table-cell table:number-columns-repeated="1018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EditorFragment_19_InvalidViewFocusOperatorMutator</text:p>
          </table:table-cell>
          <table:table-cell table:style-name="ce1" table:formula="of:=[.D704]+[.B705]" office:value-type="float" office:value="120470" calcext:value-type="float">
            <text:p>120470</text:p>
          </table:table-cell>
          <table:table-cell table:style-name="ce6" table:formula="of:=[.B705]/[.$B$1]" office:value-type="float" office:value="2.5" calcext:value-type="float">
            <text:p>2,50</text:p>
          </table:table-cell>
          <table:table-cell table:style-name="ce6" table:formula="of:=[.F704]+[.E705]" office:value-type="float" office:value="1771.61764705883" calcext:value-type="float">
            <text:p>1771,62</text:p>
          </table:table-cell>
          <table:table-cell table:number-columns-repeated="1018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Fragment_20_ViewComponentNotVisibleOperatorMutator</text:p>
          </table:table-cell>
          <table:table-cell table:style-name="ce1" table:formula="of:=[.D705]+[.B706]" office:value-type="float" office:value="120637" calcext:value-type="float">
            <text:p>120637</text:p>
          </table:table-cell>
          <table:table-cell table:style-name="ce6" table:formula="of:=[.B706]/[.$B$1]" office:value-type="float" office:value="2.45588235294118" calcext:value-type="float">
            <text:p>2,46</text:p>
          </table:table-cell>
          <table:table-cell table:style-name="ce6" table:formula="of:=[.F705]+[.E706]" office:value-type="float" office:value="1774.07352941178" calcext:value-type="float">
            <text:p>1774,07</text:p>
          </table:table-cell>
          <table:table-cell table:number-columns-repeated="1018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21_BuggyGUIListenerOperatorMutator</text:p>
          </table:table-cell>
          <table:table-cell table:style-name="ce1" table:formula="of:=[.D706]+[.B707]" office:value-type="float" office:value="120806" calcext:value-type="float">
            <text:p>120806</text:p>
          </table:table-cell>
          <table:table-cell table:style-name="ce6" table:formula="of:=[.B707]/[.$B$1]" office:value-type="float" office:value="2.48529411764706" calcext:value-type="float">
            <text:p>2,49</text:p>
          </table:table-cell>
          <table:table-cell table:style-name="ce6" table:formula="of:=[.F706]+[.E707]" office:value-type="float" office:value="1776.55882352942" calcext:value-type="float">
            <text:p>1776,56</text:p>
          </table:table-cell>
          <table:table-cell table:number-columns-repeated="1018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Fragment_22_NullIntentOperatorMutator</text:p>
          </table:table-cell>
          <table:table-cell table:style-name="ce1" table:formula="of:=[.D707]+[.B708]" office:value-type="float" office:value="120974" calcext:value-type="float">
            <text:p>120974</text:p>
          </table:table-cell>
          <table:table-cell table:style-name="ce6" table:formula="of:=[.B708]/[.$B$1]" office:value-type="float" office:value="2.47058823529412" calcext:value-type="float">
            <text:p>2,47</text:p>
          </table:table-cell>
          <table:table-cell table:style-name="ce6" table:formula="of:=[.F707]+[.E708]" office:value-type="float" office:value="1779.02941176472" calcext:value-type="float">
            <text:p>1779,03</text:p>
          </table:table-cell>
          <table:table-cell table:number-columns-repeated="1018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23_InvalidKeyIntentOperatorMutator</text:p>
          </table:table-cell>
          <table:table-cell table:style-name="ce1" table:formula="of:=[.D708]+[.B709]" office:value-type="float" office:value="121143" calcext:value-type="float">
            <text:p>121143</text:p>
          </table:table-cell>
          <table:table-cell table:style-name="ce6" table:formula="of:=[.B709]/[.$B$1]" office:value-type="float" office:value="2.48529411764706" calcext:value-type="float">
            <text:p>2,49</text:p>
          </table:table-cell>
          <table:table-cell table:style-name="ce6" table:formula="of:=[.F708]+[.E709]" office:value-type="float" office:value="1781.51470588236" calcext:value-type="float">
            <text:p>1781,51</text:p>
          </table:table-cell>
          <table:table-cell table:number-columns-repeated="1018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Fragment_24_RandomActionIntentDefinitionOperatorMutator</text:p>
          </table:table-cell>
          <table:table-cell table:style-name="ce1" table:formula="of:=[.D709]+[.B710]" office:value-type="float" office:value="121311" calcext:value-type="float">
            <text:p>121311</text:p>
          </table:table-cell>
          <table:table-cell table:style-name="ce6" table:formula="of:=[.B710]/[.$B$1]" office:value-type="float" office:value="2.47058823529412" calcext:value-type="float">
            <text:p>2,47</text:p>
          </table:table-cell>
          <table:table-cell table:style-name="ce6" table:formula="of:=[.F709]+[.E710]" office:value-type="float" office:value="1783.98529411766" calcext:value-type="float">
            <text:p>1783,99</text:p>
          </table:table-cell>
          <table:table-cell table:number-columns-repeated="1018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Fragment_25_NullValueIntentPutExtraOperatorMutator</text:p>
          </table:table-cell>
          <table:table-cell table:style-name="ce1" table:formula="of:=[.D710]+[.B711]" office:value-type="float" office:value="121479" calcext:value-type="float">
            <text:p>121479</text:p>
          </table:table-cell>
          <table:table-cell table:style-name="ce6" table:formula="of:=[.B711]/[.$B$1]" office:value-type="float" office:value="2.47058823529412" calcext:value-type="float">
            <text:p>2,47</text:p>
          </table:table-cell>
          <table:table-cell table:style-name="ce6" table:formula="of:=[.F710]+[.E711]" office:value-type="float" office:value="1786.45588235295" calcext:value-type="float">
            <text:p>1786,46</text:p>
          </table:table-cell>
          <table:table-cell table:number-columns-repeated="1018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EditorFragment_26_IntentPayloadReplacementOperatorMutator</text:p>
          </table:table-cell>
          <table:table-cell table:style-name="ce1" table:formula="of:=[.D711]+[.B712]" office:value-type="float" office:value="121650" calcext:value-type="float">
            <text:p>121650</text:p>
          </table:table-cell>
          <table:table-cell table:style-name="ce6" table:formula="of:=[.B712]/[.$B$1]" office:value-type="float" office:value="2.51470588235294" calcext:value-type="float">
            <text:p>2,51</text:p>
          </table:table-cell>
          <table:table-cell table:style-name="ce6" table:formula="of:=[.F711]+[.E712]" office:value-type="float" office:value="1788.97058823531" calcext:value-type="float">
            <text:p>1788,97</text:p>
          </table:table-cell>
          <table:table-cell table:number-columns-repeated="1018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27_RandomActionIntentDefinitionOperatorMutator</text:p>
          </table:table-cell>
          <table:table-cell table:style-name="ce1" table:formula="of:=[.D712]+[.B713]" office:value-type="float" office:value="121819" calcext:value-type="float">
            <text:p>121819</text:p>
          </table:table-cell>
          <table:table-cell table:style-name="ce6" table:formula="of:=[.B713]/[.$B$1]" office:value-type="float" office:value="2.48529411764706" calcext:value-type="float">
            <text:p>2,49</text:p>
          </table:table-cell>
          <table:table-cell table:style-name="ce6" table:formula="of:=[.F712]+[.E713]" office:value-type="float" office:value="1791.45588235295" calcext:value-type="float">
            <text:p>1791,46</text:p>
          </table:table-cell>
          <table:table-cell table:number-columns-repeated="1018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EditorFragment_28_BinaryMutator</text:p>
          </table:table-cell>
          <table:table-cell table:style-name="ce1" table:formula="of:=[.D713]+[.B714]" office:value-type="float" office:value="121985" calcext:value-type="float">
            <text:p>121985</text:p>
          </table:table-cell>
          <table:table-cell table:style-name="ce6" table:formula="of:=[.B714]/[.$B$1]" office:value-type="float" office:value="2.44117647058824" calcext:value-type="float">
            <text:p>2,44</text:p>
          </table:table-cell>
          <table:table-cell table:style-name="ce6" table:formula="of:=[.F713]+[.E714]" office:value-type="float" office:value="1793.89705882354" calcext:value-type="float">
            <text:p>1793,90</text:p>
          </table:table-cell>
          <table:table-cell table:number-columns-repeated="1018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EditorFragment_29_BinaryMutator</text:p>
          </table:table-cell>
          <table:table-cell table:style-name="ce1" table:formula="of:=[.D714]+[.B715]" office:value-type="float" office:value="122152" calcext:value-type="float">
            <text:p>122152</text:p>
          </table:table-cell>
          <table:table-cell table:style-name="ce6" table:formula="of:=[.B715]/[.$B$1]" office:value-type="float" office:value="2.45588235294118" calcext:value-type="float">
            <text:p>2,46</text:p>
          </table:table-cell>
          <table:table-cell table:style-name="ce6" table:formula="of:=[.F714]+[.E715]" office:value-type="float" office:value="1796.35294117648" calcext:value-type="float">
            <text:p>1796,35</text:p>
          </table:table-cell>
          <table:table-cell table:number-columns-repeated="1018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EditorFragment_30_BuggyGUIListenerOperatorMutator</text:p>
          </table:table-cell>
          <table:table-cell table:style-name="ce1" table:formula="of:=[.D715]+[.B716]" office:value-type="float" office:value="122323" calcext:value-type="float">
            <text:p>122323</text:p>
          </table:table-cell>
          <table:table-cell table:style-name="ce6" table:formula="of:=[.B716]/[.$B$1]" office:value-type="float" office:value="2.51470588235294" calcext:value-type="float">
            <text:p>2,51</text:p>
          </table:table-cell>
          <table:table-cell table:style-name="ce6" table:formula="of:=[.F715]+[.E716]" office:value-type="float" office:value="1798.86764705883" calcext:value-type="float">
            <text:p>1798,87</text:p>
          </table:table-cell>
          <table:table-cell table:number-columns-repeated="1018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31_BuggyGUIListenerOperatorMutator</text:p>
          </table:table-cell>
          <table:table-cell table:style-name="ce1" table:formula="of:=[.D716]+[.B717]" office:value-type="float" office:value="122492" calcext:value-type="float">
            <text:p>122492</text:p>
          </table:table-cell>
          <table:table-cell table:style-name="ce6" table:formula="of:=[.B717]/[.$B$1]" office:value-type="float" office:value="2.48529411764706" calcext:value-type="float">
            <text:p>2,49</text:p>
          </table:table-cell>
          <table:table-cell table:style-name="ce6" table:formula="of:=[.F716]+[.E717]" office:value-type="float" office:value="1801.35294117648" calcext:value-type="float">
            <text:p>1801,35</text:p>
          </table:table-cell>
          <table:table-cell table:number-columns-repeated="1018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EditorFragment_32_BuggyGUIListenerOperatorMutator</text:p>
          </table:table-cell>
          <table:table-cell table:style-name="ce1" table:formula="of:=[.D717]+[.B718]" office:value-type="float" office:value="122663" calcext:value-type="float">
            <text:p>122663</text:p>
          </table:table-cell>
          <table:table-cell table:style-name="ce6" table:formula="of:=[.B718]/[.$B$1]" office:value-type="float" office:value="2.51470588235294" calcext:value-type="float">
            <text:p>2,51</text:p>
          </table:table-cell>
          <table:table-cell table:style-name="ce6" table:formula="of:=[.F717]+[.E718]" office:value-type="float" office:value="1803.86764705883" calcext:value-type="float">
            <text:p>1803,87</text:p>
          </table:table-cell>
          <table:table-cell table:number-columns-repeated="1018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EditorFragment_33_BuggyGUIListenerOperatorMutator</text:p>
          </table:table-cell>
          <table:table-cell table:style-name="ce1" table:formula="of:=[.D718]+[.B719]" office:value-type="float" office:value="122832" calcext:value-type="float">
            <text:p>122832</text:p>
          </table:table-cell>
          <table:table-cell table:style-name="ce6" table:formula="of:=[.B719]/[.$B$1]" office:value-type="float" office:value="2.48529411764706" calcext:value-type="float">
            <text:p>2,49</text:p>
          </table:table-cell>
          <table:table-cell table:style-name="ce6" table:formula="of:=[.F718]+[.E719]" office:value-type="float" office:value="1806.35294117648" calcext:value-type="float">
            <text:p>1806,35</text:p>
          </table:table-cell>
          <table:table-cell table:number-columns-repeated="1018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EditorFragment_34_BuggyGUIListenerOperatorMutator</text:p>
          </table:table-cell>
          <table:table-cell table:style-name="ce1" table:formula="of:=[.D719]+[.B720]" office:value-type="float" office:value="123000" calcext:value-type="float">
            <text:p>123000</text:p>
          </table:table-cell>
          <table:table-cell table:style-name="ce6" table:formula="of:=[.B720]/[.$B$1]" office:value-type="float" office:value="2.47058823529412" calcext:value-type="float">
            <text:p>2,47</text:p>
          </table:table-cell>
          <table:table-cell table:style-name="ce6" table:formula="of:=[.F719]+[.E720]" office:value-type="float" office:value="1808.82352941178" calcext:value-type="float">
            <text:p>1808,82</text:p>
          </table:table-cell>
          <table:table-cell table:number-columns-repeated="1018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FullScreenDialogFragment_0_LengthyGUICreationOperatorMutator</text:p>
          </table:table-cell>
          <table:table-cell table:style-name="ce1" table:formula="of:=[.D720]+[.B721]" office:value-type="float" office:value="123168" calcext:value-type="float">
            <text:p>123168</text:p>
          </table:table-cell>
          <table:table-cell table:style-name="ce6" table:formula="of:=[.B721]/[.$B$1]" office:value-type="float" office:value="2.47058823529412" calcext:value-type="float">
            <text:p>2,47</text:p>
          </table:table-cell>
          <table:table-cell table:style-name="ce6" table:formula="of:=[.F720]+[.E721]" office:value-type="float" office:value="1811.29411764707" calcext:value-type="float">
            <text:p>1811,29</text:p>
          </table:table-cell>
          <table:table-cell table:number-columns-repeated="1018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FullScreenDialogFragment_1_InvalidViewFocusOperatorMutator</text:p>
          </table:table-cell>
          <table:table-cell table:style-name="ce1" table:formula="of:=[.D721]+[.B722]" office:value-type="float" office:value="123335" calcext:value-type="float">
            <text:p>123335</text:p>
          </table:table-cell>
          <table:table-cell table:style-name="ce6" table:formula="of:=[.B722]/[.$B$1]" office:value-type="float" office:value="2.45588235294118" calcext:value-type="float">
            <text:p>2,46</text:p>
          </table:table-cell>
          <table:table-cell table:style-name="ce6" table:formula="of:=[.F721]+[.E722]" office:value-type="float" office:value="1813.75000000001" calcext:value-type="float">
            <text:p>1813,75</text:p>
          </table:table-cell>
          <table:table-cell table:number-columns-repeated="1018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FullScreenDialogFragment_2_ViewComponentNotVisibleOperatorMutator</text:p>
          </table:table-cell>
          <table:table-cell table:style-name="ce1" table:formula="of:=[.D722]+[.B723]" office:value-type="float" office:value="123501" calcext:value-type="float">
            <text:p>123501</text:p>
          </table:table-cell>
          <table:table-cell table:style-name="ce6" table:formula="of:=[.B723]/[.$B$1]" office:value-type="float" office:value="2.44117647058824" calcext:value-type="float">
            <text:p>2,44</text:p>
          </table:table-cell>
          <table:table-cell table:style-name="ce6" table:formula="of:=[.F722]+[.E723]" office:value-type="float" office:value="1816.1911764706" calcext:value-type="float">
            <text:p>1816,19</text:p>
          </table:table-cell>
          <table:table-cell table:number-columns-repeated="1018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ullScreenDialogFragment_3_BuggyGUIListenerOperatorMutator</text:p>
          </table:table-cell>
          <table:table-cell table:style-name="ce1" table:formula="of:=[.D723]+[.B724]" office:value-type="float" office:value="123671" calcext:value-type="float">
            <text:p>123671</text:p>
          </table:table-cell>
          <table:table-cell table:style-name="ce6" table:formula="of:=[.B724]/[.$B$1]" office:value-type="float" office:value="2.5" calcext:value-type="float">
            <text:p>2,50</text:p>
          </table:table-cell>
          <table:table-cell table:style-name="ce6" table:formula="of:=[.F723]+[.E724]" office:value-type="float" office:value="1818.6911764706" calcext:value-type="float">
            <text:p>1818,69</text:p>
          </table:table-cell>
          <table:table-cell table:number-columns-repeated="1018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ullScreenDialogFragment_4_LengthyGUIListenerOperatorMutator</text:p>
          </table:table-cell>
          <table:table-cell table:style-name="ce1" table:formula="of:=[.D724]+[.B725]" office:value-type="float" office:value="123841" calcext:value-type="float">
            <text:p>123841</text:p>
          </table:table-cell>
          <table:table-cell table:style-name="ce6" table:formula="of:=[.B725]/[.$B$1]" office:value-type="float" office:value="2.5" calcext:value-type="float">
            <text:p>2,50</text:p>
          </table:table-cell>
          <table:table-cell table:style-name="ce6" table:formula="of:=[.F724]+[.E725]" office:value-type="float" office:value="1821.1911764706" calcext:value-type="float">
            <text:p>1821,19</text:p>
          </table:table-cell>
          <table:table-cell table:number-columns-repeated="1018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Dark_0_NullIntentOperatorMutator</text:p>
          </table:table-cell>
          <table:table-cell table:style-name="ce1" table:formula="of:=[.D725]+[.B726]" office:value-type="float" office:value="124011" calcext:value-type="float">
            <text:p>124011</text:p>
          </table:table-cell>
          <table:table-cell table:style-name="ce6" table:formula="of:=[.B726]/[.$B$1]" office:value-type="float" office:value="2.5" calcext:value-type="float">
            <text:p>2,50</text:p>
          </table:table-cell>
          <table:table-cell table:style-name="ce6" table:formula="of:=[.F725]+[.E726]" office:value-type="float" office:value="1823.6911764706" calcext:value-type="float">
            <text:p>1823,69</text:p>
          </table:table-cell>
          <table:table-cell table:number-columns-repeated="1018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_1_InvalidKeyIntentOperatorMutator</text:p>
          </table:table-cell>
          <table:table-cell table:style-name="ce1" table:formula="of:=[.D726]+[.B727]" office:value-type="float" office:value="124179" calcext:value-type="float">
            <text:p>124179</text:p>
          </table:table-cell>
          <table:table-cell table:style-name="ce6" table:formula="of:=[.B727]/[.$B$1]" office:value-type="float" office:value="2.47058823529412" calcext:value-type="float">
            <text:p>2,47</text:p>
          </table:table-cell>
          <table:table-cell table:style-name="ce6" table:formula="of:=[.F726]+[.E727]" office:value-type="float" office:value="1826.16176470589" calcext:value-type="float">
            <text:p>1826,16</text:p>
          </table:table-cell>
          <table:table-cell table:number-columns-repeated="1018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_2_RandomActionIntentDefinitionOperatorMutator</text:p>
          </table:table-cell>
          <table:table-cell table:style-name="ce1" table:formula="of:=[.D727]+[.B728]" office:value-type="float" office:value="124346" calcext:value-type="float">
            <text:p>124346</text:p>
          </table:table-cell>
          <table:table-cell table:style-name="ce6" table:formula="of:=[.B728]/[.$B$1]" office:value-type="float" office:value="2.45588235294118" calcext:value-type="float">
            <text:p>2,46</text:p>
          </table:table-cell>
          <table:table-cell table:style-name="ce6" table:formula="of:=[.F727]+[.E728]" office:value-type="float" office:value="1828.61764705884" calcext:value-type="float">
            <text:p>1828,62</text:p>
          </table:table-cell>
          <table:table-cell table:number-columns-repeated="1018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Dark_3_NullValueIntentPutExtraOperatorMutator</text:p>
          </table:table-cell>
          <table:table-cell table:style-name="ce1" table:formula="of:=[.D728]+[.B729]" office:value-type="float" office:value="124516" calcext:value-type="float">
            <text:p>124516</text:p>
          </table:table-cell>
          <table:table-cell table:style-name="ce6" table:formula="of:=[.B729]/[.$B$1]" office:value-type="float" office:value="2.5" calcext:value-type="float">
            <text:p>2,50</text:p>
          </table:table-cell>
          <table:table-cell table:style-name="ce6" table:formula="of:=[.F728]+[.E729]" office:value-type="float" office:value="1831.11764705884" calcext:value-type="float">
            <text:p>1831,12</text:p>
          </table:table-cell>
          <table:table-cell table:number-columns-repeated="1018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oteWidgetDark_4_IntentPayloadReplacementOperatorMutator</text:p>
          </table:table-cell>
          <table:table-cell table:style-name="ce1" table:formula="of:=[.D729]+[.B730]" office:value-type="float" office:value="124681" calcext:value-type="float">
            <text:p>124681</text:p>
          </table:table-cell>
          <table:table-cell table:style-name="ce6" table:formula="of:=[.B730]/[.$B$1]" office:value-type="float" office:value="2.42647058823529" calcext:value-type="float">
            <text:p>2,43</text:p>
          </table:table-cell>
          <table:table-cell table:style-name="ce6" table:formula="of:=[.F729]+[.E730]" office:value-type="float" office:value="1833.54411764707" calcext:value-type="float">
            <text:p>1833,54</text:p>
          </table:table-cell>
          <table:table-cell table:number-columns-repeated="1018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_5_RandomActionIntentDefinitionOperatorMutator</text:p>
          </table:table-cell>
          <table:table-cell table:style-name="ce1" table:formula="of:=[.D730]+[.B731]" office:value-type="float" office:value="124848" calcext:value-type="float">
            <text:p>124848</text:p>
          </table:table-cell>
          <table:table-cell table:style-name="ce6" table:formula="of:=[.B731]/[.$B$1]" office:value-type="float" office:value="2.45588235294118" calcext:value-type="float">
            <text:p>2,46</text:p>
          </table:table-cell>
          <table:table-cell table:style-name="ce6" table:formula="of:=[.F730]+[.E731]" office:value-type="float" office:value="1836.00000000001" calcext:value-type="float">
            <text:p>1836,00</text:p>
          </table:table-cell>
          <table:table-cell table:number-columns-repeated="1018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Dark_6_RandomActionIntentDefinitionOperatorMutator</text:p>
          </table:table-cell>
          <table:table-cell table:style-name="ce1" table:formula="of:=[.D731]+[.B732]" office:value-type="float" office:value="125018" calcext:value-type="float">
            <text:p>125018</text:p>
          </table:table-cell>
          <table:table-cell table:style-name="ce6" table:formula="of:=[.B732]/[.$B$1]" office:value-type="float" office:value="2.5" calcext:value-type="float">
            <text:p>2,50</text:p>
          </table:table-cell>
          <table:table-cell table:style-name="ce6" table:formula="of:=[.F731]+[.E732]" office:value-type="float" office:value="1838.50000000001" calcext:value-type="float">
            <text:p>1838,50</text:p>
          </table:table-cell>
          <table:table-cell table:number-columns-repeated="1018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Dark_7_NullIntentOperatorMutator</text:p>
          </table:table-cell>
          <table:table-cell table:style-name="ce1" table:formula="of:=[.D732]+[.B733]" office:value-type="float" office:value="125187" calcext:value-type="float">
            <text:p>125187</text:p>
          </table:table-cell>
          <table:table-cell table:style-name="ce6" table:formula="of:=[.B733]/[.$B$1]" office:value-type="float" office:value="2.48529411764706" calcext:value-type="float">
            <text:p>2,49</text:p>
          </table:table-cell>
          <table:table-cell table:style-name="ce6" table:formula="of:=[.F732]+[.E733]" office:value-type="float" office:value="1840.98529411766" calcext:value-type="float">
            <text:p>1840,99</text:p>
          </table:table-cell>
          <table:table-cell table:number-columns-repeated="1018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_8_InvalidKeyIntentOperatorMutator</text:p>
          </table:table-cell>
          <table:table-cell table:style-name="ce1" table:formula="of:=[.D733]+[.B734]" office:value-type="float" office:value="125354" calcext:value-type="float">
            <text:p>125354</text:p>
          </table:table-cell>
          <table:table-cell table:style-name="ce6" table:formula="of:=[.B734]/[.$B$1]" office:value-type="float" office:value="2.45588235294118" calcext:value-type="float">
            <text:p>2,46</text:p>
          </table:table-cell>
          <table:table-cell table:style-name="ce6" table:formula="of:=[.F733]+[.E734]" office:value-type="float" office:value="1843.4411764706" calcext:value-type="float">
            <text:p>1843,44</text:p>
          </table:table-cell>
          <table:table-cell table:number-columns-repeated="1018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_9_RandomActionIntentDefinitionOperatorMutator</text:p>
          </table:table-cell>
          <table:table-cell table:style-name="ce1" table:formula="of:=[.D734]+[.B735]" office:value-type="float" office:value="125522" calcext:value-type="float">
            <text:p>125522</text:p>
          </table:table-cell>
          <table:table-cell table:style-name="ce6" table:formula="of:=[.B735]/[.$B$1]" office:value-type="float" office:value="2.47058823529412" calcext:value-type="float">
            <text:p>2,47</text:p>
          </table:table-cell>
          <table:table-cell table:style-name="ce6" table:formula="of:=[.F734]+[.E735]" office:value-type="float" office:value="1845.91176470589" calcext:value-type="float">
            <text:p>1845,91</text:p>
          </table:table-cell>
          <table:table-cell table:number-columns-repeated="1018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Dark_10_RandomActionIntentDefinitionOperatorMutator</text:p>
          </table:table-cell>
          <table:table-cell table:style-name="ce1" table:formula="of:=[.D735]+[.B736]" office:value-type="float" office:value="125691" calcext:value-type="float">
            <text:p>125691</text:p>
          </table:table-cell>
          <table:table-cell table:style-name="ce6" table:formula="of:=[.B736]/[.$B$1]" office:value-type="float" office:value="2.48529411764706" calcext:value-type="float">
            <text:p>2,49</text:p>
          </table:table-cell>
          <table:table-cell table:style-name="ce6" table:formula="of:=[.F735]+[.E736]" office:value-type="float" office:value="1848.39705882354" calcext:value-type="float">
            <text:p>1848,40</text:p>
          </table:table-cell>
          <table:table-cell table:number-columns-repeated="1018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NoteWidgetDark_11_NullValueIntentPutExtraOperatorMutator</text:p>
          </table:table-cell>
          <table:table-cell table:style-name="ce1" table:formula="of:=[.D736]+[.B737]" office:value-type="float" office:value="125862" calcext:value-type="float">
            <text:p>125862</text:p>
          </table:table-cell>
          <table:table-cell table:style-name="ce6" table:formula="of:=[.B737]/[.$B$1]" office:value-type="float" office:value="2.51470588235294" calcext:value-type="float">
            <text:p>2,51</text:p>
          </table:table-cell>
          <table:table-cell table:style-name="ce6" table:formula="of:=[.F736]+[.E737]" office:value-type="float" office:value="1850.91176470589" calcext:value-type="float">
            <text:p>1850,91</text:p>
          </table:table-cell>
          <table:table-cell table:number-columns-repeated="1018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WidgetDark_12_IntentPayloadReplacementOperatorMutator</text:p>
          </table:table-cell>
          <table:table-cell table:style-name="ce1" table:formula="of:=[.D737]+[.B738]" office:value-type="float" office:value="126032" calcext:value-type="float">
            <text:p>126032</text:p>
          </table:table-cell>
          <table:table-cell table:style-name="ce6" table:formula="of:=[.B738]/[.$B$1]" office:value-type="float" office:value="2.5" calcext:value-type="float">
            <text:p>2,50</text:p>
          </table:table-cell>
          <table:table-cell table:style-name="ce6" table:formula="of:=[.F737]+[.E738]" office:value-type="float" office:value="1853.41176470589" calcext:value-type="float">
            <text:p>1853,41</text:p>
          </table:table-cell>
          <table:table-cell table:number-columns-repeated="1018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_13_RandomActionIntentDefinitionOperatorMutator</text:p>
          </table:table-cell>
          <table:table-cell table:style-name="ce1" table:formula="of:=[.D738]+[.B739]" office:value-type="float" office:value="126199" calcext:value-type="float">
            <text:p>126199</text:p>
          </table:table-cell>
          <table:table-cell table:style-name="ce6" table:formula="of:=[.B739]/[.$B$1]" office:value-type="float" office:value="2.45588235294118" calcext:value-type="float">
            <text:p>2,46</text:p>
          </table:table-cell>
          <table:table-cell table:style-name="ce6" table:formula="of:=[.F738]+[.E739]" office:value-type="float" office:value="1855.86764705884" calcext:value-type="float">
            <text:p>1855,87</text:p>
          </table:table-cell>
          <table:table-cell table:number-columns-repeated="1018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NoteWidgetDark_14_RandomActionIntentDefinitionOperatorMutator</text:p>
          </table:table-cell>
          <table:table-cell table:style-name="ce1" table:formula="of:=[.D739]+[.B740]" office:value-type="float" office:value="126399" calcext:value-type="float">
            <text:p>126399</text:p>
          </table:table-cell>
          <table:table-cell table:style-name="ce6" table:formula="of:=[.B740]/[.$B$1]" office:value-type="float" office:value="2.94117647058824" calcext:value-type="float">
            <text:p>2,94</text:p>
          </table:table-cell>
          <table:table-cell table:style-name="ce6" table:formula="of:=[.F739]+[.E740]" office:value-type="float" office:value="1858.80882352942" calcext:value-type="float">
            <text:p>1858,81</text:p>
          </table:table-cell>
          <table:table-cell table:number-columns-repeated="1018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NoteWidgetDark_15_BinaryMutator</text:p>
          </table:table-cell>
          <table:table-cell table:style-name="ce1" table:formula="of:=[.D740]+[.B741]" office:value-type="float" office:value="126593" calcext:value-type="float">
            <text:p>126593</text:p>
          </table:table-cell>
          <table:table-cell table:style-name="ce6" table:formula="of:=[.B741]/[.$B$1]" office:value-type="float" office:value="2.85294117647059" calcext:value-type="float">
            <text:p>2,85</text:p>
          </table:table-cell>
          <table:table-cell table:style-name="ce6" table:formula="of:=[.F740]+[.E741]" office:value-type="float" office:value="1861.66176470589" calcext:value-type="float">
            <text:p>1861,66</text:p>
          </table:table-cell>
          <table:table-cell table:number-columns-repeated="1018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_16_NullIntentOperatorMutator</text:p>
          </table:table-cell>
          <table:table-cell table:style-name="ce1" table:formula="of:=[.D741]+[.B742]" office:value-type="float" office:value="126760" calcext:value-type="float">
            <text:p>126760</text:p>
          </table:table-cell>
          <table:table-cell table:style-name="ce6" table:formula="of:=[.B742]/[.$B$1]" office:value-type="float" office:value="2.45588235294118" calcext:value-type="float">
            <text:p>2,46</text:p>
          </table:table-cell>
          <table:table-cell table:style-name="ce6" table:formula="of:=[.F741]+[.E742]" office:value-type="float" office:value="1864.11764705884" calcext:value-type="float">
            <text:p>1864,12</text:p>
          </table:table-cell>
          <table:table-cell table:number-columns-repeated="1018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_17_InvalidKeyIntentOperatorMutator</text:p>
          </table:table-cell>
          <table:table-cell table:style-name="ce1" table:formula="of:=[.D742]+[.B743]" office:value-type="float" office:value="126928" calcext:value-type="float">
            <text:p>126928</text:p>
          </table:table-cell>
          <table:table-cell table:style-name="ce6" table:formula="of:=[.B743]/[.$B$1]" office:value-type="float" office:value="2.47058823529412" calcext:value-type="float">
            <text:p>2,47</text:p>
          </table:table-cell>
          <table:table-cell table:style-name="ce6" table:formula="of:=[.F742]+[.E743]" office:value-type="float" office:value="1866.58823529413" calcext:value-type="float">
            <text:p>1866,59</text:p>
          </table:table-cell>
          <table:table-cell table:number-columns-repeated="1018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_18_RandomActionIntentDefinitionOperatorMutator</text:p>
          </table:table-cell>
          <table:table-cell table:style-name="ce1" table:formula="of:=[.D743]+[.B744]" office:value-type="float" office:value="127095" calcext:value-type="float">
            <text:p>127095</text:p>
          </table:table-cell>
          <table:table-cell table:style-name="ce6" table:formula="of:=[.B744]/[.$B$1]" office:value-type="float" office:value="2.45588235294118" calcext:value-type="float">
            <text:p>2,46</text:p>
          </table:table-cell>
          <table:table-cell table:style-name="ce6" table:formula="of:=[.F743]+[.E744]" office:value-type="float" office:value="1869.04411764707" calcext:value-type="float">
            <text:p>1869,04</text:p>
          </table:table-cell>
          <table:table-cell table:number-columns-repeated="1018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_19_RandomActionIntentDefinitionOperatorMutator</text:p>
          </table:table-cell>
          <table:table-cell table:style-name="ce1" table:formula="of:=[.D744]+[.B745]" office:value-type="float" office:value="127262" calcext:value-type="float">
            <text:p>127262</text:p>
          </table:table-cell>
          <table:table-cell table:style-name="ce6" table:formula="of:=[.B745]/[.$B$1]" office:value-type="float" office:value="2.45588235294118" calcext:value-type="float">
            <text:p>2,46</text:p>
          </table:table-cell>
          <table:table-cell table:style-name="ce6" table:formula="of:=[.F744]+[.E745]" office:value-type="float" office:value="1871.50000000001" calcext:value-type="float">
            <text:p>1871,50</text:p>
          </table:table-cell>
          <table:table-cell table:number-columns-repeated="1018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WidgetDark_20_NullValueIntentPutExtraOperatorMutator</text:p>
          </table:table-cell>
          <table:table-cell table:style-name="ce1" table:formula="of:=[.D745]+[.B746]" office:value-type="float" office:value="127428" calcext:value-type="float">
            <text:p>127428</text:p>
          </table:table-cell>
          <table:table-cell table:style-name="ce6" table:formula="of:=[.B746]/[.$B$1]" office:value-type="float" office:value="2.44117647058824" calcext:value-type="float">
            <text:p>2,44</text:p>
          </table:table-cell>
          <table:table-cell table:style-name="ce6" table:formula="of:=[.F745]+[.E746]" office:value-type="float" office:value="1873.9411764706" calcext:value-type="float">
            <text:p>1873,94</text:p>
          </table:table-cell>
          <table:table-cell table:number-columns-repeated="1018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Dark_21_IntentPayloadReplacementOperatorMutator</text:p>
          </table:table-cell>
          <table:table-cell table:style-name="ce1" table:formula="of:=[.D746]+[.B747]" office:value-type="float" office:value="127597" calcext:value-type="float">
            <text:p>127597</text:p>
          </table:table-cell>
          <table:table-cell table:style-name="ce6" table:formula="of:=[.B747]/[.$B$1]" office:value-type="float" office:value="2.48529411764706" calcext:value-type="float">
            <text:p>2,49</text:p>
          </table:table-cell>
          <table:table-cell table:style-name="ce6" table:formula="of:=[.F746]+[.E747]" office:value-type="float" office:value="1876.42647058825" calcext:value-type="float">
            <text:p>1876,43</text:p>
          </table:table-cell>
          <table:table-cell table:number-columns-repeated="1018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_22_RandomActionIntentDefinitionOperatorMutator</text:p>
          </table:table-cell>
          <table:table-cell table:style-name="ce1" table:formula="of:=[.D747]+[.B748]" office:value-type="float" office:value="127765" calcext:value-type="float">
            <text:p>127765</text:p>
          </table:table-cell>
          <table:table-cell table:style-name="ce6" table:formula="of:=[.B748]/[.$B$1]" office:value-type="float" office:value="2.47058823529412" calcext:value-type="float">
            <text:p>2,47</text:p>
          </table:table-cell>
          <table:table-cell table:style-name="ce6" table:formula="of:=[.F747]+[.E748]" office:value-type="float" office:value="1878.89705882354" calcext:value-type="float">
            <text:p>1878,90</text:p>
          </table:table-cell>
          <table:table-cell table:number-columns-repeated="1018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oteWidgetDark_23_NullValueIntentPutExtraOperatorMutator</text:p>
          </table:table-cell>
          <table:table-cell table:style-name="ce1" table:formula="of:=[.D748]+[.B749]" office:value-type="float" office:value="127932" calcext:value-type="float">
            <text:p>127932</text:p>
          </table:table-cell>
          <table:table-cell table:style-name="ce6" table:formula="of:=[.B749]/[.$B$1]" office:value-type="float" office:value="2.45588235294118" calcext:value-type="float">
            <text:p>2,46</text:p>
          </table:table-cell>
          <table:table-cell table:style-name="ce6" table:formula="of:=[.F748]+[.E749]" office:value-type="float" office:value="1881.35294117648" calcext:value-type="float">
            <text:p>1881,35</text:p>
          </table:table-cell>
          <table:table-cell table:number-columns-repeated="1018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WidgetDark_24_IntentPayloadReplacementOperatorMutator</text:p>
          </table:table-cell>
          <table:table-cell table:style-name="ce1" table:formula="of:=[.D749]+[.B750]" office:value-type="float" office:value="128100" calcext:value-type="float">
            <text:p>128100</text:p>
          </table:table-cell>
          <table:table-cell table:style-name="ce6" table:formula="of:=[.B750]/[.$B$1]" office:value-type="float" office:value="2.47058823529412" calcext:value-type="float">
            <text:p>2,47</text:p>
          </table:table-cell>
          <table:table-cell table:style-name="ce6" table:formula="of:=[.F749]+[.E750]" office:value-type="float" office:value="1883.82352941178" calcext:value-type="float">
            <text:p>1883,82</text:p>
          </table:table-cell>
          <table:table-cell table:number-columns-repeated="1018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WidgetDark_25_RandomActionIntentDefinitionOperatorMutator</text:p>
          </table:table-cell>
          <table:table-cell table:style-name="ce1" table:formula="of:=[.D750]+[.B751]" office:value-type="float" office:value="128269" calcext:value-type="float">
            <text:p>128269</text:p>
          </table:table-cell>
          <table:table-cell table:style-name="ce6" table:formula="of:=[.B751]/[.$B$1]" office:value-type="float" office:value="2.48529411764706" calcext:value-type="float">
            <text:p>2,49</text:p>
          </table:table-cell>
          <table:table-cell table:style-name="ce6" table:formula="of:=[.F750]+[.E751]" office:value-type="float" office:value="1886.30882352942" calcext:value-type="float">
            <text:p>1886,31</text:p>
          </table:table-cell>
          <table:table-cell table:number-columns-repeated="1018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0_InvalidViewFocusOperatorMutator</text:p>
          </table:table-cell>
          <table:table-cell table:style-name="ce1" table:formula="of:=[.D751]+[.B752]" office:value-type="float" office:value="128437" calcext:value-type="float">
            <text:p>128437</text:p>
          </table:table-cell>
          <table:table-cell table:style-name="ce6" table:formula="of:=[.B752]/[.$B$1]" office:value-type="float" office:value="2.47058823529412" calcext:value-type="float">
            <text:p>2,47</text:p>
          </table:table-cell>
          <table:table-cell table:style-name="ce6" table:formula="of:=[.F751]+[.E752]" office:value-type="float" office:value="1888.77941176472" calcext:value-type="float">
            <text:p>1888,78</text:p>
          </table:table-cell>
          <table:table-cell table:number-columns-repeated="1018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WordPressDialogFragment_1_ViewComponentNotVisibleOperatorMutator</text:p>
          </table:table-cell>
          <table:table-cell table:style-name="ce1" table:formula="of:=[.D752]+[.B753]" office:value-type="float" office:value="128603" calcext:value-type="float">
            <text:p>128603</text:p>
          </table:table-cell>
          <table:table-cell table:style-name="ce6" table:formula="of:=[.B753]/[.$B$1]" office:value-type="float" office:value="2.44117647058824" calcext:value-type="float">
            <text:p>2,44</text:p>
          </table:table-cell>
          <table:table-cell table:style-name="ce6" table:formula="of:=[.F752]+[.E753]" office:value-type="float" office:value="1891.22058823531" calcext:value-type="float">
            <text:p>1891,22</text:p>
          </table:table-cell>
          <table:table-cell table:number-columns-repeated="1018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2_InvalidViewFocusOperatorMutator</text:p>
          </table:table-cell>
          <table:table-cell table:style-name="ce1" table:formula="of:=[.D753]+[.B754]" office:value-type="float" office:value="128771" calcext:value-type="float">
            <text:p>128771</text:p>
          </table:table-cell>
          <table:table-cell table:style-name="ce6" table:formula="of:=[.B754]/[.$B$1]" office:value-type="float" office:value="2.47058823529412" calcext:value-type="float">
            <text:p>2,47</text:p>
          </table:table-cell>
          <table:table-cell table:style-name="ce6" table:formula="of:=[.F753]+[.E754]" office:value-type="float" office:value="1893.6911764706" calcext:value-type="float">
            <text:p>1893,69</text:p>
          </table:table-cell>
          <table:table-cell table:number-columns-repeated="1018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WordPressDialogFragment_3_ViewComponentNotVisibleOperatorMutator</text:p>
          </table:table-cell>
          <table:table-cell table:style-name="ce1" table:formula="of:=[.D754]+[.B755]" office:value-type="float" office:value="128937" calcext:value-type="float">
            <text:p>128937</text:p>
          </table:table-cell>
          <table:table-cell table:style-name="ce6" table:formula="of:=[.B755]/[.$B$1]" office:value-type="float" office:value="2.44117647058824" calcext:value-type="float">
            <text:p>2,44</text:p>
          </table:table-cell>
          <table:table-cell table:style-name="ce6" table:formula="of:=[.F754]+[.E755]" office:value-type="float" office:value="1896.13235294119" calcext:value-type="float">
            <text:p>1896,13</text:p>
          </table:table-cell>
          <table:table-cell table:number-columns-repeated="1018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WordPressDialogFragment_4_InvalidViewFocusOperatorMutator</text:p>
          </table:table-cell>
          <table:table-cell table:style-name="ce1" table:formula="of:=[.D755]+[.B756]" office:value-type="float" office:value="129104" calcext:value-type="float">
            <text:p>129104</text:p>
          </table:table-cell>
          <table:table-cell table:style-name="ce6" table:formula="of:=[.B756]/[.$B$1]" office:value-type="float" office:value="2.45588235294118" calcext:value-type="float">
            <text:p>2,46</text:p>
          </table:table-cell>
          <table:table-cell table:style-name="ce6" table:formula="of:=[.F755]+[.E756]" office:value-type="float" office:value="1898.58823529413" calcext:value-type="float">
            <text:p>1898,59</text:p>
          </table:table-cell>
          <table:table-cell table:number-columns-repeated="1018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5_ViewComponentNotVisibleOperatorMutator</text:p>
          </table:table-cell>
          <table:table-cell table:style-name="ce1" table:formula="of:=[.D756]+[.B757]" office:value-type="float" office:value="129273" calcext:value-type="float">
            <text:p>129273</text:p>
          </table:table-cell>
          <table:table-cell table:style-name="ce6" table:formula="of:=[.B757]/[.$B$1]" office:value-type="float" office:value="2.48529411764706" calcext:value-type="float">
            <text:p>2,49</text:p>
          </table:table-cell>
          <table:table-cell table:style-name="ce6" table:formula="of:=[.F756]+[.E757]" office:value-type="float" office:value="1901.07352941178" calcext:value-type="float">
            <text:p>1901,07</text:p>
          </table:table-cell>
          <table:table-cell table:number-columns-repeated="1018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6_InvalidViewFocusOperatorMutator</text:p>
          </table:table-cell>
          <table:table-cell table:style-name="ce1" table:formula="of:=[.D757]+[.B758]" office:value-type="float" office:value="129441" calcext:value-type="float">
            <text:p>129441</text:p>
          </table:table-cell>
          <table:table-cell table:style-name="ce6" table:formula="of:=[.B758]/[.$B$1]" office:value-type="float" office:value="2.47058823529412" calcext:value-type="float">
            <text:p>2,47</text:p>
          </table:table-cell>
          <table:table-cell table:style-name="ce6" table:formula="of:=[.F757]+[.E758]" office:value-type="float" office:value="1903.54411764707" calcext:value-type="float">
            <text:p>1903,54</text:p>
          </table:table-cell>
          <table:table-cell table:number-columns-repeated="1018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7_ViewComponentNotVisibleOperatorMutator</text:p>
          </table:table-cell>
          <table:table-cell table:style-name="ce1" table:formula="of:=[.D758]+[.B759]" office:value-type="float" office:value="129609" calcext:value-type="float">
            <text:p>129609</text:p>
          </table:table-cell>
          <table:table-cell table:style-name="ce6" table:formula="of:=[.B759]/[.$B$1]" office:value-type="float" office:value="2.47058823529412" calcext:value-type="float">
            <text:p>2,47</text:p>
          </table:table-cell>
          <table:table-cell table:style-name="ce6" table:formula="of:=[.F758]+[.E759]" office:value-type="float" office:value="1906.01470588237" calcext:value-type="float">
            <text:p>1906,01</text:p>
          </table:table-cell>
          <table:table-cell table:number-columns-repeated="1018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8_InvalidViewFocusOperatorMutator</text:p>
          </table:table-cell>
          <table:table-cell table:style-name="ce1" table:formula="of:=[.D759]+[.B760]" office:value-type="float" office:value="129778" calcext:value-type="float">
            <text:p>129778</text:p>
          </table:table-cell>
          <table:table-cell table:style-name="ce6" table:formula="of:=[.B760]/[.$B$1]" office:value-type="float" office:value="2.48529411764706" calcext:value-type="float">
            <text:p>2,49</text:p>
          </table:table-cell>
          <table:table-cell table:style-name="ce6" table:formula="of:=[.F759]+[.E760]" office:value-type="float" office:value="1908.50000000001" calcext:value-type="float">
            <text:p>1908,50</text:p>
          </table:table-cell>
          <table:table-cell table:number-columns-repeated="1018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9_ViewComponentNotVisibleOperatorMutator</text:p>
          </table:table-cell>
          <table:table-cell table:style-name="ce1" table:formula="of:=[.D760]+[.B761]" office:value-type="float" office:value="129946" calcext:value-type="float">
            <text:p>129946</text:p>
          </table:table-cell>
          <table:table-cell table:style-name="ce6" table:formula="of:=[.B761]/[.$B$1]" office:value-type="float" office:value="2.47058823529412" calcext:value-type="float">
            <text:p>2,47</text:p>
          </table:table-cell>
          <table:table-cell table:style-name="ce6" table:formula="of:=[.F760]+[.E761]" office:value-type="float" office:value="1910.97058823531" calcext:value-type="float">
            <text:p>1910,97</text:p>
          </table:table-cell>
          <table:table-cell table:number-columns-repeated="1018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10_InvalidViewFocusOperatorMutator</text:p>
          </table:table-cell>
          <table:table-cell table:style-name="ce1" table:formula="of:=[.D761]+[.B762]" office:value-type="float" office:value="130114" calcext:value-type="float">
            <text:p>130114</text:p>
          </table:table-cell>
          <table:table-cell table:style-name="ce6" table:formula="of:=[.B762]/[.$B$1]" office:value-type="float" office:value="2.47058823529412" calcext:value-type="float">
            <text:p>2,47</text:p>
          </table:table-cell>
          <table:table-cell table:style-name="ce6" table:formula="of:=[.F761]+[.E762]" office:value-type="float" office:value="1913.4411764706" calcext:value-type="float">
            <text:p>1913,44</text:p>
          </table:table-cell>
          <table:table-cell table:number-columns-repeated="1018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WordPressDialogFragment_11_ViewComponentNotVisibleOperatorMutator</text:p>
          </table:table-cell>
          <table:table-cell table:style-name="ce1" table:formula="of:=[.D762]+[.B763]" office:value-type="float" office:value="130280" calcext:value-type="float">
            <text:p>130280</text:p>
          </table:table-cell>
          <table:table-cell table:style-name="ce6" table:formula="of:=[.B763]/[.$B$1]" office:value-type="float" office:value="2.44117647058824" calcext:value-type="float">
            <text:p>2,44</text:p>
          </table:table-cell>
          <table:table-cell table:style-name="ce6" table:formula="of:=[.F762]+[.E763]" office:value-type="float" office:value="1915.88235294119" calcext:value-type="float">
            <text:p>1915,88</text:p>
          </table:table-cell>
          <table:table-cell table:number-columns-repeated="1018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12_InvalidViewFocusOperatorMutator</text:p>
          </table:table-cell>
          <table:table-cell table:style-name="ce1" table:formula="of:=[.D763]+[.B764]" office:value-type="float" office:value="130449" calcext:value-type="float">
            <text:p>130449</text:p>
          </table:table-cell>
          <table:table-cell table:style-name="ce6" table:formula="of:=[.B764]/[.$B$1]" office:value-type="float" office:value="2.48529411764706" calcext:value-type="float">
            <text:p>2,49</text:p>
          </table:table-cell>
          <table:table-cell table:style-name="ce6" table:formula="of:=[.F763]+[.E764]" office:value-type="float" office:value="1918.36764705884" calcext:value-type="float">
            <text:p>1918,37</text:p>
          </table:table-cell>
          <table:table-cell table:number-columns-repeated="1018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13_ViewComponentNotVisibleOperatorMutator</text:p>
          </table:table-cell>
          <table:table-cell table:style-name="ce1" table:formula="of:=[.D764]+[.B765]" office:value-type="float" office:value="130618" calcext:value-type="float">
            <text:p>130618</text:p>
          </table:table-cell>
          <table:table-cell table:style-name="ce6" table:formula="of:=[.B765]/[.$B$1]" office:value-type="float" office:value="2.48529411764706" calcext:value-type="float">
            <text:p>2,49</text:p>
          </table:table-cell>
          <table:table-cell table:style-name="ce6" table:formula="of:=[.F764]+[.E765]" office:value-type="float" office:value="1920.85294117648" calcext:value-type="float">
            <text:p>1920,85</text:p>
          </table:table-cell>
          <table:table-cell table:number-columns-repeated="1018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14_InvalidViewFocusOperatorMutator</text:p>
          </table:table-cell>
          <table:table-cell table:style-name="ce1" table:formula="of:=[.D765]+[.B766]" office:value-type="float" office:value="130787" calcext:value-type="float">
            <text:p>130787</text:p>
          </table:table-cell>
          <table:table-cell table:style-name="ce6" table:formula="of:=[.B766]/[.$B$1]" office:value-type="float" office:value="2.48529411764706" calcext:value-type="float">
            <text:p>2,49</text:p>
          </table:table-cell>
          <table:table-cell table:style-name="ce6" table:formula="of:=[.F765]+[.E766]" office:value-type="float" office:value="1923.33823529413" calcext:value-type="float">
            <text:p>1923,34</text:p>
          </table:table-cell>
          <table:table-cell table:number-columns-repeated="1018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15_ViewComponentNotVisibleOperatorMutator</text:p>
          </table:table-cell>
          <table:table-cell table:style-name="ce1" table:formula="of:=[.D766]+[.B767]" office:value-type="float" office:value="130955" calcext:value-type="float">
            <text:p>130955</text:p>
          </table:table-cell>
          <table:table-cell table:style-name="ce6" table:formula="of:=[.B767]/[.$B$1]" office:value-type="float" office:value="2.47058823529412" calcext:value-type="float">
            <text:p>2,47</text:p>
          </table:table-cell>
          <table:table-cell table:style-name="ce6" table:formula="of:=[.F766]+[.E767]" office:value-type="float" office:value="1925.80882352942" calcext:value-type="float">
            <text:p>1925,81</text:p>
          </table:table-cell>
          <table:table-cell table:number-columns-repeated="1018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16_InvalidViewFocusOperatorMutator</text:p>
          </table:table-cell>
          <table:table-cell table:style-name="ce1" table:formula="of:=[.D767]+[.B768]" office:value-type="float" office:value="131123" calcext:value-type="float">
            <text:p>131123</text:p>
          </table:table-cell>
          <table:table-cell table:style-name="ce6" table:formula="of:=[.B768]/[.$B$1]" office:value-type="float" office:value="2.47058823529412" calcext:value-type="float">
            <text:p>2,47</text:p>
          </table:table-cell>
          <table:table-cell table:style-name="ce6" table:formula="of:=[.F767]+[.E768]" office:value-type="float" office:value="1928.27941176472" calcext:value-type="float">
            <text:p>1928,28</text:p>
          </table:table-cell>
          <table:table-cell table:number-columns-repeated="1018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17_ViewComponentNotVisibleOperatorMutator</text:p>
          </table:table-cell>
          <table:table-cell table:style-name="ce1" table:formula="of:=[.D768]+[.B769]" office:value-type="float" office:value="131291" calcext:value-type="float">
            <text:p>131291</text:p>
          </table:table-cell>
          <table:table-cell table:style-name="ce6" table:formula="of:=[.B769]/[.$B$1]" office:value-type="float" office:value="2.47058823529412" calcext:value-type="float">
            <text:p>2,47</text:p>
          </table:table-cell>
          <table:table-cell table:style-name="ce6" table:formula="of:=[.F768]+[.E769]" office:value-type="float" office:value="1930.75000000001" calcext:value-type="float">
            <text:p>1930,75</text:p>
          </table:table-cell>
          <table:table-cell table:number-columns-repeated="1018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WordPressDialogFragment_18_BuggyGUIListenerOperatorMutator</text:p>
          </table:table-cell>
          <table:table-cell table:style-name="ce1" table:formula="of:=[.D769]+[.B770]" office:value-type="float" office:value="131457" calcext:value-type="float">
            <text:p>131457</text:p>
          </table:table-cell>
          <table:table-cell table:style-name="ce6" table:formula="of:=[.B770]/[.$B$1]" office:value-type="float" office:value="2.44117647058824" calcext:value-type="float">
            <text:p>2,44</text:p>
          </table:table-cell>
          <table:table-cell table:style-name="ce6" table:formula="of:=[.F769]+[.E770]" office:value-type="float" office:value="1933.1911764706" calcext:value-type="float">
            <text:p>1933,19</text:p>
          </table:table-cell>
          <table:table-cell table:number-columns-repeated="1018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WordPressDialogFragment_19_LengthyGUIListenerOperatorMutator</text:p>
          </table:table-cell>
          <table:table-cell table:style-name="ce1" table:formula="of:=[.D770]+[.B771]" office:value-type="float" office:value="131623" calcext:value-type="float">
            <text:p>131623</text:p>
          </table:table-cell>
          <table:table-cell table:style-name="ce6" table:formula="of:=[.B771]/[.$B$1]" office:value-type="float" office:value="2.44117647058824" calcext:value-type="float">
            <text:p>2,44</text:p>
          </table:table-cell>
          <table:table-cell table:style-name="ce6" table:formula="of:=[.F770]+[.E771]" office:value-type="float" office:value="1935.63235294119" calcext:value-type="float">
            <text:p>1935,63</text:p>
          </table:table-cell>
          <table:table-cell table:number-columns-repeated="1018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WordPressDialogFragment_20_BuggyGUIListenerOperatorMutator</text:p>
          </table:table-cell>
          <table:table-cell table:style-name="ce1" table:formula="of:=[.D771]+[.B772]" office:value-type="float" office:value="131794" calcext:value-type="float">
            <text:p>131794</text:p>
          </table:table-cell>
          <table:table-cell table:style-name="ce6" table:formula="of:=[.B772]/[.$B$1]" office:value-type="float" office:value="2.51470588235294" calcext:value-type="float">
            <text:p>2,51</text:p>
          </table:table-cell>
          <table:table-cell table:style-name="ce6" table:formula="of:=[.F771]+[.E772]" office:value-type="float" office:value="1938.14705882354" calcext:value-type="float">
            <text:p>1938,15</text:p>
          </table:table-cell>
          <table:table-cell table:number-columns-repeated="1018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21_LengthyGUIListenerOperatorMutator</text:p>
          </table:table-cell>
          <table:table-cell table:style-name="ce1" table:formula="of:=[.D772]+[.B773]" office:value-type="float" office:value="131963" calcext:value-type="float">
            <text:p>131963</text:p>
          </table:table-cell>
          <table:table-cell table:style-name="ce6" table:formula="of:=[.B773]/[.$B$1]" office:value-type="float" office:value="2.48529411764706" calcext:value-type="float">
            <text:p>2,49</text:p>
          </table:table-cell>
          <table:table-cell table:style-name="ce6" table:formula="of:=[.F772]+[.E773]" office:value-type="float" office:value="1940.63235294119" calcext:value-type="float">
            <text:p>1940,63</text:p>
          </table:table-cell>
          <table:table-cell table:number-columns-repeated="1018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22_InvalidKeyIntentOperatorMutator</text:p>
          </table:table-cell>
          <table:table-cell table:style-name="ce1" table:formula="of:=[.D773]+[.B774]" office:value-type="float" office:value="132132" calcext:value-type="float">
            <text:p>132132</text:p>
          </table:table-cell>
          <table:table-cell table:style-name="ce6" table:formula="of:=[.B774]/[.$B$1]" office:value-type="float" office:value="2.48529411764706" calcext:value-type="float">
            <text:p>2,49</text:p>
          </table:table-cell>
          <table:table-cell table:style-name="ce6" table:formula="of:=[.F773]+[.E774]" office:value-type="float" office:value="1943.11764705884" calcext:value-type="float">
            <text:p>1943,12</text:p>
          </table:table-cell>
          <table:table-cell table:number-columns-repeated="1018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WordPressDialogFragment_23_RandomActionIntentDefinitionOperatorMutator</text:p>
          </table:table-cell>
          <table:table-cell table:style-name="ce1" table:formula="of:=[.D774]+[.B775]" office:value-type="float" office:value="132306" calcext:value-type="float">
            <text:p>132306</text:p>
          </table:table-cell>
          <table:table-cell table:style-name="ce6" table:formula="of:=[.B775]/[.$B$1]" office:value-type="float" office:value="2.55882352941176" calcext:value-type="float">
            <text:p>2,56</text:p>
          </table:table-cell>
          <table:table-cell table:style-name="ce6" table:formula="of:=[.F774]+[.E775]" office:value-type="float" office:value="1945.67647058825" calcext:value-type="float">
            <text:p>1945,68</text:p>
          </table:table-cell>
          <table:table-cell table:number-columns-repeated="1018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WordPressDialogFragment_24_RandomActionIntentDefinitionOperatorMutator</text:p>
          </table:table-cell>
          <table:table-cell table:style-name="ce1" table:formula="of:=[.D775]+[.B776]" office:value-type="float" office:value="132473" calcext:value-type="float">
            <text:p>132473</text:p>
          </table:table-cell>
          <table:table-cell table:style-name="ce6" table:formula="of:=[.B776]/[.$B$1]" office:value-type="float" office:value="2.45588235294118" calcext:value-type="float">
            <text:p>2,46</text:p>
          </table:table-cell>
          <table:table-cell table:style-name="ce6" table:formula="of:=[.F775]+[.E776]" office:value-type="float" office:value="1948.13235294119" calcext:value-type="float">
            <text:p>1948,13</text:p>
          </table:table-cell>
          <table:table-cell table:number-columns-repeated="1018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ordPressDialogFragment_25_NullValueIntentPutExtraOperatorMutator</text:p>
          </table:table-cell>
          <table:table-cell table:style-name="ce1" table:formula="of:=[.D776]+[.B777]" office:value-type="float" office:value="132643" calcext:value-type="float">
            <text:p>132643</text:p>
          </table:table-cell>
          <table:table-cell table:style-name="ce6" table:formula="of:=[.B777]/[.$B$1]" office:value-type="float" office:value="2.5" calcext:value-type="float">
            <text:p>2,50</text:p>
          </table:table-cell>
          <table:table-cell table:style-name="ce6" table:formula="of:=[.F776]+[.E777]" office:value-type="float" office:value="1950.63235294119" calcext:value-type="float">
            <text:p>1950,63</text:p>
          </table:table-cell>
          <table:table-cell table:number-columns-repeated="1018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ordPressDialogFragment_26_IntentPayloadReplacementOperatorMutator</text:p>
          </table:table-cell>
          <table:table-cell table:style-name="ce1" table:formula="of:=[.D777]+[.B778]" office:value-type="float" office:value="132813" calcext:value-type="float">
            <text:p>132813</text:p>
          </table:table-cell>
          <table:table-cell table:style-name="ce6" table:formula="of:=[.B778]/[.$B$1]" office:value-type="float" office:value="2.5" calcext:value-type="float">
            <text:p>2,50</text:p>
          </table:table-cell>
          <table:table-cell table:style-name="ce6" table:formula="of:=[.F777]+[.E778]" office:value-type="float" office:value="1953.13235294119" calcext:value-type="float">
            <text:p>1953,13</text:p>
          </table:table-cell>
          <table:table-cell table:number-columns-repeated="1018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27_RandomActionIntentDefinitionOperatorMutator</text:p>
          </table:table-cell>
          <table:table-cell table:style-name="ce1" table:formula="of:=[.D778]+[.B779]" office:value-type="float" office:value="132982" calcext:value-type="float">
            <text:p>132982</text:p>
          </table:table-cell>
          <table:table-cell table:style-name="ce6" table:formula="of:=[.B779]/[.$B$1]" office:value-type="float" office:value="2.48529411764706" calcext:value-type="float">
            <text:p>2,49</text:p>
          </table:table-cell>
          <table:table-cell table:style-name="ce6" table:formula="of:=[.F778]+[.E779]" office:value-type="float" office:value="1955.61764705884" calcext:value-type="float">
            <text:p>1955,62</text:p>
          </table:table-cell>
          <table:table-cell table:number-columns-repeated="1018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WordPressDialogFragment_28_InvalidViewFocusOperatorMutator</text:p>
          </table:table-cell>
          <table:table-cell table:style-name="ce1" table:formula="of:=[.D779]+[.B780]" office:value-type="float" office:value="133149" calcext:value-type="float">
            <text:p>133149</text:p>
          </table:table-cell>
          <table:table-cell table:style-name="ce6" table:formula="of:=[.B780]/[.$B$1]" office:value-type="float" office:value="2.45588235294118" calcext:value-type="float">
            <text:p>2,46</text:p>
          </table:table-cell>
          <table:table-cell table:style-name="ce6" table:formula="of:=[.F779]+[.E780]" office:value-type="float" office:value="1958.07352941178" calcext:value-type="float">
            <text:p>1958,07</text:p>
          </table:table-cell>
          <table:table-cell table:number-columns-repeated="1018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WordPressDialogFragment_29_ViewComponentNotVisibleOperatorMutator</text:p>
          </table:table-cell>
          <table:table-cell table:style-name="ce1" table:formula="of:=[.D780]+[.B781]" office:value-type="float" office:value="133316" calcext:value-type="float">
            <text:p>133316</text:p>
          </table:table-cell>
          <table:table-cell table:style-name="ce6" table:formula="of:=[.B781]/[.$B$1]" office:value-type="float" office:value="2.45588235294118" calcext:value-type="float">
            <text:p>2,46</text:p>
          </table:table-cell>
          <table:table-cell table:style-name="ce6" table:formula="of:=[.F780]+[.E781]" office:value-type="float" office:value="1960.52941176472" calcext:value-type="float">
            <text:p>1960,53</text:p>
          </table:table-cell>
          <table:table-cell table:number-columns-repeated="1018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rdPressDialogFragment_30_LengthyGUIListenerOperatorMutator</text:p>
          </table:table-cell>
          <table:table-cell table:style-name="ce1" table:formula="of:=[.D781]+[.B782]" office:value-type="float" office:value="133484" calcext:value-type="float">
            <text:p>133484</text:p>
          </table:table-cell>
          <table:table-cell table:style-name="ce6" table:formula="of:=[.B782]/[.$B$1]" office:value-type="float" office:value="2.47058823529412" calcext:value-type="float">
            <text:p>2,47</text:p>
          </table:table-cell>
          <table:table-cell table:style-name="ce6" table:formula="of:=[.F781]+[.E782]" office:value-type="float" office:value="1963.00000000001" calcext:value-type="float">
            <text:p>1963,00</text:p>
          </table:table-cell>
          <table:table-cell table:number-columns-repeated="1018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ordPressDialogFragment_31_RandomActionIntentDefinitionOperatorMutator</text:p>
          </table:table-cell>
          <table:table-cell table:style-name="ce1" table:formula="of:=[.D782]+[.B783]" office:value-type="float" office:value="133653" calcext:value-type="float">
            <text:p>133653</text:p>
          </table:table-cell>
          <table:table-cell table:style-name="ce6" table:formula="of:=[.B783]/[.$B$1]" office:value-type="float" office:value="2.48529411764706" calcext:value-type="float">
            <text:p>2,49</text:p>
          </table:table-cell>
          <table:table-cell table:style-name="ce6" table:formula="of:=[.F782]+[.E783]" office:value-type="float" office:value="1965.48529411766" calcext:value-type="float">
            <text:p>1965,49</text:p>
          </table:table-cell>
          <table:table-cell table:number-columns-repeated="1018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MarkdownFragment_0_InvalidViewFocusOperatorMutator</text:p>
          </table:table-cell>
          <table:table-cell table:style-name="ce1" table:formula="of:=[.D783]+[.B784]" office:value-type="float" office:value="133823" calcext:value-type="float">
            <text:p>133823</text:p>
          </table:table-cell>
          <table:table-cell table:style-name="ce6" table:formula="of:=[.B784]/[.$B$1]" office:value-type="float" office:value="2.5" calcext:value-type="float">
            <text:p>2,50</text:p>
          </table:table-cell>
          <table:table-cell table:style-name="ce6" table:formula="of:=[.F783]+[.E784]" office:value-type="float" office:value="1967.98529411766" calcext:value-type="float">
            <text:p>1967,99</text:p>
          </table:table-cell>
          <table:table-cell table:number-columns-repeated="1018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MarkdownFragment_1_ViewComponentNotVisibleOperatorMutator</text:p>
          </table:table-cell>
          <table:table-cell table:style-name="ce1" table:formula="of:=[.D784]+[.B785]" office:value-type="float" office:value="133991" calcext:value-type="float">
            <text:p>133991</text:p>
          </table:table-cell>
          <table:table-cell table:style-name="ce6" table:formula="of:=[.B785]/[.$B$1]" office:value-type="float" office:value="2.47058823529412" calcext:value-type="float">
            <text:p>2,47</text:p>
          </table:table-cell>
          <table:table-cell table:style-name="ce6" table:formula="of:=[.F784]+[.E785]" office:value-type="float" office:value="1970.45588235295" calcext:value-type="float">
            <text:p>1970,46</text:p>
          </table:table-cell>
          <table:table-cell table:number-columns-repeated="1018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MarkdownFragment_2_BuggyGUIListenerOperatorMutator</text:p>
          </table:table-cell>
          <table:table-cell table:style-name="ce1" table:formula="of:=[.D785]+[.B786]" office:value-type="float" office:value="134161" calcext:value-type="float">
            <text:p>134161</text:p>
          </table:table-cell>
          <table:table-cell table:style-name="ce6" table:formula="of:=[.B786]/[.$B$1]" office:value-type="float" office:value="2.5" calcext:value-type="float">
            <text:p>2,50</text:p>
          </table:table-cell>
          <table:table-cell table:style-name="ce6" table:formula="of:=[.F785]+[.E786]" office:value-type="float" office:value="1972.95588235295" calcext:value-type="float">
            <text:p>1972,96</text:p>
          </table:table-cell>
          <table:table-cell table:number-columns-repeated="1018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MarkdownFragment_3_LengthyGUIListenerOperatorMutator</text:p>
          </table:table-cell>
          <table:table-cell table:style-name="ce1" table:formula="of:=[.D786]+[.B787]" office:value-type="float" office:value="134330" calcext:value-type="float">
            <text:p>134330</text:p>
          </table:table-cell>
          <table:table-cell table:style-name="ce6" table:formula="of:=[.B787]/[.$B$1]" office:value-type="float" office:value="2.48529411764706" calcext:value-type="float">
            <text:p>2,49</text:p>
          </table:table-cell>
          <table:table-cell table:style-name="ce6" table:formula="of:=[.F786]+[.E787]" office:value-type="float" office:value="1975.4411764706" calcext:value-type="float">
            <text:p>1975,44</text:p>
          </table:table-cell>
          <table:table-cell table:number-columns-repeated="1018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MarkdownFragment_4_NullIntentOperatorMutator</text:p>
          </table:table-cell>
          <table:table-cell table:style-name="ce1" table:formula="of:=[.D787]+[.B788]" office:value-type="float" office:value="134496" calcext:value-type="float">
            <text:p>134496</text:p>
          </table:table-cell>
          <table:table-cell table:style-name="ce6" table:formula="of:=[.B788]/[.$B$1]" office:value-type="float" office:value="2.44117647058824" calcext:value-type="float">
            <text:p>2,44</text:p>
          </table:table-cell>
          <table:table-cell table:style-name="ce6" table:formula="of:=[.F787]+[.E788]" office:value-type="float" office:value="1977.88235294119" calcext:value-type="float">
            <text:p>1977,88</text:p>
          </table:table-cell>
          <table:table-cell table:number-columns-repeated="1018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oteMarkdownFragment_5_InvalidKeyIntentOperatorMutator</text:p>
          </table:table-cell>
          <table:table-cell table:style-name="ce1" table:formula="of:=[.D788]+[.B789]" office:value-type="float" office:value="134662" calcext:value-type="float">
            <text:p>134662</text:p>
          </table:table-cell>
          <table:table-cell table:style-name="ce6" table:formula="of:=[.B789]/[.$B$1]" office:value-type="float" office:value="2.44117647058824" calcext:value-type="float">
            <text:p>2,44</text:p>
          </table:table-cell>
          <table:table-cell table:style-name="ce6" table:formula="of:=[.F788]+[.E789]" office:value-type="float" office:value="1980.32352941178" calcext:value-type="float">
            <text:p>1980,32</text:p>
          </table:table-cell>
          <table:table-cell table:number-columns-repeated="1018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MarkdownFragment_6_RandomActionIntentDefinitionOperatorMutator</text:p>
          </table:table-cell>
          <table:table-cell table:style-name="ce1" table:formula="of:=[.D789]+[.B790]" office:value-type="float" office:value="134830" calcext:value-type="float">
            <text:p>134830</text:p>
          </table:table-cell>
          <table:table-cell table:style-name="ce6" table:formula="of:=[.B790]/[.$B$1]" office:value-type="float" office:value="2.47058823529412" calcext:value-type="float">
            <text:p>2,47</text:p>
          </table:table-cell>
          <table:table-cell table:style-name="ce6" table:formula="of:=[.F789]+[.E790]" office:value-type="float" office:value="1982.79411764707" calcext:value-type="float">
            <text:p>1982,79</text:p>
          </table:table-cell>
          <table:table-cell table:number-columns-repeated="1018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NoteMarkdownFragment_7_NullValueIntentPutExtraOperatorMutator</text:p>
          </table:table-cell>
          <table:table-cell table:style-name="ce1" table:formula="of:=[.D790]+[.B791]" office:value-type="float" office:value="135000" calcext:value-type="float">
            <text:p>135000</text:p>
          </table:table-cell>
          <table:table-cell table:style-name="ce6" table:formula="of:=[.B791]/[.$B$1]" office:value-type="float" office:value="2.5" calcext:value-type="float">
            <text:p>2,50</text:p>
          </table:table-cell>
          <table:table-cell table:style-name="ce6" table:formula="of:=[.F790]+[.E791]" office:value-type="float" office:value="1985.29411764707" calcext:value-type="float">
            <text:p>1985,29</text:p>
          </table:table-cell>
          <table:table-cell table:number-columns-repeated="1018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NoteMarkdownFragment_8_IntentPayloadReplacementOperatorMutator</text:p>
          </table:table-cell>
          <table:table-cell table:style-name="ce1" table:formula="of:=[.D791]+[.B792]" office:value-type="float" office:value="135169" calcext:value-type="float">
            <text:p>135169</text:p>
          </table:table-cell>
          <table:table-cell table:style-name="ce6" table:formula="of:=[.B792]/[.$B$1]" office:value-type="float" office:value="2.48529411764706" calcext:value-type="float">
            <text:p>2,49</text:p>
          </table:table-cell>
          <table:table-cell table:style-name="ce6" table:formula="of:=[.F791]+[.E792]" office:value-type="float" office:value="1987.77941176472" calcext:value-type="float">
            <text:p>1987,78</text:p>
          </table:table-cell>
          <table:table-cell table:number-columns-repeated="1018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teMarkdownFragment_9_RandomActionIntentDefinitionOperatorMutator</text:p>
          </table:table-cell>
          <table:table-cell table:style-name="ce1" table:formula="of:=[.D792]+[.B793]" office:value-type="float" office:value="135337" calcext:value-type="float">
            <text:p>135337</text:p>
          </table:table-cell>
          <table:table-cell table:style-name="ce6" table:formula="of:=[.B793]/[.$B$1]" office:value-type="float" office:value="2.47058823529412" calcext:value-type="float">
            <text:p>2,47</text:p>
          </table:table-cell>
          <table:table-cell table:style-name="ce6" table:formula="of:=[.F792]+[.E793]" office:value-type="float" office:value="1990.25000000001" calcext:value-type="float">
            <text:p>1990,25</text:p>
          </table:table-cell>
          <table:table-cell table:number-columns-repeated="1018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ReviewAccountVerifyEmailFragment_0_InvalidViewFocusOperatorMutator</text:p>
          </table:table-cell>
          <table:table-cell table:style-name="ce1" table:formula="of:=[.D793]+[.B794]" office:value-type="float" office:value="135507" calcext:value-type="float">
            <text:p>135507</text:p>
          </table:table-cell>
          <table:table-cell table:style-name="ce6" table:formula="of:=[.B794]/[.$B$1]" office:value-type="float" office:value="2.5" calcext:value-type="float">
            <text:p>2,50</text:p>
          </table:table-cell>
          <table:table-cell table:style-name="ce6" table:formula="of:=[.F793]+[.E794]" office:value-type="float" office:value="1992.75000000001" calcext:value-type="float">
            <text:p>1992,75</text:p>
          </table:table-cell>
          <table:table-cell table:number-columns-repeated="1018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ReviewAccountVerifyEmailFragment_1_ViewComponentNotVisibleOperatorMutator</text:p>
          </table:table-cell>
          <table:table-cell table:style-name="ce1" table:formula="of:=[.D794]+[.B795]" office:value-type="float" office:value="135676" calcext:value-type="float">
            <text:p>135676</text:p>
          </table:table-cell>
          <table:table-cell table:style-name="ce6" table:formula="of:=[.B795]/[.$B$1]" office:value-type="float" office:value="2.48529411764706" calcext:value-type="float">
            <text:p>2,49</text:p>
          </table:table-cell>
          <table:table-cell table:style-name="ce6" table:formula="of:=[.F794]+[.E795]" office:value-type="float" office:value="1995.23529411766" calcext:value-type="float">
            <text:p>1995,24</text:p>
          </table:table-cell>
          <table:table-cell table:number-columns-repeated="1018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ReviewAccountVerifyEmailFragment_2_InvalidViewFocusOperatorMutator</text:p>
          </table:table-cell>
          <table:table-cell table:style-name="ce1" table:formula="of:=[.D795]+[.B796]" office:value-type="float" office:value="135848" calcext:value-type="float">
            <text:p>135848</text:p>
          </table:table-cell>
          <table:table-cell table:style-name="ce6" table:formula="of:=[.B796]/[.$B$1]" office:value-type="float" office:value="2.52941176470588" calcext:value-type="float">
            <text:p>2,53</text:p>
          </table:table-cell>
          <table:table-cell table:style-name="ce6" table:formula="of:=[.F795]+[.E796]" office:value-type="float" office:value="1997.76470588237" calcext:value-type="float">
            <text:p>1997,76</text:p>
          </table:table-cell>
          <table:table-cell table:number-columns-repeated="1018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ReviewAccountVerifyEmailFragment_3_ViewComponentNotVisibleOperatorMutator</text:p>
          </table:table-cell>
          <table:table-cell table:style-name="ce1" table:formula="of:=[.D796]+[.B797]" office:value-type="float" office:value="136018" calcext:value-type="float">
            <text:p>136018</text:p>
          </table:table-cell>
          <table:table-cell table:style-name="ce6" table:formula="of:=[.B797]/[.$B$1]" office:value-type="float" office:value="2.5" calcext:value-type="float">
            <text:p>2,50</text:p>
          </table:table-cell>
          <table:table-cell table:style-name="ce6" table:formula="of:=[.F796]+[.E797]" office:value-type="float" office:value="2000.26470588237" calcext:value-type="float">
            <text:p>2000,26</text:p>
          </table:table-cell>
          <table:table-cell table:number-columns-repeated="1018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ReviewAccountVerifyEmailFragment_4_InvalidViewFocusOperatorMutator</text:p>
          </table:table-cell>
          <table:table-cell table:style-name="ce1" table:formula="of:=[.D797]+[.B798]" office:value-type="float" office:value="136189" calcext:value-type="float">
            <text:p>136189</text:p>
          </table:table-cell>
          <table:table-cell table:style-name="ce6" table:formula="of:=[.B798]/[.$B$1]" office:value-type="float" office:value="2.51470588235294" calcext:value-type="float">
            <text:p>2,51</text:p>
          </table:table-cell>
          <table:table-cell table:style-name="ce6" table:formula="of:=[.F797]+[.E798]" office:value-type="float" office:value="2002.77941176472" calcext:value-type="float">
            <text:p>2002,78</text:p>
          </table:table-cell>
          <table:table-cell table:number-columns-repeated="1018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ReviewAccountVerifyEmailFragment_5_ViewComponentNotVisibleOperatorMutator</text:p>
          </table:table-cell>
          <table:table-cell table:style-name="ce1" table:formula="of:=[.D798]+[.B799]" office:value-type="float" office:value="136357" calcext:value-type="float">
            <text:p>136357</text:p>
          </table:table-cell>
          <table:table-cell table:style-name="ce6" table:formula="of:=[.B799]/[.$B$1]" office:value-type="float" office:value="2.47058823529412" calcext:value-type="float">
            <text:p>2,47</text:p>
          </table:table-cell>
          <table:table-cell table:style-name="ce6" table:formula="of:=[.F798]+[.E799]" office:value-type="float" office:value="2005.25000000001" calcext:value-type="float">
            <text:p>2005,25</text:p>
          </table:table-cell>
          <table:table-cell table:number-columns-repeated="1018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ReviewAccountVerifyEmailFragment_6_InvalidViewFocusOperatorMutator</text:p>
          </table:table-cell>
          <table:table-cell table:style-name="ce1" table:formula="of:=[.D799]+[.B800]" office:value-type="float" office:value="136523" calcext:value-type="float">
            <text:p>136523</text:p>
          </table:table-cell>
          <table:table-cell table:style-name="ce6" table:formula="of:=[.B800]/[.$B$1]" office:value-type="float" office:value="2.44117647058824" calcext:value-type="float">
            <text:p>2,44</text:p>
          </table:table-cell>
          <table:table-cell table:style-name="ce6" table:formula="of:=[.F799]+[.E800]" office:value-type="float" office:value="2007.6911764706" calcext:value-type="float">
            <text:p>2007,69</text:p>
          </table:table-cell>
          <table:table-cell table:number-columns-repeated="1018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ReviewAccountVerifyEmailFragment_7_ViewComponentNotVisibleOperatorMutator</text:p>
          </table:table-cell>
          <table:table-cell table:style-name="ce1" table:formula="of:=[.D800]+[.B801]" office:value-type="float" office:value="136694" calcext:value-type="float">
            <text:p>136694</text:p>
          </table:table-cell>
          <table:table-cell table:style-name="ce6" table:formula="of:=[.B801]/[.$B$1]" office:value-type="float" office:value="2.51470588235294" calcext:value-type="float">
            <text:p>2,51</text:p>
          </table:table-cell>
          <table:table-cell table:style-name="ce6" table:formula="of:=[.F800]+[.E801]" office:value-type="float" office:value="2010.20588235295" calcext:value-type="float">
            <text:p>2010,21</text:p>
          </table:table-cell>
          <table:table-cell table:number-columns-repeated="1018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ReviewAccountVerifyEmailFragment_8_BuggyGUIListenerOperatorMutator</text:p>
          </table:table-cell>
          <table:table-cell table:style-name="ce1" table:formula="of:=[.D801]+[.B802]" office:value-type="float" office:value="136863" calcext:value-type="float">
            <text:p>136863</text:p>
          </table:table-cell>
          <table:table-cell table:style-name="ce6" table:formula="of:=[.B802]/[.$B$1]" office:value-type="float" office:value="2.48529411764706" calcext:value-type="float">
            <text:p>2,49</text:p>
          </table:table-cell>
          <table:table-cell table:style-name="ce6" table:formula="of:=[.F801]+[.E802]" office:value-type="float" office:value="2012.6911764706" calcext:value-type="float">
            <text:p>2012,69</text:p>
          </table:table-cell>
          <table:table-cell table:number-columns-repeated="1018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ReviewAccountVerifyEmailFragment_9_LengthyGUIListenerOperatorMutator</text:p>
          </table:table-cell>
          <table:table-cell table:style-name="ce1" table:formula="of:=[.D802]+[.B803]" office:value-type="float" office:value="137032" calcext:value-type="float">
            <text:p>137032</text:p>
          </table:table-cell>
          <table:table-cell table:style-name="ce6" table:formula="of:=[.B803]/[.$B$1]" office:value-type="float" office:value="2.48529411764706" calcext:value-type="float">
            <text:p>2,49</text:p>
          </table:table-cell>
          <table:table-cell table:style-name="ce6" table:formula="of:=[.F802]+[.E803]" office:value-type="float" office:value="2015.17647058825" calcext:value-type="float">
            <text:p>2015,18</text:p>
          </table:table-cell>
          <table:table-cell table:number-columns-repeated="1018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ReviewAccountVerifyEmailFragment_10_InvalidViewFocusOperatorMutator</text:p>
          </table:table-cell>
          <table:table-cell table:style-name="ce1" table:formula="of:=[.D803]+[.B804]" office:value-type="float" office:value="137200" calcext:value-type="float">
            <text:p>137200</text:p>
          </table:table-cell>
          <table:table-cell table:style-name="ce6" table:formula="of:=[.B804]/[.$B$1]" office:value-type="float" office:value="2.47058823529412" calcext:value-type="float">
            <text:p>2,47</text:p>
          </table:table-cell>
          <table:table-cell table:style-name="ce6" table:formula="of:=[.F803]+[.E804]" office:value-type="float" office:value="2017.64705882354" calcext:value-type="float">
            <text:p>2017,65</text:p>
          </table:table-cell>
          <table:table-cell table:number-columns-repeated="1018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ReviewAccountVerifyEmailFragment_11_ViewComponentNotVisibleOperatorMutator</text:p>
          </table:table-cell>
          <table:table-cell table:style-name="ce1" table:formula="of:=[.D804]+[.B805]" office:value-type="float" office:value="137367" calcext:value-type="float">
            <text:p>137367</text:p>
          </table:table-cell>
          <table:table-cell table:style-name="ce6" table:formula="of:=[.B805]/[.$B$1]" office:value-type="float" office:value="2.45588235294118" calcext:value-type="float">
            <text:p>2,46</text:p>
          </table:table-cell>
          <table:table-cell table:style-name="ce6" table:formula="of:=[.F804]+[.E805]" office:value-type="float" office:value="2020.10294117648" calcext:value-type="float">
            <text:p>2020,10</text:p>
          </table:table-cell>
          <table:table-cell table:number-columns-repeated="1018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ReviewAccountVerifyEmailFragment_12_BuggyGUIListenerOperatorMutator</text:p>
          </table:table-cell>
          <table:table-cell table:style-name="ce1" table:formula="of:=[.D805]+[.B806]" office:value-type="float" office:value="137537" calcext:value-type="float">
            <text:p>137537</text:p>
          </table:table-cell>
          <table:table-cell table:style-name="ce6" table:formula="of:=[.B806]/[.$B$1]" office:value-type="float" office:value="2.5" calcext:value-type="float">
            <text:p>2,50</text:p>
          </table:table-cell>
          <table:table-cell table:style-name="ce6" table:formula="of:=[.F805]+[.E806]" office:value-type="float" office:value="2022.60294117648" calcext:value-type="float">
            <text:p>2022,60</text:p>
          </table:table-cell>
          <table:table-cell table:number-columns-repeated="1018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ReviewAccountVerifyEmailFragment_13_LengthyGUIListenerOperatorMutator</text:p>
          </table:table-cell>
          <table:table-cell table:style-name="ce1" table:formula="of:=[.D806]+[.B807]" office:value-type="float" office:value="137707" calcext:value-type="float">
            <text:p>137707</text:p>
          </table:table-cell>
          <table:table-cell table:style-name="ce6" table:formula="of:=[.B807]/[.$B$1]" office:value-type="float" office:value="2.5" calcext:value-type="float">
            <text:p>2,50</text:p>
          </table:table-cell>
          <table:table-cell table:style-name="ce6" table:formula="of:=[.F806]+[.E807]" office:value-type="float" office:value="2025.10294117648" calcext:value-type="float">
            <text:p>2025,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3:.B807])" office:value-type="float" office:value="137707" calcext:value-type="float">
            <text:p>137707</text:p>
          </table:table-cell>
          <table:table-cell table:style-name="ce8" office:value-type="string" calcext:value-type="string">
            <text:p>Minutos</text:p>
          </table:table-cell>
          <table:table-cell table:style-name="ce6" table:formula="of:=[.D807]/60" office:value-type="float" office:value="2295.11666666667" calcext:value-type="float">
            <text:p>2295,12</text:p>
          </table:table-cell>
          <table:table-cell table:style-name="ce6" table:formula="of:=SUM([.E3:.E807])" office:value-type="float" office:value="2025.10294117647" calcext:value-type="float">
            <text:p>2025,10</text:p>
          </table:table-cell>
          <table:table-cell table:style-name="ce6" table:formula="of:=[.F807]/60" office:value-type="float" office:value="33.7517156862747" calcext:value-type="float">
            <text:p>33,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4" table:formula="of:=AVERAGE([.B3:.B807])" office:value-type="float" office:value="171.064596273292" calcext:value-type="float">
            <text:p>171,06</text:p>
          </table:table-cell>
          <table:table-cell table:style-name="ce8" office:value-type="string" calcext:value-type="string">
            <text:p>Horas</text:p>
          </table:table-cell>
          <table:table-cell table:style-name="ce6" table:formula="of:=[.D808]/60" office:value-type="float" office:value="38.2519444444444" calcext:value-type="float">
            <text:p>38,25</text:p>
          </table:table-cell>
          <table:table-cell table:style-name="ce4" table:formula="of:=AVERAGE([.E3:.E807])" office:value-type="float" office:value="2.51565582754841" calcext:value-type="float">
            <text:p>2,52</text:p>
          </table:table-cell>
          <table:table-cell table:style-name="ce6" table:formula="of:=[.F808]/60" office:value-type="float" office:value="0.562528594771246" calcext:value-type="float">
            <text:p>0,5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6" table:formula="of:=STDEV([.B3:.B807])" office:value-type="float" office:value="28.4420209979878" calcext:value-type="float">
            <text:p>28,44</text:p>
          </table:table-cell>
          <table:table-cell table:style-name="ce8" office:value-type="string" calcext:value-type="string">
            <text:p>Dias</text:p>
          </table:table-cell>
          <table:table-cell table:style-name="ce6" table:formula="of:=[.D809]/24" office:value-type="float" office:value="1.59383101851852" calcext:value-type="float">
            <text:p>1,59</text:p>
          </table:table-cell>
          <table:table-cell table:style-name="ce6" table:formula="of:=STDEV([.E3:.E807])" office:value-type="float" office:value="0.418265014676291" calcext:value-type="float">
            <text:p>0,42</text:p>
          </table:table-cell>
          <table:table-cell table:style-name="ce6" table:formula="of:=[.F809]/24" office:value-type="float" office:value="0.0234386914488019" calcext:value-type="float">
            <text:p>0,02</text:p>
          </table:table-cell>
          <table:table-cell table:number-columns-repeated="1018"/>
        </table:table-row>
        <table:table-row table:style-name="ro1" table:number-rows-repeated="10477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10:35:23.099876838</dc:date>
    <meta:editing-duration>PT27M40S</meta:editing-duration>
    <meta:editing-cycles>12</meta:editing-cycles>
    <meta:generator>LibreOffice/7.3.7.2$Linux_X86_64 LibreOffice_project/30$Build-2</meta:generator>
    <meta:document-statistic meta:table-count="1" meta:cell-count="4856" meta:object-count="0"/>
  </office:meta>
</office:document-meta>
</file>